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2pt solid #000000" fo:border-bottom="none" fo:border-left="none" fo:border-right="thin solid #000000" style:vertical-align="middle" fo:wrap-option="wrap" fo:background-color="#FFFF00" style:cell-protect="non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00" style:cell-protect="non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Lien_32_hypertexte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563C1" fo:font-size="12pt" style:font-size-asian="12pt" style:font-size-complex="12pt" style:text-underline-style="solid" style:text-underline-type="single"/>
    </style:style>
    <style:style style:name="ce10" style:family="table-cell" style:parent-style-name="Lien_32_hypertexte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11" style:family="table-cell" style:parent-style-name="Lien_32_hypertexte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12" style:family="table-cell" style:parent-style-name="Default" style:data-style-name="N37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Mon_233_taire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fo:font-size="12pt" style:font-size-asian="12pt" style:font-size-complex="12pt" style:text-underline-style="solid" style:text-underline-type="single"/>
    </style:style>
    <style:style style:name="ce20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21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22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27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FFFF00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Lien_32_hypertexte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563C1" fo:font-size="12pt" style:font-size-asian="12pt" style:font-size-complex="12pt" style:text-underline-style="solid" style:text-underline-type="single"/>
    </style:style>
    <style:style style:name="ce38" style:family="table-cell" style:parent-style-name="Lien_32_hypertexte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39" style:family="table-cell" style:parent-style-name="Default" style:data-style-name="N19">
      <style:table-cell-properties fo:border="thin solid #000000"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Lien_32_hypertexte" style:data-style-name="N37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563C1" fo:font-size="12pt" style:font-size-asian="12pt" style:font-size-complex="12pt" style:text-underline-style="solid" style:text-underline-type="single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fo:font-size="12pt" style:font-size-asian="12pt" style:font-size-complex="12pt" style:text-underline-style="solid" style:text-underline-type="single"/>
    </style:style>
    <style:style style:name="ce44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8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60" style:family="table-cell" style:parent-style-name="Default" style:data-style-name="N21">
      <style:table-cell-properties fo:border="thin solid #000000" style:vertical-align="middle" style:repeat-content="false"/>
      <style:paragraph-properties fo:text-align="center"/>
    </style:style>
    <style:style style:name="ce61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e69" style:family="table-cell" style:parent-style-name="Default" style:data-style-name="N22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38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E7E6E6"/>
    </style:style>
    <style:style style:name="ce8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Lien_32_hypertexte" style:data-style-name="N37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fo:font-size="12pt" style:font-size-asian="12pt" style:font-size-complex="12pt" style:text-underline-style="none" style:text-underline-type="none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0000"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Lien_32_hypertexte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99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37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0000" style:repeat-content="false"/>
      <style:paragraph-properties fo:text-align="center"/>
      <style:text-properties fo:color="#000000" fo:font-size="12pt" style:font-size-asian="12pt" style:font-size-complex="12pt"/>
    </style:style>
    <style:style style:name="ce12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000000" fo:font-size="12pt" style:font-size-asian="12pt" style:font-size-complex="12pt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color="#000000" fo:font-size="12pt" style:font-size-asian="12pt" style:font-size-complex="12pt"/>
    </style:style>
    <style:style style:name="ce124" style:family="table-cell" style:parent-style-name="Default" style:data-style-name="N37">
      <style:table-cell-properties fo:border="thin solid #000000" style:vertical-align="middle" fo:background-color="#FF0000" style:repeat-content="false"/>
      <style:paragraph-properties fo:text-align="center"/>
      <style:text-properties fo:color="#000000" fo:font-size="12pt" style:font-size-asian="12pt" style:font-size-complex="12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Lien_32_hypertexte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/>
    </style:style>
    <style:style style:name="ce1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133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136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7.381875cm"/>
    </style:style>
    <style:style style:name="co8" style:family="table-column">
      <style:table-column-properties fo:break-before="auto" style:column-width="14.366875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3.095625cm"/>
    </style:style>
    <style:style style:name="co16" style:family="table-column">
      <style:table-column-properties fo:break-before="auto" style:column-width="3.518958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48708333333333cm"/>
    </style:style>
    <style:style style:name="co22" style:family="table-column">
      <style:table-column-properties fo:break-before="auto" style:column-width="3.46604166666667cm"/>
    </style:style>
    <style:style style:name="co23" style:family="table-column">
      <style:table-column-properties fo:break-before="auto" style:column-width="3.30729166666667cm"/>
    </style:style>
    <style:style style:name="co24" style:family="table-column">
      <style:table-column-properties fo:break-before="auto" style:column-width="3.67770833333333cm"/>
    </style:style>
    <style:style style:name="co25" style:family="table-column">
      <style:table-column-properties fo:break-before="auto" style:column-width="4.63020833333333cm"/>
    </style:style>
    <style:style style:name="co26" style:family="table-column">
      <style:table-column-properties fo:break-before="auto" style:column-width="20.4522916666667cm"/>
    </style:style>
    <style:style style:name="co27" style:family="table-column">
      <style:table-column-properties fo:break-before="auto" style:column-width="2.11666666666667cm"/>
    </style:style>
    <style:style style:name="ro1" style:family="table-row">
      <style:table-row-properties style:row-height="76.9pt" style:use-optimal-row-height="false" fo:break-before="auto"/>
    </style:style>
    <style:style style:name="ro2" style:family="table-row">
      <style:table-row-properties style:row-height="55.15pt" style:use-optimal-row-height="false" fo:break-before="auto"/>
    </style:style>
    <style:style style:name="ro3" style:family="table-row">
      <style:table-row-properties style:row-height="68.45pt" style:use-optimal-row-height="false" fo:break-before="auto"/>
    </style:style>
    <style:style style:name="ro4" style:family="table-row">
      <style:table-row-properties style:row-height="72.6pt" style:use-optimal-row-height="false" fo:break-before="auto"/>
    </style:style>
    <style:style style:name="ro5" style:family="table-row">
      <style:table-row-properties style:row-height="79.15pt" style:use-optimal-row-height="false" fo:break-before="auto"/>
    </style:style>
    <style:style style:name="ro6" style:family="table-row">
      <style:table-row-properties style:row-height="76.1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90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1.5pt" style:use-optimal-row-height="true" fo:break-before="auto"/>
    </style:style>
    <style:style style:name="ro11" style:family="table-row">
      <style:table-row-properties style:row-height="55.9pt" style:use-optimal-row-height="false" fo:break-before="auto"/>
    </style:style>
    <style:style style:name="ro12" style:family="table-row">
      <style:table-row-properties style:row-height="48.6pt" style:use-optimal-row-height="fals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45pt" style:use-optimal-row-height="true" fo:break-before="auto"/>
    </style:style>
    <style:style style:name="ro15" style:family="table-row">
      <style:table-row-properties style:row-height="47.25pt" style:use-optimal-row-height="true" fo:break-before="auto"/>
    </style:style>
    <style:style style:name="ro16" style:family="table-row">
      <style:table-row-properties style:row-height="64.15pt" style:use-optimal-row-height="false" fo:break-before="auto"/>
    </style:style>
    <style:style style:name="ro17" style:family="table-row">
      <style:table-row-properties style:row-height="63pt" style:use-optimal-row-height="true" fo:break-before="auto"/>
    </style:style>
    <style:style style:name="ro18" style:family="table-row">
      <style:table-row-properties style:row-height="51.6pt" style:use-optimal-row-height="false" fo:break-before="auto"/>
    </style:style>
    <style:style style:name="ro19" style:family="table-row">
      <style:table-row-properties style:row-height="67.9pt" style:use-optimal-row-height="false" fo:break-before="auto"/>
    </style:style>
    <style:style style:name="ro20" style:family="table-row">
      <style:table-row-properties style:row-height="89.45pt" style:use-optimal-row-height="false" fo:break-before="auto"/>
    </style:style>
    <style:style style:name="ro21" style:family="table-row">
      <style:table-row-properties style:row-height="77.45pt" style:use-optimal-row-height="false" fo:break-before="auto"/>
    </style:style>
    <style:style style:name="ro22" style:family="table-row">
      <style:table-row-properties style:row-height="86.45pt" style:use-optimal-row-height="false" fo:break-before="auto"/>
    </style:style>
    <style:style style:name="ro23" style:family="table-row">
      <style:table-row-properties style:row-height="61.9pt" style:use-optimal-row-height="false" fo:break-before="auto"/>
    </style:style>
    <style:style style:name="ro24" style:family="table-row">
      <style:table-row-properties style:row-height="63pt" style:use-optimal-row-height="false" fo:break-before="auto"/>
    </style:style>
    <style:style style:name="ro25" style:family="table-row">
      <style:table-row-properties style:row-height="60pt" style:use-optimal-row-height="true" fo:break-before="auto"/>
    </style:style>
    <style:style style:name="ro26" style:family="table-row">
      <style:table-row-properties style:row-height="75pt" style:use-optimal-row-height="true" fo:break-before="auto"/>
    </style:style>
    <style:style style:name="ro27" style:family="table-row">
      <style:table-row-properties style:row-height="43.9pt" style:use-optimal-row-height="false" fo:break-before="auto"/>
    </style:style>
    <style:style style:name="ro28" style:family="table-row">
      <style:table-row-properties style:row-height="56.45pt" style:use-optimal-row-height="false" fo:break-before="auto"/>
    </style:style>
    <style:style style:name="ro29" style:family="table-row">
      <style:table-row-properties style:row-height="57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En cours&quot;;&quot;DCD&quot;;&quot;Casse&quot;;&quot;En Stand-By&quot;)">
          <table:help-message table:display="true"/>
          <table:error-message table:display="true"/>
        </table:content-validation>
      </table:content-validations>
      <table:table table:name="Liste_client_-_Affaire" table:style-name="ta1">
        <table:table-column table:style-name="co1" table:default-cell-style-name="ce109"/>
        <table:table-column table:style-name="co2" table:default-cell-style-name="ce109"/>
        <table:table-column table:style-name="co1" table:default-cell-style-name="ce134"/>
        <table:table-column table:style-name="co3" table:default-cell-style-name="ce109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35"/>
        <table:table-column table:style-name="co9" table:default-cell-style-name="ce135"/>
        <table:table-column table:style-name="co10" table:default-cell-style-name="ce135"/>
        <table:table-column table:style-name="co11" table:default-cell-style-name="ce14"/>
        <table:table-column table:style-name="co12" table:number-columns-repeated="2" table:default-cell-style-name="ce136"/>
        <table:table-column table:style-name="co13" table:default-cell-style-name="ce136"/>
        <table:table-column table:style-name="co14" table:number-columns-repeated="2" table:default-cell-style-name="ce136"/>
        <table:table-column table:style-name="co15" table:default-cell-style-name="ce136"/>
        <table:table-column table:style-name="co10" table:number-columns-repeated="3" table:default-cell-style-name="ce136"/>
        <table:table-column table:style-name="co16" table:default-cell-style-name="ce136"/>
        <table:table-column table:style-name="co13" table:default-cell-style-name="ce136"/>
        <table:table-column table:style-name="co17" table:number-columns-repeated="10" table:default-cell-style-name="ce136"/>
        <table:table-column table:style-name="co18" table:number-columns-repeated="2" table:default-cell-style-name="ce136"/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default-cell-style-name="ce136"/>
        <table:table-column table:style-name="co23" table:default-cell-style-name="ce136"/>
        <table:table-column table:style-name="co12" table:number-columns-repeated="9" table:default-cell-style-name="ce136"/>
        <table:table-column table:style-name="co24" table:default-cell-style-name="ce136"/>
        <table:table-column table:style-name="co25" table:default-cell-style-name="ce136"/>
        <table:table-column table:style-name="co26" table:number-columns-repeated="20" table:default-cell-style-name="ce1"/>
        <table:table-column table:style-name="co27" table:number-columns-repeated="16313" table:default-cell-style-name="ce1"/>
        <table:table-row table:style-name="ro1">
          <table:table-cell office:value-type="string" table:style-name="ce2">
            <text:p>ETAT</text:p>
          </table:table-cell>
          <table:table-cell office:value-type="string" table:style-name="ce2">
            <text:p>CSLT EN CHARGE</text:p>
          </table:table-cell>
          <table:table-cell office:value-type="string" table:style-name="ce2">
            <text:p>N° Client</text:p>
          </table:table-cell>
          <table:table-cell office:value-type="string" table:style-name="ce3">
            <text:p>Noms</text:p>
          </table:table-cell>
          <table:table-cell office:value-type="string" table:style-name="ce4">
            <text:p>PRENOMS</text:p>
          </table:table-cell>
          <table:table-cell office:value-type="string" table:style-name="ce4">
            <text:p>SCI (le cas échéant)</text:p>
          </table:table-cell>
          <table:table-cell office:value-type="string" table:style-name="ce4">
            <text:p>Tel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Commentaire</text:p>
          </table:table-cell>
          <table:table-cell office:value-type="string" table:style-name="ce4">
            <text:p>Type solutions</text:p>
          </table:table-cell>
          <table:table-cell office:value-type="string" table:style-name="ce4">
            <text:p>TYPE CONTRAT</text:p>
          </table:table-cell>
          <table:table-cell office:value-type="string" table:style-name="ce4">
            <text:p>Changement frais ABEILLE</text:p>
          </table:table-cell>
          <table:table-cell office:value-type="string" table:style-name="ce4">
            <text:p>LMNP/EHPAD</text:p>
          </table:table-cell>
          <table:table-cell office:value-type="string" table:style-name="ce4">
            <text:p>Espagne</text:p>
          </table:table-cell>
          <table:table-cell office:value-type="string" table:style-name="ce4">
            <text:p>FORÊT</text:p>
          </table:table-cell>
          <table:table-cell office:value-type="string" table:style-name="ce4">
            <text:p>SCPI NA2</text:p>
          </table:table-cell>
          <table:table-cell office:value-type="string" table:style-name="ce4">
            <text:p>SCPI PFO</text:p>
          </table:table-cell>
          <table:table-cell office:value-type="string" table:style-name="ce4">
            <text:p>SCPI PFO2</text:p>
          </table:table-cell>
          <table:table-cell office:value-type="string" table:style-name="ce4">
            <text:p>SCPI PFHE</text:p>
          </table:table-cell>
          <table:table-cell office:value-type="string" table:style-name="ce4">
            <text:p>SCPI Transition Europe</text:p>
          </table:table-cell>
          <table:table-cell office:value-type="string" table:style-name="ce4">
            <text:p>SCPI PRIMOFAMILY</text:p>
          </table:table-cell>
          <table:table-cell office:value-type="string" table:style-name="ce4">
            <text:p>SCPI PRIMOVIE</text:p>
          </table:table-cell>
          <table:table-cell office:value-type="string" table:style-name="ce4">
            <text:p>SCPI PRIMOPIERRE</text:p>
          </table:table-cell>
          <table:table-cell office:value-type="string" table:style-name="ce4">
            <text:p>SCPI IMMORENTE</text:p>
          </table:table-cell>
          <table:table-cell office:value-type="string" table:style-name="ce4">
            <text:p>SCPI INTERPIERRE</text:p>
          </table:table-cell>
          <table:table-cell office:value-type="string" table:style-name="ce4">
            <text:p>SCPI EPARGNE PIERRE</text:p>
          </table:table-cell>
          <table:table-cell office:value-type="string" table:style-name="ce4">
            <text:p>SCPI PIERVAL SANTE</text:p>
          </table:table-cell>
          <table:table-cell office:value-type="string" table:style-name="ce4">
            <text:p>NP SCPI NA2</text:p>
          </table:table-cell>
          <table:table-cell office:value-type="string" table:style-name="ce4">
            <text:p>NP SCPI PFO</text:p>
          </table:table-cell>
          <table:table-cell office:value-type="string" table:style-name="ce4">
            <text:p>NP SCPI PFO2</text:p>
          </table:table-cell>
          <table:table-cell office:value-type="string" table:style-name="ce4">
            <text:p>NP SCPI PFHE</text:p>
          </table:table-cell>
          <table:table-cell office:value-type="string" table:style-name="ce4">
            <text:p>NP SCPI PRIMOVIE</text:p>
          </table:table-cell>
          <table:table-cell office:value-type="string" table:style-name="ce4">
            <text:p>NP SCPI PRIMOPIERRE</text:p>
          </table:table-cell>
          <table:table-cell office:value-type="string" table:style-name="ce4">
            <text:p>NP SCPI IMMORENTE</text:p>
          </table:table-cell>
          <table:table-cell office:value-type="string" table:style-name="ce4">
            <text:p>Produit Structuré</text:p>
          </table:table-cell>
          <table:table-cell office:value-type="string" table:style-name="ce4">
            <text:p>Private Equity</text:p>
          </table:table-cell>
          <table:table-cell office:value-type="string" table:style-name="ce4">
            <text:p>VP Global</text:p>
          </table:table-cell>
          <table:table-cell office:value-type="string" table:style-name="ce4">
            <text:p>VP Conviction</text:p>
          </table:table-cell>
          <table:table-cell office:value-type="string" table:style-name="ce4">
            <text:p>VP PRUDENT+</text:p>
          </table:table-cell>
          <table:table-cell office:value-type="string" table:style-name="ce4">
            <text:p>VP PRUDENT</text:p>
          </table:table-cell>
          <table:table-cell office:value-type="string" table:style-name="ce4">
            <text:p>VP Gestion Evol ABEILLE</text:p>
          </table:table-cell>
          <table:table-cell office:value-type="string" table:style-name="ce4">
            <text:p>VP ABEILLE ACCESSIT</text:p>
          </table:table-cell>
          <table:table-cell office:value-type="string" table:style-name="ce4">
            <text:p>VL Accessit</text:p>
          </table:table-cell>
          <table:table-cell office:value-type="string" table:style-name="ce4">
            <text:p>VL Global</text:p>
          </table:table-cell>
          <table:table-cell office:value-type="string" table:style-name="ce4">
            <text:p>VL Durable</text:p>
          </table:table-cell>
          <table:table-cell office:value-type="string" table:style-name="ce4">
            <text:p>VL Conviction</text:p>
          </table:table-cell>
          <table:table-cell office:value-type="string" table:style-name="ce4">
            <text:p>VL Fonds IMMO</text:p>
          </table:table-cell>
          <table:table-cell office:value-type="string" table:style-name="ce4">
            <text:p>VL Fonds €</text:p>
          </table:table-cell>
          <table:table-cell office:value-type="string" table:style-name="ce4">
            <text:p>VL TARGET+</text:p>
          </table:table-cell>
          <table:table-cell office:value-type="string" table:style-name="ce4">
            <text:p>Compta</text:p>
          </table:table-cell>
          <table:table-cell office:value-type="string" table:style-name="ce4">
            <text:p>Volume</text:p>
          </table:table-cell>
          <table:table-cell table:number-columns-repeated="16333" table:style-name="ce5"/>
        </table:table-row>
        <table:table-row table:style-name="ro2">
          <table:table-cell office:value-type="string" table:content-validation-name="val1" table:style-name="ce6">
            <text:p>En cours</text:p>
          </table:table-cell>
          <table:table-cell office:value-type="string" table:style-name="ce7">
            <text:p>EAR</text:p>
          </table:table-cell>
          <table:table-cell office:value-type="string" table:style-name="ce8">
            <text:p>EAR001</text:p>
          </table:table-cell>
          <table:table-cell table:style-name="ce7"/>
          <table:table-cell office:value-type="string" table:style-name="ce7">
            <text:p>Jules</text:p>
          </table:table-cell>
          <table:table-cell table:number-columns-repeated="2" table:style-name="ce7"/>
          <table:table-cell table:style-name="ce9"/>
          <table:table-cell office:value-type="string" table:style-name="ce10">
            <text:p>OK</text:p>
            <text:p>Avis IR à récupérer</text:p>
          </table:table-cell>
          <table:table-cell table:style-name="ce10"/>
          <table:table-cell office:value-type="string" table:style-name="ce11">
            <text:p>SWISSLIFE</text:p>
          </table:table-cell>
          <table:table-cell table:style-name="ce7"/>
          <table:table-cell table:number-columns-repeated="26" table:style-name="ce12"/>
          <table:table-cell office:value-type="currency" office:value="3600" table:style-name="ce12">
            <text:p>3 600,00 €</text:p>
          </table:table-cell>
          <table:table-cell table:number-columns-repeated="11" table:style-name="ce12"/>
          <table:table-cell office:value-type="currency" office:value="36000" table:formula="of:=IF(SUM([.M2:.AJ2];[.AQ2:.AW2])+SUM([.AK2:.AP2])*10=0;&quot;&quot;;SUM([.M2:.AJ2];[.AQ2:.AW2])+SUM([.AK2:.AP2])*10)" table:style-name="ce13">
            <text:p>36 000,00 €</text:p>
          </table:table-cell>
          <table:table-cell table:number-columns-repeated="16333" table:style-name="ce1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7">
            <text:p>EAR002</text:p>
          </table:table-cell>
          <table:table-cell table:style-name="ce18"/>
          <table:table-cell office:value-type="string" table:style-name="ce18">
            <text:p>Ella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Couple avec Marc DE COURCEL</text:p>
            <text:p>LM A FAIRE SIGNER + Avis IR &amp; JDD a recup</text:p>
          </table:table-cell>
          <table:table-cell table:style-name="ce20"/>
          <table:table-cell office:value-type="string" table:style-name="ce21">
            <text:p>ABEILLE</text:p>
          </table:table-cell>
          <table:table-cell office:value-type="date" office:date-value="2024-03-03T00:00:00" table:style-name="ce22">
            <text:p>03/03/2024</text:p>
          </table:table-cell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3:.AJ3];[.AQ3:.AW3])+SUM([.AK3:.AP3])*10=0;&quot;&quot;;SUM([.M3:.AJ3];[.AQ3:.AW3])+SUM([.AK3:.AP3])*10)" table:style-name="ce13">
            <text:p>36 000,00 €</text:p>
          </table:table-cell>
          <table:table-cell table:number-columns-repeated="16333" table:style-name="ce24"/>
        </table:table-row>
        <table:table-row table:style-name="ro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2</text:p>
          </table:table-cell>
          <table:table-cell table:style-name="ce18"/>
          <table:table-cell office:value-type="string" table:style-name="ce18">
            <text:p>Marc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Couple avec AMORY Ella</text:p>
            <text:p>LM A FAIRE SIGNER + Avis IR &amp; JDD a recup</text:p>
          </table:table-cell>
          <table:table-cell table:style-name="ce20"/>
          <table:table-cell office:value-type="string" table:style-name="ce21">
            <text:p>ABEILLE</text:p>
          </table:table-cell>
          <table:table-cell office:value-type="date" office:date-value="2024-03-03T00:00:00" table:style-name="ce22">
            <text:p>03/03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4:.AJ4];[.AQ4:.AW4])+SUM([.AK4:.AP4])*10=0;&quot;&quot;;SUM([.M4:.AJ4];[.AQ4:.AW4])+SUM([.AK4:.AP4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3</text:p>
          </table:table-cell>
          <table:table-cell table:style-name="ce18"/>
          <table:table-cell office:value-type="string" table:style-name="ce18">
            <text:p>Geoffrey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LM EAR a faire signe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1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" table:style-name="ce23"/>
          <table:table-cell office:value-type="currency" office:value="150000" table:style-name="ce23">
            <text:p>150 000,00 €</text:p>
          </table:table-cell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74063.5" table:formula="of:=IF(SUM([.M5:.AJ5];[.AQ5:.AW5])+SUM([.AK5:.AP5])*10=0;&quot;&quot;;SUM([.M5:.AJ5];[.AQ5:.AW5])+SUM([.AK5:.AP5])*10)" table:style-name="ce13">
            <text:p>274 063,5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25">
            <text:p>EAR003</text:p>
          </table:table-cell>
          <table:table-cell table:style-name="ce18"/>
          <table:table-cell office:value-type="string" table:style-name="ce18">
            <text:p>Sandy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LM EAR A FAIRE SIGNE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6:.AJ6];[.AQ6:.AW6])+SUM([.AK6:.AP6])*10=0;&quot;&quot;;SUM([.M6:.AJ6];[.AQ6:.AW6])+SUM([.AK6:.AP6])*10)" table:style-name="ce13">
            <text:p>12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4</text:p>
          </table:table-cell>
          <table:table-cell table:style-name="ce16"/>
          <table:table-cell office:value-type="string" table:style-name="ce16">
            <text:p>Pierr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27" table:style-name="ce23"/>
          <table:table-cell office:value-type="currency" office:value="100066" table:formula="of:=IF(SUM([.M7:.AJ7];[.AQ7:.AW7])+SUM([.AK7:.AP7])*10=0;&quot;&quot;;SUM([.M7:.AJ7];[.AQ7:.AW7])+SUM([.AK7:.AP7])*10)" table:style-name="ce13">
            <text:p>100 066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5</text:p>
          </table:table-cell>
          <table:table-cell table:style-name="ce16"/>
          <table:table-cell office:value-type="string" table:style-name="ce16">
            <text:p>Alexandre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Avis IR + JDD A RECUPERER</text:p>
          </table:table-cell>
          <table:table-cell table:style-name="ce20"/>
          <table:table-cell office:value-type="string" table:style-name="ce21">
            <text:p>ABEILLE</text:p>
          </table:table-cell>
          <table:table-cell office:value-type="date" office:date-value="2024-03-08T00:00:00" table:style-name="ce22">
            <text:p>08/03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8:.AJ8];[.AQ8:.AW8])+SUM([.AK8:.AP8])*10=0;&quot;&quot;;SUM([.M8:.AJ8];[.AQ8:.AW8])+SUM([.AK8:.AP8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6</text:p>
          </table:table-cell>
          <table:table-cell table:style-name="ce16"/>
          <table:table-cell office:value-type="string" table:style-name="ce16">
            <text:p>Adrien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K</text:p>
          </table:table-cell>
          <table:table-cell table:style-name="ce26"/>
          <table:table-cell office:value-type="string" table:style-name="ce26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49920" table:style-name="ce23">
            <text:p>49 920,00 €</text:p>
          </table:table-cell>
          <table:table-cell table:number-columns-repeated="13" table:style-name="ce23"/>
          <table:table-cell office:value-type="currency" office:value="3000" table:style-name="ce23">
            <text:p>3 0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48061" table:formula="of:=IF(SUM([.M9:.AJ9];[.AQ9:.AW9])+SUM([.AK9:.AP9])*10=0;&quot;&quot;;SUM([.M9:.AJ9];[.AQ9:.AW9])+SUM([.AK9:.AP9])*10)" table:style-name="ce13">
            <text:p>148 061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8</text:p>
          </table:table-cell>
          <table:table-cell table:style-name="ce18"/>
          <table:table-cell office:value-type="string" table:style-name="ce18">
            <text:p>Stéphan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20100" table:style-name="ce23">
            <text:p>20 100,00 €</text:p>
          </table:table-cell>
          <table:table-cell table:style-name="ce23"/>
          <table:table-cell office:value-type="currency" office:value="50039.5" table:style-name="ce23">
            <text:p>50 039,50 €</text:p>
          </table:table-cell>
          <table:table-cell office:value-type="currency" office:value="30056" table:style-name="ce23">
            <text:p>30 056,00 €</text:p>
          </table:table-cell>
          <table:table-cell table:number-columns-repeated="27" table:style-name="ce23"/>
          <table:table-cell office:value-type="currency" office:value="100195.5" table:formula="of:=IF(SUM([.M10:.AJ10];[.AQ10:.AW10])+SUM([.AK10:.AP10])*10=0;&quot;&quot;;SUM([.M10:.AJ10];[.AQ10:.AW10])+SUM([.AK10:.AP10])*10)" table:style-name="ce13">
            <text:p>100 195,5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08</text:p>
          </table:table-cell>
          <table:table-cell table:style-name="ce18"/>
          <table:table-cell office:value-type="string" table:style-name="ce18">
            <text:p>Mélani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20100" table:style-name="ce23">
            <text:p>20 100,00 €</text:p>
          </table:table-cell>
          <table:table-cell table:style-name="ce23"/>
          <table:table-cell office:value-type="currency" office:value="50039.5" table:style-name="ce23">
            <text:p>50 039,50 €</text:p>
          </table:table-cell>
          <table:table-cell office:value-type="currency" office:value="30056" table:style-name="ce23">
            <text:p>30 056,00 €</text:p>
          </table:table-cell>
          <table:table-cell table:number-columns-repeated="27" table:style-name="ce23"/>
          <table:table-cell office:value-type="currency" office:value="100195.5" table:formula="of:=IF(SUM([.M11:.AJ11];[.AQ11:.AW11])+SUM([.AK11:.AP11])*10=0;&quot;&quot;;SUM([.M11:.AJ11];[.AQ11:.AW11])+SUM([.AK11:.AP11])*10)" table:style-name="ce13">
            <text:p>100 195,5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31">
            <text:p>EAR009</text:p>
          </table:table-cell>
          <table:table-cell table:style-name="ce32"/>
          <table:table-cell office:value-type="string" table:style-name="ce31">
            <text:p>Maxim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OK</text:p>
            <text:p>Avis IR + JDD A RECUPE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33" table:style-name="ce23"/>
          <table:table-cell office:value-type="currency" office:value="30000" table:style-name="ce23">
            <text:p>30 000,00 €</text:p>
          </table:table-cell>
          <table:table-cell table:number-columns-repeated="4" table:style-name="ce23"/>
          <table:table-cell office:value-type="currency" office:value="30000" table:formula="of:=IF(SUM([.M12:.AJ12];[.AQ12:.AW12])+SUM([.AK12:.AP12])*10=0;&quot;&quot;;SUM([.M12:.AJ12];[.AQ12:.AW12])+SUM([.AK12:.AP12])*10)" table:style-name="ce13">
            <text:p>30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0</text:p>
          </table:table-cell>
          <table:table-cell table:style-name="ce35"/>
          <table:table-cell office:value-type="string" table:style-name="ce35">
            <text:p>Ombeline</text:p>
          </table:table-cell>
          <table:table-cell table:number-columns-repeated="2" table:style-name="ce36"/>
          <table:table-cell table:style-name="ce37"/>
          <table:table-cell office:value-type="string" table:style-name="ce34">
            <text:p>OK</text:p>
            <text:p>LM A FAIRE SIGNER</text:p>
            <text:p>Avis IR + JDD A RECUPERER</text:p>
          </table:table-cell>
          <table:table-cell table:style-name="ce34"/>
          <table:table-cell office:value-type="string" table:style-name="ce38">
            <text:p>ABEILLE</text:p>
          </table:table-cell>
          <table:table-cell office:value-type="date" office:date-value="2023-12-03T00:00:00" table:style-name="ce39">
            <text:p>03/12/2023</text:p>
          </table:table-cell>
          <table:table-cell table:number-columns-repeated="11" table:style-name="ce40"/>
          <table:table-cell table:number-columns-repeated="13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13:.AJ13];[.AQ13:.AW13])+SUM([.AK13:.AP13])*10=0;&quot;&quot;;SUM([.M13:.AJ13];[.AQ13:.AW13])+SUM([.AK13:.AP13])*10)" table:style-name="ce13">
            <text:p>6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0</text:p>
          </table:table-cell>
          <table:table-cell table:style-name="ce18"/>
          <table:table-cell office:value-type="string" table:style-name="ce41">
            <text:p>Louis-Marie</text:p>
          </table:table-cell>
          <table:table-cell table:number-columns-repeated="2" table:style-name="ce42"/>
          <table:table-cell table:style-name="ce43"/>
          <table:table-cell office:value-type="string" table:style-name="ce34">
            <text:p>OK</text:p>
            <text:p>LM A FAIRE SIGNER</text:p>
            <text:p>Avis IR + JDD A RECUPERER</text:p>
          </table:table-cell>
          <table:table-cell table:style-name="ce34"/>
          <table:table-cell office:value-type="string" table:style-name="ce20">
            <text:p>ABEILLE</text:p>
          </table:table-cell>
          <table:table-cell office:value-type="date" office:date-value="2023-12-03T00:00:00" table:style-name="ce44">
            <text:p>03/12/2023</text:p>
          </table:table-cell>
          <table:table-cell table:number-columns-repeated="24" table:style-name="ce23"/>
          <table:table-cell office:value-type="currency" office:value="600" table:style-name="ce45">
            <text:p>600,00 €</text:p>
          </table:table-cell>
          <table:table-cell table:number-columns-repeated="13" table:style-name="ce23"/>
          <table:table-cell office:value-type="currency" office:value="6000" table:formula="of:=IF(SUM([.M14:.AJ14];[.AQ14:.AW14])+SUM([.AK14:.AP14])*10=0;&quot;&quot;;SUM([.M14:.AJ14];[.AQ14:.AW14])+SUM([.AK14:.AP14])*10)" table:style-name="ce13">
            <text:p>6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2</text:p>
          </table:table-cell>
          <table:table-cell table:style-name="ce16"/>
          <table:table-cell office:value-type="string" table:style-name="ce16">
            <text:p>Matthieu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NRP - Suivi à pos</text:p>
            <text:p>LM A FAIRE SIGNER + RPA</text:p>
            <text:p>Avis IR + JDD a recupere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3000" table:style-name="ce23">
            <text:p>3 000,00 €</text:p>
          </table:table-cell>
          <table:table-cell table:number-columns-repeated="6" table:style-name="ce23"/>
          <table:table-cell office:value-type="currency" office:value="21000" table:formula="of:=IF(SUM([.M15:.AJ15];[.AQ15:.AW15])+SUM([.AK15:.AP15])*10=0;&quot;&quot;;SUM([.M15:.AJ15];[.AQ15:.AW15])+SUM([.AK15:.AP15])*10)" table:style-name="ce13">
            <text:p>21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4</text:p>
          </table:table-cell>
          <table:table-cell table:style-name="ce18"/>
          <table:table-cell office:value-type="string" table:style-name="ce18">
            <text:p>Olivier</text:p>
          </table:table-cell>
          <table:table-cell table:number-columns-repeated="2" table:style-name="ce16"/>
          <table:table-cell table:style-name="ce33"/>
          <table:table-cell office:value-type="string" table:style-name="ce20">
            <text:p>Contact pris - RDV suivi à positionner en Avril</text:p>
            <text:p>PACS avec Sandrine VAUCHET</text:p>
            <text:p>Avis IR &amp; recup + faire audit</text:p>
          </table:table-cell>
          <table:table-cell table:style-name="ce20"/>
          <table:table-cell table:style-name="ce21"/>
          <table:table-cell table:style-name="ce16"/>
          <table:table-cell table:number-columns-repeated="9" table:style-name="ce23"/>
          <table:table-cell office:value-type="currency" office:value="21315" table:style-name="ce23">
            <text:p>21 315,00 €</text:p>
          </table:table-cell>
          <table:table-cell office:value-type="currency" office:value="41288" table:style-name="ce23">
            <text:p>41 288,00 €</text:p>
          </table:table-cell>
          <table:table-cell table:number-columns-repeated="27" table:style-name="ce23"/>
          <table:table-cell office:value-type="currency" office:value="62603" table:formula="of:=IF(SUM([.M16:.AJ16];[.AQ16:.AW16])+SUM([.AK16:.AP16])*10=0;&quot;&quot;;SUM([.M16:.AJ16];[.AQ16:.AW16])+SUM([.AK16:.AP16])*10)" table:style-name="ce13">
            <text:p>62 603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4</text:p>
          </table:table-cell>
          <table:table-cell table:style-name="ce18"/>
          <table:table-cell office:value-type="string" table:style-name="ce18">
            <text:p>Sandrine</text:p>
          </table:table-cell>
          <table:table-cell table:number-columns-repeated="2" table:style-name="ce16"/>
          <table:table-cell table:style-name="ce33"/>
          <table:table-cell office:value-type="string" table:style-name="ce20">
            <text:p>Contact pris - RDV suivi à positionner en Avril</text:p>
            <text:p>PACS avec Olivier BILLARD</text:p>
            <text:p>Avis IR &amp; recup + faire audit</text:p>
          </table:table-cell>
          <table:table-cell table:style-name="ce20"/>
          <table:table-cell table:style-name="ce21"/>
          <table:table-cell table:style-name="ce16"/>
          <table:table-cell table:number-columns-repeated="9" table:style-name="ce23"/>
          <table:table-cell office:value-type="currency" office:value="21315" table:style-name="ce23">
            <text:p>21 315,00 €</text:p>
          </table:table-cell>
          <table:table-cell office:value-type="currency" office:value="41288" table:style-name="ce23">
            <text:p>41 288,00 €</text:p>
          </table:table-cell>
          <table:table-cell table:number-columns-repeated="27" table:style-name="ce23"/>
          <table:table-cell office:value-type="currency" office:value="62603" table:formula="of:=IF(SUM([.M17:.AJ17];[.AQ17:.AW17])+SUM([.AK17:.AP17])*10=0;&quot;&quot;;SUM([.M17:.AJ17];[.AQ17:.AW17])+SUM([.AK17:.AP17])*10)" table:style-name="ce13">
            <text:p>62 603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5</text:p>
          </table:table-cell>
          <table:table-cell table:style-name="ce16"/>
          <table:table-cell office:value-type="string" table:style-name="ce16">
            <text:p>William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Avis IR + JDD a recup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18:.AJ18];[.AQ18:.AW18])+SUM([.AK18:.AP18])*10=0;&quot;&quot;;SUM([.M18:.AJ18];[.AQ18:.AW18])+SUM([.AK18:.AP18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6</text:p>
          </table:table-cell>
          <table:table-cell table:style-name="ce16"/>
          <table:table-cell office:value-type="string" table:style-name="ce16">
            <text:p>Romain</text:p>
          </table:table-cell>
          <table:table-cell table:number-columns-repeated="2" table:style-name="ce16"/>
          <table:table-cell table:style-name="ce43"/>
          <table:table-cell office:value-type="string" table:style-name="ce20">
            <text:p>JDD &amp; Avis IR à récup</text:p>
          </table:table-cell>
          <table:table-cell table:style-name="ce20"/>
          <table:table-cell office:value-type="string" table:style-name="ce21">
            <text:p>ABEILLE</text:p>
          </table:table-cell>
          <table:table-cell office:value-type="date" office:date-value="2024-03-11T00:00:00" table:style-name="ce22">
            <text:p>11/03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9:.AJ19];[.AQ19:.AW19])+SUM([.AK19:.AP19])*10=0;&quot;&quot;;SUM([.M19:.AJ19];[.AQ19:.AW19])+SUM([.AK19:.AP19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7</text:p>
          </table:table-cell>
          <table:table-cell table:style-name="ce16"/>
          <table:table-cell office:value-type="string" table:style-name="ce16">
            <text:p>Axel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JDD + Avis IR</text:p>
          </table:table-cell>
          <table:table-cell table:style-name="ce20"/>
          <table:table-cell office:value-type="string" table:style-name="ce21">
            <text:p>ABEILLE</text:p>
          </table:table-cell>
          <table:table-cell office:value-type="date" office:date-value="2024-01-14T00:00:00" table:style-name="ce22">
            <text:p>14/01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0:.AJ20];[.AQ20:.AW20])+SUM([.AK20:.AP20])*10=0;&quot;&quot;;SUM([.M20:.AJ20];[.AQ20:.AW20])+SUM([.AK20:.AP20])*10)" table:style-name="ce13">
            <text:p>24 000,00 €</text:p>
          </table:table-cell>
          <table:table-cell table:number-columns-repeated="16333" table:style-name="ce24"/>
        </table:table-row>
        <table:table-row table:style-name="ro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8</text:p>
          </table:table-cell>
          <table:table-cell table:style-name="ce32"/>
          <table:table-cell office:value-type="string" table:style-name="ce16">
            <text:p>Vincent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LM A FAIRE SIGNER + JDD + Avis I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21:.AJ21];[.AQ21:.AW21])+SUM([.AK21:.AP21])*10=0;&quot;&quot;;SUM([.M21:.AJ21];[.AQ21:.AW21])+SUM([.AK21:.AP21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9</text:p>
          </table:table-cell>
          <table:table-cell table:style-name="ce18"/>
          <table:table-cell office:value-type="string" table:style-name="ce18">
            <text:p>Laurianne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NRP - Suivi à pos</text:p>
            <text:p>LM a faire signer</text:p>
            <text:p>JDD + Avis I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22:.AJ22];[.AQ22:.AW22])+SUM([.AK22:.AP22])*10=0;&quot;&quot;;SUM([.M22:.AJ22];[.AQ22:.AW22])+SUM([.AK22:.AP22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19</text:p>
          </table:table-cell>
          <table:table-cell table:style-name="ce18"/>
          <table:table-cell office:value-type="string" table:style-name="ce18">
            <text:p>Malick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NRP - Suivi à pos</text:p>
            <text:p>LM a faire signer</text:p>
            <text:p>JDD + Avis I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23:.AJ23];[.AQ23:.AW23])+SUM([.AK23:.AP23])*10=0;&quot;&quot;;SUM([.M23:.AJ23];[.AQ23:.AW23])+SUM([.AK23:.AP23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2</text:p>
          </table:table-cell>
          <table:table-cell table:style-name="ce16"/>
          <table:table-cell office:value-type="string" table:style-name="ce16">
            <text:p>Alexandr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NRP - Suivi à pos</text:p>
          </table:table-cell>
          <table:table-cell table:number-columns-repeated="2" table:style-name="ce21"/>
          <table:table-cell table:style-name="ce16"/>
          <table:table-cell table:number-columns-repeated="9" table:style-name="ce23"/>
          <table:table-cell office:value-type="currency" office:value="60088" table:style-name="ce23">
            <text:p>60 088,00 €</text:p>
          </table:table-cell>
          <table:table-cell office:value-type="currency" office:value="60112" table:style-name="ce23">
            <text:p>60 112,00 €</text:p>
          </table:table-cell>
          <table:table-cell table:number-columns-repeated="27" table:style-name="ce13"/>
          <table:table-cell office:value-type="currency" office:value="120200" table:formula="of:=IF(SUM([.M24:.AJ24];[.AQ24:.AW24])+SUM([.AK24:.AP24])*10=0;&quot;&quot;;SUM([.M24:.AJ24];[.AQ24:.AW24])+SUM([.AK24:.AP24])*10)" table:style-name="ce13">
            <text:p>120 2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3</text:p>
          </table:table-cell>
          <table:table-cell table:style-name="ce16"/>
          <table:table-cell office:value-type="string" table:style-name="ce16">
            <text:p>Hubert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Augmentation versements 250/mois sur conviction 062023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25:.AJ25];[.AQ25:.AW25])+SUM([.AK25:.AP25])*10=0;&quot;&quot;;SUM([.M25:.AJ25];[.AQ25:.AW25])+SUM([.AK25:.AP25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5</text:p>
          </table:table-cell>
          <table:table-cell table:style-name="ce16"/>
          <table:table-cell office:value-type="string" table:style-name="ce31">
            <text:p>Louis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À appeler - Suivi fait par ERO attente RPA</text:p>
          </table:table-cell>
          <table:table-cell table:number-columns-repeated="2" table:style-name="ce29"/>
          <table:table-cell office:value-type="date" office:date-value="2024-01-27T00:00:00" table:style-name="ce22">
            <text:p>27/01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6:.AJ26];[.AQ26:.AW26])+SUM([.AK26:.AP26])*10=0;&quot;&quot;;SUM([.M26:.AJ26];[.AQ26:.AW26])+SUM([.AK26:.AP26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6</text:p>
          </table:table-cell>
          <table:table-cell table:style-name="ce16"/>
          <table:table-cell office:value-type="string" table:style-name="ce16">
            <text:p>Vincent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12" table:style-name="ce23"/>
          <table:table-cell office:value-type="currency" office:value="60000" table:formula="of:=IF(SUM([.M27:.AJ27];[.AQ27:.AW27])+SUM([.AK27:.AP27])*10=0;&quot;&quot;;SUM([.M27:.AJ27];[.AQ27:.AW27])+SUM([.AK27:.AP27])*10)" table:style-name="ce13">
            <text:p>60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7</text:p>
          </table:table-cell>
          <table:table-cell table:style-name="ce16"/>
          <table:table-cell office:value-type="string" table:style-name="ce16">
            <text:p>Coli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2400" table:style-name="ce23">
            <text:p>2 400,00 €</text:p>
          </table:table-cell>
          <table:table-cell table:number-columns-repeated="10" table:style-name="ce23"/>
          <table:table-cell office:value-type="currency" office:value="84000" table:formula="of:=IF(SUM([.M28:.AJ28];[.AQ28:.AW28])+SUM([.AK28:.AP28])*10=0;&quot;&quot;;SUM([.M28:.AJ28];[.AQ28:.AW28])+SUM([.AK28:.AP28])*10)" table:style-name="ce13">
            <text:p>8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8</text:p>
          </table:table-cell>
          <table:table-cell table:style-name="ce16"/>
          <table:table-cell office:value-type="string" table:style-name="ce16">
            <text:p>Jean-Jacque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72000" table:formula="of:=IF(SUM([.M29:.AJ29];[.AQ29:.AW29])+SUM([.AK29:.AP29])*10=0;&quot;&quot;;SUM([.M29:.AJ29];[.AQ29:.AW29])+SUM([.AK29:.AP29])*10)" table:style-name="ce13">
            <text:p>72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29</text:p>
          </table:table-cell>
          <table:table-cell table:style-name="ce16"/>
          <table:table-cell office:value-type="string" table:style-name="ce31">
            <text:p>Jean-Benoit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2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15000" table:style-name="ce23">
            <text:p>15 000,00 €</text:p>
          </table:table-cell>
          <table:table-cell table:number-columns-repeated="2" table:style-name="ce23"/>
          <table:table-cell office:value-type="currency" office:value="69000" table:formula="of:=IF(SUM([.M30:.AJ30];[.AQ30:.AW30])+SUM([.AK30:.AP30])*10=0;&quot;&quot;;SUM([.M30:.AJ30];[.AQ30:.AW30])+SUM([.AK30:.AP30])*10)" table:style-name="ce13">
            <text:p>69 000,00 €</text:p>
          </table:table-cell>
          <table:table-cell table:number-columns-repeated="16333" table:style-name="ce24"/>
        </table:table-row>
        <table:table-row table:style-name="ro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0</text:p>
          </table:table-cell>
          <table:table-cell table:style-name="ce18"/>
          <table:table-cell office:value-type="string" table:style-name="ce46">
            <text:p>Valentin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31:.AJ31];[.AQ31:.AW31])+SUM([.AK31:.AP31])*10=0;&quot;&quot;;SUM([.M31:.AJ31];[.AQ31:.AW31])+SUM([.AK31:.AP31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0</text:p>
          </table:table-cell>
          <table:table-cell table:style-name="ce18"/>
          <table:table-cell office:value-type="string" table:style-name="ce46">
            <text:p>Julie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32:.AJ32];[.AQ32:.AW32])+SUM([.AK32:.AP32])*10=0;&quot;&quot;;SUM([.M32:.AJ32];[.AQ32:.AW32])+SUM([.AK32:.AP32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1</text:p>
          </table:table-cell>
          <table:table-cell table:style-name="ce18"/>
          <table:table-cell office:value-type="string" table:style-name="ce18">
            <text:p>Anne-Sophie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K</text:p>
          </table:table-cell>
          <table:table-cell table:style-name="ce26"/>
          <table:table-cell office:value-type="string" table:style-name="ce26">
            <text:p>ABEILLE</text:p>
          </table:table-cell>
          <table:table-cell office:value-type="date" office:date-value="2024-03-23T00:00:00" table:style-name="ce22">
            <text:p>23/03/2024</text:p>
          </table:table-cell>
          <table:table-cell table:number-columns-repeated="38" table:style-name="ce23"/>
          <table:table-cell office:value-type="string" office:string-value="" table:formula="of:=IF(SUM([.M33:.AJ33];[.AQ33:.AW33])+SUM([.AK33:.AP33])*10=0;&quot;&quot;;SUM([.M33:.AJ33];[.AQ33:.AW33])+SUM([.AK33:.AP33])*10)" table:style-name="ce13"/>
          <table:table-cell table:number-columns-repeated="16333" table:style-name="ce24"/>
        </table:table-row>
        <table:table-row table:style-name="ro6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1</text:p>
          </table:table-cell>
          <table:table-cell table:style-name="ce18"/>
          <table:table-cell office:value-type="string" table:style-name="ce18">
            <text:p>François-Xavier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0">
            <text:p>ABEILLE</text:p>
            <text:p>SWISSLIFE</text:p>
          </table:table-cell>
          <table:table-cell office:value-type="date" office:date-value="2024-03-23T00:00:00" table:style-name="ce22">
            <text:p>23/03/2024</text:p>
          </table:table-cell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5" table:style-name="ce23"/>
          <table:table-cell office:value-type="currency" office:value="2000" table:style-name="ce23">
            <text:p>2 000,00 €</text:p>
          </table:table-cell>
          <table:table-cell table:number-columns-repeated="6" table:style-name="ce23"/>
          <table:table-cell office:value-type="currency" office:value="26000" table:formula="of:=IF(SUM([.M34:.AJ34];[.AQ34:.AW34])+SUM([.AK34:.AP34])*10=0;&quot;&quot;;SUM([.M34:.AJ34];[.AQ34:.AW34])+SUM([.AK34:.AP34])*10)" table:style-name="ce13">
            <text:p>26 000,00 €</text:p>
          </table:table-cell>
          <table:table-cell table:number-columns-repeated="16333" table:style-name="ce24"/>
        </table:table-row>
        <table:table-row table:style-name="ro7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2</text:p>
          </table:table-cell>
          <table:table-cell table:style-name="ce47"/>
          <table:table-cell office:value-type="string" table:style-name="ce18">
            <text:p>Françoi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4200" table:style-name="ce23">
            <text:p>4 200,00 €</text:p>
          </table:table-cell>
          <table:table-cell table:number-columns-repeated="13" table:style-name="ce23"/>
          <table:table-cell office:value-type="currency" office:value="42000" table:formula="of:=IF(SUM([.M35:.AJ35];[.AQ35:.AW35])+SUM([.AK35:.AP35])*10=0;&quot;&quot;;SUM([.M35:.AJ35];[.AQ35:.AW35])+SUM([.AK35:.AP35])*10)" table:style-name="ce13">
            <text:p>42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2</text:p>
          </table:table-cell>
          <table:table-cell table:style-name="ce47"/>
          <table:table-cell office:value-type="string" table:style-name="ce18">
            <text:p>Cécile</text:p>
          </table:table-cell>
          <table:table-cell table:style-name="ce16"/>
          <table:table-cell table:style-name="ce21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4200" table:style-name="ce23">
            <text:p>4 200,00 €</text:p>
          </table:table-cell>
          <table:table-cell table:number-columns-repeated="13" table:style-name="ce23"/>
          <table:table-cell office:value-type="currency" office:value="42000" table:formula="of:=IF(SUM([.M36:.AJ36];[.AQ36:.AW36])+SUM([.AK36:.AP36])*10=0;&quot;&quot;;SUM([.M36:.AJ36];[.AQ36:.AW36])+SUM([.AK36:.AP36])*10)" table:style-name="ce13">
            <text:p>42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3</text:p>
          </table:table-cell>
          <table:table-cell table:style-name="ce16"/>
          <table:table-cell office:value-type="string" table:style-name="ce16">
            <text:p>Julie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7" table:style-name="ce23"/>
          <table:table-cell office:value-type="currency" office:value="100063.5" table:formula="of:=IF(SUM([.M37:.AJ37];[.AQ37:.AW37])+SUM([.AK37:.AP37])*10=0;&quot;&quot;;SUM([.M37:.AJ37];[.AQ37:.AW37])+SUM([.AK37:.AP37])*10)" table:style-name="ce13">
            <text:p>100 063,5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4</text:p>
          </table:table-cell>
          <table:table-cell table:style-name="ce42"/>
          <table:table-cell office:value-type="string" table:style-name="ce42">
            <text:p>Hugo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  <text:p>Arret versement suite demission 09/2023</text:p>
          </table:table-cell>
          <table:table-cell table:style-name="ce20"/>
          <table:table-cell office:value-type="string" table:style-name="ce20">
            <text:p>SWISSLIFE</text:p>
          </table:table-cell>
          <table:table-cell table:style-name="ce42"/>
          <table:table-cell table:number-columns-repeated="33" table:style-name="ce23"/>
          <table:table-cell office:value-type="currency" office:value="2700" table:style-name="ce23">
            <text:p>2 700,00 €</text:p>
          </table:table-cell>
          <table:table-cell table:style-name="ce23"/>
          <table:table-cell office:value-type="currency" office:value="15000" table:style-name="ce23">
            <text:p>15 000,00 €</text:p>
          </table:table-cell>
          <table:table-cell table:number-columns-repeated="2" table:style-name="ce23"/>
          <table:table-cell office:value-type="currency" office:value="17700" table:formula="of:=IF(SUM([.M38:.AJ38];[.AQ38:.AW38])+SUM([.AK38:.AP38])*10=0;&quot;&quot;;SUM([.M38:.AJ38];[.AQ38:.AW38])+SUM([.AK38:.AP38])*10)" table:style-name="ce13">
            <text:p>17 7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5</text:p>
          </table:table-cell>
          <table:table-cell table:style-name="ce42"/>
          <table:table-cell office:value-type="string" table:style-name="ce42">
            <text:p>Jérémy</text:p>
          </table:table-cell>
          <table:table-cell table:number-columns-repeated="2" table:style-name="ce42"/>
          <table:table-cell table:style-name="ce48"/>
          <table:table-cell table:number-columns-repeated="3" table:style-name="ce28"/>
          <table:table-cell table:style-name="ce42"/>
          <table:table-cell table:number-columns-repeated="37" table:style-name="ce23"/>
          <table:table-cell office:value-type="currency" office:value="5400" table:style-name="ce45">
            <text:p>5 400,00 €</text:p>
          </table:table-cell>
          <table:table-cell office:value-type="string" office:string-value="" table:formula="of:=IF(SUM([.M39:.AJ39];[.AQ39:.AW39])+SUM([.AK39:.AP39])*10=0;&quot;&quot;;SUM([.M39:.AJ39];[.AQ39:.AW39])+SUM([.AK39:.AP39])*10)" table:style-name="ce13"/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6</text:p>
          </table:table-cell>
          <table:table-cell table:style-name="ce16"/>
          <table:table-cell office:value-type="string" table:style-name="ce16">
            <text:p>Maxim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4800" table:style-name="ce23">
            <text:p>4 800,00 €</text:p>
          </table:table-cell>
          <table:table-cell table:number-columns-repeated="13" table:style-name="ce23"/>
          <table:table-cell office:value-type="currency" office:value="48000" table:formula="of:=IF(SUM([.M40:.AJ40];[.AQ40:.AW40])+SUM([.AK40:.AP40])*10=0;&quot;&quot;;SUM([.M40:.AJ40];[.AQ40:.AW40])+SUM([.AK40:.AP40])*10)" table:style-name="ce13">
            <text:p>4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7</text:p>
          </table:table-cell>
          <table:table-cell table:style-name="ce16"/>
          <table:table-cell office:value-type="string" table:style-name="ce16">
            <text:p>Jérôme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DP transmise client</text:p>
          </table:table-cell>
          <table:table-cell table:number-columns-repeated="2" table:style-name="ce26"/>
          <table:table-cell table:style-name="ce16"/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14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18066" table:formula="of:=IF(SUM([.M41:.AJ41];[.AQ41:.AW41])+SUM([.AK41:.AP41])*10=0;&quot;&quot;;SUM([.M41:.AJ41];[.AQ41:.AW41])+SUM([.AK41:.AP41])*10)" table:style-name="ce13">
            <text:p>118 066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8</text:p>
          </table:table-cell>
          <table:table-cell table:style-name="ce32"/>
          <table:table-cell office:value-type="string" table:style-name="ce16">
            <text:p>Stéphanie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Contrat en vie mais arrêt versement cause soucis travail et investissement locatif</text:p>
          </table:table-cell>
          <table:table-cell table:number-columns-repeated="2" table:style-name="ce20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2:.AJ42];[.AQ42:.AW42])+SUM([.AK42:.AP42])*10=0;&quot;&quot;;SUM([.M42:.AJ42];[.AQ42:.AW42])+SUM([.AK42:.AP42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39</text:p>
          </table:table-cell>
          <table:table-cell table:style-name="ce16"/>
          <table:table-cell office:value-type="string" table:style-name="ce16">
            <text:p>Emmanuel</text:p>
          </table:table-cell>
          <table:table-cell table:style-name="ce16"/>
          <table:table-cell table:style-name="ce31"/>
          <table:table-cell table:style-name="ce27"/>
          <table:table-cell office:value-type="string" table:style-name="ce28">
            <text:p>OK</text:p>
          </table:table-cell>
          <table:table-cell table:style-name="ce28"/>
          <table:table-cell office:value-type="string" table:style-name="ce29">
            <text:p>CARDIF</text:p>
          </table:table-cell>
          <table:table-cell table:style-name="ce16"/>
          <table:table-cell table:number-columns-repeated="22" table:style-name="ce23"/>
          <table:table-cell office:value-type="currency" office:value="4500" table:style-name="ce23">
            <text:p>4 500,00 €</text:p>
          </table:table-cell>
          <table:table-cell table:number-columns-repeated="11" table:style-name="ce23"/>
          <table:table-cell office:value-type="currency" office:value="4500" table:style-name="ce23">
            <text:p>4 500,00 €</text:p>
          </table:table-cell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15000" table:formula="of:=IF(SUM([.M43:.AJ43];[.AQ43:.AW43])+SUM([.AK43:.AP43])*10=0;&quot;&quot;;SUM([.M43:.AJ43];[.AQ43:.AW43])+SUM([.AK43:.AP43])*10)" table:style-name="ce13">
            <text:p>15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0</text:p>
          </table:table-cell>
          <table:table-cell table:style-name="ce32"/>
          <table:table-cell office:value-type="string" table:style-name="ce16">
            <text:p>Guillaum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4:.AJ44];[.AQ44:.AW44])+SUM([.AK44:.AP44])*10=0;&quot;&quot;;SUM([.M44:.AJ44];[.AQ44:.AW44])+SUM([.AK44:.AP44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1</text:p>
          </table:table-cell>
          <table:table-cell table:style-name="ce16"/>
          <table:table-cell office:value-type="string" table:style-name="ce16">
            <text:p>Hugues</text:p>
          </table:table-cell>
          <table:table-cell table:number-columns-repeated="2" table:style-name="ce16"/>
          <table:table-cell table:style-name="ce19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5:.AJ45];[.AQ45:.AW45])+SUM([.AK45:.AP45])*10=0;&quot;&quot;;SUM([.M45:.AJ45];[.AQ45:.AW45])+SUM([.AK45:.AP45])*10)" table:style-name="ce13">
            <text:p>18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2</text:p>
          </table:table-cell>
          <table:table-cell table:style-name="ce32"/>
          <table:table-cell office:value-type="string" table:style-name="ce16">
            <text:p>Christoph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46:.AJ46];[.AQ46:.AW46])+SUM([.AK46:.AP46])*10=0;&quot;&quot;;SUM([.M46:.AJ46];[.AQ46:.AW46])+SUM([.AK46:.AP46])*10)" table:style-name="ce13">
            <text:p>36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3</text:p>
          </table:table-cell>
          <table:table-cell table:style-name="ce16"/>
          <table:table-cell office:value-type="string" table:style-name="ce16">
            <text:p>Léandr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47:.AJ47];[.AQ47:.AW47])+SUM([.AK47:.AP47])*10=0;&quot;&quot;;SUM([.M47:.AJ47];[.AQ47:.AW47])+SUM([.AK47:.AP47])*10)" table:style-name="ce13">
            <text:p>36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4</text:p>
          </table:table-cell>
          <table:table-cell table:style-name="ce16"/>
          <table:table-cell office:value-type="string" table:style-name="ce16">
            <text:p>Pierre-Olivier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48:.AJ48];[.AQ48:.AW48])+SUM([.AK48:.AP48])*10=0;&quot;&quot;;SUM([.M48:.AJ48];[.AQ48:.AW48])+SUM([.AK48:.AP48])*10)" table:style-name="ce13">
            <text:p>36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5</text:p>
          </table:table-cell>
          <table:table-cell table:style-name="ce16"/>
          <table:table-cell office:value-type="string" table:style-name="ce16">
            <text:p>Luca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ABEILLE</text:p>
          </table:table-cell>
          <table:table-cell office:value-type="date" office:date-value="2024-02-27T00:00:00" table:style-name="ce22">
            <text:p>27/02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49:.AJ49];[.AQ49:.AW49])+SUM([.AK49:.AP49])*10=0;&quot;&quot;;SUM([.M49:.AJ49];[.AQ49:.AW49])+SUM([.AK49:.AP49])*10)" table:style-name="ce13">
            <text:p>24 000,00 €</text:p>
          </table:table-cell>
          <table:table-cell table:number-columns-repeated="16333" table:style-name="ce24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6</text:p>
          </table:table-cell>
          <table:table-cell table:style-name="ce18"/>
          <table:table-cell office:value-type="string" table:style-name="ce18">
            <text:p>Muriel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50:.AJ50];[.AQ50:.AW50])+SUM([.AK50:.AP50])*10=0;&quot;&quot;;SUM([.M50:.AJ50];[.AQ50:.AW50])+SUM([.AK50:.AP50])*10)" table:style-name="ce13">
            <text:p>36 000,00 €</text:p>
          </table:table-cell>
          <table:table-cell table:number-columns-repeated="16333" table:style-name="ce24"/>
        </table:table-row>
        <table:table-row table:style-name="ro8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6</text:p>
          </table:table-cell>
          <table:table-cell table:style-name="ce18"/>
          <table:table-cell office:value-type="string" table:style-name="ce18">
            <text:p>Emmanuel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51:.AJ51];[.AQ51:.AW51])+SUM([.AK51:.AP51])*10=0;&quot;&quot;;SUM([.M51:.AJ51];[.AQ51:.AW51])+SUM([.AK51:.AP51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7</text:p>
          </table:table-cell>
          <table:table-cell table:style-name="ce16"/>
          <table:table-cell office:value-type="string" table:style-name="ce31">
            <text:p>Thomas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NRP - Suivi à pos</text:p>
          </table:table-cell>
          <table:table-cell table:number-columns-repeated="2" table:style-name="ce29"/>
          <table:table-cell office:value-type="date" office:date-value="2024-02-25T00:00:00" table:style-name="ce22">
            <text:p>25/02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52:.AJ52];[.AQ52:.AW52])+SUM([.AK52:.AP52])*10=0;&quot;&quot;;SUM([.M52:.AJ52];[.AQ52:.AW52])+SUM([.AK52:.AP52])*10)" table:style-name="ce13">
            <text:p>12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8</text:p>
          </table:table-cell>
          <table:table-cell table:style-name="ce16"/>
          <table:table-cell office:value-type="string" table:style-name="ce16">
            <text:p>Thoma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10" table:style-name="ce23"/>
          <table:table-cell office:value-type="currency" office:value="75088" table:style-name="ce23">
            <text:p>75 088,00 €</text:p>
          </table:table-cell>
          <table:table-cell table:number-columns-repeated="14" table:style-name="ce13"/>
          <table:table-cell office:value-type="currency" office:value="1800" table:style-name="ce13">
            <text:p>1 800,00 €</text:p>
          </table:table-cell>
          <table:table-cell table:number-columns-repeated="12" table:style-name="ce13"/>
          <table:table-cell office:value-type="currency" office:value="93088" table:formula="of:=IF(SUM([.M53:.AJ53];[.AQ53:.AW53])+SUM([.AK53:.AP53])*10=0;&quot;&quot;;SUM([.M53:.AJ53];[.AQ53:.AW53])+SUM([.AK53:.AP53])*10)" table:style-name="ce13">
            <text:p>93 088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49</text:p>
          </table:table-cell>
          <table:table-cell table:style-name="ce16"/>
          <table:table-cell office:value-type="string" table:style-name="ce16">
            <text:p>Jean-Jame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54:.AJ54];[.AQ54:.AW54])+SUM([.AK54:.AP54])*10=0;&quot;&quot;;SUM([.M54:.AJ54];[.AQ54:.AW54])+SUM([.AK54:.AP54])*10)" table:style-name="ce13">
            <text:p>36 000,00 €</text:p>
          </table:table-cell>
          <table:table-cell table:number-columns-repeated="16333" table:style-name="ce24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0</text:p>
          </table:table-cell>
          <table:table-cell table:style-name="ce18"/>
          <table:table-cell office:value-type="string" table:style-name="ce18">
            <text:p>Sandra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OK</text:p>
            <text:p>PACS avec Jérome RESPAUT</text:p>
          </table:table-cell>
          <table:table-cell table:style-name="ce28"/>
          <table:table-cell table:style-name="ce29"/>
          <table:table-cell office:value-type="date" office:date-value="2024-03-11T00:00:00" table:style-name="ce22">
            <text:p>11/03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55:.AJ55];[.AQ55:.AW55])+SUM([.AK55:.AP55])*10=0;&quot;&quot;;SUM([.M55:.AJ55];[.AQ55:.AW55])+SUM([.AK55:.AP55])*10)" table:style-name="ce13">
            <text:p>24 000,00 €</text:p>
          </table:table-cell>
          <table:table-cell table:number-columns-repeated="16333" table:style-name="ce24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0</text:p>
          </table:table-cell>
          <table:table-cell table:style-name="ce18"/>
          <table:table-cell office:value-type="string" table:style-name="ce18">
            <text:p>Jérôme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RPA pour signature</text:p>
            <text:p>PACS avec Sandra FEVE</text:p>
          </table:table-cell>
          <table:table-cell table:style-name="ce20"/>
          <table:table-cell table:style-name="ce21"/>
          <table:table-cell office:value-type="date" office:date-value="2024-03-11T00:00:00" table:style-name="ce22">
            <text:p>11/03/2024</text:p>
          </table:table-cell>
          <table:table-cell table:number-columns-repeated="24" table:style-name="ce23"/>
          <table:table-cell office:value-type="currency" office:value="6960" table:style-name="ce23">
            <text:p>6 960,00 €</text:p>
          </table:table-cell>
          <table:table-cell table:number-columns-repeated="13" table:style-name="ce23"/>
          <table:table-cell office:value-type="currency" office:value="69600" table:formula="of:=IF(SUM([.M56:.AJ56];[.AQ56:.AW56])+SUM([.AK56:.AP56])*10=0;&quot;&quot;;SUM([.M56:.AJ56];[.AQ56:.AW56])+SUM([.AK56:.AP56])*10)" table:style-name="ce13">
            <text:p>69 6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1</text:p>
          </table:table-cell>
          <table:table-cell table:style-name="ce16"/>
          <table:table-cell office:value-type="string" table:style-name="ce16">
            <text:p>Charli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4-07T00:00:00" table:style-name="ce22">
            <text:p>07/04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57:.AJ57];[.AQ57:.AW57])+SUM([.AK57:.AP57])*10=0;&quot;&quot;;SUM([.M57:.AJ57];[.AQ57:.AW57])+SUM([.AK57:.AP57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2</text:p>
          </table:table-cell>
          <table:table-cell table:style-name="ce18"/>
          <table:table-cell office:value-type="string" table:style-name="ce18">
            <text:p>Roland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OK</text:p>
          </table:table-cell>
          <table:table-cell table:style-name="ce28"/>
          <table:table-cell table:style-name="ce29"/>
          <table:table-cell table:style-name="ce16"/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table:number-columns-repeated="35" table:style-name="ce23"/>
          <table:table-cell office:value-type="currency" office:value="3000" table:formula="of:=IF(SUM([.M58:.AJ58];[.AQ58:.AW58])+SUM([.AK58:.AP58])*10=0;&quot;&quot;;SUM([.M58:.AJ58];[.AQ58:.AW58])+SUM([.AK58:.AP58])*10)" table:style-name="ce13">
            <text:p>3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2</text:p>
          </table:table-cell>
          <table:table-cell table:style-name="ce18"/>
          <table:table-cell office:value-type="string" table:style-name="ce18">
            <text:p>Geneviève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OK</text:p>
          </table:table-cell>
          <table:table-cell table:style-name="ce28"/>
          <table:table-cell table:style-name="ce29"/>
          <table:table-cell table:style-name="ce16"/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table:number-columns-repeated="35" table:style-name="ce23"/>
          <table:table-cell office:value-type="currency" office:value="3000" table:formula="of:=IF(SUM([.M59:.AJ59];[.AQ59:.AW59])+SUM([.AK59:.AP59])*10=0;&quot;&quot;;SUM([.M59:.AJ59];[.AQ59:.AW59])+SUM([.AK59:.AP59])*10)" table:style-name="ce13">
            <text:p>3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3</text:p>
          </table:table-cell>
          <table:table-cell table:style-name="ce18"/>
          <table:table-cell office:value-type="string" table:style-name="ce18">
            <text:p>Maxim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60:.AJ60];[.AQ60:.AW60])+SUM([.AK60:.AP60])*10=0;&quot;&quot;;SUM([.M60:.AJ60];[.AQ60:.AW60])+SUM([.AK60:.AP60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3</text:p>
          </table:table-cell>
          <table:table-cell table:style-name="ce18"/>
          <table:table-cell office:value-type="string" table:style-name="ce18">
            <text:p>Héloïs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61:.AJ61];[.AQ61:.AW61])+SUM([.AK61:.AP61])*10=0;&quot;&quot;;SUM([.M61:.AJ61];[.AQ61:.AW61])+SUM([.AK61:.AP61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4</text:p>
          </table:table-cell>
          <table:table-cell table:style-name="ce16"/>
          <table:table-cell office:value-type="string" table:style-name="ce16">
            <text:p>Youssef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2-18T00:00:00" table:style-name="ce22">
            <text:p>18/02/2024</text:p>
          </table:table-cell>
          <table:table-cell table:number-columns-repeated="24" table:style-name="ce23"/>
          <table:table-cell office:value-type="currency" office:value="6000" table:style-name="ce23">
            <text:p>6 000,00 €</text:p>
          </table:table-cell>
          <table:table-cell table:number-columns-repeated="6" table:style-name="ce23"/>
          <table:table-cell office:value-type="currency" office:value="17222" table:style-name="ce23">
            <text:p>17 222,00 €</text:p>
          </table:table-cell>
          <table:table-cell table:number-columns-repeated="6" table:style-name="ce23"/>
          <table:table-cell office:value-type="currency" office:value="77222" table:formula="of:=IF(SUM([.M62:.AJ62];[.AQ62:.AW62])+SUM([.AK62:.AP62])*10=0;&quot;&quot;;SUM([.M62:.AJ62];[.AQ62:.AW62])+SUM([.AK62:.AP62])*10)" table:style-name="ce13">
            <text:p>77 222,00 €</text:p>
          </table:table-cell>
          <table:table-cell table:number-columns-repeated="16333" table:style-name="ce24"/>
        </table:table-row>
        <table:table-row table:style-name="ro11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5</text:p>
          </table:table-cell>
          <table:table-cell table:style-name="ce16"/>
          <table:table-cell office:value-type="string" table:style-name="ce16">
            <text:p>Arnaud</text:p>
          </table:table-cell>
          <table:table-cell table:style-name="ce16"/>
          <table:table-cell table:style-name="ce42"/>
          <table:table-cell table:style-name="ce19"/>
          <table:table-cell office:value-type="string" table:style-name="ce28">
            <text:p>OK - Facturable</text:p>
          </table:table-cell>
          <table:table-cell table:number-columns-repeated="2" table:style-name="ce28"/>
          <table:table-cell table:style-name="ce16"/>
          <table:table-cell table:number-columns-repeated="15" table:style-name="ce23"/>
          <table:table-cell office:value-type="currency" office:value="10028.200000000001" table:style-name="ce23">
            <text:p>10 028,20 €</text:p>
          </table:table-cell>
          <table:table-cell table:number-columns-repeated="3" table:style-name="ce23"/>
          <table:table-cell office:value-type="currency" office:value="15103.2" table:style-name="ce23">
            <text:p>15 103,20 €</text:p>
          </table:table-cell>
          <table:table-cell office:value-type="currency" office:value="14976" table:style-name="ce23">
            <text:p>14 976,00 €</text:p>
          </table:table-cell>
          <table:table-cell table:number-columns-repeated="17" table:style-name="ce23"/>
          <table:table-cell office:value-type="currency" office:value="40107.4" table:formula="of:=IF(SUM([.M63:.AJ63];[.AQ63:.AW63])+SUM([.AK63:.AP63])*10=0;&quot;&quot;;SUM([.M63:.AJ63];[.AQ63:.AW63])+SUM([.AK63:.AP63])*10)" table:style-name="ce13">
            <text:p>40 107,4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6</text:p>
          </table:table-cell>
          <table:table-cell table:style-name="ce18"/>
          <table:table-cell office:value-type="string" table:style-name="ce18">
            <text:p>Christophe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:.AJ64];[.AQ64:.AW64])+SUM([.AK64:.AP64])*10=0;&quot;&quot;;SUM([.M64:.AJ64];[.AQ64:.AW64])+SUM([.AK64:.AP64])*10)" table:style-name="ce13"/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6</text:p>
          </table:table-cell>
          <table:table-cell table:style-name="ce18"/>
          <table:table-cell office:value-type="string" table:style-name="ce18">
            <text:p>Astrid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:.AJ65];[.AQ65:.AW65])+SUM([.AK65:.AP65])*10=0;&quot;&quot;;SUM([.M65:.AJ65];[.AQ65:.AW65])+SUM([.AK65:.AP65])*10)" table:style-name="ce13"/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7</text:p>
          </table:table-cell>
          <table:table-cell table:style-name="ce16"/>
          <table:table-cell office:value-type="string" table:style-name="ce16">
            <text:p>Thierry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66:.AJ66];[.AQ66:.AW66])+SUM([.AK66:.AP66])*10=0;&quot;&quot;;SUM([.M66:.AJ66];[.AQ66:.AW66])+SUM([.AK66:.AP66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8</text:p>
          </table:table-cell>
          <table:table-cell table:style-name="ce16"/>
          <table:table-cell office:value-type="string" table:style-name="ce16">
            <text:p>Cathy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A mettre en place - en attente</text:p>
          </table:table-cell>
          <table:table-cell table:number-columns-repeated="2" table:style-name="ce21"/>
          <table:table-cell table:style-name="ce16"/>
          <table:table-cell table:number-columns-repeated="38" table:style-name="ce23"/>
          <table:table-cell office:value-type="string" office:string-value="" table:formula="of:=IF(SUM([.M67:.AJ67];[.AQ67:.AW67])+SUM([.AK67:.AP67])*10=0;&quot;&quot;;SUM([.M67:.AJ67];[.AQ67:.AW67])+SUM([.AK67:.AP67])*10)" table:style-name="ce13"/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59</text:p>
          </table:table-cell>
          <table:table-cell table:style-name="ce16"/>
          <table:table-cell office:value-type="string" table:style-name="ce16">
            <text:p>Isabel</text:p>
          </table:table-cell>
          <table:table-cell table:style-name="ce16"/>
          <table:table-cell table:style-name="ce42"/>
          <table:table-cell table:style-name="ce33"/>
          <table:table-cell office:value-type="string" table:style-name="ce29">
            <text:p>OK</text:p>
          </table:table-cell>
          <table:table-cell table:style-name="ce29"/>
          <table:table-cell office:value-type="string" table:style-name="ce29">
            <text:p>CARDIF</text:p>
          </table:table-cell>
          <table:table-cell table:style-name="ce16"/>
          <table:table-cell table:number-columns-repeated="9" table:style-name="ce23"/>
          <table:table-cell office:value-type="currency" office:value="24969" table:style-name="ce23">
            <text:p>24 969,00 €</text:p>
          </table:table-cell>
          <table:table-cell office:value-type="currency" office:value="25178" table:style-name="ce23">
            <text:p>25 178,00 €</text:p>
          </table:table-cell>
          <table:table-cell table:number-columns-repeated="20" table:style-name="ce23"/>
          <table:table-cell office:value-type="currency" office:value="22500" table:style-name="ce23">
            <text:p>22 500,00 €</text:p>
          </table:table-cell>
          <table:table-cell table:style-name="ce23"/>
          <table:table-cell office:value-type="currency" office:value="7500" table:style-name="ce23">
            <text:p>7 500,00 €</text:p>
          </table:table-cell>
          <table:table-cell office:value-type="currency" office:value="10000" table:style-name="ce23">
            <text:p>10 000,00 €</text:p>
          </table:table-cell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100147" table:formula="of:=IF(SUM([.M68:.AJ68];[.AQ68:.AW68])+SUM([.AK68:.AP68])*10=0;&quot;&quot;;SUM([.M68:.AJ68];[.AQ68:.AW68])+SUM([.AK68:.AP68])*10)" table:style-name="ce13">
            <text:p>100 147,00 €</text:p>
          </table:table-cell>
          <table:table-cell table:number-columns-repeated="16333" table:style-name="ce24"/>
        </table:table-row>
        <table:table-row table:style-name="ro1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0</text:p>
          </table:table-cell>
          <table:table-cell table:style-name="ce32"/>
          <table:table-cell office:value-type="string" table:style-name="ce16">
            <text:p>Valenti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69:.AJ69];[.AQ69:.AW69])+SUM([.AK69:.AP69])*10=0;&quot;&quot;;SUM([.M69:.AJ69];[.AQ69:.AW69])+SUM([.AK69:.AP69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1</text:p>
          </table:table-cell>
          <table:table-cell table:style-name="ce16"/>
          <table:table-cell office:value-type="string" table:style-name="ce16">
            <text:p>Manuel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K</text:p>
          </table:table-cell>
          <table:table-cell table:number-columns-repeated="2" table:style-name="ce26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70:.AJ70];[.AQ70:.AW70])+SUM([.AK70:.AP70])*10=0;&quot;&quot;;SUM([.M70:.AJ70];[.AQ70:.AW70])+SUM([.AK70:.AP70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2</text:p>
          </table:table-cell>
          <table:table-cell table:style-name="ce16"/>
          <table:table-cell office:value-type="string" table:style-name="ce16">
            <text:p>Florent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2-05T00:00:00" table:style-name="ce22">
            <text:p>05/02/2024</text:p>
          </table:table-cell>
          <table:table-cell table:number-columns-repeated="28" table:style-name="ce23"/>
          <table:table-cell office:value-type="currency" office:value="2400" table:style-name="ce23">
            <text:p>2 400,00 €</text:p>
          </table:table-cell>
          <table:table-cell table:number-columns-repeated="9" table:style-name="ce23"/>
          <table:table-cell office:value-type="currency" office:value="24000" table:formula="of:=IF(SUM([.M71:.AJ71];[.AQ71:.AW71])+SUM([.AK71:.AP71])*10=0;&quot;&quot;;SUM([.M71:.AJ71];[.AQ71:.AW71])+SUM([.AK71:.AP71])*10)" table:style-name="ce13">
            <text:p>24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3</text:p>
          </table:table-cell>
          <table:table-cell table:style-name="ce16"/>
          <table:table-cell office:value-type="string" table:style-name="ce16">
            <text:p>Julie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0" table:style-name="ce23"/>
          <table:table-cell office:value-type="currency" office:value="100048" table:style-name="ce23">
            <text:p>100 048,00 €</text:p>
          </table:table-cell>
          <table:table-cell table:number-columns-repeated="13" table:style-name="ce23"/>
          <table:table-cell office:value-type="currency" office:value="2760" table:style-name="ce23">
            <text:p>2 760,00 €</text:p>
          </table:table-cell>
          <table:table-cell table:number-columns-repeated="6" table:style-name="ce23"/>
          <table:table-cell office:value-type="currency" office:value="33000" table:style-name="ce23">
            <text:p>33 000,00 €</text:p>
          </table:table-cell>
          <table:table-cell table:number-columns-repeated="6" table:style-name="ce23"/>
          <table:table-cell office:value-type="currency" office:value="160648" table:formula="of:=IF(SUM([.M72:.AJ72];[.AQ72:.AW72])+SUM([.AK72:.AP72])*10=0;&quot;&quot;;SUM([.M72:.AJ72];[.AQ72:.AW72])+SUM([.AK72:.AP72])*10)" table:style-name="ce13">
            <text:p>160 648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4</text:p>
          </table:table-cell>
          <table:table-cell table:style-name="ce47"/>
          <table:table-cell office:value-type="string" table:style-name="ce18">
            <text:p>Mathia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9" table:style-name="ce23"/>
          <table:table-cell office:value-type="currency" office:value="11154.85" table:style-name="ce23">
            <text:p>11 154,85 €</text:p>
          </table:table-cell>
          <table:table-cell office:value-type="currency" office:value="13858.95" table:style-name="ce23">
            <text:p>13 858,95 €</text:p>
          </table:table-cell>
          <table:table-cell table:number-columns-repeated="17" table:style-name="ce23"/>
          <table:table-cell office:value-type="currency" office:value="25013.800000000003" table:formula="of:=IF(SUM([.M73:.AJ73];[.AQ73:.AW73])+SUM([.AK73:.AP73])*10=0;&quot;&quot;;SUM([.M73:.AJ73];[.AQ73:.AW73])+SUM([.AK73:.AP73])*10)" table:style-name="ce13">
            <text:p>25 013,8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4</text:p>
          </table:table-cell>
          <table:table-cell table:style-name="ce47"/>
          <table:table-cell office:value-type="string" table:style-name="ce18">
            <text:p>Roxan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9" table:style-name="ce23"/>
          <table:table-cell office:value-type="currency" office:value="11154.85" table:style-name="ce23">
            <text:p>11 154,85 €</text:p>
          </table:table-cell>
          <table:table-cell office:value-type="currency" office:value="13858.95" table:style-name="ce23">
            <text:p>13 858,95 €</text:p>
          </table:table-cell>
          <table:table-cell table:number-columns-repeated="17" table:style-name="ce23"/>
          <table:table-cell office:value-type="currency" office:value="25013.800000000003" table:formula="of:=IF(SUM([.M74:.AJ74];[.AQ74:.AW74])+SUM([.AK74:.AP74])*10=0;&quot;&quot;;SUM([.M74:.AJ74];[.AQ74:.AW74])+SUM([.AK74:.AP74])*10)" table:style-name="ce13">
            <text:p>25 013,8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5</text:p>
          </table:table-cell>
          <table:table-cell table:style-name="ce18"/>
          <table:table-cell office:value-type="string" table:style-name="ce18">
            <text:p>Loïc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3-19T00:00:00" table:style-name="ce22">
            <text:p>19/03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75:.AJ75];[.AQ75:.AW75])+SUM([.AK75:.AP75])*10=0;&quot;&quot;;SUM([.M75:.AJ75];[.AQ75:.AW75])+SUM([.AK75:.AP75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5</text:p>
          </table:table-cell>
          <table:table-cell table:style-name="ce18"/>
          <table:table-cell office:value-type="string" table:style-name="ce18">
            <text:p>Séverine</text:p>
          </table:table-cell>
          <table:table-cell table:style-name="ce16"/>
          <table:table-cell table:style-name="ce49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3-19T00:00:00" table:style-name="ce22">
            <text:p>19/03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76:.AJ76];[.AQ76:.AW76])+SUM([.AK76:.AP76])*10=0;&quot;&quot;;SUM([.M76:.AJ76];[.AQ76:.AW76])+SUM([.AK76:.AP76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6</text:p>
          </table:table-cell>
          <table:table-cell table:style-name="ce18"/>
          <table:table-cell office:value-type="string" table:style-name="ce18">
            <text:p>Clair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6" table:style-name="ce23"/>
          <table:table-cell office:value-type="currency" office:value="3600" table:style-name="ce23">
            <text:p>3 600,00 €</text:p>
          </table:table-cell>
          <table:table-cell table:number-columns-repeated="11" table:style-name="ce23"/>
          <table:table-cell office:value-type="currency" office:value="36000" table:formula="of:=IF(SUM([.M77:.AJ77];[.AQ77:.AW77])+SUM([.AK77:.AP77])*10=0;&quot;&quot;;SUM([.M77:.AJ77];[.AQ77:.AW77])+SUM([.AK77:.AP77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6</text:p>
          </table:table-cell>
          <table:table-cell table:style-name="ce18"/>
          <table:table-cell office:value-type="string" table:style-name="ce18">
            <text:p>Geoffroy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6" table:style-name="ce23"/>
          <table:table-cell office:value-type="currency" office:value="3600" table:style-name="ce23">
            <text:p>3 600,00 €</text:p>
          </table:table-cell>
          <table:table-cell table:number-columns-repeated="11" table:style-name="ce23"/>
          <table:table-cell office:value-type="currency" office:value="36000" table:formula="of:=IF(SUM([.M78:.AJ78];[.AQ78:.AW78])+SUM([.AK78:.AP78])*10=0;&quot;&quot;;SUM([.M78:.AJ78];[.AQ78:.AW78])+SUM([.AK78:.AP78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7</text:p>
          </table:table-cell>
          <table:table-cell table:style-name="ce32"/>
          <table:table-cell office:value-type="string" table:style-name="ce16">
            <text:p>Pierre-Olivier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79:.AJ79];[.AQ79:.AW79])+SUM([.AK79:.AP79])*10=0;&quot;&quot;;SUM([.M79:.AJ79];[.AQ79:.AW79])+SUM([.AK79:.AP79])*10)" table:style-name="ce13">
            <text:p>36 000,00 €</text:p>
          </table:table-cell>
          <table:table-cell table:number-columns-repeated="16333" table:style-name="ce24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8</text:p>
          </table:table-cell>
          <table:table-cell table:style-name="ce16"/>
          <table:table-cell office:value-type="string" table:style-name="ce16">
            <text:p>Lionel</text:p>
          </table:table-cell>
          <table:table-cell table:style-name="ce16"/>
          <table:table-cell table:style-name="ce42"/>
          <table:table-cell table:style-name="ce19"/>
          <table:table-cell office:value-type="string" table:style-name="ce20">
            <text:p>OK</text:p>
            <text:p>LM à faire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80:.AJ80];[.AQ80:.AW80])+SUM([.AK80:.AP80])*10=0;&quot;&quot;;SUM([.M80:.AJ80];[.AQ80:.AW80])+SUM([.AK80:.AP80])*10)" table:style-name="ce13">
            <text:p>24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69</text:p>
          </table:table-cell>
          <table:table-cell table:style-name="ce42"/>
          <table:table-cell office:value-type="string" table:style-name="ce42">
            <text:p>William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</table:table-cell>
          <table:table-cell table:style-name="ce20"/>
          <table:table-cell office:value-type="string" table:style-name="ce20">
            <text:p>SWISSLIFE</text:p>
          </table:table-cell>
          <table:table-cell table:style-name="ce42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81:.AJ81];[.AQ81:.AW81])+SUM([.AK81:.AP81])*10=0;&quot;&quot;;SUM([.M81:.AJ81];[.AQ81:.AW81])+SUM([.AK81:.AP81])*10)" table:style-name="ce13">
            <text:p>24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0</text:p>
          </table:table-cell>
          <table:table-cell table:style-name="ce16"/>
          <table:table-cell office:value-type="string" table:style-name="ce16">
            <text:p>Oria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NRP - Suivi à pos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82:.AJ82];[.AQ82:.AW82])+SUM([.AK82:.AP82])*10=0;&quot;&quot;;SUM([.M82:.AJ82];[.AQ82:.AW82])+SUM([.AK82:.AP82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1</text:p>
          </table:table-cell>
          <table:table-cell table:style-name="ce16"/>
          <table:table-cell office:value-type="string" table:style-name="ce16">
            <text:p>Hugo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DV à positionner</text:p>
          </table:table-cell>
          <table:table-cell table:number-columns-repeated="2" table:style-name="ce21"/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28" table:style-name="ce23"/>
          <table:table-cell office:value-type="currency" office:value="100079" table:formula="of:=IF(SUM([.M83:.AJ83];[.AQ83:.AW83])+SUM([.AK83:.AP83])*10=0;&quot;&quot;;SUM([.M83:.AJ83];[.AQ83:.AW83])+SUM([.AK83:.AP83])*10)" table:style-name="ce13">
            <text:p>100 079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2</text:p>
          </table:table-cell>
          <table:table-cell table:style-name="ce32"/>
          <table:table-cell office:value-type="string" table:style-name="ce16">
            <text:p>Philipp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84:.AJ84];[.AQ84:.AW84])+SUM([.AK84:.AP84])*10=0;&quot;&quot;;SUM([.M84:.AJ84];[.AQ84:.AW84])+SUM([.AK84:.AP84])*10)" table:style-name="ce13">
            <text:p>24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3</text:p>
          </table:table-cell>
          <table:table-cell table:style-name="ce16"/>
          <table:table-cell office:value-type="string" table:style-name="ce31">
            <text:p>Baptiste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85:.AJ85];[.AQ85:.AW85])+SUM([.AK85:.AP85])*10=0;&quot;&quot;;SUM([.M85:.AJ85];[.AQ85:.AW85])+SUM([.AK85:.AP85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4</text:p>
          </table:table-cell>
          <table:table-cell table:style-name="ce16"/>
          <table:table-cell office:value-type="string" table:style-name="ce16">
            <text:p>Matthieu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K</text:p>
          </table:table-cell>
          <table:table-cell table:style-name="ce26"/>
          <table:table-cell office:value-type="string" table:style-name="ce26">
            <text:p>ABEILLE</text:p>
          </table:table-cell>
          <table:table-cell office:value-type="date" office:date-value="2024-02-08T00:00:00" table:style-name="ce22">
            <text:p>08/02/2024</text:p>
          </table:table-cell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4" table:style-name="ce23"/>
          <table:table-cell office:value-type="currency" office:value="10075" table:style-name="ce23">
            <text:p>10 075,00 €</text:p>
          </table:table-cell>
          <table:table-cell table:number-columns-repeated="8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146141" table:formula="of:=IF(SUM([.M86:.AJ86];[.AQ86:.AW86])+SUM([.AK86:.AP86])*10=0;&quot;&quot;;SUM([.M86:.AJ86];[.AQ86:.AW86])+SUM([.AK86:.AP86])*10)" table:style-name="ce13">
            <text:p>146 141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5</text:p>
          </table:table-cell>
          <table:table-cell table:style-name="ce16"/>
          <table:table-cell office:value-type="string" table:style-name="ce16">
            <text:p>Titoua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2400" table:style-name="ce23">
            <text:p>2 400,00 €</text:p>
          </table:table-cell>
          <table:table-cell table:number-columns-repeated="10" table:style-name="ce23"/>
          <table:table-cell office:value-type="currency" office:value="24000" table:formula="of:=IF(SUM([.M87:.AJ87];[.AQ87:.AW87])+SUM([.AK87:.AP87])*10=0;&quot;&quot;;SUM([.M87:.AJ87];[.AQ87:.AW87])+SUM([.AK87:.AP87])*10)" table:style-name="ce13">
            <text:p>24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6</text:p>
          </table:table-cell>
          <table:table-cell table:style-name="ce16"/>
          <table:table-cell office:value-type="string" table:style-name="ce16">
            <text:p>Vincent</text:p>
          </table:table-cell>
          <table:table-cell table:number-columns-repeated="2" table:style-name="ce16"/>
          <table:table-cell table:style-name="ce19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29" table:style-name="ce23"/>
          <table:table-cell office:value-type="currency" office:value="1800" table:style-name="ce23">
            <text:p>1 800,00 €</text:p>
          </table:table-cell>
          <table:table-cell table:number-columns-repeated="8" table:style-name="ce23"/>
          <table:table-cell office:value-type="currency" office:value="18000" table:formula="of:=IF(SUM([.M88:.AJ88];[.AQ88:.AW88])+SUM([.AK88:.AP88])*10=0;&quot;&quot;;SUM([.M88:.AJ88];[.AQ88:.AW88])+SUM([.AK88:.AP88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7</text:p>
          </table:table-cell>
          <table:table-cell table:style-name="ce32"/>
          <table:table-cell office:value-type="string" table:style-name="ce16">
            <text:p>Thoma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89:.AJ89];[.AQ89:.AW89])+SUM([.AK89:.AP89])*10=0;&quot;&quot;;SUM([.M89:.AJ89];[.AQ89:.AW89])+SUM([.AK89:.AP89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8</text:p>
          </table:table-cell>
          <table:table-cell table:style-name="ce18"/>
          <table:table-cell office:value-type="string" table:style-name="ce18">
            <text:p>Clotild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style-name="ce23"/>
          <table:table-cell office:value-type="currency" office:value="1200" table:style-name="ce23">
            <text:p>1 200,00 €</text:p>
          </table:table-cell>
          <table:table-cell table:number-columns-repeated="10" table:style-name="ce23"/>
          <table:table-cell office:value-type="currency" office:value="30000" table:formula="of:=IF(SUM([.M90:.AJ90];[.AQ90:.AW90])+SUM([.AK90:.AP90])*10=0;&quot;&quot;;SUM([.M90:.AJ90];[.AQ90:.AW90])+SUM([.AK90:.AP90])*10)" table:style-name="ce13">
            <text:p>30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8</text:p>
          </table:table-cell>
          <table:table-cell table:style-name="ce18"/>
          <table:table-cell office:value-type="string" table:style-name="ce18">
            <text:p>Elliot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style-name="ce23"/>
          <table:table-cell office:value-type="currency" office:value="1200" table:style-name="ce23">
            <text:p>1 200,00 €</text:p>
          </table:table-cell>
          <table:table-cell table:number-columns-repeated="10" table:style-name="ce23"/>
          <table:table-cell office:value-type="currency" office:value="36000" table:formula="of:=IF(SUM([.M91:.AJ91];[.AQ91:.AW91])+SUM([.AK91:.AP91])*10=0;&quot;&quot;;SUM([.M91:.AJ91];[.AQ91:.AW91])+SUM([.AK91:.AP91])*10)" table:style-name="ce13">
            <text:p>36 000,00 €</text:p>
          </table:table-cell>
          <table:table-cell table:number-columns-repeated="16333" table:style-name="ce24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9</text:p>
          </table:table-cell>
          <table:table-cell table:style-name="ce18"/>
          <table:table-cell office:value-type="string" table:style-name="ce18">
            <text:p>Aurélie</text:p>
          </table:table-cell>
          <table:table-cell table:number-columns-repeated="2" table:style-name="ce16"/>
          <table:table-cell table:style-name="ce33"/>
          <table:table-cell office:value-type="string" table:style-name="ce20">
            <text:p>OK</text:p>
            <text:p>ODP en édition (Partenaire de MOYON GREGORY)</text:p>
          </table:table-cell>
          <table:table-cell table:number-columns-repeated="2" table:style-name="ce20"/>
          <table:table-cell table:style-name="ce16"/>
          <table:table-cell table:number-columns-repeated="9" table:style-name="ce23"/>
          <table:table-cell office:value-type="currency" office:value="32581.5" table:style-name="ce23">
            <text:p>32 581,50 €</text:p>
          </table:table-cell>
          <table:table-cell office:value-type="currency" office:value="32552" table:style-name="ce23">
            <text:p>32 552,00 €</text:p>
          </table:table-cell>
          <table:table-cell table:number-columns-repeated="27" table:style-name="ce23"/>
          <table:table-cell office:value-type="currency" office:value="65133.5" table:formula="of:=IF(SUM([.M92:.AJ92];[.AQ92:.AW92])+SUM([.AK92:.AP92])*10=0;&quot;&quot;;SUM([.M92:.AJ92];[.AQ92:.AW92])+SUM([.AK92:.AP92])*10)" table:style-name="ce13">
            <text:p>65 133,50 €</text:p>
          </table:table-cell>
          <table:table-cell table:number-columns-repeated="16333" table:style-name="ce24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79</text:p>
          </table:table-cell>
          <table:table-cell table:style-name="ce18"/>
          <table:table-cell office:value-type="string" table:style-name="ce18">
            <text:p>Grégory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OK</text:p>
            <text:p>ODP en édition</text:p>
          </table:table-cell>
          <table:table-cell table:number-columns-repeated="2" table:style-name="ce20"/>
          <table:table-cell table:style-name="ce16"/>
          <table:table-cell table:number-columns-repeated="9" table:style-name="ce23"/>
          <table:table-cell office:value-type="currency" office:value="32581.5" table:style-name="ce23">
            <text:p>32 581,50 €</text:p>
          </table:table-cell>
          <table:table-cell office:value-type="currency" office:value="32552" table:style-name="ce23">
            <text:p>32 552,00 €</text:p>
          </table:table-cell>
          <table:table-cell table:number-columns-repeated="14" table:style-name="ce23"/>
          <table:table-cell office:value-type="currency" office:value="3000" table:style-name="ce23">
            <text:p>3 000,00 €</text:p>
          </table:table-cell>
          <table:table-cell table:number-columns-repeated="12" table:style-name="ce23"/>
          <table:table-cell office:value-type="currency" office:value="95133.5" table:formula="of:=IF(SUM([.M93:.AJ93];[.AQ93:.AW93])+SUM([.AK93:.AP93])*10=0;&quot;&quot;;SUM([.M93:.AJ93];[.AQ93:.AW93])+SUM([.AK93:.AP93])*10)" table:style-name="ce13">
            <text:p>95 133,5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0</text:p>
          </table:table-cell>
          <table:table-cell table:style-name="ce16"/>
          <table:table-cell office:value-type="string" table:style-name="ce16">
            <text:p>Mario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94:.AJ94];[.AQ94:.AW94])+SUM([.AK94:.AP94])*10=0;&quot;&quot;;SUM([.M94:.AJ94];[.AQ94:.AW94])+SUM([.AK94:.AP94])*10)" table:style-name="ce13">
            <text:p>18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1</text:p>
          </table:table-cell>
          <table:table-cell table:style-name="ce16"/>
          <table:table-cell office:value-type="string" table:style-name="ce16">
            <text:p>Audrey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38" table:style-name="ce23"/>
          <table:table-cell office:value-type="string" office:string-value="" table:formula="of:=IF(SUM([.M95:.AJ95];[.AQ95:.AW95])+SUM([.AK95:.AP95])*10=0;&quot;&quot;;SUM([.M95:.AJ95];[.AQ95:.AW95])+SUM([.AK95:.AP95])*10)" table:style-name="ce13"/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2</text:p>
          </table:table-cell>
          <table:table-cell table:style-name="ce32"/>
          <table:table-cell office:value-type="string" table:style-name="ce16">
            <text:p>Benjami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96:.AJ96];[.AQ96:.AW96])+SUM([.AK96:.AP96])*10=0;&quot;&quot;;SUM([.M96:.AJ96];[.AQ96:.AW96])+SUM([.AK96:.AP96])*10)" table:style-name="ce13">
            <text:p>36 000,00 €</text:p>
          </table:table-cell>
          <table:table-cell table:number-columns-repeated="16333" table:style-name="ce24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3</text:p>
          </table:table-cell>
          <table:table-cell table:style-name="ce18"/>
          <table:table-cell office:value-type="string" table:style-name="ce18">
            <text:p>Julian</text:p>
          </table:table-cell>
          <table:table-cell table:number-columns-repeated="2" table:style-name="ce16"/>
          <table:table-cell table:style-name="ce19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19995.5" table:style-name="ce23">
            <text:p>19 995,50 €</text:p>
          </table:table-cell>
          <table:table-cell office:value-type="currency" office:value="19968" table:style-name="ce23">
            <text:p>19 968,00 €</text:p>
          </table:table-cell>
          <table:table-cell office:value-type="currency" office:value="20060" table:style-name="ce23">
            <text:p>20 060,00 €</text:p>
          </table:table-cell>
          <table:table-cell table:number-columns-repeated="26" table:style-name="ce23"/>
          <table:table-cell office:value-type="currency" office:value="60023.5" table:formula="of:=IF(SUM([.M97:.AJ97];[.AQ97:.AW97])+SUM([.AK97:.AP97])*10=0;&quot;&quot;;SUM([.M97:.AJ97];[.AQ97:.AW97])+SUM([.AK97:.AP97])*10)" table:style-name="ce13">
            <text:p>60 023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3</text:p>
          </table:table-cell>
          <table:table-cell table:style-name="ce18"/>
          <table:table-cell office:value-type="string" table:style-name="ce18">
            <text:p>Emily</text:p>
          </table:table-cell>
          <table:table-cell table:number-columns-repeated="2" table:style-name="ce16"/>
          <table:table-cell table:style-name="ce33"/>
          <table:table-cell office:value-type="string" table:style-name="ce29">
            <text:p>OK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19995.5" table:style-name="ce23">
            <text:p>19 995,50 €</text:p>
          </table:table-cell>
          <table:table-cell office:value-type="currency" office:value="19968" table:style-name="ce23">
            <text:p>19 968,00 €</text:p>
          </table:table-cell>
          <table:table-cell office:value-type="currency" office:value="20060" table:style-name="ce23">
            <text:p>20 060,00 €</text:p>
          </table:table-cell>
          <table:table-cell table:number-columns-repeated="26" table:style-name="ce23"/>
          <table:table-cell office:value-type="currency" office:value="60023.5" table:formula="of:=IF(SUM([.M98:.AJ98];[.AQ98:.AW98])+SUM([.AK98:.AP98])*10=0;&quot;&quot;;SUM([.M98:.AJ98];[.AQ98:.AW98])+SUM([.AK98:.AP98])*10)" table:style-name="ce13">
            <text:p>60 023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4</text:p>
          </table:table-cell>
          <table:table-cell table:style-name="ce16"/>
          <table:table-cell office:value-type="string" table:style-name="ce16">
            <text:p>Maryan</text:p>
          </table:table-cell>
          <table:table-cell office:value-type="string" table:style-name="ce16">
            <text:p>MLE</text:p>
          </table:table-cell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6" table:style-name="ce23"/>
          <table:table-cell office:value-type="currency" office:value="10000" table:style-name="ce23">
            <text:p>10 000,00 €</text:p>
          </table:table-cell>
          <table:table-cell table:number-columns-repeated="6" table:style-name="ce23"/>
          <table:table-cell office:value-type="currency" office:value="34000" table:formula="of:=IF(SUM([.M99:.AJ99];[.AQ99:.AW99])+SUM([.AK99:.AP99])*10=0;&quot;&quot;;SUM([.M99:.AJ99];[.AQ99:.AW99])+SUM([.AK99:.AP99])*10)" table:style-name="ce13">
            <text:p>3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5</text:p>
          </table:table-cell>
          <table:table-cell table:style-name="ce18"/>
          <table:table-cell office:value-type="string" table:style-name="ce18">
            <text:p>Estelle</text:p>
          </table:table-cell>
          <table:table-cell office:value-type="string" table:style-name="ce16">
            <text:p>MAXIGATHE</text:p>
          </table:table-cell>
          <table:table-cell table:style-name="ce16"/>
          <table:table-cell table:style-name="ce19"/>
          <table:table-cell office:value-type="string" table:style-name="ce20">
            <text:p>OK</text:p>
          </table:table-cell>
          <table:table-cell office:value-type="string" table:style-name="ce20">
            <text:p>ASSET</text:p>
            <text:p>SCPI</text:p>
          </table:table-cell>
          <table:table-cell office:value-type="string" table:style-name="ce20">
            <text:p>ABEILLE</text:p>
          </table:table-cell>
          <table:table-cell office:value-type="date" office:date-value="2024-03-27T00:00:00" table:style-name="ce22">
            <text:p>27/03/2024</text:p>
          </table:table-cell>
          <table:table-cell table:number-columns-repeated="7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15022" table:style-name="ce23">
            <text:p>15 022,00 €</text:p>
          </table:table-cell>
          <table:table-cell office:value-type="currency" office:value="7592" table:style-name="ce23">
            <text:p>7 592,00 €</text:p>
          </table:table-cell>
          <table:table-cell table:number-columns-repeated="13" table:style-name="ce23"/>
          <table:table-cell office:value-type="currency" office:value="900" table:style-name="ce23">
            <text:p>900,00 €</text:p>
          </table:table-cell>
          <table:table-cell table:number-columns-repeated="13" table:style-name="ce23"/>
          <table:table-cell office:value-type="currency" office:value="36614" table:formula="of:=IF(SUM([.M100:.AJ100];[.AQ100:.AW100])+SUM([.AK100:.AP100])*10=0;&quot;&quot;;SUM([.M100:.AJ100];[.AQ100:.AW100])+SUM([.AK100:.AP100])*10)" table:style-name="ce13">
            <text:p>36 61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5</text:p>
          </table:table-cell>
          <table:table-cell table:style-name="ce18"/>
          <table:table-cell office:value-type="string" table:style-name="ce18">
            <text:p>Julien</text:p>
          </table:table-cell>
          <table:table-cell office:value-type="string" table:style-name="ce16">
            <text:p>MAXIGATHE</text:p>
          </table:table-cell>
          <table:table-cell table:style-name="ce16"/>
          <table:table-cell table:style-name="ce19"/>
          <table:table-cell office:value-type="string" table:style-name="ce20">
            <text:p>OK</text:p>
          </table:table-cell>
          <table:table-cell office:value-type="string" table:style-name="ce20">
            <text:p>ASSET</text:p>
            <text:p>SCPI</text:p>
          </table:table-cell>
          <table:table-cell office:value-type="string" table:style-name="ce20">
            <text:p>ABEILLE</text:p>
          </table:table-cell>
          <table:table-cell office:value-type="date" office:date-value="2024-03-27T00:00:00" table:style-name="ce22">
            <text:p>27/03/2024</text:p>
          </table:table-cell>
          <table:table-cell table:number-columns-repeated="7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15022" table:style-name="ce23">
            <text:p>15 022,00 €</text:p>
          </table:table-cell>
          <table:table-cell office:value-type="currency" office:value="7592" table:style-name="ce23">
            <text:p>7 592,00 €</text:p>
          </table:table-cell>
          <table:table-cell table:number-columns-repeated="13" table:style-name="ce23"/>
          <table:table-cell office:value-type="currency" office:value="900" table:style-name="ce23">
            <text:p>900,00 €</text:p>
          </table:table-cell>
          <table:table-cell table:number-columns-repeated="13" table:style-name="ce23"/>
          <table:table-cell office:value-type="currency" office:value="36614" table:formula="of:=IF(SUM([.M101:.AJ101];[.AQ101:.AW101])+SUM([.AK101:.AP101])*10=0;&quot;&quot;;SUM([.M101:.AJ101];[.AQ101:.AW101])+SUM([.AK101:.AP101])*10)" table:style-name="ce13">
            <text:p>36 614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6</text:p>
          </table:table-cell>
          <table:table-cell table:style-name="ce16"/>
          <table:table-cell office:value-type="string" table:style-name="ce16">
            <text:p>Ann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38" table:style-name="ce23"/>
          <table:table-cell office:value-type="string" office:string-value="" table:formula="of:=IF(SUM([.M102:.AJ102];[.AQ102:.AW102])+SUM([.AK102:.AP102])*10=0;&quot;&quot;;SUM([.M102:.AJ102];[.AQ102:.AW102])+SUM([.AK102:.AP102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7</text:p>
          </table:table-cell>
          <table:table-cell table:style-name="ce16"/>
          <table:table-cell office:value-type="string" table:style-name="ce16">
            <text:p>François</text:p>
          </table:table-cell>
          <table:table-cell office:value-type="string" table:style-name="ce16">
            <text:p>FCCMA2468</text:p>
          </table:table-cell>
          <table:table-cell table:style-name="ce16"/>
          <table:table-cell table:style-name="ce33"/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:.AJ103];[.AQ103:.AW103])+SUM([.AK103:.AP103])*10=0;&quot;&quot;;SUM([.M103:.AJ103];[.AQ103:.AW103])+SUM([.AK103:.AP103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8</text:p>
          </table:table-cell>
          <table:table-cell table:style-name="ce16"/>
          <table:table-cell office:value-type="string" table:style-name="ce16">
            <text:p>Bastien</text:p>
          </table:table-cell>
          <table:table-cell table:number-columns-repeated="2" table:style-name="ce16"/>
          <table:table-cell table:style-name="ce19"/>
          <table:table-cell office:value-type="string" table:style-name="ce26">
            <text:p>OK</text:p>
          </table:table-cell>
          <table:table-cell table:style-name="ce26"/>
          <table:table-cell office:value-type="string" table:style-name="ce26">
            <text:p>ABEILLE</text:p>
          </table:table-cell>
          <table:table-cell office:value-type="date" office:date-value="2024-02-06T00:00:00" table:style-name="ce22">
            <text:p>06/02/2024</text:p>
          </table:table-cell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6" table:style-name="ce23"/>
          <table:table-cell office:value-type="currency" office:value="20000" table:style-name="ce23">
            <text:p>20 000,00 €</text:p>
          </table:table-cell>
          <table:table-cell table:number-columns-repeated="6" table:style-name="ce23"/>
          <table:table-cell office:value-type="currency" office:value="56000" table:formula="of:=IF(SUM([.M104:.AJ104];[.AQ104:.AW104])+SUM([.AK104:.AP104])*10=0;&quot;&quot;;SUM([.M104:.AJ104];[.AQ104:.AW104])+SUM([.AK104:.AP104])*10)" table:style-name="ce13">
            <text:p>5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89</text:p>
          </table:table-cell>
          <table:table-cell table:style-name="ce32"/>
          <table:table-cell office:value-type="string" table:style-name="ce42">
            <text:p>Stéphane</text:p>
            <text:p>Muriel (non signée)</text:p>
          </table:table-cell>
          <table:table-cell table:number-columns-repeated="3" table:style-name="ce42"/>
          <table:table-cell office:value-type="string" table:style-name="ce28">
            <text:p>NRP - Suivi à pos</text:p>
          </table:table-cell>
          <table:table-cell table:number-columns-repeated="2" table:style-name="ce28"/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05:.AJ105];[.AQ105:.AW105])+SUM([.AK105:.AP105])*10=0;&quot;&quot;;SUM([.M105:.AJ105];[.AQ105:.AW105])+SUM([.AK105:.AP105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0</text:p>
          </table:table-cell>
          <table:table-cell table:style-name="ce16"/>
          <table:table-cell office:value-type="string" table:style-name="ce16">
            <text:p>Annie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:.AJ106];[.AQ106:.AW106])+SUM([.AK106:.AP106])*10=0;&quot;&quot;;SUM([.M106:.AJ106];[.AQ106:.AW106])+SUM([.AK106:.AP106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1</text:p>
          </table:table-cell>
          <table:table-cell table:style-name="ce16"/>
          <table:table-cell office:value-type="string" table:style-name="ce16">
            <text:p>Jean-Baptist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1-05T00:00:00" table:style-name="ce22">
            <text:p>05/01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07:.AJ107];[.AQ107:.AW107])+SUM([.AK107:.AP107])*10=0;&quot;&quot;;SUM([.M107:.AJ107];[.AQ107:.AW107])+SUM([.AK107:.AP107])*10)" table:style-name="ce13">
            <text:p>24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31">
            <text:p>EAR092</text:p>
          </table:table-cell>
          <table:table-cell table:style-name="ce31"/>
          <table:table-cell office:value-type="string" table:style-name="ce31">
            <text:p>Thomas</text:p>
          </table:table-cell>
          <table:table-cell office:value-type="string" table:style-name="ce31">
            <text:p>JAM23</text:p>
          </table:table-cell>
          <table:table-cell table:style-name="ce16"/>
          <table:table-cell table:style-name="ce33"/>
          <table:table-cell office:value-type="string" table:style-name="ce34">
            <text:p>SCPi en cours - Attente RIB SCI</text:p>
          </table:table-cell>
          <table:table-cell office:value-type="string" table:style-name="ce34">
            <text:p>SCPI</text:p>
            <text:p>ASSET</text:p>
          </table:table-cell>
          <table:table-cell table:style-name="ce34"/>
          <table:table-cell table:style-name="ce16"/>
          <table:table-cell table:number-columns-repeated="5" table:style-name="ce23"/>
          <table:table-cell office:value-type="currency" office:value="50176" table:style-name="ce23">
            <text:p>50 176,00 €</text:p>
          </table:table-cell>
          <table:table-cell table:number-columns-repeated="3" table:style-name="ce23"/>
          <table:table-cell office:value-type="currency" office:value="75348" table:style-name="ce23">
            <text:p>75 348,00 €</text:p>
          </table:table-cell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200612" table:formula="of:=IF(SUM([.M108:.AJ108];[.AQ108:.AW108])+SUM([.AK108:.AP108])*10=0;&quot;&quot;;SUM([.M108:.AJ108];[.AQ108:.AW108])+SUM([.AK108:.AP108])*10)" table:style-name="ce13">
            <text:p>200 612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3</text:p>
          </table:table-cell>
          <table:table-cell table:style-name="ce41"/>
          <table:table-cell office:value-type="string" table:style-name="ce41">
            <text:p>Thomas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</table:table-cell>
          <table:table-cell table:number-columns-repeated="2" table:style-name="ce20"/>
          <table:table-cell table:style-name="ce22"/>
          <table:table-cell table:number-columns-repeated="19" table:style-name="ce23"/>
          <table:table-cell office:value-type="currency" office:value="39970.699999999997" table:style-name="ce23">
            <text:p>39 970,70 €</text:p>
          </table:table-cell>
          <table:table-cell office:value-type="currency" office:value="40040" table:style-name="ce23">
            <text:p>40 040,00 €</text:p>
          </table:table-cell>
          <table:table-cell office:value-type="currency" office:value="20196" table:style-name="ce23">
            <text:p>20 196,00 €</text:p>
          </table:table-cell>
          <table:table-cell office:value-type="currency" office:value="20000" table:style-name="ce23">
            <text:p>20 000,00 €</text:p>
          </table:table-cell>
          <table:table-cell table:number-columns-repeated="2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38206.70000000001" table:formula="of:=IF(SUM([.M109:.AJ109];[.AQ109:.AW109])+SUM([.AK109:.AP109])*10=0;&quot;&quot;;SUM([.M109:.AJ109];[.AQ109:.AW109])+SUM([.AK109:.AP109])*10)" table:style-name="ce13">
            <text:p>138 206,7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EAR</text:p>
          </table:table-cell>
          <table:table-cell office:value-type="string" table:style-name="ce17">
            <text:p>EAR093</text:p>
          </table:table-cell>
          <table:table-cell table:style-name="ce51"/>
          <table:table-cell office:value-type="string" table:style-name="ce51">
            <text:p>Marion</text:p>
          </table:table-cell>
          <table:table-cell table:style-name="ce52"/>
          <table:table-cell table:style-name="ce42"/>
          <table:table-cell table:style-name="ce43"/>
          <table:table-cell office:value-type="string" table:style-name="ce20">
            <text:p>OK</text:p>
          </table:table-cell>
          <table:table-cell table:number-columns-repeated="2" table:style-name="ce20"/>
          <table:table-cell office:value-type="date" office:date-value="2024-06-10T00:00:00" table:style-name="ce22">
            <text:p>10/06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110:.AJ110];[.AQ110:.AW110])+SUM([.AK110:.AP110])*10=0;&quot;&quot;;SUM([.M110:.AJ110];[.AQ110:.AW110])+SUM([.AK110:.AP110])*10)" table:style-name="ce13">
            <text:p>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4</text:p>
          </table:table-cell>
          <table:table-cell table:style-name="ce16"/>
          <table:table-cell office:value-type="string" table:style-name="ce16">
            <text:p>Marc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111:.AJ111];[.AQ111:.AW111])+SUM([.AK111:.AP111])*10=0;&quot;&quot;;SUM([.M111:.AJ111];[.AQ111:.AW111])+SUM([.AK111:.AP111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EAR</text:p>
          </table:table-cell>
          <table:table-cell office:value-type="string" table:style-name="ce8">
            <text:p>EAR095</text:p>
          </table:table-cell>
          <table:table-cell table:style-name="ce8"/>
          <table:table-cell office:value-type="string" table:style-name="ce8">
            <text:p>Antoine</text:p>
          </table:table-cell>
          <table:table-cell table:style-name="ce8"/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2-05T00:00:00" table:style-name="ce22">
            <text:p>05/02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12:.AJ112];[.AQ112:.AW112])+SUM([.AK112:.AP112])*10=0;&quot;&quot;;SUM([.M112:.AJ112];[.AQ112:.AW112])+SUM([.AK112:.AP112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31">
            <text:p>EAR097</text:p>
          </table:table-cell>
          <table:table-cell table:style-name="ce31"/>
          <table:table-cell office:value-type="string" table:style-name="ce31">
            <text:p>Mathieu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Ok - Repris par EAR car problematique changement RIB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113:.AJ113];[.AQ113:.AW113])+SUM([.AK113:.AP113])*10=0;&quot;&quot;;SUM([.M113:.AJ113];[.AQ113:.AW113])+SUM([.AK113:.AP113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8</text:p>
          </table:table-cell>
          <table:table-cell table:style-name="ce18"/>
          <table:table-cell office:value-type="string" table:style-name="ce18">
            <text:p>Anne-Claire</text:p>
          </table:table-cell>
          <table:table-cell office:value-type="string" table:style-name="ce16">
            <text:p>ACT</text:p>
          </table:table-cell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0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75088" table:formula="of:=IF(SUM([.M114:.AJ114];[.AQ114:.AW114])+SUM([.AK114:.AP114])*10=0;&quot;&quot;;SUM([.M114:.AJ114];[.AQ114:.AW114])+SUM([.AK114:.AP114])*10)" table:style-name="ce13">
            <text:p>75 088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8</text:p>
          </table:table-cell>
          <table:table-cell table:style-name="ce18"/>
          <table:table-cell office:value-type="string" table:style-name="ce18">
            <text:p>Thibaut</text:p>
          </table:table-cell>
          <table:table-cell office:value-type="string" table:style-name="ce16">
            <text:p>ACT</text:p>
          </table:table-cell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10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75088" table:formula="of:=IF(SUM([.M115:.AJ115];[.AQ115:.AW115])+SUM([.AK115:.AP115])*10=0;&quot;&quot;;SUM([.M115:.AJ115];[.AQ115:.AW115])+SUM([.AK115:.AP115])*10)" table:style-name="ce13">
            <text:p>75 088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099</text:p>
          </table:table-cell>
          <table:table-cell table:style-name="ce16"/>
          <table:table-cell office:value-type="string" table:style-name="ce16">
            <text:p>Charlott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4-06-10T00:00:00" table:style-name="ce22">
            <text:p>10/06/2024</text:p>
          </table:table-cell>
          <table:table-cell office:value-type="currency" office:value="132500" table:style-name="ce23">
            <text:p>132 500,00 €</text:p>
          </table:table-cell>
          <table:table-cell table:number-columns-repeated="23" table:style-name="ce23"/>
          <table:table-cell office:value-type="currency" office:value="14328" table:style-name="ce23">
            <text:p>14 328,00 €</text:p>
          </table:table-cell>
          <table:table-cell table:number-columns-repeated="13" table:style-name="ce23"/>
          <table:table-cell office:value-type="currency" office:value="275780" table:formula="of:=IF(SUM([.M116:.AJ116];[.AQ116:.AW116])+SUM([.AK116:.AP116])*10=0;&quot;&quot;;SUM([.M116:.AJ116];[.AQ116:.AW116])+SUM([.AK116:.AP116])*10)" table:style-name="ce13">
            <text:p>275 78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0</text:p>
          </table:table-cell>
          <table:table-cell table:style-name="ce36"/>
          <table:table-cell office:value-type="string" table:style-name="ce36">
            <text:p>Germano</text:p>
          </table:table-cell>
          <table:table-cell table:number-columns-repeated="2" table:style-name="ce36"/>
          <table:table-cell table:style-name="ce37"/>
          <table:table-cell office:value-type="string" table:style-name="ce38">
            <text:p>OK</text:p>
          </table:table-cell>
          <table:table-cell table:number-columns-repeated="2" table:style-name="ce38"/>
          <table:table-cell table:style-name="ce36"/>
          <table:table-cell table:number-columns-repeated="11" table:style-name="ce40"/>
          <table:table-cell table:number-columns-repeated="13" table:style-name="ce23"/>
          <table:table-cell office:value-type="currency" office:value="4104" table:style-name="ce23">
            <text:p>4 104,00 €</text:p>
          </table:table-cell>
          <table:table-cell table:number-columns-repeated="13" table:style-name="ce23"/>
          <table:table-cell office:value-type="currency" office:value="41040" table:formula="of:=IF(SUM([.M117:.AJ117];[.AQ117:.AW117])+SUM([.AK117:.AP117])*10=0;&quot;&quot;;SUM([.M117:.AJ117];[.AQ117:.AW117])+SUM([.AK117:.AP117])*10)" table:style-name="ce13">
            <text:p>41 04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3</text:p>
          </table:table-cell>
          <table:table-cell table:style-name="ce16"/>
          <table:table-cell office:value-type="string" table:style-name="ce16">
            <text:p>Alan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6" table:style-name="ce23"/>
          <table:table-cell office:value-type="currency" office:value="7200" table:style-name="ce23">
            <text:p>7 200,00 €</text:p>
          </table:table-cell>
          <table:table-cell table:number-columns-repeated="11" table:style-name="ce23"/>
          <table:table-cell office:value-type="currency" office:value="72000" table:formula="of:=IF(SUM([.M118:.AJ118];[.AQ118:.AW118])+SUM([.AK118:.AP118])*10=0;&quot;&quot;;SUM([.M118:.AJ118];[.AQ118:.AW118])+SUM([.AK118:.AP118])*10)" table:style-name="ce13">
            <text:p>7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4</text:p>
          </table:table-cell>
          <table:table-cell table:style-name="ce16"/>
          <table:table-cell office:value-type="string" table:style-name="ce16">
            <text:p>Stéphani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RPA en signature</text:p>
          </table:table-cell>
          <table:table-cell table:number-columns-repeated="2" table:style-name="ce21"/>
          <table:table-cell table:style-name="ce16"/>
          <table:table-cell table:number-columns-repeated="31" table:style-name="ce23"/>
          <table:table-cell office:value-type="currency" office:value="50000" table:style-name="ce23">
            <text:p>50 000,00 €</text:p>
          </table:table-cell>
          <table:table-cell table:number-columns-repeated="3" table:style-name="ce23"/>
          <table:table-cell office:value-type="currency" office:value="50000" table:style-name="ce23">
            <text:p>50 000,00 €</text:p>
          </table:table-cell>
          <table:table-cell table:number-columns-repeated="2" table:style-name="ce23"/>
          <table:table-cell office:value-type="currency" office:value="100000" table:formula="of:=IF(SUM([.M119:.AJ119];[.AQ119:.AW119])+SUM([.AK119:.AP119])*10=0;&quot;&quot;;SUM([.M119:.AJ119];[.AQ119:.AW119])+SUM([.AK119:.AP119])*10)" table:style-name="ce13">
            <text:p>10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5</text:p>
          </table:table-cell>
          <table:table-cell table:style-name="ce16"/>
          <table:table-cell office:value-type="string" table:style-name="ce16">
            <text:p>Guillaume</text:p>
          </table:table-cell>
          <table:table-cell table:style-name="ce16"/>
          <table:table-cell table:style-name="ce42"/>
          <table:table-cell table:style-name="ce19"/>
          <table:table-cell office:value-type="string" table:style-name="ce26">
            <text:p>OK</text:p>
          </table:table-cell>
          <table:table-cell table:number-columns-repeated="2" table:style-name="ce26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120:.AJ120];[.AQ120:.AW120])+SUM([.AK120:.AP120])*10=0;&quot;&quot;;SUM([.M120:.AJ120];[.AQ120:.AW120])+SUM([.AK120:.AP120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6</text:p>
          </table:table-cell>
          <table:table-cell table:style-name="ce18"/>
          <table:table-cell office:value-type="string" table:style-name="ce41">
            <text:p>Muriel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</table:table-cell>
          <table:table-cell table:number-columns-repeated="2" table:style-name="ce20"/>
          <table:table-cell table:style-name="ce16"/>
          <table:table-cell table:number-columns-repeated="2" table:style-name="ce23"/>
          <table:table-cell office:value-type="currency" office:value="1500" table:style-name="ce23">
            <text:p>1 500,00 €</text:p>
          </table:table-cell>
          <table:table-cell table:number-columns-repeated="6" table:style-name="ce23"/>
          <table:table-cell office:value-type="currency" office:value="25070.5" table:style-name="ce23">
            <text:p>25 070,5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69634.5" table:formula="of:=IF(SUM([.M121:.AJ121];[.AQ121:.AW121])+SUM([.AK121:.AP121])*10=0;&quot;&quot;;SUM([.M121:.AJ121];[.AQ121:.AW121])+SUM([.AK121:.AP121])*10)" table:style-name="ce13">
            <text:p>69 634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6</text:p>
          </table:table-cell>
          <table:table-cell table:style-name="ce18"/>
          <table:table-cell office:value-type="string" table:style-name="ce41">
            <text:p>Florian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</table:table-cell>
          <table:table-cell table:number-columns-repeated="2" table:style-name="ce20"/>
          <table:table-cell table:style-name="ce16"/>
          <table:table-cell table:number-columns-repeated="2" table:style-name="ce23"/>
          <table:table-cell office:value-type="currency" office:value="1500" table:style-name="ce23">
            <text:p>1 500,00 €</text:p>
          </table:table-cell>
          <table:table-cell table:number-columns-repeated="6" table:style-name="ce23"/>
          <table:table-cell office:value-type="currency" office:value="25070.5" table:style-name="ce23">
            <text:p>25 070,5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69634.5" table:formula="of:=IF(SUM([.M122:.AJ122];[.AQ122:.AW122])+SUM([.AK122:.AP122])*10=0;&quot;&quot;;SUM([.M122:.AJ122];[.AQ122:.AW122])+SUM([.AK122:.AP122])*10)" table:style-name="ce13">
            <text:p>69 634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7</text:p>
          </table:table-cell>
          <table:table-cell table:style-name="ce18"/>
          <table:table-cell office:value-type="string" table:style-name="ce18">
            <text:p>Estelle</text:p>
          </table:table-cell>
          <table:table-cell office:value-type="string" table:style-name="ce16">
            <text:p>POLARE</text:p>
          </table:table-cell>
          <table:table-cell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:.AJ123];[.AQ123:.AW123])+SUM([.AK123:.AP123])*10=0;&quot;&quot;;SUM([.M123:.AJ123];[.AQ123:.AW123])+SUM([.AK123:.AP123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7</text:p>
          </table:table-cell>
          <table:table-cell table:style-name="ce18"/>
          <table:table-cell office:value-type="string" table:style-name="ce18">
            <text:p>Grégory</text:p>
          </table:table-cell>
          <table:table-cell office:value-type="string" table:style-name="ce16">
            <text:p>POLARE</text:p>
          </table:table-cell>
          <table:table-cell table:style-name="ce16"/>
          <table:table-cell table:style-name="ce33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:.AJ124];[.AQ124:.AW124])+SUM([.AK124:.AP124])*10=0;&quot;&quot;;SUM([.M124:.AJ124];[.AQ124:.AW124])+SUM([.AK124:.AP124])*10)" table:style-name="ce13"/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31">
            <text:p>EAR108</text:p>
          </table:table-cell>
          <table:table-cell table:style-name="ce31"/>
          <table:table-cell office:value-type="string" table:style-name="ce31">
            <text:p>Ornella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Ok Suivi fait</text:p>
            <text:p>Probleme versement : Rejet car compte bancaire cloturé. A du changer de RIB sans faire la modif - Modification sera faite par EAR (cliente contactée)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125:.AJ125];[.AQ125:.AW125])+SUM([.AK125:.AP125])*10=0;&quot;&quot;;SUM([.M125:.AJ125];[.AQ125:.AW125])+SUM([.AK125:.AP125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09</text:p>
          </table:table-cell>
          <table:table-cell table:style-name="ce42"/>
          <table:table-cell office:value-type="string" table:style-name="ce42">
            <text:p>Goulven</text:p>
          </table:table-cell>
          <table:table-cell table:number-columns-repeated="2" table:style-name="ce42"/>
          <table:table-cell table:style-name="ce43"/>
          <table:table-cell office:value-type="string" table:style-name="ce20">
            <text:p>OK</text:p>
          </table:table-cell>
          <table:table-cell table:number-columns-repeated="2" table:style-name="ce20"/>
          <table:table-cell table:style-name="ce42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26:.AJ126];[.AQ126:.AW126])+SUM([.AK126:.AP126])*10=0;&quot;&quot;;SUM([.M126:.AJ126];[.AQ126:.AW126])+SUM([.AK126:.AP126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0</text:p>
          </table:table-cell>
          <table:table-cell table:style-name="ce16"/>
          <table:table-cell office:value-type="string" table:style-name="ce16">
            <text:p>Theo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38" table:style-name="ce23"/>
          <table:table-cell office:value-type="string" office:string-value="" table:formula="of:=IF(SUM([.M127:.AJ127];[.AQ127:.AW127])+SUM([.AK127:.AP127])*10=0;&quot;&quot;;SUM([.M127:.AJ127];[.AQ127:.AW127])+SUM([.AK127:.AP127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1</text:p>
          </table:table-cell>
          <table:table-cell table:style-name="ce54"/>
          <table:table-cell office:value-type="string" table:style-name="ce42">
            <text:p>Xiaojie</text:p>
          </table:table-cell>
          <table:table-cell table:number-columns-repeated="2" table:style-name="ce42"/>
          <table:table-cell table:style-name="ce55"/>
          <table:table-cell office:value-type="string" table:style-name="ce28">
            <text:p>RPA en signature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1-16T00:00:00" table:style-name="ce22">
            <text:p>16/01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28:.AJ128];[.AQ128:.AW128])+SUM([.AK128:.AP128])*10=0;&quot;&quot;;SUM([.M128:.AJ128];[.AQ128:.AW128])+SUM([.AK128:.AP128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2</text:p>
          </table:table-cell>
          <table:table-cell table:style-name="ce18"/>
          <table:table-cell office:value-type="string" table:style-name="ce18">
            <text:p>Miguel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27" table:style-name="ce23">
            <text:p>1 827,00 €</text:p>
          </table:table-cell>
          <table:table-cell table:number-columns-repeated="12" table:style-name="ce23"/>
          <table:table-cell office:value-type="currency" office:value="18270" table:formula="of:=IF(SUM([.M129:.AJ129];[.AQ129:.AW129])+SUM([.AK129:.AP129])*10=0;&quot;&quot;;SUM([.M129:.AJ129];[.AQ129:.AW129])+SUM([.AK129:.AP129])*10)" table:style-name="ce13">
            <text:p>18 27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2</text:p>
          </table:table-cell>
          <table:table-cell table:style-name="ce18"/>
          <table:table-cell office:value-type="string" table:style-name="ce18">
            <text:p>Isabelle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54" table:style-name="ce23">
            <text:p>3 654,00 €</text:p>
          </table:table-cell>
          <table:table-cell table:number-columns-repeated="13" table:style-name="ce23"/>
          <table:table-cell office:value-type="currency" office:value="36540" table:formula="of:=IF(SUM([.M130:.AJ130];[.AQ130:.AW130])+SUM([.AK130:.AP130])*10=0;&quot;&quot;;SUM([.M130:.AJ130];[.AQ130:.AW130])+SUM([.AK130:.AP130])*10)" table:style-name="ce13">
            <text:p>36 54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3</text:p>
          </table:table-cell>
          <table:table-cell table:style-name="ce16"/>
          <table:table-cell office:value-type="string" table:style-name="ce31">
            <text:p>Clémence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OK</text:p>
          </table:table-cell>
          <table:table-cell table:style-name="ce29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2700" table:style-name="ce23">
            <text:p>2 700,00 €</text:p>
          </table:table-cell>
          <table:table-cell table:number-columns-repeated="2" table:style-name="ce23"/>
          <table:table-cell office:value-type="currency" office:value="3600" table:style-name="ce23">
            <text:p>3 600,00 €</text:p>
          </table:table-cell>
          <table:table-cell office:value-type="currency" office:value="2700" table:style-name="ce23">
            <text:p>2 700,00 €</text:p>
          </table:table-cell>
          <table:table-cell table:number-columns-repeated="2" table:style-name="ce23"/>
          <table:table-cell office:value-type="currency" office:value="27000" table:formula="of:=IF(SUM([.M131:.AJ131];[.AQ131:.AW131])+SUM([.AK131:.AP131])*10=0;&quot;&quot;;SUM([.M131:.AJ131];[.AQ131:.AW131])+SUM([.AK131:.AP131])*10)" table:style-name="ce13">
            <text:p>27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AR114</text:p>
          </table:table-cell>
          <table:table-cell table:style-name="ce16"/>
          <table:table-cell office:value-type="string" table:style-name="ce16">
            <text:p>Thierry</text:p>
          </table:table-cell>
          <table:table-cell office:value-type="string" table:style-name="ce16">
            <text:p>HORIZON</text:p>
          </table:table-cell>
          <table:table-cell table:style-name="ce16"/>
          <table:table-cell table:style-name="ce27"/>
          <table:table-cell table:style-name="ce28"/>
          <table:table-cell office:value-type="string" table:style-name="ce28">
            <text:p>SCPI</text:p>
            <text:p>FORET</text:p>
          </table:table-cell>
          <table:table-cell table:style-name="ce29"/>
          <table:table-cell table:style-name="ce16"/>
          <table:table-cell table:number-columns-repeated="2" table:style-name="ce23"/>
          <table:table-cell office:value-type="currency" office:value="20000" table:style-name="ce23">
            <text:p>20 000,00 €</text:p>
          </table:table-cell>
          <table:table-cell table:style-name="ce23"/>
          <table:table-cell office:value-type="currency" office:value="20240" table:style-name="ce23">
            <text:p>20 240,00 €</text:p>
          </table:table-cell>
          <table:table-cell table:number-columns-repeated="4" table:style-name="ce23"/>
          <table:table-cell office:value-type="currency" office:value="20097" table:style-name="ce23">
            <text:p>20 097,00 €</text:p>
          </table:table-cell>
          <table:table-cell table:number-columns-repeated="3" table:style-name="ce23"/>
          <table:table-cell office:value-type="currency" office:value="40144" table:style-name="ce23">
            <text:p>40 144,00 €</text:p>
          </table:table-cell>
          <table:table-cell table:number-columns-repeated="24" table:style-name="ce23"/>
          <table:table-cell office:value-type="currency" office:value="100481" table:formula="of:=IF(SUM([.M132:.AJ132];[.AQ132:.AW132])+SUM([.AK132:.AP132])*10=0;&quot;&quot;;SUM([.M132:.AJ132];[.AQ132:.AW132])+SUM([.AK132:.AP132])*10)" table:style-name="ce13">
            <text:p>100 481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57">
            <text:p>ETR001</text:p>
          </table:table-cell>
          <table:table-cell table:style-name="ce31"/>
          <table:table-cell office:value-type="string" table:style-name="ce31">
            <text:p>Lounes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a faire URGENT</text:p>
            <text:p>Recup JDD + Avis IR</text:p>
            <text:p>Audit à fair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4800" table:style-name="ce23">
            <text:p>4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66000" table:formula="of:=IF(SUM([.M133:.AJ133];[.AQ133:.AW133])+SUM([.AK133:.AP133])*10=0;&quot;&quot;;SUM([.M133:.AJ133];[.AQ133:.AW133])+SUM([.AK133:.AP133])*10)" table:style-name="ce13">
            <text:p>6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2</text:p>
          </table:table-cell>
          <table:table-cell table:style-name="ce18"/>
          <table:table-cell office:value-type="string" table:style-name="ce18">
            <text:p>Albéric</text:p>
          </table:table-cell>
          <table:table-cell office:value-type="string" table:style-name="ce16">
            <text:p>BALDOU</text:p>
          </table:table-cell>
          <table:table-cell table:style-name="ce16"/>
          <table:table-cell table:style-name="ce43"/>
          <table:table-cell office:value-type="string" table:style-name="ce20">
            <text:p>OK</text:p>
            <text:p>Couple avec Céline LEBAS</text:p>
          </table:table-cell>
          <table:table-cell table:style-name="ce20"/>
          <table:table-cell office:value-type="string" table:style-name="ce20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13" table:style-name="ce23"/>
          <table:table-cell office:value-type="currency" office:value="125000" table:style-name="ce23">
            <text:p>125 000,00 €</text:p>
          </table:table-cell>
          <table:table-cell table:style-name="ce23"/>
          <table:table-cell office:value-type="currency" office:value="6000" table:style-name="ce23">
            <text:p>6 000,00 €</text:p>
          </table:table-cell>
          <table:table-cell table:number-columns-repeated="7" table:style-name="ce23"/>
          <table:table-cell office:value-type="currency" office:value="6000" table:style-name="ce23">
            <text:p>6 000,00 €</text:p>
          </table:table-cell>
          <table:table-cell table:style-name="ce23"/>
          <table:table-cell office:value-type="currency" office:value="50000" table:style-name="ce23">
            <text:p>50 000,00 €</text:p>
          </table:table-cell>
          <table:table-cell table:number-columns-repeated="2" table:style-name="ce23"/>
          <table:table-cell office:value-type="currency" office:value="291039.5" table:formula="of:=IF(SUM([.M134:.AJ134];[.AQ134:.AW134])+SUM([.AK134:.AP134])*10=0;&quot;&quot;;SUM([.M134:.AJ134];[.AQ134:.AW134])+SUM([.AK134:.AP134])*10)" table:style-name="ce13">
            <text:p>291 039,50 €</text:p>
          </table:table-cell>
          <table:table-cell table:number-columns-repeated="16333"/>
        </table:table-row>
        <table:table-row table:style-name="ro16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2</text:p>
          </table:table-cell>
          <table:table-cell table:style-name="ce18"/>
          <table:table-cell office:value-type="string" table:style-name="ce18">
            <text:p>Céline</text:p>
          </table:table-cell>
          <table:table-cell office:value-type="string" table:style-name="ce16">
            <text:p>BALDOU</text:p>
          </table:table-cell>
          <table:table-cell table:style-name="ce16"/>
          <table:table-cell table:style-name="ce19"/>
          <table:table-cell office:value-type="string" table:style-name="ce20">
            <text:p>OK</text:p>
            <text:p>Pacsée à Albéric BESSAULT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14" table:style-name="ce23"/>
          <table:table-cell office:value-type="currency" office:value="3600" table:style-name="ce23">
            <text:p>3 600,00 €</text:p>
          </table:table-cell>
          <table:table-cell table:number-columns-repeated="10" table:style-name="ce23"/>
          <table:table-cell office:value-type="currency" office:value="50000" table:style-name="ce23">
            <text:p>50 000,00 €</text:p>
          </table:table-cell>
          <table:table-cell table:number-columns-repeated="2" table:style-name="ce23"/>
          <table:table-cell office:value-type="currency" office:value="136039.5" table:formula="of:=IF(SUM([.M135:.AJ135];[.AQ135:.AW135])+SUM([.AK135:.AP135])*10=0;&quot;&quot;;SUM([.M135:.AJ135];[.AQ135:.AW135])+SUM([.AK135:.AP135])*10)" table:style-name="ce13">
            <text:p>136 039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3</text:p>
          </table:table-cell>
          <table:table-cell table:style-name="ce18"/>
          <table:table-cell office:value-type="string" table:style-name="ce18">
            <text:p>Pierre-Jean</text:p>
          </table:table-cell>
          <table:table-cell office:value-type="string" table:style-name="ce16">
            <text:p>Zwei Würste, vier Enden</text:p>
          </table:table-cell>
          <table:table-cell table:style-name="ce16"/>
          <table:table-cell table:style-name="ce27"/>
          <table:table-cell office:value-type="string" table:style-name="ce28">
            <text:p>Doc reg à faire sign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125000" table:style-name="ce23">
            <text:p>125 000,00 €</text:p>
          </table:table-cell>
          <table:table-cell office:value-type="currency" office:value="125000" table:style-name="ce23">
            <text:p>125 000,00 €</text:p>
          </table:table-cell>
          <table:table-cell table:number-columns-repeated="27" table:style-name="ce23"/>
          <table:table-cell office:value-type="currency" office:value="250000" table:formula="of:=IF(SUM([.M136:.AJ136];[.AQ136:.AW136])+SUM([.AK136:.AP136])*10=0;&quot;&quot;;SUM([.M136:.AJ136];[.AQ136:.AW136])+SUM([.AK136:.AP136])*10)" table:style-name="ce13">
            <text:p>25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3</text:p>
          </table:table-cell>
          <table:table-cell table:style-name="ce18"/>
          <table:table-cell office:value-type="string" table:style-name="ce18">
            <text:p>Yumiko</text:p>
          </table:table-cell>
          <table:table-cell office:value-type="string" table:style-name="ce16">
            <text:p>Zwei Würste, vier Enden</text:p>
          </table:table-cell>
          <table:table-cell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04</text:p>
          </table:table-cell>
          <table:table-cell table:style-name="ce31"/>
          <table:table-cell office:value-type="string" table:style-name="ce31">
            <text:p>Herve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Recup JDD + Avis I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138:.AJ138];[.AQ138:.AW138])+SUM([.AK138:.AP138])*10=0;&quot;&quot;;SUM([.M138:.AJ138];[.AQ138:.AW138])+SUM([.AK138:.AP138])*10)" table:style-name="ce13">
            <text:p>36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05</text:p>
          </table:table-cell>
          <table:table-cell table:style-name="ce46"/>
          <table:table-cell office:value-type="string" table:style-name="ce59">
            <text:p>Garance</text:p>
          </table:table-cell>
          <table:table-cell table:style-name="ce57"/>
          <table:table-cell table:style-name="ce16"/>
          <table:table-cell table:style-name="ce33"/>
          <table:table-cell office:value-type="string" table:style-name="ce28">
            <text:p>LM + RPA à faire</text:p>
            <text:p>Audit à MàJ avec nouvelle version</text:p>
            <text:p>Couple avec Florent DUBOIS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8" table:style-name="ce23"/>
          <table:table-cell office:value-type="currency" office:value="20052.599999999999" table:style-name="ce23">
            <text:p>20 052,60 €</text:p>
          </table:table-cell>
          <table:table-cell office:value-type="currency" office:value="40105.199999999997" table:style-name="ce23">
            <text:p>40 105,20 €</text:p>
          </table:table-cell>
          <table:table-cell table:number-columns-repeated="17" table:style-name="ce23"/>
          <table:table-cell office:value-type="currency" office:value="135252.29999999999" table:formula="of:=IF(SUM([.M139:.AJ139];[.AQ139:.AW139])+SUM([.AK139:.AP139])*10=0;&quot;&quot;;SUM([.M139:.AJ139];[.AQ139:.AW139])+SUM([.AK139:.AP139])*10)" table:style-name="ce13">
            <text:p>135 252,3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05</text:p>
          </table:table-cell>
          <table:table-cell table:style-name="ce46"/>
          <table:table-cell office:value-type="string" table:style-name="ce59">
            <text:p>Florent</text:p>
          </table:table-cell>
          <table:table-cell table:style-name="ce57"/>
          <table:table-cell table:style-name="ce16"/>
          <table:table-cell table:style-name="ce33"/>
          <table:table-cell office:value-type="string" table:style-name="ce28">
            <text:p>LM + RPA à faire</text:p>
            <text:p>Audit à MàJ avec nouvelle version</text:p>
            <text:p>Couple avec ANDRE Garance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8" table:style-name="ce23"/>
          <table:table-cell office:value-type="currency" office:value="16711" table:formula="of:=50133*(1/3)" table:style-name="ce23">
            <text:p>16 711,00 €</text:p>
          </table:table-cell>
          <table:table-cell office:value-type="currency" office:value="33422" table:formula="of:=50133*(2/3)" table:style-name="ce23">
            <text:p>33 422,00 €</text:p>
          </table:table-cell>
          <table:table-cell table:number-columns-repeated="17" table:style-name="ce23"/>
          <table:table-cell office:value-type="currency" office:value="125227.5" table:formula="of:=IF(SUM([.M140:.AJ140];[.AQ140:.AW140])+SUM([.AK140:.AP140])*10=0;&quot;&quot;;SUM([.M140:.AJ140];[.AQ140:.AW140])+SUM([.AK140:.AP140])*10)" table:style-name="ce13">
            <text:p>125 227,50 €</text:p>
          </table:table-cell>
          <table:table-cell table:number-columns-repeated="16333"/>
        </table:table-row>
        <table:table-row table:style-name="ro16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06</text:p>
          </table:table-cell>
          <table:table-cell table:style-name="ce60"/>
          <table:table-cell office:value-type="string" table:style-name="ce60">
            <text:p>Simon</text:p>
          </table:table-cell>
          <table:table-cell table:style-name="ce60"/>
          <table:table-cell table:style-name="ce16"/>
          <table:table-cell table:style-name="ce33"/>
          <table:table-cell office:value-type="string" table:style-name="ce34">
            <text:p>LM + RPA à faire URGENT</text:p>
            <text:p>JDD + Avis IR à récup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3-12-04T00:00:00" table:style-name="ce22">
            <text:p>04/12/2023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141:.AJ141];[.AQ141:.AW141])+SUM([.AK141:.AP141])*10=0;&quot;&quot;;SUM([.M141:.AJ141];[.AQ141:.AW141])+SUM([.AK141:.AP141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7</text:p>
          </table:table-cell>
          <table:table-cell table:style-name="ce46"/>
          <table:table-cell office:value-type="string" table:style-name="ce46">
            <text:p>Chloé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Couple avec Yannis LE CORRE</text:p>
            <text:p>LM + RPA à faire URGENT</text:p>
            <text:p>JDD + Avis IR à re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42:.AJ142];[.AQ142:.AW142])+SUM([.AK142:.AP142])*10=0;&quot;&quot;;SUM([.M142:.AJ142];[.AQ142:.AW142])+SUM([.AK142:.AP142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7</text:p>
          </table:table-cell>
          <table:table-cell table:style-name="ce46"/>
          <table:table-cell office:value-type="string" table:style-name="ce46">
            <text:p>Yanni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Couple avec Chloé AVELINE</text:p>
            <text:p>LM + RPA TFI à faire signer URGENT</text:p>
            <text:p>JDD + Avis IR à re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43:.AJ143];[.AQ143:.AW143])+SUM([.AK143:.AP143])*10=0;&quot;&quot;;SUM([.M143:.AJ143];[.AQ143:.AW143])+SUM([.AK143:.AP143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8</text:p>
          </table:table-cell>
          <table:table-cell table:style-name="ce18"/>
          <table:table-cell office:value-type="string" table:style-name="ce18">
            <text:p>Cyril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5100" table:style-name="ce23">
            <text:p>5 100,00 €</text:p>
          </table:table-cell>
          <table:table-cell table:style-name="ce23"/>
          <table:table-cell office:value-type="currency" office:value="20097" table:style-name="ce23">
            <text:p>20 097,00 €</text:p>
          </table:table-cell>
          <table:table-cell table:number-columns-repeated="28" table:style-name="ce23"/>
          <table:table-cell office:value-type="currency" office:value="25197" table:formula="of:=IF(SUM([.M144:.AJ144];[.AQ144:.AW144])+SUM([.AK144:.AP144])*10=0;&quot;&quot;;SUM([.M144:.AJ144];[.AQ144:.AW144])+SUM([.AK144:.AP144])*10)" table:style-name="ce13">
            <text:p>25 197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08</text:p>
          </table:table-cell>
          <table:table-cell table:style-name="ce18"/>
          <table:table-cell office:value-type="string" table:style-name="ce18">
            <text:p>Domitill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5100" table:style-name="ce23">
            <text:p>5 100,00 €</text:p>
          </table:table-cell>
          <table:table-cell table:style-name="ce23"/>
          <table:table-cell office:value-type="currency" office:value="20097" table:style-name="ce23">
            <text:p>20 097,00 €</text:p>
          </table:table-cell>
          <table:table-cell table:number-columns-repeated="28" table:style-name="ce23"/>
          <table:table-cell office:value-type="currency" office:value="25197" table:formula="of:=IF(SUM([.M145:.AJ145];[.AQ145:.AW145])+SUM([.AK145:.AP145])*10=0;&quot;&quot;;SUM([.M145:.AJ145];[.AQ145:.AW145])+SUM([.AK145:.AP145])*10)" table:style-name="ce13">
            <text:p>25 197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09</text:p>
          </table:table-cell>
          <table:table-cell table:style-name="ce57"/>
          <table:table-cell office:value-type="string" table:style-name="ce31">
            <text:p>Maxim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a recupe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146:.AJ146];[.AQ146:.AW146])+SUM([.AK146:.AP146])*10=0;&quot;&quot;;SUM([.M146:.AJ146];[.AQ146:.AW146])+SUM([.AK146:.AP146])*10)" table:style-name="ce13">
            <text:p>36 00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0</text:p>
          </table:table-cell>
          <table:table-cell table:style-name="ce46"/>
          <table:table-cell office:value-type="string" table:style-name="ce46">
            <text:p>Alexandr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 - Casse ?</text:p>
            <text:p>Recup JDD &amp; Avis IR + Audit à faire</text:p>
            <text:p>Couple avec INZIRILLO</text:p>
            <text:p>REJET PRELEVEMENT DEPUIS 03/2022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11T00:00:00" table:style-name="ce22">
            <text:p>11/02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147:.AJ147];[.AQ147:.AW147])+SUM([.AK147:.AP147])*10=0;&quot;&quot;;SUM([.M147:.AJ147];[.AQ147:.AW147])+SUM([.AK147:.AP147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0</text:p>
          </table:table-cell>
          <table:table-cell table:style-name="ce46"/>
          <table:table-cell office:value-type="string" table:style-name="ce46">
            <text:p>Kevi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A FAIRE SIGNER + RPA</text:p>
            <text:p>Couple avec BAILET Alexandra</text:p>
            <text:p>JDD + Avis IR à récupe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11T00:00:00" table:style-name="ce22">
            <text:p>11/02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148:.AJ148];[.AQ148:.AW148])+SUM([.AK148:.AP148])*10=0;&quot;&quot;;SUM([.M148:.AJ148];[.AQ148:.AW148])+SUM([.AK148:.AP148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11</text:p>
          </table:table-cell>
          <table:table-cell table:style-name="ce31"/>
          <table:table-cell office:value-type="string" table:style-name="ce31">
            <text:p>Shahriar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 à récupérer</text:p>
            <text:p>ATTENTION rejet prélèvement depuis 10/2022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3600" table:style-name="ce23">
            <text:p>3 600,00 €</text:p>
          </table:table-cell>
          <table:table-cell table:number-columns-repeated="8" table:style-name="ce23"/>
          <table:table-cell office:value-type="currency" office:value="36000" table:formula="of:=IF(SUM([.M149:.AJ149];[.AQ149:.AW149])+SUM([.AK149:.AP149])*10=0;&quot;&quot;;SUM([.M149:.AJ149];[.AQ149:.AW149])+SUM([.AK149:.AP149])*10)" table:style-name="ce13">
            <text:p>3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12</text:p>
          </table:table-cell>
          <table:table-cell table:style-name="ce31"/>
          <table:table-cell office:value-type="string" table:style-name="ce31">
            <text:p>Guillaume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vis IR à récupé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1-26T00:00:00" table:style-name="ce22">
            <text:p>26/01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50:.AJ150];[.AQ150:.AW150])+SUM([.AK150:.AP150])*10=0;&quot;&quot;;SUM([.M150:.AJ150];[.AQ150:.AW150])+SUM([.AK150:.AP150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3</text:p>
          </table:table-cell>
          <table:table-cell table:style-name="ce18"/>
          <table:table-cell office:value-type="string" table:style-name="ce18">
            <text:p>Denis</text:p>
          </table:table-cell>
          <table:table-cell table:number-columns-repeated="3" table:style-name="ce16"/>
          <table:table-cell office:value-type="string" table:style-name="ce28">
            <text:p>LM + RPA à faire</text:p>
            <text:p>CNI+JDD+Avis IR à recuperer</text:p>
            <text:p>Audit à retruover/faire</text:p>
          </table:table-cell>
          <table:table-cell table:style-name="ce28"/>
          <table:table-cell table:style-name="ce29"/>
          <table:table-cell table:style-name="ce16"/>
          <table:table-cell office:value-type="currency" office:value="81950" table:style-name="ce23">
            <text:p>81 950,00 €</text:p>
          </table:table-cell>
          <table:table-cell table:number-columns-repeated="37" table:style-name="ce23"/>
          <table:table-cell office:value-type="currency" office:value="81950" table:formula="of:=IF(SUM([.M151:.AJ151];[.AQ151:.AW151])+SUM([.AK151:.AP151])*10=0;&quot;&quot;;SUM([.M151:.AJ151];[.AQ151:.AW151])+SUM([.AK151:.AP151])*10)" table:style-name="ce13">
            <text:p>81 95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3</text:p>
          </table:table-cell>
          <table:table-cell table:style-name="ce18"/>
          <table:table-cell office:value-type="string" table:style-name="ce18">
            <text:p>Véronique</text:p>
          </table:table-cell>
          <table:table-cell table:number-columns-repeated="3" table:style-name="ce16"/>
          <table:table-cell office:value-type="string" table:style-name="ce28">
            <text:p>LM + RPA à faire</text:p>
            <text:p>CNI+JDD+Avis IR à recuperer</text:p>
            <text:p>Audit à retruover/faire</text:p>
          </table:table-cell>
          <table:table-cell table:style-name="ce28"/>
          <table:table-cell table:style-name="ce29"/>
          <table:table-cell table:style-name="ce16"/>
          <table:table-cell office:value-type="currency" office:value="81950" table:style-name="ce23">
            <text:p>81 950,00 €</text:p>
          </table:table-cell>
          <table:table-cell table:number-columns-repeated="37" table:style-name="ce23"/>
          <table:table-cell office:value-type="currency" office:value="81950" table:formula="of:=IF(SUM([.M152:.AJ152];[.AQ152:.AW152])+SUM([.AK152:.AP152])*10=0;&quot;&quot;;SUM([.M152:.AJ152];[.AQ152:.AW152])+SUM([.AK152:.AP152])*10)" table:style-name="ce13">
            <text:p>81 95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14</text:p>
          </table:table-cell>
          <table:table-cell table:style-name="ce57"/>
          <table:table-cell office:value-type="string" table:style-name="ce57">
            <text:p>Jenna</text:p>
          </table:table-cell>
          <table:table-cell table:style-name="ce57"/>
          <table:table-cell table:style-name="ce61"/>
          <table:table-cell table:style-name="ce33"/>
          <table:table-cell office:value-type="string" table:style-name="ce29">
            <text:p>LM + RPA à faire</text:p>
          </table:table-cell>
          <table:table-cell table:style-name="ce29"/>
          <table:table-cell office:value-type="string" table:style-name="ce29">
            <text:p>SWISSLIFE</text:p>
          </table:table-cell>
          <table:table-cell table:style-name="ce16"/>
          <table:table-cell table:number-columns-repeated="10" table:style-name="ce23"/>
          <table:table-cell office:value-type="currency" office:value="100048" table:style-name="ce23">
            <text:p>100 048,00 €</text:p>
          </table:table-cell>
          <table:table-cell table:number-columns-repeated="20" table:style-name="ce23"/>
          <table:table-cell office:value-type="currency" office:value="27500" table:style-name="ce23">
            <text:p>27 500,00 €</text:p>
          </table:table-cell>
          <table:table-cell table:style-name="ce23"/>
          <table:table-cell office:value-type="currency" office:value="27500" table:style-name="ce23">
            <text:p>27 500,00 €</text:p>
          </table:table-cell>
          <table:table-cell table:number-columns-repeated="4" table:style-name="ce23"/>
          <table:table-cell office:value-type="currency" office:value="155048" table:formula="of:=IF(SUM([.M153:.AJ153];[.AQ153:.AW153])+SUM([.AK153:.AP153])*10=0;&quot;&quot;;SUM([.M153:.AJ153];[.AQ153:.AW153])+SUM([.AK153:.AP153])*10)" table:style-name="ce13">
            <text:p>155 048,00 €</text:p>
          </table:table-cell>
          <table:table-cell table:number-columns-repeated="16333"/>
        </table:table-row>
        <table:table-row table:style-name="ro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15</text:p>
          </table:table-cell>
          <table:table-cell table:style-name="ce57"/>
          <table:table-cell office:value-type="string" table:style-name="ce31">
            <text:p>Laurent</text:p>
          </table:table-cell>
          <table:table-cell table:style-name="ce31"/>
          <table:table-cell table:style-name="ce42"/>
          <table:table-cell table:style-name="ce33"/>
          <table:table-cell office:value-type="string" table:style-name="ce34">
            <text:p>LM à refaire + RPA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544" table:style-name="ce23">
            <text:p>2 544,00 €</text:p>
          </table:table-cell>
          <table:table-cell table:number-columns-repeated="13" table:style-name="ce23"/>
          <table:table-cell office:value-type="currency" office:value="25440" table:formula="of:=IF(SUM([.M154:.AJ154];[.AQ154:.AW154])+SUM([.AK154:.AP154])*10=0;&quot;&quot;;SUM([.M154:.AJ154];[.AQ154:.AW154])+SUM([.AK154:.AP154])*10)" table:style-name="ce13">
            <text:p>25 44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16</text:p>
          </table:table-cell>
          <table:table-cell table:style-name="ce59"/>
          <table:table-cell office:value-type="string" table:style-name="ce59">
            <text:p>Carine</text:p>
          </table:table-cell>
          <table:table-cell table:style-name="ce57"/>
          <table:table-cell table:style-name="ce61"/>
          <table:table-cell table:style-name="ce33"/>
          <table:table-cell office:value-type="string" table:style-name="ce28">
            <text:p>LM + RPA à faire</text:p>
            <text:p>Avis IR à récupérer</text:p>
            <text:p>Couple avec Sebastien TANNOU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9236.5" table:style-name="ce23">
            <text:p>9 236,50 €</text:p>
          </table:table-cell>
          <table:table-cell office:value-type="currency" office:value="20800" table:style-name="ce23">
            <text:p>20 800,00 €</text:p>
          </table:table-cell>
          <table:table-cell table:number-columns-repeated="15" table:style-name="ce23"/>
          <table:table-cell office:value-type="currency" office:value="1200" table:style-name="ce23">
            <text:p>1 200,00 €</text:p>
          </table:table-cell>
          <table:table-cell table:number-columns-repeated="4" table:style-name="ce23"/>
          <table:table-cell office:value-type="currency" office:value="1200" table:style-name="ce23">
            <text:p>1 200,00 €</text:p>
          </table:table-cell>
          <table:table-cell table:number-columns-repeated="2" table:style-name="ce23"/>
          <table:table-cell office:value-type="currency" office:value="1588" table:style-name="ce23">
            <text:p>1 588,00 €</text:p>
          </table:table-cell>
          <table:table-cell office:value-type="currency" office:value="1200" table:style-name="ce23">
            <text:p>1 200,00 €</text:p>
          </table:table-cell>
          <table:table-cell table:number-columns-repeated="2" table:style-name="ce23"/>
          <table:table-cell office:value-type="currency" office:value="46024.5" table:formula="of:=IF(SUM([.M155:.AJ155];[.AQ155:.AW155])+SUM([.AK155:.AP155])*10=0;&quot;&quot;;SUM([.M155:.AJ155];[.AQ155:.AW155])+SUM([.AK155:.AP155])*10)" table:style-name="ce13">
            <text:p>46 024,5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16</text:p>
          </table:table-cell>
          <table:table-cell table:style-name="ce59"/>
          <table:table-cell office:value-type="string" table:style-name="ce59">
            <text:p>Sebastien</text:p>
          </table:table-cell>
          <table:table-cell table:style-name="ce57"/>
          <table:table-cell table:style-name="ce61"/>
          <table:table-cell table:style-name="ce33"/>
          <table:table-cell office:value-type="string" table:style-name="ce28">
            <text:p>LM + RPA à faire</text:p>
            <text:p>Avis IR à récupérer</text:p>
            <text:p>Couple avec BAYOL Carin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9236.5" table:style-name="ce23">
            <text:p>9 236,50 €</text:p>
          </table:table-cell>
          <table:table-cell office:value-type="currency" office:value="20800" table:style-name="ce23">
            <text:p>20 800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3000" table:style-name="ce23">
            <text:p>3 000,00 €</text:p>
          </table:table-cell>
          <table:table-cell table:number-columns-repeated="6" table:style-name="ce23"/>
          <table:table-cell office:value-type="currency" office:value="51036.5" table:formula="of:=IF(SUM([.M156:.AJ156];[.AQ156:.AW156])+SUM([.AK156:.AP156])*10=0;&quot;&quot;;SUM([.M156:.AJ156];[.AQ156:.AW156])+SUM([.AK156:.AP156])*10)" table:style-name="ce13">
            <text:p>51 036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17</text:p>
          </table:table-cell>
          <table:table-cell table:style-name="ce57"/>
          <table:table-cell office:value-type="string" table:style-name="ce31">
            <text:p>Charles-Henri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RPA à faire</text:p>
          </table:table-cell>
          <table:table-cell table:number-columns-repeated="2" table:style-name="ce34"/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100048" table:style-name="ce23">
            <text:p>100 048,00 €</text:p>
          </table:table-cell>
          <table:table-cell table:number-columns-repeated="27" table:style-name="ce23"/>
          <table:table-cell office:value-type="currency" office:value="150189" table:formula="of:=IF(SUM([.M157:.AJ157];[.AQ157:.AW157])+SUM([.AK157:.AP157])*10=0;&quot;&quot;;SUM([.M157:.AJ157];[.AQ157:.AW157])+SUM([.AK157:.AP157])*10)" table:style-name="ce13">
            <text:p>150 18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8</text:p>
          </table:table-cell>
          <table:table-cell table:style-name="ce31"/>
          <table:table-cell office:value-type="string" table:style-name="ce31">
            <text:p>Romai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9" table:style-name="ce23"/>
          <table:table-cell office:value-type="currency" office:value="10000" table:style-name="ce23">
            <text:p>10 000,00 €</text:p>
          </table:table-cell>
          <table:table-cell office:value-type="currency" office:value="15000" table:style-name="ce23">
            <text:p>15 000,00 €</text:p>
          </table:table-cell>
          <table:table-cell table:number-columns-repeated="2" table:style-name="ce23"/>
          <table:table-cell office:value-type="currency" office:value="43000" table:formula="of:=IF(SUM([.M158:.AJ158];[.AQ158:.AW158])+SUM([.AK158:.AP158])*10=0;&quot;&quot;;SUM([.M158:.AJ158];[.AQ158:.AW158])+SUM([.AK158:.AP158])*10)" table:style-name="ce13">
            <text:p>43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19</text:p>
          </table:table-cell>
          <table:table-cell table:style-name="ce31"/>
          <table:table-cell office:value-type="string" table:style-name="ce31">
            <text:p>Giacomo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 URGENT</text:p>
            <text:p>Quid private Equity ?</text:p>
            <text:p>Avis IR + JDD à récup + Audit à fair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3" table:style-name="ce23"/>
          <table:table-cell office:value-type="currency" office:value="125000" table:style-name="ce23">
            <text:p>125 000,00 €</text:p>
          </table:table-cell>
          <table:table-cell table:number-columns-repeated="7" table:style-name="ce23"/>
          <table:table-cell office:value-type="currency" office:value="40000" table:style-name="ce23">
            <text:p>40 000,00 €</text:p>
          </table:table-cell>
          <table:table-cell table:style-name="ce23"/>
          <table:table-cell office:value-type="currency" office:value="30000" table:style-name="ce23">
            <text:p>30 000,00 €</text:p>
          </table:table-cell>
          <table:table-cell table:number-columns-repeated="4" table:style-name="ce23"/>
          <table:table-cell office:value-type="currency" office:value="195000" table:formula="of:=IF(SUM([.M159:.AJ159];[.AQ159:.AW159])+SUM([.AK159:.AP159])*10=0;&quot;&quot;;SUM([.M159:.AJ159];[.AQ159:.AW159])+SUM([.AK159:.AP159])*10)" table:style-name="ce13">
            <text:p>195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20</text:p>
          </table:table-cell>
          <table:table-cell table:style-name="ce46"/>
          <table:table-cell office:value-type="string" table:style-name="ce46">
            <text:p>Louiso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</text:p>
            <text:p>Couple avec MAUGEST Mathild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6000" table:style-name="ce23">
            <text:p>6 000,00 €</text:p>
          </table:table-cell>
          <table:table-cell table:number-columns-repeated="11" table:style-name="ce23"/>
          <table:table-cell office:value-type="currency" office:value="60000" table:formula="of:=IF(SUM([.M160:.AJ160];[.AQ160:.AW160])+SUM([.AK160:.AP160])*10=0;&quot;&quot;;SUM([.M160:.AJ160];[.AQ160:.AW160])+SUM([.AK160:.AP160])*10)" table:style-name="ce13">
            <text:p>6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20</text:p>
          </table:table-cell>
          <table:table-cell table:style-name="ce46"/>
          <table:table-cell office:value-type="string" table:style-name="ce46">
            <text:p>Mathild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</text:p>
            <text:p>Couple avec BESOZZI Louison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table:number-columns-repeated="13" table:style-name="ce23"/>
          <table:table-cell office:value-type="currency" office:value="30000" table:formula="of:=IF(SUM([.M161:.AJ161];[.AQ161:.AW161])+SUM([.AK161:.AP161])*10=0;&quot;&quot;;SUM([.M161:.AJ161];[.AQ161:.AW161])+SUM([.AK161:.AP161])*10)" table:style-name="ce13">
            <text:p>3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21</text:p>
          </table:table-cell>
          <table:table-cell table:style-name="ce18"/>
          <table:table-cell office:value-type="string" table:style-name="ce18">
            <text:p>Florian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62:.AJ162];[.AQ162:.AW162])+SUM([.AK162:.AP162])*10=0;&quot;&quot;;SUM([.M162:.AJ162];[.AQ162:.AW162])+SUM([.AK162:.AP162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21</text:p>
          </table:table-cell>
          <table:table-cell table:style-name="ce18"/>
          <table:table-cell office:value-type="string" table:style-name="ce18">
            <text:p>Maeva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63:.AJ163];[.AQ163:.AW163])+SUM([.AK163:.AP163])*10=0;&quot;&quot;;SUM([.M163:.AJ163];[.AQ163:.AW163])+SUM([.AK163:.AP163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22</text:p>
          </table:table-cell>
          <table:table-cell table:style-name="ce31"/>
          <table:table-cell office:value-type="string" table:style-name="ce31">
            <text:p>Rya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 + Audit à faire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2700" table:style-name="ce23">
            <text:p>2 700,00 €</text:p>
          </table:table-cell>
          <table:table-cell table:number-columns-repeated="8" table:style-name="ce23"/>
          <table:table-cell office:value-type="currency" office:value="27000" table:formula="of:=IF(SUM([.M164:.AJ164];[.AQ164:.AW164])+SUM([.AK164:.AP164])*10=0;&quot;&quot;;SUM([.M164:.AJ164];[.AQ164:.AW164])+SUM([.AK164:.AP164])*10)" table:style-name="ce13">
            <text:p>27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23</text:p>
          </table:table-cell>
          <table:table-cell table:style-name="ce57"/>
          <table:table-cell office:value-type="string" table:style-name="ce57">
            <text:p>Manuel</text:p>
          </table:table-cell>
          <table:table-cell table:style-name="ce57"/>
          <table:table-cell table:style-name="ce61"/>
          <table:table-cell table:style-name="ce33"/>
          <table:table-cell office:value-type="string" table:style-name="ce28">
            <text:p>LM + RPA à refaire</text:p>
            <text:p>JDD + Avis IR + CNI + Audit à faire</text:p>
          </table:table-cell>
          <table:table-cell table:style-name="ce28"/>
          <table:table-cell office:value-type="string" table:style-name="ce28">
            <text:p>SWISSLIFE</text:p>
            <text:p>CARDIF</text:p>
          </table:table-cell>
          <table:table-cell table:style-name="ce16"/>
          <table:table-cell table:number-columns-repeated="22" table:style-name="ce23"/>
          <table:table-cell office:value-type="currency" office:value="20000" table:style-name="ce23">
            <text:p>20 000,00 €</text:p>
          </table:table-cell>
          <table:table-cell table:number-columns-repeated="8" table:style-name="ce23"/>
          <table:table-cell office:value-type="currency" office:value="3000" table:style-name="ce23">
            <text:p>3 000,00 €</text:p>
          </table:table-cell>
          <table:table-cell table:style-name="ce23"/>
          <table:table-cell office:value-type="currency" office:value="3000" table:style-name="ce23">
            <text:p>3 000,00 €</text:p>
          </table:table-cell>
          <table:table-cell table:number-columns-repeated="4" table:style-name="ce23"/>
          <table:table-cell office:value-type="currency" office:value="26000" table:formula="of:=IF(SUM([.M165:.AJ165];[.AQ165:.AW165])+SUM([.AK165:.AP165])*10=0;&quot;&quot;;SUM([.M165:.AJ165];[.AQ165:.AW165])+SUM([.AK165:.AP165])*10)" table:style-name="ce13">
            <text:p>26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24</text:p>
          </table:table-cell>
          <table:table-cell table:style-name="ce31"/>
          <table:table-cell office:value-type="string" table:style-name="ce31">
            <text:p>Sophi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vis IR à récupérer</text:p>
            <text:p>Audit à faire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4-02-23T00:00:00" table:style-name="ce22">
            <text:p>23/02/2024</text:p>
          </table:table-cell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166:.AJ166];[.AQ166:.AW166])+SUM([.AK166:.AP166])*10=0;&quot;&quot;;SUM([.M166:.AJ166];[.AQ166:.AW166])+SUM([.AK166:.AP166])*10)" table:style-name="ce13">
            <text:p>36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25</text:p>
          </table:table-cell>
          <table:table-cell table:style-name="ce57"/>
          <table:table-cell office:value-type="string" table:style-name="ce31">
            <text:p>Car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440" table:style-name="ce23">
            <text:p>1 440,00 €</text:p>
          </table:table-cell>
          <table:table-cell table:number-columns-repeated="12" table:style-name="ce23"/>
          <table:table-cell office:value-type="currency" office:value="14400" table:formula="of:=IF(SUM([.M167:.AJ167];[.AQ167:.AW167])+SUM([.AK167:.AP167])*10=0;&quot;&quot;;SUM([.M167:.AJ167];[.AQ167:.AW167])+SUM([.AK167:.AP167])*10)" table:style-name="ce13">
            <text:p>14 4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26</text:p>
          </table:table-cell>
          <table:table-cell table:style-name="ce18"/>
          <table:table-cell office:value-type="string" table:style-name="ce18">
            <text:p>Laurent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retrouver ou à faire signer</text:p>
            <text:p>Marié à Sophie BOUCHON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27" table:style-name="ce23"/>
          <table:table-cell office:value-type="currency" office:value="50134.5" table:formula="of:=IF(SUM([.M168:.AJ168];[.AQ168:.AW168])+SUM([.AK168:.AP168])*10=0;&quot;&quot;;SUM([.M168:.AJ168];[.AQ168:.AW168])+SUM([.AK168:.AP168])*10)" table:style-name="ce13">
            <text:p>50 134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26</text:p>
          </table:table-cell>
          <table:table-cell table:style-name="ce18"/>
          <table:table-cell office:value-type="string" table:style-name="ce18">
            <text:p>Sophi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Mariée à Laurent BOUCHON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27" table:style-name="ce23"/>
          <table:table-cell office:value-type="currency" office:value="50134.5" table:formula="of:=IF(SUM([.M169:.AJ169];[.AQ169:.AW169])+SUM([.AK169:.AP169])*10=0;&quot;&quot;;SUM([.M169:.AJ169];[.AQ169:.AW169])+SUM([.AK169:.AP169])*10)" table:style-name="ce13">
            <text:p>50 134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27</text:p>
          </table:table-cell>
          <table:table-cell table:style-name="ce31"/>
          <table:table-cell office:value-type="string" table:style-name="ce31">
            <text:p>Laura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Recup JDD + Avis I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table:number-columns-repeated="13" table:style-name="ce23"/>
          <table:table-cell office:value-type="currency" office:value="30000" table:formula="of:=IF(SUM([.M170:.AJ170];[.AQ170:.AW170])+SUM([.AK170:.AP170])*10=0;&quot;&quot;;SUM([.M170:.AJ170];[.AQ170:.AW170])+SUM([.AK170:.AP170])*10)" table:style-name="ce13">
            <text:p>3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28</text:p>
          </table:table-cell>
          <table:table-cell table:style-name="ce31"/>
          <table:table-cell office:value-type="string" table:style-name="ce31">
            <text:p>Benoît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Recup JDD + Avis I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4500" table:style-name="ce23">
            <text:p>4 500,00 €</text:p>
          </table:table-cell>
          <table:table-cell table:style-name="ce23"/>
          <table:table-cell office:value-type="currency" office:value="6000" table:style-name="ce23">
            <text:p>6 000,00 €</text:p>
          </table:table-cell>
          <table:table-cell table:style-name="ce23"/>
          <table:table-cell office:value-type="currency" office:value="4500" table:style-name="ce23">
            <text:p>4 500,00 €</text:p>
          </table:table-cell>
          <table:table-cell table:number-columns-repeated="2" table:style-name="ce23"/>
          <table:table-cell office:value-type="currency" office:value="15000" table:formula="of:=IF(SUM([.M171:.AJ171];[.AQ171:.AW171])+SUM([.AK171:.AP171])*10=0;&quot;&quot;;SUM([.M171:.AJ171];[.AQ171:.AW171])+SUM([.AK171:.AP171])*10)" table:style-name="ce13">
            <text:p>15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29</text:p>
          </table:table-cell>
          <table:table-cell table:style-name="ce31"/>
          <table:table-cell office:value-type="string" table:style-name="ce31">
            <text:p>Lenny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Recup JDD + Avis IR + Audit à fair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72:.AJ172];[.AQ172:.AW172])+SUM([.AK172:.AP172])*10=0;&quot;&quot;;SUM([.M172:.AJ172];[.AQ172:.AW172])+SUM([.AK172:.AP172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0</text:p>
          </table:table-cell>
          <table:table-cell table:style-name="ce54"/>
          <table:table-cell office:value-type="string" table:style-name="ce16">
            <text:p>Gilles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LM + RPA A FAIRE SIGNER (attente ASO)</text:p>
            <text:p>Recup JDD + Avis I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173:.AJ173];[.AQ173:.AW173])+SUM([.AK173:.AP173])*10=0;&quot;&quot;;SUM([.M173:.AJ173];[.AQ173:.AW173])+SUM([.AK173:.AP173])*10)" table:style-name="ce13">
            <text:p>36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31</text:p>
          </table:table-cell>
          <table:table-cell table:style-name="ce57"/>
          <table:table-cell office:value-type="string" table:style-name="ce31">
            <text:p>Charles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Recup JDD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174:.AJ174];[.AQ174:.AW174])+SUM([.AK174:.AP174])*10=0;&quot;&quot;;SUM([.M174:.AJ174];[.AQ174:.AW174])+SUM([.AK174:.AP174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2</text:p>
          </table:table-cell>
          <table:table-cell table:style-name="ce18"/>
          <table:table-cell office:value-type="string" table:style-name="ce18">
            <text:p>Romain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75:.AJ175];[.AQ175:.AW175])+SUM([.AK175:.AP175])*10=0;&quot;&quot;;SUM([.M175:.AJ175];[.AQ175:.AW175])+SUM([.AK175:.AP175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2</text:p>
          </table:table-cell>
          <table:table-cell table:style-name="ce18"/>
          <table:table-cell office:value-type="string" table:style-name="ce18">
            <text:p>Jeann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76:.AJ176];[.AQ176:.AW176])+SUM([.AK176:.AP176])*10=0;&quot;&quot;;SUM([.M176:.AJ176];[.AQ176:.AW176])+SUM([.AK176:.AP176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3</text:p>
          </table:table-cell>
          <table:table-cell table:style-name="ce31"/>
          <table:table-cell office:value-type="string" table:style-name="ce31">
            <text:p>Jérémy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vérif</text:p>
            <text:p>Recup Avis IR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149968" table:style-name="ce23">
            <text:p>149 968,00 €</text:p>
          </table:table-cell>
          <table:table-cell table:number-columns-repeated="27" table:style-name="ce23"/>
          <table:table-cell office:value-type="currency" office:value="149968" table:formula="of:=IF(SUM([.M177:.AJ177];[.AQ177:.AW177])+SUM([.AK177:.AP177])*10=0;&quot;&quot;;SUM([.M177:.AJ177];[.AQ177:.AW177])+SUM([.AK177:.AP177])*10)" table:style-name="ce13">
            <text:p>149 968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4</text:p>
          </table:table-cell>
          <table:table-cell table:style-name="ce46"/>
          <table:table-cell office:value-type="string" table:style-name="ce46">
            <text:p>Daniel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6000" table:style-name="ce23">
            <text:p>6 000,00 €</text:p>
          </table:table-cell>
          <table:table-cell table:number-columns-repeated="12" table:style-name="ce23"/>
          <table:table-cell office:value-type="currency" office:value="60000" table:formula="of:=IF(SUM([.M178:.AJ178];[.AQ178:.AW178])+SUM([.AK178:.AP178])*10=0;&quot;&quot;;SUM([.M178:.AJ178];[.AQ178:.AW178])+SUM([.AK178:.AP178])*10)" table:style-name="ce13">
            <text:p>6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4</text:p>
          </table:table-cell>
          <table:table-cell table:style-name="ce46"/>
          <table:table-cell office:value-type="string" table:style-name="ce46">
            <text:p>An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6000" table:style-name="ce23">
            <text:p>6 000,00 €</text:p>
          </table:table-cell>
          <table:table-cell table:number-columns-repeated="9" table:style-name="ce23"/>
          <table:table-cell office:value-type="currency" office:value="4000" table:style-name="ce23">
            <text:p>4 000,00 €</text:p>
          </table:table-cell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70000" table:formula="of:=IF(SUM([.M179:.AJ179];[.AQ179:.AW179])+SUM([.AK179:.AP179])*10=0;&quot;&quot;;SUM([.M179:.AJ179];[.AQ179:.AW179])+SUM([.AK179:.AP179])*10)" table:style-name="ce13">
            <text:p>7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5</text:p>
          </table:table-cell>
          <table:table-cell table:style-name="ce18"/>
          <table:table-cell office:value-type="string" table:style-name="ce18">
            <text:p>Juli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office:value-type="currency" office:value="166500" table:style-name="ce23">
            <text:p>166 500,00 €</text:p>
          </table:table-cell>
          <table:table-cell table:number-columns-repeated="24" table:style-name="ce23"/>
          <table:table-cell office:value-type="currency" office:value="2880" table:style-name="ce23">
            <text:p>2 880,00 €</text:p>
          </table:table-cell>
          <table:table-cell table:number-columns-repeated="7" table:style-name="ce23"/>
          <table:table-cell office:value-type="currency" office:value="3000" table:style-name="ce23">
            <text:p>3 000,00 €</text:p>
          </table:table-cell>
          <table:table-cell table:number-columns-repeated="4" table:style-name="ce23"/>
          <table:table-cell office:value-type="currency" office:value="198300" table:formula="of:=IF(SUM([.M180:.AJ180];[.AQ180:.AW180])+SUM([.AK180:.AP180])*10=0;&quot;&quot;;SUM([.M180:.AJ180];[.AQ180:.AW180])+SUM([.AK180:.AP180])*10)" table:style-name="ce13">
            <text:p>198 3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5</text:p>
          </table:table-cell>
          <table:table-cell table:style-name="ce18"/>
          <table:table-cell office:value-type="string" table:style-name="ce18">
            <text:p>Damie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office:value-type="currency" office:value="166500" table:style-name="ce23">
            <text:p>166 500,00 €</text:p>
          </table:table-cell>
          <table:table-cell table:number-columns-repeated="30" table:style-name="ce23"/>
          <table:table-cell office:value-type="currency" office:value="30000" table:style-name="ce23">
            <text:p>30 000,00 €</text:p>
          </table:table-cell>
          <table:table-cell table:style-name="ce23"/>
          <table:table-cell office:value-type="currency" office:value="20000" table:style-name="ce23">
            <text:p>20 000,00 €</text:p>
          </table:table-cell>
          <table:table-cell table:number-columns-repeated="4" table:style-name="ce23"/>
          <table:table-cell office:value-type="currency" office:value="216500" table:formula="of:=IF(SUM([.M181:.AJ181];[.AQ181:.AW181])+SUM([.AK181:.AP181])*10=0;&quot;&quot;;SUM([.M181:.AJ181];[.AQ181:.AW181])+SUM([.AK181:.AP181])*10)" table:style-name="ce13">
            <text:p>216 5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36</text:p>
          </table:table-cell>
          <table:table-cell table:style-name="ce31"/>
          <table:table-cell office:value-type="string" table:style-name="ce31">
            <text:p>Sandr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Refus suivi - souhaite suivre CGR. N'a pas encore fait la demande de transfert. A recontacter par Kate ? pour voir ou ça en est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5000" table:style-name="ce23">
            <text:p>5 000,00 €</text:p>
          </table:table-cell>
          <table:table-cell table:number-columns-repeated="4" table:style-name="ce23"/>
          <table:table-cell office:value-type="currency" office:value="41000" table:formula="of:=IF(SUM([.M182:.AJ182];[.AQ182:.AW182])+SUM([.AK182:.AP182])*10=0;&quot;&quot;;SUM([.M182:.AJ182];[.AQ182:.AW182])+SUM([.AK182:.AP182])*10)" table:style-name="ce13">
            <text:p>41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37</text:p>
          </table:table-cell>
          <table:table-cell table:style-name="ce57"/>
          <table:table-cell office:value-type="string" table:style-name="ce31">
            <text:p>Matthieu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</table:table-cell>
          <table:table-cell table:style-name="ce34"/>
          <table:table-cell office:value-type="string" table:style-name="ce34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1800" table:style-name="ce23">
            <text:p>1 800,00 €</text:p>
          </table:table-cell>
          <table:table-cell table:number-columns-repeated="8" table:style-name="ce23"/>
          <table:table-cell office:value-type="currency" office:value="18000" table:formula="of:=IF(SUM([.M183:.AJ183];[.AQ183:.AW183])+SUM([.AK183:.AP183])*10=0;&quot;&quot;;SUM([.M183:.AJ183];[.AQ183:.AW183])+SUM([.AK183:.AP183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38</text:p>
          </table:table-cell>
          <table:table-cell table:style-name="ce31"/>
          <table:table-cell office:value-type="string" table:style-name="ce31">
            <text:p>Fabien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 + Recup Avis IR</text:p>
          </table:table-cell>
          <table:table-cell table:style-name="ce28"/>
          <table:table-cell office:value-type="string" table:style-name="ce28">
            <text:p>ABEILLE</text:p>
            <text:p>CARDIF</text:p>
          </table:table-cell>
          <table:table-cell office:value-type="date" office:date-value="2023-12-17T00:00:00" table:style-name="ce22">
            <text:p>17/12/2023</text:p>
          </table:table-cell>
          <table:table-cell table:number-columns-repeated="22" table:style-name="ce23"/>
          <table:table-cell office:value-type="currency" office:value="6000" table:style-name="ce23">
            <text:p>6 000,00 €</text:p>
          </table:table-cell>
          <table:table-cell table:style-name="ce23"/>
          <table:table-cell office:value-type="currency" office:value="4800" table:style-name="ce23">
            <text:p>4 800,00 €</text:p>
          </table:table-cell>
          <table:table-cell table:number-columns-repeated="6" table:style-name="ce23"/>
          <table:table-cell office:value-type="currency" office:value="8113" table:style-name="ce23">
            <text:p>8 113,00 €</text:p>
          </table:table-cell>
          <table:table-cell table:number-columns-repeated="6" table:style-name="ce23"/>
          <table:table-cell office:value-type="currency" office:value="62113" table:formula="of:=IF(SUM([.M184:.AJ184];[.AQ184:.AW184])+SUM([.AK184:.AP184])*10=0;&quot;&quot;;SUM([.M184:.AJ184];[.AQ184:.AW184])+SUM([.AK184:.AP184])*10)" table:style-name="ce13">
            <text:p>62 113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39</text:p>
          </table:table-cell>
          <table:table-cell table:style-name="ce16"/>
          <table:table-cell office:value-type="string" table:style-name="ce16">
            <text:p>Benoît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ESPAGNE</text:p>
            <text:p>SCPI</text:p>
          </table:table-cell>
          <table:table-cell table:style-name="ce29"/>
          <table:table-cell table:style-name="ce16"/>
          <table:table-cell office:value-type="currency" office:value="125000" table:style-name="ce23">
            <text:p>125 000,00 €</text:p>
          </table:table-cell>
          <table:table-cell office:value-type="currency" office:value="125000" table:style-name="ce23">
            <text:p>125 000,00 €</text:p>
          </table:table-cell>
          <table:table-cell table:number-columns-repeated="7" table:style-name="ce23"/>
          <table:table-cell office:value-type="currency" office:value="100079" table:formula="of:=493*203" table:style-name="ce23">
            <text:p>100 079,00 €</text:p>
          </table:table-cell>
          <table:table-cell office:value-type="currency" office:value="100048" table:style-name="ce23">
            <text:p>100 048,00 €</text:p>
          </table:table-cell>
          <table:table-cell table:number-columns-repeated="27" table:style-name="ce23"/>
          <table:table-cell office:value-type="currency" office:value="450127" table:formula="of:=IF(SUM([.M185:.AJ185];[.AQ185:.AW185])+SUM([.AK185:.AP185])*10=0;&quot;&quot;;SUM([.M185:.AJ185];[.AQ185:.AW185])+SUM([.AK185:.AP185])*10)" table:style-name="ce13">
            <text:p>450 127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0</text:p>
          </table:table-cell>
          <table:table-cell table:style-name="ce46"/>
          <table:table-cell office:value-type="string" table:style-name="ce46">
            <text:p>Laurent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CNI + JDD + Avis IR à recup + Audit</text:p>
            <text:p>Couple avec WALDVOGEL</text:p>
          </table:table-cell>
          <table:table-cell table:number-columns-repeated="2" table:style-name="ce34"/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37" table:style-name="ce23"/>
          <table:table-cell office:value-type="currency" office:value="83750" table:formula="of:=IF(SUM([.M186:.AJ186];[.AQ186:.AW186])+SUM([.AK186:.AP186])*10=0;&quot;&quot;;SUM([.M186:.AJ186];[.AQ186:.AW186])+SUM([.AK186:.AP186])*10)" table:style-name="ce13">
            <text:p>83 75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0</text:p>
          </table:table-cell>
          <table:table-cell table:style-name="ce46"/>
          <table:table-cell office:value-type="string" table:style-name="ce46">
            <text:p>Carol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CNI + JDD + Avis IR à recup + Audit</text:p>
            <text:p>Couple avec CHAUSSIER</text:p>
          </table:table-cell>
          <table:table-cell table:number-columns-repeated="2" table:style-name="ce34"/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37" table:style-name="ce23"/>
          <table:table-cell office:value-type="currency" office:value="83750" table:formula="of:=IF(SUM([.M187:.AJ187];[.AQ187:.AW187])+SUM([.AK187:.AP187])*10=0;&quot;&quot;;SUM([.M187:.AJ187];[.AQ187:.AW187])+SUM([.AK187:.AP187])*10)" table:style-name="ce13">
            <text:p>83 75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2</text:p>
          </table:table-cell>
          <table:table-cell table:style-name="ce57"/>
          <table:table-cell office:value-type="string" table:style-name="ce31">
            <text:p>Thomas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188:.AJ188];[.AQ188:.AW188])+SUM([.AK188:.AP188])*10=0;&quot;&quot;;SUM([.M188:.AJ188];[.AQ188:.AW188])+SUM([.AK188:.AP188])*10)" table:style-name="ce13">
            <text:p>18 000,00 €</text:p>
          </table:table-cell>
          <table:table-cell table:number-columns-repeated="16333"/>
        </table:table-row>
        <table:table-row table:style-name="ro18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3</text:p>
          </table:table-cell>
          <table:table-cell table:style-name="ce57"/>
          <table:table-cell office:value-type="string" table:style-name="ce31">
            <text:p>Ludovic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ecup + Audit à faire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189:.AJ189];[.AQ189:.AW189])+SUM([.AK189:.AP189])*10=0;&quot;&quot;;SUM([.M189:.AJ189];[.AQ189:.AW189])+SUM([.AK189:.AP189])*10)" table:style-name="ce13">
            <text:p>3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44</text:p>
          </table:table-cell>
          <table:table-cell table:style-name="ce31"/>
          <table:table-cell office:value-type="string" table:style-name="ce31">
            <text:p>Alexis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RPA à faire</text:p>
            <text:p>Avis IR à récupérer + Audit à fair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1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18079" table:formula="of:=IF(SUM([.M190:.AJ190];[.AQ190:.AW190])+SUM([.AK190:.AP190])*10=0;&quot;&quot;;SUM([.M190:.AJ190];[.AQ190:.AW190])+SUM([.AK190:.AP190])*10)" table:style-name="ce13">
            <text:p>118 079,00 €</text:p>
          </table:table-cell>
          <table:table-cell table:number-columns-repeated="16333"/>
        </table:table-row>
        <table:table-row table:style-name="ro18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45</text:p>
          </table:table-cell>
          <table:table-cell table:style-name="ce59"/>
          <table:table-cell office:value-type="string" table:style-name="ce59">
            <text:p>Gilles</text:p>
          </table:table-cell>
          <table:table-cell office:value-type="string" table:style-name="ce57">
            <text:p>Entre So &amp; Gilles</text:p>
          </table:table-cell>
          <table:table-cell table:style-name="ce61"/>
          <table:table-cell table:style-name="ce27"/>
          <table:table-cell office:value-type="string" table:style-name="ce28">
            <text:p>Audit à faire</text:p>
            <text:p>Couple avec Solène JOURDAN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8318.5" table:style-name="ce23">
            <text:p>28 318,50 €</text:p>
          </table:table-cell>
          <table:table-cell office:value-type="currency" office:value="56680" table:style-name="ce23">
            <text:p>56 680,00 €</text:p>
          </table:table-cell>
          <table:table-cell table:number-columns-repeated="27" table:style-name="ce23"/>
          <table:table-cell office:value-type="currency" office:value="84998.5" table:formula="of:=IF(SUM([.M191:.AJ191];[.AQ191:.AW191])+SUM([.AK191:.AP191])*10=0;&quot;&quot;;SUM([.M191:.AJ191];[.AQ191:.AW191])+SUM([.AK191:.AP191])*10)" table:style-name="ce13">
            <text:p>84 998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45</text:p>
          </table:table-cell>
          <table:table-cell table:style-name="ce46"/>
          <table:table-cell office:value-type="string" table:style-name="ce46">
            <text:p>Soléne</text:p>
          </table:table-cell>
          <table:table-cell office:value-type="string" table:style-name="ce57">
            <text:p>Entre So &amp; Gilles</text:p>
          </table:table-cell>
          <table:table-cell table:style-name="ce58"/>
          <table:table-cell table:style-name="ce27"/>
          <table:table-cell office:value-type="string" table:style-name="ce28">
            <text:p>Audit à faire</text:p>
            <text:p>Couple avec Gilles CONSTANT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28318.5" table:style-name="ce23">
            <text:p>28 318,50 €</text:p>
          </table:table-cell>
          <table:table-cell office:value-type="currency" office:value="56680" table:style-name="ce23">
            <text:p>56 680,00 €</text:p>
          </table:table-cell>
          <table:table-cell table:number-columns-repeated="27" table:style-name="ce23"/>
          <table:table-cell office:value-type="currency" office:value="84998.5" table:formula="of:=IF(SUM([.M192:.AJ192];[.AQ192:.AW192])+SUM([.AK192:.AP192])*10=0;&quot;&quot;;SUM([.M192:.AJ192];[.AQ192:.AW192])+SUM([.AK192:.AP192])*10)" table:style-name="ce13">
            <text:p>84 998,5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6</text:p>
          </table:table-cell>
          <table:table-cell table:style-name="ce46"/>
          <table:table-cell office:value-type="string" table:style-name="ce46">
            <text:p>Damie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&amp; Avis IR à récupérer</text:p>
            <text:p>Couple avec COULIOU Yuki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193:.AJ193];[.AQ193:.AW193])+SUM([.AK193:.AP193])*10=0;&quot;&quot;;SUM([.M193:.AJ193];[.AQ193:.AW193])+SUM([.AK193:.AP193])*10)" table:style-name="ce13">
            <text:p>24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46</text:p>
          </table:table-cell>
          <table:table-cell table:style-name="ce46"/>
          <table:table-cell office:value-type="string" table:style-name="ce46">
            <text:p>Yuki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&amp; Avis IR à récupérer</text:p>
            <text:p>Couple avec COULIOU Damien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194:.AJ194];[.AQ194:.AW194])+SUM([.AK194:.AP194])*10=0;&quot;&quot;;SUM([.M194:.AJ194];[.AQ194:.AW194])+SUM([.AK194:.AP194])*10)" table:style-name="ce13">
            <text:p>24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47</text:p>
          </table:table-cell>
          <table:table-cell table:style-name="ce46"/>
          <table:table-cell office:value-type="string" table:style-name="ce46">
            <text:p>Charlott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Couple avec Jesus SUBERO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23" table:style-name="ce23"/>
          <table:table-cell office:value-type="currency" office:value="4200" table:style-name="ce23">
            <text:p>4 200,00 €</text:p>
          </table:table-cell>
          <table:table-cell table:number-columns-repeated="13" table:style-name="ce23"/>
          <table:table-cell office:value-type="currency" office:value="125750" table:formula="of:=IF(SUM([.M195:.AJ195];[.AQ195:.AW195])+SUM([.AK195:.AP195])*10=0;&quot;&quot;;SUM([.M195:.AJ195];[.AQ195:.AW195])+SUM([.AK195:.AP195])*10)" table:style-name="ce13">
            <text:p>125 75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47</text:p>
          </table:table-cell>
          <table:table-cell table:style-name="ce46"/>
          <table:table-cell office:value-type="string" table:style-name="ce46">
            <text:p>Jesu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Couple avec Charlotte COUROYER</text:p>
            <text:p>Nom SCI à avoir + Montant exactes SCPI</text:p>
          </table:table-cell>
          <table:table-cell office:value-type="string" table:style-name="ce28">
            <text:p>ASSET</text:p>
            <text:p>SCPI</text:p>
            <text:p>FORET</text:p>
            <text:p>Private Equity</text:p>
          </table:table-cell>
          <table:table-cell office:value-type="string" table:style-name="ce29">
            <text:p>SWISSLIFE</text:p>
          </table:table-cell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22" table:style-name="ce23"/>
          <table:table-cell office:value-type="currency" office:value="125000" table:style-name="ce23">
            <text:p>125 000,00 €</text:p>
          </table:table-cell>
          <table:table-cell table:number-columns-repeated="2" table:style-name="ce23"/>
          <table:table-cell office:value-type="currency" office:value="4200" table:style-name="ce23">
            <text:p>4 200,00 €</text:p>
          </table:table-cell>
          <table:table-cell table:number-columns-repeated="4" table:style-name="ce23"/>
          <table:table-cell office:value-type="currency" office:value="31000" table:style-name="ce23">
            <text:p>31 000,00 €</text:p>
          </table:table-cell>
          <table:table-cell table:number-columns-repeated="2" table:style-name="ce23"/>
          <table:table-cell office:value-type="currency" office:value="48500" table:style-name="ce23">
            <text:p>48 500,00 €</text:p>
          </table:table-cell>
          <table:table-cell office:value-type="currency" office:value="20142" table:style-name="ce23">
            <text:p>20 142,00 €</text:p>
          </table:table-cell>
          <table:table-cell table:number-columns-repeated="2" table:style-name="ce23"/>
          <table:table-cell office:value-type="currency" office:value="350392" table:formula="of:=IF(SUM([.M196:.AJ196];[.AQ196:.AW196])+SUM([.AK196:.AP196])*10=0;&quot;&quot;;SUM([.M196:.AJ196];[.AQ196:.AW196])+SUM([.AK196:.AP196])*10)" table:style-name="ce13">
            <text:p>350 392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48</text:p>
          </table:table-cell>
          <table:table-cell table:style-name="ce46"/>
          <table:table-cell office:value-type="string" table:style-name="ce46">
            <text:p>Samuel</text:p>
          </table:table-cell>
          <table:table-cell office:value-type="string" table:style-name="ce31">
            <text:p>CRYSTAL 314</text:p>
          </table:table-cell>
          <table:table-cell table:style-name="ce16"/>
          <table:table-cell table:style-name="ce33"/>
          <table:table-cell office:value-type="string" table:style-name="ce28">
            <text:p>Couple avec DALENS / COSTE Amandine</text:p>
            <text:p>CNI + JDD + Avis IR à récup</text:p>
          </table:table-cell>
          <table:table-cell table:style-name="ce28"/>
          <table:table-cell table:style-name="ce29"/>
          <table:table-cell table:style-name="ce16"/>
          <table:table-cell table:number-columns-repeated="3" table:style-name="ce23"/>
          <table:table-cell office:value-type="currency" office:value="37570" table:style-name="ce23">
            <text:p>37 570,00 €</text:p>
          </table:table-cell>
          <table:table-cell table:number-columns-repeated="6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112658" table:formula="of:=IF(SUM([.M197:.AJ197];[.AQ197:.AW197])+SUM([.AK197:.AP197])*10=0;&quot;&quot;;SUM([.M197:.AJ197];[.AQ197:.AW197])+SUM([.AK197:.AP197])*10)" table:style-name="ce13">
            <text:p>112 65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48</text:p>
          </table:table-cell>
          <table:table-cell table:style-name="ce46"/>
          <table:table-cell office:value-type="string" table:style-name="ce46">
            <text:p>Amandine</text:p>
          </table:table-cell>
          <table:table-cell office:value-type="string" table:style-name="ce31">
            <text:p>CRYSTAL 314</text:p>
          </table:table-cell>
          <table:table-cell table:style-name="ce16"/>
          <table:table-cell table:style-name="ce33"/>
          <table:table-cell office:value-type="string" table:style-name="ce28">
            <text:p>Couple avec DALENS Samuel</text:p>
            <text:p>CNI + JDD + Avis IR à récup</text:p>
          </table:table-cell>
          <table:table-cell table:style-name="ce28"/>
          <table:table-cell table:style-name="ce29"/>
          <table:table-cell table:style-name="ce16"/>
          <table:table-cell table:number-columns-repeated="3" table:style-name="ce23"/>
          <table:table-cell office:value-type="currency" office:value="37570" table:style-name="ce23">
            <text:p>37 570,00 €</text:p>
          </table:table-cell>
          <table:table-cell table:number-columns-repeated="6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112658" table:formula="of:=IF(SUM([.M198:.AJ198];[.AQ198:.AW198])+SUM([.AK198:.AP198])*10=0;&quot;&quot;;SUM([.M198:.AJ198];[.AQ198:.AW198])+SUM([.AK198:.AP198])*10)" table:style-name="ce13">
            <text:p>112 65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49</text:p>
          </table:table-cell>
          <table:table-cell table:style-name="ce31"/>
          <table:table-cell office:value-type="string" table:style-name="ce31">
            <text:p>Tatian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CNI + 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199:.AJ199];[.AQ199:.AW199])+SUM([.AK199:.AP199])*10=0;&quot;&quot;;SUM([.M199:.AJ199];[.AQ199:.AW199])+SUM([.AK199:.AP199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50</text:p>
          </table:table-cell>
          <table:table-cell table:style-name="ce31"/>
          <table:table-cell office:value-type="string" table:style-name="ce31">
            <text:p>Laurenc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table:number-columns-repeated="5" table:style-name="ce23"/>
          <table:table-cell office:value-type="currency" office:value="2500" table:style-name="ce23">
            <text:p>2 500,00 €</text:p>
          </table:table-cell>
          <table:table-cell office:value-type="currency" office:value="16000" table:style-name="ce23">
            <text:p>16 000,00 €</text:p>
          </table:table-cell>
          <table:table-cell office:value-type="currency" office:value="21500" table:style-name="ce23">
            <text:p>21 500,00 €</text:p>
          </table:table-cell>
          <table:table-cell table:number-columns-repeated="2" table:style-name="ce23"/>
          <table:table-cell office:value-type="currency" office:value="100000" table:formula="of:=IF(SUM([.M200:.AJ200];[.AQ200:.AW200])+SUM([.AK200:.AP200])*10=0;&quot;&quot;;SUM([.M200:.AJ200];[.AQ200:.AW200])+SUM([.AK200:.AP200])*10)" table:style-name="ce13">
            <text:p>100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52</text:p>
          </table:table-cell>
          <table:table-cell table:style-name="ce31"/>
          <table:table-cell office:value-type="string" table:style-name="ce31">
            <text:p>Aurélie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+ Audit à faire</text:p>
            <text:p>Recup JDD + Avis I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201:.AJ201];[.AQ201:.AW201])+SUM([.AK201:.AP201])*10=0;&quot;&quot;;SUM([.M201:.AJ201];[.AQ201:.AW201])+SUM([.AK201:.AP201])*10)" table:style-name="ce13">
            <text:p>36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53</text:p>
          </table:table-cell>
          <table:table-cell table:style-name="ce31"/>
          <table:table-cell office:value-type="string" table:style-name="ce31">
            <text:p>David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Audit à faire au bon format</text:p>
            <text:p>OK</text:p>
          </table:table-cell>
          <table:table-cell table:number-columns-repeated="2" table:style-name="ce34"/>
          <table:table-cell table:style-name="ce16"/>
          <table:table-cell table:number-columns-repeated="19" table:style-name="ce23"/>
          <table:table-cell office:value-type="currency" office:value="25151.7" table:style-name="ce23">
            <text:p>25 151,70 €</text:p>
          </table:table-cell>
          <table:table-cell table:number-columns-repeated="18" table:style-name="ce23"/>
          <table:table-cell office:value-type="currency" office:value="25151.7" table:formula="of:=IF(SUM([.M202:.AJ202];[.AQ202:.AW202])+SUM([.AK202:.AP202])*10=0;&quot;&quot;;SUM([.M202:.AJ202];[.AQ202:.AW202])+SUM([.AK202:.AP202])*10)" table:style-name="ce13">
            <text:p>25 151,7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54</text:p>
          </table:table-cell>
          <table:table-cell table:style-name="ce18"/>
          <table:table-cell office:value-type="string" table:style-name="ce18">
            <text:p>Bernard</text:p>
          </table:table-cell>
          <table:table-cell office:value-type="string" table:style-name="ce16">
            <text:p>ORISA IMMO</text:p>
          </table:table-cell>
          <table:table-cell table:style-name="ce16"/>
          <table:table-cell table:style-name="ce27"/>
          <table:table-cell office:value-type="string" table:style-name="ce28">
            <text:p>Voir avec scl pour montant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03:.AJ203];[.AQ203:.AW203])+SUM([.AK203:.AP203])*10=0;&quot;&quot;;SUM([.M203:.AJ203];[.AQ203:.AW203])+SUM([.AK203:.AP203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54</text:p>
          </table:table-cell>
          <table:table-cell table:style-name="ce18"/>
          <table:table-cell office:value-type="string" table:style-name="ce18">
            <text:p>Celine</text:p>
          </table:table-cell>
          <table:table-cell office:value-type="string" table:style-name="ce16">
            <text:p>ORISA IMMO</text:p>
          </table:table-cell>
          <table:table-cell table:style-name="ce16"/>
          <table:table-cell table:style-name="ce27"/>
          <table:table-cell office:value-type="string" table:style-name="ce28">
            <text:p>Voir avec scl pour montant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04:.AJ204];[.AQ204:.AW204])+SUM([.AK204:.AP204])*10=0;&quot;&quot;;SUM([.M204:.AJ204];[.AQ204:.AW204])+SUM([.AK204:.AP204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62">
            <text:p>En cours</text:p>
          </table:table-cell>
          <table:table-cell office:value-type="string" table:style-name="ce63">
            <text:p>ETR</text:p>
          </table:table-cell>
          <table:table-cell office:value-type="string" table:style-name="ce17">
            <text:p>ETR055</text:p>
          </table:table-cell>
          <table:table-cell table:style-name="ce63"/>
          <table:table-cell office:value-type="string" table:style-name="ce63">
            <text:p>Baptiste</text:p>
          </table:table-cell>
          <table:table-cell table:style-name="ce63"/>
          <table:table-cell table:style-name="ce61"/>
          <table:table-cell table:style-name="ce27"/>
          <table:table-cell office:value-type="string" table:style-name="ce28">
            <text:p>Demande de financement en cours</text:p>
            <text:p>Casse ?</text:p>
          </table:table-cell>
          <table:table-cell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05:.AJ205];[.AQ205:.AW205])+SUM([.AK205:.AP205])*10=0;&quot;&quot;;SUM([.M205:.AJ205];[.AQ205:.AW205])+SUM([.AK205:.AP205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56</text:p>
          </table:table-cell>
          <table:table-cell table:style-name="ce54"/>
          <table:table-cell office:value-type="string" table:style-name="ce16">
            <text:p>Corenti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  <text:p>Recup avis IR 2022 pour justif revenus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30" table:style-name="ce23"/>
          <table:table-cell office:value-type="currency" office:value="4500" table:style-name="ce23">
            <text:p>4 500,00 €</text:p>
          </table:table-cell>
          <table:table-cell table:number-columns-repeated="7" table:style-name="ce23"/>
          <table:table-cell office:value-type="currency" office:value="4500" table:formula="of:=IF(SUM([.M206:.AJ206];[.AQ206:.AW206])+SUM([.AK206:.AP206])*10=0;&quot;&quot;;SUM([.M206:.AJ206];[.AQ206:.AW206])+SUM([.AK206:.AP206])*10)" table:style-name="ce13">
            <text:p>4 5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64">
            <text:p>En cours</text:p>
          </table:table-cell>
          <table:table-cell office:value-type="string" table:style-name="ce65">
            <text:p>ETR</text:p>
          </table:table-cell>
          <table:table-cell office:value-type="string" table:style-name="ce8">
            <text:p>ETR057</text:p>
          </table:table-cell>
          <table:table-cell table:style-name="ce65"/>
          <table:table-cell office:value-type="string" table:style-name="ce65">
            <text:p>Younes</text:p>
          </table:table-cell>
          <table:table-cell table:style-name="ce65"/>
          <table:table-cell table:style-name="ce16"/>
          <table:table-cell table:style-name="ce33"/>
          <table:table-cell office:value-type="string" table:style-name="ce28">
            <text:p>LM + RPA à faire URGENT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207:.AJ207];[.AQ207:.AW207])+SUM([.AK207:.AP207])*10=0;&quot;&quot;;SUM([.M207:.AJ207];[.AQ207:.AW207])+SUM([.AK207:.AP207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58</text:p>
          </table:table-cell>
          <table:table-cell table:style-name="ce31"/>
          <table:table-cell office:value-type="string" table:style-name="ce31">
            <text:p>Aurélie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208:.AJ208];[.AQ208:.AW208])+SUM([.AK208:.AP208])*10=0;&quot;&quot;;SUM([.M208:.AJ208];[.AQ208:.AW208])+SUM([.AK208:.AP208])*10)" table:style-name="ce13">
            <text:p>3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59</text:p>
          </table:table-cell>
          <table:table-cell table:style-name="ce46"/>
          <table:table-cell office:value-type="string" table:style-name="ce46">
            <text:p>Florian</text:p>
          </table:table-cell>
          <table:table-cell office:value-type="string" table:style-name="ce31">
            <text:p>DUBOIS &amp; DUBOIS</text:p>
          </table:table-cell>
          <table:table-cell table:style-name="ce16"/>
          <table:table-cell table:style-name="ce27"/>
          <table:table-cell office:value-type="string" table:style-name="ce28">
            <text:p>LM + RPA à faire URGENT + AUdit</text:p>
            <text:p>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2" table:style-name="ce23"/>
          <table:table-cell office:value-type="currency" office:value="11000" table:style-name="ce23">
            <text:p>11 000,00 €</text:p>
          </table:table-cell>
          <table:table-cell office:value-type="currency" office:value="25000" table:style-name="ce23">
            <text:p>25 000,00 €</text:p>
          </table:table-cell>
          <table:table-cell office:value-type="currency" office:value="8000" table:style-name="ce23">
            <text:p>8 000,00 €</text:p>
          </table:table-cell>
          <table:table-cell table:number-columns-repeated="2" table:style-name="ce23"/>
          <table:table-cell office:value-type="currency" office:value="144063.5" table:formula="of:=IF(SUM([.M209:.AJ209];[.AQ209:.AW209])+SUM([.AK209:.AP209])*10=0;&quot;&quot;;SUM([.M209:.AJ209];[.AQ209:.AW209])+SUM([.AK209:.AP209])*10)" table:style-name="ce13">
            <text:p>144 063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59</text:p>
          </table:table-cell>
          <table:table-cell table:style-name="ce46"/>
          <table:table-cell office:value-type="string" table:style-name="ce46">
            <text:p>Alice</text:p>
          </table:table-cell>
          <table:table-cell office:value-type="string" table:style-name="ce31">
            <text:p>DUBOIS &amp; DUBOIS</text:p>
          </table:table-cell>
          <table:table-cell table:style-name="ce16"/>
          <table:table-cell table:style-name="ce27"/>
          <table:table-cell office:value-type="string" table:style-name="ce28">
            <text:p>LM + RPA à faire URGENT + Audit</text:p>
            <text:p>Avis IR à récupér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100063.5" table:formula="of:=IF(SUM([.M210:.AJ210];[.AQ210:.AW210])+SUM([.AK210:.AP210])*10=0;&quot;&quot;;SUM([.M210:.AJ210];[.AQ210:.AW210])+SUM([.AK210:.AP210])*10)" table:style-name="ce13">
            <text:p>100 063,5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60</text:p>
          </table:table-cell>
          <table:table-cell table:style-name="ce31"/>
          <table:table-cell office:value-type="string" table:style-name="ce31">
            <text:p>Mathieu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A FAIRE</text:p>
            <text:p>Audit à faire</text:p>
            <text:p>JDD + Avis IR 2022 à récup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211:.AJ211];[.AQ211:.AW211])+SUM([.AK211:.AP211])*10=0;&quot;&quot;;SUM([.M211:.AJ211];[.AQ211:.AW211])+SUM([.AK211:.AP211])*10)" table:style-name="ce13">
            <text:p>12 00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54">
            <text:p>ETR061</text:p>
          </table:table-cell>
          <table:table-cell table:style-name="ce59"/>
          <table:table-cell office:value-type="string" table:style-name="ce59">
            <text:p>Edwige</text:p>
          </table:table-cell>
          <table:table-cell table:style-name="ce57"/>
          <table:table-cell table:style-name="ce61"/>
          <table:table-cell table:style-name="ce33"/>
          <table:table-cell office:value-type="string" table:style-name="ce28">
            <text:p>Arret versement 05/2023</text:p>
            <text:p>LM + RPA a faire urgent le cas echeant</text:p>
            <text:p>Audit à faire + Avis IR à récupérer + JDD</text:p>
            <text:p>Couple avec TAULEMESS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212:.AJ212];[.AQ212:.AW212])+SUM([.AK212:.AP212])*10=0;&quot;&quot;;SUM([.M212:.AJ212];[.AQ212:.AW212])+SUM([.AK212:.AP212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61</text:p>
          </table:table-cell>
          <table:table-cell table:style-name="ce46"/>
          <table:table-cell office:value-type="string" table:style-name="ce46">
            <text:p>Christel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vis IR à récupérer + Audit à faire</text:p>
            <text:p>Couple avec Edwig DURIEZ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1800" table:style-name="ce23">
            <text:p>1 800,00 €</text:p>
          </table:table-cell>
          <table:table-cell table:number-columns-repeated="8" table:style-name="ce23"/>
          <table:table-cell office:value-type="currency" office:value="18000" table:formula="of:=IF(SUM([.M213:.AJ213];[.AQ213:.AW213])+SUM([.AK213:.AP213])*10=0;&quot;&quot;;SUM([.M213:.AJ213];[.AQ213:.AW213])+SUM([.AK213:.AP213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62</text:p>
          </table:table-cell>
          <table:table-cell table:style-name="ce16"/>
          <table:table-cell office:value-type="string" table:style-name="ce16">
            <text:p>Renaud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49920" table:style-name="ce23">
            <text:p>49 920,00 €</text:p>
          </table:table-cell>
          <table:table-cell table:number-columns-repeated="27" table:style-name="ce23"/>
          <table:table-cell office:value-type="currency" office:value="99858" table:formula="of:=IF(SUM([.M214:.AJ214];[.AQ214:.AW214])+SUM([.AK214:.AP214])*10=0;&quot;&quot;;SUM([.M214:.AJ214];[.AQ214:.AW214])+SUM([.AK214:.AP214])*10)" table:style-name="ce13">
            <text:p>99 858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63</text:p>
          </table:table-cell>
          <table:table-cell table:style-name="ce31"/>
          <table:table-cell office:value-type="string" table:style-name="ce31">
            <text:p>Said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vis IR à récupérer</text:p>
            <text:p>Audit à faire</text:p>
          </table:table-cell>
          <table:table-cell table:style-name="ce34"/>
          <table:table-cell office:value-type="string" table:style-name="ce34">
            <text:p>ABEILLE</text:p>
          </table:table-cell>
          <table:table-cell table:style-name="ce16"/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215:.AJ215];[.AQ215:.AW215])+SUM([.AK215:.AP215])*10=0;&quot;&quot;;SUM([.M215:.AJ215];[.AQ215:.AW215])+SUM([.AK215:.AP215])*10)" table:style-name="ce13">
            <text:p>12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64</text:p>
          </table:table-cell>
          <table:table-cell table:style-name="ce57"/>
          <table:table-cell office:value-type="string" table:style-name="ce31">
            <text:p>Damie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216:.AJ216];[.AQ216:.AW216])+SUM([.AK216:.AP216])*10=0;&quot;&quot;;SUM([.M216:.AJ216];[.AQ216:.AW216])+SUM([.AK216:.AP216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65</text:p>
          </table:table-cell>
          <table:table-cell table:style-name="ce31"/>
          <table:table-cell office:value-type="string" table:style-name="ce31">
            <text:p>Lucil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4800" table:style-name="ce23">
            <text:p>4 800,00 €</text:p>
          </table:table-cell>
          <table:table-cell table:number-columns-repeated="11" table:style-name="ce23"/>
          <table:table-cell office:value-type="currency" office:value="48000" table:formula="of:=IF(SUM([.M217:.AJ217];[.AQ217:.AW217])+SUM([.AK217:.AP217])*10=0;&quot;&quot;;SUM([.M217:.AJ217];[.AQ217:.AW217])+SUM([.AK217:.AP217])*10)" table:style-name="ce13">
            <text:p>48 000,00 €</text:p>
          </table:table-cell>
          <table:table-cell table:number-columns-repeated="16333"/>
        </table:table-row>
        <table:table-row table:style-name="ro19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66</text:p>
          </table:table-cell>
          <table:table-cell table:style-name="ce31"/>
          <table:table-cell office:value-type="string" table:style-name="ce31">
            <text:p>Tanguy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rrêt versement abeille en 2021</text:p>
            <text:p>Audit à remettre en forme avec nouveau</text:p>
            <text:p>JDD + Avis revenus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8" table:style-name="ce23"/>
          <table:table-cell office:value-type="currency" office:value="13000" table:style-name="ce23">
            <text:p>13 000,00 €</text:p>
          </table:table-cell>
          <table:table-cell office:value-type="currency" office:value="19000" table:style-name="ce23">
            <text:p>19 000,00 €</text:p>
          </table:table-cell>
          <table:table-cell table:number-columns-repeated="2" table:style-name="ce23"/>
          <table:table-cell office:value-type="currency" office:value="86000" table:formula="of:=IF(SUM([.M218:.AJ218];[.AQ218:.AW218])+SUM([.AK218:.AP218])*10=0;&quot;&quot;;SUM([.M218:.AJ218];[.AQ218:.AW218])+SUM([.AK218:.AP218])*10)" table:style-name="ce13">
            <text:p>86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67</text:p>
          </table:table-cell>
          <table:table-cell table:style-name="ce31"/>
          <table:table-cell office:value-type="string" table:style-name="ce31">
            <text:p>Julie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Audit à mettre au nouveau format</text:p>
            <text:p>LM + RPA à faire URGENT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19:.AJ219];[.AQ219:.AW219])+SUM([.AK219:.AP219])*10=0;&quot;&quot;;SUM([.M219:.AJ219];[.AQ219:.AW219])+SUM([.AK219:.AP219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68</text:p>
          </table:table-cell>
          <table:table-cell table:style-name="ce31"/>
          <table:table-cell office:value-type="string" table:style-name="ce31">
            <text:p>Clément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 SIGNER</text:p>
            <text:p>JDD + Avis IR a re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20:.AJ220];[.AQ220:.AW220])+SUM([.AK220:.AP220])*10=0;&quot;&quot;;SUM([.M220:.AJ220];[.AQ220:.AW220])+SUM([.AK220:.AP220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69</text:p>
          </table:table-cell>
          <table:table-cell table:style-name="ce46"/>
          <table:table-cell office:value-type="string" table:style-name="ce46">
            <text:p>Fabien</text:p>
          </table:table-cell>
          <table:table-cell table:style-name="ce31"/>
          <table:table-cell table:style-name="ce16"/>
          <table:table-cell table:style-name="ce27"/>
          <table:table-cell office:value-type="string" table:style-name="ce29">
            <text:p>SCPI en cours (ODP)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2" table:style-name="ce23"/>
          <table:table-cell office:value-type="currency" office:value="67500" table:style-name="ce23">
            <text:p>67 500,00 €</text:p>
          </table:table-cell>
          <table:table-cell table:number-columns-repeated="14" table:style-name="ce23"/>
          <table:table-cell office:value-type="currency" office:value="167563.5" table:formula="of:=IF(SUM([.M221:.AJ221];[.AQ221:.AW221])+SUM([.AK221:.AP221])*10=0;&quot;&quot;;SUM([.M221:.AJ221];[.AQ221:.AW221])+SUM([.AK221:.AP221])*10)" table:style-name="ce13">
            <text:p>167 563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69</text:p>
          </table:table-cell>
          <table:table-cell table:style-name="ce46"/>
          <table:table-cell office:value-type="string" table:style-name="ce46">
            <text:p>Dia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9">
            <text:p>SCPI en cours (ODP)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2" table:style-name="ce23"/>
          <table:table-cell office:value-type="currency" office:value="67500" table:style-name="ce23">
            <text:p>67 500,00 €</text:p>
          </table:table-cell>
          <table:table-cell table:number-columns-repeated="14" table:style-name="ce23"/>
          <table:table-cell office:value-type="currency" office:value="167563.5" table:formula="of:=IF(SUM([.M222:.AJ222];[.AQ222:.AW222])+SUM([.AK222:.AP222])*10=0;&quot;&quot;;SUM([.M222:.AJ222];[.AQ222:.AW222])+SUM([.AK222:.AP222])*10)" table:style-name="ce13">
            <text:p>167 563,5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0</text:p>
          </table:table-cell>
          <table:table-cell table:style-name="ce18"/>
          <table:table-cell office:value-type="string" table:style-name="ce18">
            <text:p>Corinn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 URGENT</text:p>
            <text:p>Audit à faire</text:p>
            <text:p>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" table:style-name="ce23"/>
          <table:table-cell office:value-type="currency" office:value="5000" table:style-name="ce23">
            <text:p>5 000,00 €</text:p>
          </table:table-cell>
          <table:table-cell table:number-columns-repeated="6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0" table:style-name="ce23"/>
          <table:table-cell office:value-type="currency" office:value="31000" table:style-name="ce23">
            <text:p>31 000,00 €</text:p>
          </table:table-cell>
          <table:table-cell table:number-columns-repeated="2" table:style-name="ce23"/>
          <table:table-cell office:value-type="currency" office:value="60000" table:style-name="ce23">
            <text:p>60 000,00 €</text:p>
          </table:table-cell>
          <table:table-cell office:value-type="currency" office:value="42495.99" table:style-name="ce23">
            <text:p>42 495,99 €</text:p>
          </table:table-cell>
          <table:table-cell table:number-columns-repeated="2" table:style-name="ce23"/>
          <table:table-cell office:value-type="currency" office:value="238559.49" table:formula="of:=IF(SUM([.M223:.AJ223];[.AQ223:.AW223])+SUM([.AK223:.AP223])*10=0;&quot;&quot;;SUM([.M223:.AJ223];[.AQ223:.AW223])+SUM([.AK223:.AP223])*10)" table:style-name="ce13">
            <text:p>238 559,49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0</text:p>
          </table:table-cell>
          <table:table-cell table:style-name="ce18"/>
          <table:table-cell office:value-type="string" table:style-name="ce18">
            <text:p>Douglas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 URGENT</text:p>
            <text:p>Audit à faire</text:p>
            <text:p>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" table:style-name="ce23"/>
          <table:table-cell office:value-type="currency" office:value="5000" table:style-name="ce23">
            <text:p>5 000,00 €</text:p>
          </table:table-cell>
          <table:table-cell table:number-columns-repeated="6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0" table:style-name="ce23"/>
          <table:table-cell office:value-type="currency" office:value="11252.03" table:style-name="ce23">
            <text:p>11 252,03 €</text:p>
          </table:table-cell>
          <table:table-cell table:number-columns-repeated="2" table:style-name="ce23"/>
          <table:table-cell office:value-type="currency" office:value="60414.06" table:style-name="ce23">
            <text:p>60 414,06 €</text:p>
          </table:table-cell>
          <table:table-cell office:value-type="currency" office:value="25722.37" table:style-name="ce23">
            <text:p>25 722,37 €</text:p>
          </table:table-cell>
          <table:table-cell table:number-columns-repeated="2" table:style-name="ce23"/>
          <table:table-cell office:value-type="currency" office:value="202451.96" table:formula="of:=IF(SUM([.M224:.AJ224];[.AQ224:.AW224])+SUM([.AK224:.AP224])*10=0;&quot;&quot;;SUM([.M224:.AJ224];[.AQ224:.AW224])+SUM([.AK224:.AP224])*10)" table:style-name="ce13">
            <text:p>202 451,96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1</text:p>
          </table:table-cell>
          <table:table-cell table:style-name="ce31"/>
          <table:table-cell office:value-type="string" table:style-name="ce31">
            <text:p>Bruno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 URGENT</text:p>
            <text:p>Audit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520" table:style-name="ce23">
            <text:p>2 520,00 €</text:p>
          </table:table-cell>
          <table:table-cell table:number-columns-repeated="13" table:style-name="ce23"/>
          <table:table-cell office:value-type="currency" office:value="25200" table:formula="of:=IF(SUM([.M225:.AJ225];[.AQ225:.AW225])+SUM([.AK225:.AP225])*10=0;&quot;&quot;;SUM([.M225:.AJ225];[.AQ225:.AW225])+SUM([.AK225:.AP225])*10)" table:style-name="ce13">
            <text:p>25 2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72</text:p>
          </table:table-cell>
          <table:table-cell table:style-name="ce18"/>
          <table:table-cell office:value-type="string" table:style-name="ce18">
            <text:p>Philippe</text:p>
          </table:table-cell>
          <table:table-cell office:value-type="string" table:style-name="ce16">
            <text:p>MANAFICAT</text:p>
          </table:table-cell>
          <table:table-cell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26:.AJ226];[.AQ226:.AW226])+SUM([.AK226:.AP226])*10=0;&quot;&quot;;SUM([.M226:.AJ226];[.AQ226:.AW226])+SUM([.AK226:.AP226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72</text:p>
          </table:table-cell>
          <table:table-cell table:style-name="ce18"/>
          <table:table-cell office:value-type="string" table:style-name="ce18">
            <text:p>Catherine</text:p>
          </table:table-cell>
          <table:table-cell office:value-type="string" table:style-name="ce16">
            <text:p>MANAFICAT</text:p>
          </table:table-cell>
          <table:table-cell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27:.AJ227];[.AQ227:.AW227])+SUM([.AK227:.AP227])*10=0;&quot;&quot;;SUM([.M227:.AJ227];[.AQ227:.AW227])+SUM([.AK227:.AP227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3</text:p>
          </table:table-cell>
          <table:table-cell table:style-name="ce16"/>
          <table:table-cell office:value-type="string" table:style-name="ce16">
            <text:p>Frédéric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28:.AJ228];[.AQ228:.AW228])+SUM([.AK228:.AP228])*10=0;&quot;&quot;;SUM([.M228:.AJ228];[.AQ228:.AW228])+SUM([.AK228:.AP228])*10)" table:style-name="ce13"/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74</text:p>
          </table:table-cell>
          <table:table-cell table:style-name="ce31"/>
          <table:table-cell office:value-type="string" table:style-name="ce31">
            <text:p>Nicolas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229:.AJ229];[.AQ229:.AW229])+SUM([.AK229:.AP229])*10=0;&quot;&quot;;SUM([.M229:.AJ229];[.AQ229:.AW229])+SUM([.AK229:.AP229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075</text:p>
          </table:table-cell>
          <table:table-cell table:style-name="ce31"/>
          <table:table-cell office:value-type="string" table:style-name="ce31">
            <text:p>Joseph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208" table:style-name="ce23">
            <text:p>3 208,00 €</text:p>
          </table:table-cell>
          <table:table-cell table:number-columns-repeated="12" table:style-name="ce23"/>
          <table:table-cell office:value-type="currency" office:value="32080" table:formula="of:=IF(SUM([.M230:.AJ230];[.AQ230:.AW230])+SUM([.AK230:.AP230])*10=0;&quot;&quot;;SUM([.M230:.AJ230];[.AQ230:.AW230])+SUM([.AK230:.AP230])*10)" table:style-name="ce13">
            <text:p>32 08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76</text:p>
          </table:table-cell>
          <table:table-cell table:style-name="ce57"/>
          <table:table-cell office:value-type="string" table:style-name="ce31">
            <text:p>Christia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écup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231:.AJ231];[.AQ231:.AW231])+SUM([.AK231:.AP231])*10=0;&quot;&quot;;SUM([.M231:.AJ231];[.AQ231:.AW231])+SUM([.AK231:.AP231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7</text:p>
          </table:table-cell>
          <table:table-cell table:style-name="ce18"/>
          <table:table-cell office:value-type="string" table:style-name="ce18">
            <text:p>Valérie<text:s/></text:p>
          </table:table-cell>
          <table:table-cell office:value-type="string" table:style-name="ce42">
            <text:p>IMMO 22</text:p>
            <text:p>IMMO 24</text:p>
          </table:table-cell>
          <table:table-cell table:style-name="ce16"/>
          <table:table-cell table:style-name="ce27"/>
          <table:table-cell office:value-type="string" table:style-name="ce28">
            <text:p>Audit à faire</text:p>
            <text:p>LM + RPA à faire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62500" table:style-name="ce23">
            <text:p>62 500,00 €</text:p>
          </table:table-cell>
          <table:table-cell office:value-type="currency" office:value="37544" table:style-name="ce23">
            <text:p>37 544,00 €</text:p>
          </table:table-cell>
          <table:table-cell office:value-type="currency" office:value="38500" table:style-name="ce23">
            <text:p>38 500,00 €</text:p>
          </table:table-cell>
          <table:table-cell office:value-type="currency" office:value="90500" table:style-name="ce23">
            <text:p>90 500,00 €</text:p>
          </table:table-cell>
          <table:table-cell office:value-type="currency" office:value="82500" table:style-name="ce23">
            <text:p>82 500,00 €</text:p>
          </table:table-cell>
          <table:table-cell table:number-columns-repeated="24" table:style-name="ce23"/>
          <table:table-cell office:value-type="currency" office:value="311544" table:formula="of:=IF(SUM([.M232:.AJ232];[.AQ232:.AW232])+SUM([.AK232:.AP232])*10=0;&quot;&quot;;SUM([.M232:.AJ232];[.AQ232:.AW232])+SUM([.AK232:.AP232])*10)" table:style-name="ce13">
            <text:p>311 54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7</text:p>
          </table:table-cell>
          <table:table-cell table:style-name="ce18"/>
          <table:table-cell office:value-type="string" table:style-name="ce18">
            <text:p>Fabrice</text:p>
          </table:table-cell>
          <table:table-cell office:value-type="string" table:style-name="ce42">
            <text:p>IMMO 22</text:p>
            <text:p>IMMO 24</text:p>
          </table:table-cell>
          <table:table-cell table:style-name="ce16"/>
          <table:table-cell table:style-name="ce27"/>
          <table:table-cell office:value-type="string" table:style-name="ce28">
            <text:p>Audit à faire</text:p>
            <text:p>LM + RPA à faire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62500" table:style-name="ce23">
            <text:p>62 500,00 €</text:p>
          </table:table-cell>
          <table:table-cell office:value-type="currency" office:value="37544" table:style-name="ce23">
            <text:p>37 544,00 €</text:p>
          </table:table-cell>
          <table:table-cell office:value-type="currency" office:value="38500" table:style-name="ce23">
            <text:p>38 500,00 €</text:p>
          </table:table-cell>
          <table:table-cell office:value-type="currency" office:value="90500" table:style-name="ce23">
            <text:p>90 500,00 €</text:p>
          </table:table-cell>
          <table:table-cell office:value-type="currency" office:value="82500" table:style-name="ce23">
            <text:p>82 500,00 €</text:p>
          </table:table-cell>
          <table:table-cell table:number-columns-repeated="24" table:style-name="ce23"/>
          <table:table-cell office:value-type="currency" office:value="311544" table:formula="of:=IF(SUM([.M233:.AJ233];[.AQ233:.AW233])+SUM([.AK233:.AP233])*10=0;&quot;&quot;;SUM([.M233:.AJ233];[.AQ233:.AW233])+SUM([.AK233:.AP233])*10)" table:style-name="ce13">
            <text:p>311 54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78</text:p>
          </table:table-cell>
          <table:table-cell table:style-name="ce31"/>
          <table:table-cell office:value-type="string" table:style-name="ce31">
            <text:p>Sandrin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vis IR à recup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4-06T00:00:00" table:style-name="ce22">
            <text:p>06/04/2024</text:p>
          </table:table-cell>
          <table:table-cell table:number-columns-repeated="24" table:style-name="ce23"/>
          <table:table-cell office:value-type="currency" office:value="4800" table:style-name="ce23">
            <text:p>4 800,00 €</text:p>
          </table:table-cell>
          <table:table-cell table:number-columns-repeated="13" table:style-name="ce23"/>
          <table:table-cell office:value-type="currency" office:value="48000" table:formula="of:=IF(SUM([.M234:.AJ234];[.AQ234:.AW234])+SUM([.AK234:.AP234])*10=0;&quot;&quot;;SUM([.M234:.AJ234];[.AQ234:.AW234])+SUM([.AK234:.AP234])*10)" table:style-name="ce13">
            <text:p>4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9</text:p>
          </table:table-cell>
          <table:table-cell table:style-name="ce46"/>
          <table:table-cell office:value-type="string" table:style-name="ce46">
            <text:p>Emili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vis IR à recup</text:p>
          </table:table-cell>
          <table:table-cell table:style-name="ce28"/>
          <table:table-cell table:style-name="ce29"/>
          <table:table-cell table:style-name="ce16"/>
          <table:table-cell table:number-columns-repeated="19" table:style-name="ce23"/>
          <table:table-cell office:value-type="currency" office:value="30054" table:style-name="ce23">
            <text:p>30 054,00 €</text:p>
          </table:table-cell>
          <table:table-cell table:number-columns-repeated="18" table:style-name="ce23"/>
          <table:table-cell office:value-type="currency" office:value="30054" table:formula="of:=IF(SUM([.M235:.AJ235];[.AQ235:.AW235])+SUM([.AK235:.AP235])*10=0;&quot;&quot;;SUM([.M235:.AJ235];[.AQ235:.AW235])+SUM([.AK235:.AP235])*10)" table:style-name="ce13">
            <text:p>30 05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79</text:p>
          </table:table-cell>
          <table:table-cell table:style-name="ce46"/>
          <table:table-cell office:value-type="string" table:style-name="ce46">
            <text:p>Jérom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vis IR à recup</text:p>
          </table:table-cell>
          <table:table-cell table:style-name="ce28"/>
          <table:table-cell table:style-name="ce29"/>
          <table:table-cell table:style-name="ce16"/>
          <table:table-cell table:number-columns-repeated="19" table:style-name="ce23"/>
          <table:table-cell office:value-type="currency" office:value="30054" table:style-name="ce23">
            <text:p>30 054,00 €</text:p>
          </table:table-cell>
          <table:table-cell table:number-columns-repeated="18" table:style-name="ce23"/>
          <table:table-cell office:value-type="currency" office:value="30054" table:formula="of:=IF(SUM([.M236:.AJ236];[.AQ236:.AW236])+SUM([.AK236:.AP236])*10=0;&quot;&quot;;SUM([.M236:.AJ236];[.AQ236:.AW236])+SUM([.AK236:.AP236])*10)" table:style-name="ce13">
            <text:p>30 05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0</text:p>
          </table:table-cell>
          <table:table-cell table:style-name="ce31"/>
          <table:table-cell office:value-type="string" table:style-name="ce31">
            <text:p>Jeremi</text:p>
          </table:table-cell>
          <table:table-cell table:style-name="ce31"/>
          <table:table-cell table:style-name="ce16"/>
          <table:table-cell table:style-name="ce42"/>
          <table:table-cell office:value-type="string" table:style-name="ce28">
            <text:p>LM + RPA à faire</text:p>
            <text:p>JDD + Avis IR à récupérer + Audit à faire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237:.AJ237];[.AQ237:.AW237])+SUM([.AK237:.AP237])*10=0;&quot;&quot;;SUM([.M237:.AJ237];[.AQ237:.AW237])+SUM([.AK237:.AP237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81</text:p>
          </table:table-cell>
          <table:table-cell table:style-name="ce31"/>
          <table:table-cell office:value-type="string" table:style-name="ce31">
            <text:p>Camille</text:p>
          </table:table-cell>
          <table:table-cell table:style-name="ce31"/>
          <table:table-cell table:style-name="ce58"/>
          <table:table-cell table:style-name="ce33"/>
          <table:table-cell office:value-type="string" table:style-name="ce29">
            <text:p>Doc reg à retrouver</text:p>
          </table:table-cell>
          <table:table-cell table:style-name="ce29"/>
          <table:table-cell office:value-type="string" table:style-name="ce29">
            <text:p>ABEILLE</text:p>
          </table:table-cell>
          <table:table-cell office:value-type="date" office:date-value="2024-03-09T00:00:00" table:style-name="ce22">
            <text:p>09/03/2024</text:p>
          </table:table-cell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13" table:style-name="ce23"/>
          <table:table-cell office:value-type="currency" office:value="3120" table:style-name="ce23">
            <text:p>3 120,00 €</text:p>
          </table:table-cell>
          <table:table-cell table:number-columns-repeated="13" table:style-name="ce23"/>
          <table:table-cell office:value-type="currency" office:value="131469" table:formula="of:=IF(SUM([.M238:.AJ238];[.AQ238:.AW238])+SUM([.AK238:.AP238])*10=0;&quot;&quot;;SUM([.M238:.AJ238];[.AQ238:.AW238])+SUM([.AK238:.AP238])*10)" table:style-name="ce13">
            <text:p>131 46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2</text:p>
          </table:table-cell>
          <table:table-cell table:style-name="ce46"/>
          <table:table-cell office:value-type="string" table:style-name="ce46">
            <text:p>Cyril</text:p>
          </table:table-cell>
          <table:table-cell office:value-type="string" table:style-name="ce31">
            <text:p>CYPRUS</text:p>
          </table:table-cell>
          <table:table-cell table:style-name="ce16"/>
          <table:table-cell table:style-name="ce27"/>
          <table:table-cell office:value-type="string" table:style-name="ce28">
            <text:p>Couple avec MOUGET</text:p>
            <text:p>LM + RPA à faire + Audit + Recup docs persos (CNI JDD AVIS IR)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37555" table:style-name="ce23">
            <text:p>37 555,0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27" table:style-name="ce23"/>
          <table:table-cell office:value-type="currency" office:value="75099" table:formula="of:=IF(SUM([.M239:.AJ239];[.AQ239:.AW239])+SUM([.AK239:.AP239])*10=0;&quot;&quot;;SUM([.M239:.AJ239];[.AQ239:.AW239])+SUM([.AK239:.AP239])*10)" table:style-name="ce13">
            <text:p>75 09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ETR</text:p>
          </table:table-cell>
          <table:table-cell office:value-type="string" table:style-name="ce17">
            <text:p>ETR082</text:p>
          </table:table-cell>
          <table:table-cell table:style-name="ce66"/>
          <table:table-cell office:value-type="string" table:style-name="ce66">
            <text:p>Christophe</text:p>
          </table:table-cell>
          <table:table-cell office:value-type="string" table:style-name="ce67">
            <text:p>CYPRUS</text:p>
          </table:table-cell>
          <table:table-cell table:style-name="ce16"/>
          <table:table-cell table:style-name="ce27"/>
          <table:table-cell office:value-type="string" table:style-name="ce28">
            <text:p>Couple avec HALLIER</text:p>
            <text:p>LM + RPA à faire + Audit + Recup docs persos (CNI JDD AVIS IR)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37555" table:style-name="ce23">
            <text:p>37 555,0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23" table:style-name="ce23"/>
          <table:table-cell office:value-type="currency" office:value="12000" table:style-name="ce23">
            <text:p>12 000,00 €</text:p>
          </table:table-cell>
          <table:table-cell office:value-type="currency" office:value="18000" table:style-name="ce23">
            <text:p>18 000,00 €</text:p>
          </table:table-cell>
          <table:table-cell table:number-columns-repeated="2" table:style-name="ce23"/>
          <table:table-cell office:value-type="currency" office:value="105099" table:formula="of:=IF(SUM([.M240:.AJ240];[.AQ240:.AW240])+SUM([.AK240:.AP240])*10=0;&quot;&quot;;SUM([.M240:.AJ240];[.AQ240:.AW240])+SUM([.AK240:.AP240])*10)" table:style-name="ce13">
            <text:p>105 09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31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83</text:p>
          </table:table-cell>
          <table:table-cell table:style-name="ce31"/>
          <table:table-cell office:value-type="string" table:style-name="ce31">
            <text:p>Célin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+ Audit à faire</text:p>
            <text:p>Recup Avis I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6-08T00:00:00" table:style-name="ce22">
            <text:p>08/06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241:.AJ241];[.AQ241:.AW241])+SUM([.AK241:.AP241])*10=0;&quot;&quot;;SUM([.M241:.AJ241];[.AQ241:.AW241])+SUM([.AK241:.AP241])*10)" table:style-name="ce13">
            <text:p>12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84</text:p>
          </table:table-cell>
          <table:table-cell table:style-name="ce46"/>
          <table:table-cell office:value-type="string" table:style-name="ce46">
            <text:p>Alexandr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ETR à faire</text:p>
            <text:p>Audit à mettre au bon format</text:p>
          </table:table-cell>
          <table:table-cell table:number-columns-repeated="2" table:style-name="ce34"/>
          <table:table-cell table:style-name="ce16"/>
          <table:table-cell table:number-columns-repeated="10" table:style-name="ce23"/>
          <table:table-cell office:value-type="currency" office:value="87568" table:style-name="ce23">
            <text:p>87 568,00 €</text:p>
          </table:table-cell>
          <table:table-cell table:number-columns-repeated="27" table:style-name="ce23"/>
          <table:table-cell office:value-type="currency" office:value="87568" table:formula="of:=IF(SUM([.M242:.AJ242];[.AQ242:.AW242])+SUM([.AK242:.AP242])*10=0;&quot;&quot;;SUM([.M242:.AJ242];[.AQ242:.AW242])+SUM([.AK242:.AP242])*10)" table:style-name="ce13">
            <text:p>87 568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ETR</text:p>
          </table:table-cell>
          <table:table-cell office:value-type="string" table:style-name="ce65">
            <text:p>ETR084</text:p>
          </table:table-cell>
          <table:table-cell table:style-name="ce68"/>
          <table:table-cell office:value-type="string" table:style-name="ce68">
            <text:p>Hélène</text:p>
          </table:table-cell>
          <table:table-cell table:style-name="ce65"/>
          <table:table-cell table:style-name="ce16"/>
          <table:table-cell table:style-name="ce33"/>
          <table:table-cell office:value-type="string" table:style-name="ce34">
            <text:p>LM + RPA ETR à faire</text:p>
            <text:p>Audit à mettre au bon format</text:p>
          </table:table-cell>
          <table:table-cell table:number-columns-repeated="2" table:style-name="ce34"/>
          <table:table-cell table:style-name="ce16"/>
          <table:table-cell table:number-columns-repeated="10" table:style-name="ce23"/>
          <table:table-cell office:value-type="currency" office:value="87568" table:style-name="ce23">
            <text:p>87 568,00 €</text:p>
          </table:table-cell>
          <table:table-cell table:number-columns-repeated="27" table:style-name="ce23"/>
          <table:table-cell office:value-type="currency" office:value="87568" table:formula="of:=IF(SUM([.M243:.AJ243];[.AQ243:.AW243])+SUM([.AK243:.AP243])*10=0;&quot;&quot;;SUM([.M243:.AJ243];[.AQ243:.AW243])+SUM([.AK243:.AP243])*10)" table:style-name="ce13">
            <text:p>87 568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5</text:p>
          </table:table-cell>
          <table:table-cell table:style-name="ce46"/>
          <table:table-cell office:value-type="string" table:style-name="ce46">
            <text:p>Daniel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Recup CNI + JDD + Avis IR</text:p>
            <text:p>Couple avec HENTIC Thomas</text:p>
          </table:table-cell>
          <table:table-cell table:style-name="ce28"/>
          <table:table-cell table:style-name="ce29"/>
          <table:table-cell table:style-name="ce16"/>
          <table:table-cell office:value-type="currency" office:value="85500" table:style-name="ce23">
            <text:p>85 500,00 €</text:p>
          </table:table-cell>
          <table:table-cell table:number-columns-repeated="23" table:style-name="ce23"/>
          <table:table-cell office:value-type="currency" office:value="2892" table:style-name="ce23">
            <text:p>2 892,00 €</text:p>
          </table:table-cell>
          <table:table-cell table:number-columns-repeated="2" table:style-name="ce23"/>
          <table:table-cell office:value-type="currency" office:value="1980" table:style-name="ce23">
            <text:p>1 980,00 €</text:p>
          </table:table-cell>
          <table:table-cell table:number-columns-repeated="10" table:style-name="ce23"/>
          <table:table-cell office:value-type="currency" office:value="134220" table:formula="of:=IF(SUM([.M244:.AJ244];[.AQ244:.AW244])+SUM([.AK244:.AP244])*10=0;&quot;&quot;;SUM([.M244:.AJ244];[.AQ244:.AW244])+SUM([.AK244:.AP244])*10)" table:style-name="ce13">
            <text:p>134 22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5</text:p>
          </table:table-cell>
          <table:table-cell table:style-name="ce46"/>
          <table:table-cell office:value-type="string" table:style-name="ce46">
            <text:p>Thoma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Recup CNI + JDD + Avis IR</text:p>
            <text:p>Couple avec HENTIC Daniela</text:p>
          </table:table-cell>
          <table:table-cell table:style-name="ce28"/>
          <table:table-cell table:style-name="ce29"/>
          <table:table-cell table:style-name="ce16"/>
          <table:table-cell office:value-type="currency" office:value="85500" table:style-name="ce23">
            <text:p>85 500,00 €</text:p>
          </table:table-cell>
          <table:table-cell table:number-columns-repeated="23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121500" table:formula="of:=IF(SUM([.M245:.AJ245];[.AQ245:.AW245])+SUM([.AK245:.AP245])*10=0;&quot;&quot;;SUM([.M245:.AJ245];[.AQ245:.AW245])+SUM([.AK245:.AP245])*10)" table:style-name="ce13">
            <text:p>121 5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86</text:p>
          </table:table-cell>
          <table:table-cell table:style-name="ce31"/>
          <table:table-cell office:value-type="string" table:style-name="ce31">
            <text:p>Cécil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Avis IR à récupérer + JDD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1-03-11T00:00:00" table:style-name="ce22">
            <text:p>11/03/2021</text:p>
          </table:table-cell>
          <table:table-cell table:number-columns-repeated="28" table:style-name="ce23"/>
          <table:table-cell office:value-type="currency" office:value="1200" table:style-name="ce23">
            <text:p>1 200,00 €</text:p>
          </table:table-cell>
          <table:table-cell table:number-columns-repeated="9" table:style-name="ce23"/>
          <table:table-cell office:value-type="currency" office:value="12000" table:formula="of:=IF(SUM([.M246:.AJ246];[.AQ246:.AW246])+SUM([.AK246:.AP246])*10=0;&quot;&quot;;SUM([.M246:.AJ246];[.AQ246:.AW246])+SUM([.AK246:.AP246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7</text:p>
          </table:table-cell>
          <table:table-cell table:style-name="ce46"/>
          <table:table-cell office:value-type="string" table:style-name="ce46">
            <text:p>Thomas</text:p>
          </table:table-cell>
          <table:table-cell office:value-type="string" table:style-name="ce31">
            <text:p>VIRGETOM</text:p>
          </table:table-cell>
          <table:table-cell table:style-name="ce16"/>
          <table:table-cell table:style-name="ce27"/>
          <table:table-cell office:value-type="string" table:style-name="ce28">
            <text:p>LM + RPA à faire + Audit</text:p>
            <text:p>Couple avec WITH VIRGINIE</text:p>
            <text:p>JDD + Avis IR à recup</text:p>
          </table:table-cell>
          <table:table-cell table:style-name="ce28"/>
          <table:table-cell office:value-type="string" table:style-name="ce28">
            <text:p>ABEILLE</text:p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75008.5" table:style-name="ce23">
            <text:p>75 008,50 €</text:p>
          </table:table-cell>
          <table:table-cell table:number-columns-repeated="3" table:style-name="ce23"/>
          <table:table-cell office:value-type="currency" office:value="50752" table:style-name="ce23">
            <text:p>50 752,00 €</text:p>
          </table:table-cell>
          <table:table-cell table:number-columns-repeated="10" table:style-name="ce23"/>
          <table:table-cell office:value-type="currency" office:value="2400" table:style-name="ce23">
            <text:p>2 400,00 €</text:p>
          </table:table-cell>
          <table:table-cell table:number-columns-repeated="6" table:style-name="ce23"/>
          <table:table-cell office:value-type="currency" office:value="30000" table:style-name="ce23">
            <text:p>30 000,00 €</text:p>
          </table:table-cell>
          <table:table-cell table:number-columns-repeated="2" table:style-name="ce23"/>
          <table:table-cell office:value-type="currency" office:value="12400" table:style-name="ce23">
            <text:p>12 400,00 €</text:p>
          </table:table-cell>
          <table:table-cell office:value-type="currency" office:value="18600" table:style-name="ce23">
            <text:p>18 600,00 €</text:p>
          </table:table-cell>
          <table:table-cell table:number-columns-repeated="2" table:style-name="ce23"/>
          <table:table-cell office:value-type="currency" office:value="210760.5" table:formula="of:=IF(SUM([.M247:.AJ247];[.AQ247:.AW247])+SUM([.AK247:.AP247])*10=0;&quot;&quot;;SUM([.M247:.AJ247];[.AQ247:.AW247])+SUM([.AK247:.AP247])*10)" table:style-name="ce13">
            <text:p>210 760,5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87</text:p>
          </table:table-cell>
          <table:table-cell table:style-name="ce46"/>
          <table:table-cell office:value-type="string" table:style-name="ce46">
            <text:p>Virginie</text:p>
          </table:table-cell>
          <table:table-cell office:value-type="string" table:style-name="ce31">
            <text:p>VIRGETOM</text:p>
          </table:table-cell>
          <table:table-cell table:style-name="ce16"/>
          <table:table-cell table:style-name="ce33"/>
          <table:table-cell office:value-type="string" table:style-name="ce28">
            <text:p>LM + RPA à faire + Audit</text:p>
            <text:p>Couple avec HOUSSEAU THOMAS</text:p>
            <text:p>JDD + Avis IR + CNI à recup</text:p>
          </table:table-cell>
          <table:table-cell table:style-name="ce28"/>
          <table:table-cell table:style-name="ce34"/>
          <table:table-cell table:style-name="ce22"/>
          <table:table-cell table:number-columns-repeated="9" table:style-name="ce23"/>
          <table:table-cell office:value-type="currency" office:value="75008.5" table:style-name="ce23">
            <text:p>75 008,50 €</text:p>
          </table:table-cell>
          <table:table-cell table:number-columns-repeated="3" table:style-name="ce23"/>
          <table:table-cell office:value-type="currency" office:value="50752" table:style-name="ce23">
            <text:p>50 752,00 €</text:p>
          </table:table-cell>
          <table:table-cell table:number-columns-repeated="24" table:style-name="ce23"/>
          <table:table-cell office:value-type="currency" office:value="125760.5" table:formula="of:=IF(SUM([.M248:.AJ248];[.AQ248:.AW248])+SUM([.AK248:.AP248])*10=0;&quot;&quot;;SUM([.M248:.AJ248];[.AQ248:.AW248])+SUM([.AK248:.AP248])*10)" table:style-name="ce13">
            <text:p>125 760,5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88</text:p>
          </table:table-cell>
          <table:table-cell table:style-name="ce31"/>
          <table:table-cell office:value-type="string" table:style-name="ce31">
            <text:p>Doria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4-20T00:00:00" table:style-name="ce22">
            <text:p>20/04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249:.AJ249];[.AQ249:.AW249])+SUM([.AK249:.AP249])*10=0;&quot;&quot;;SUM([.M249:.AJ249];[.AQ249:.AW249])+SUM([.AK249:.AP249])*10)" table:style-name="ce13">
            <text:p>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89</text:p>
          </table:table-cell>
          <table:table-cell table:style-name="ce16"/>
          <table:table-cell office:value-type="string" table:style-name="ce16">
            <text:p>Yvett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En cours - SOUS TUTELLE DE SES ENFANTS ERIC ET SYLVIE HUGUET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75000" table:style-name="ce23">
            <text:p>75 000,00 €</text:p>
          </table:table-cell>
          <table:table-cell office:value-type="currency" office:value="75000" table:style-name="ce23">
            <text:p>75 000,00 €</text:p>
          </table:table-cell>
          <table:table-cell table:number-columns-repeated="27" table:style-name="ce23"/>
          <table:table-cell office:value-type="currency" office:value="150000" table:formula="of:=IF(SUM([.M250:.AJ250];[.AQ250:.AW250])+SUM([.AK250:.AP250])*10=0;&quot;&quot;;SUM([.M250:.AJ250];[.AQ250:.AW250])+SUM([.AK250:.AP250])*10)" table:style-name="ce13">
            <text:p>15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0</text:p>
          </table:table-cell>
          <table:table-cell table:style-name="ce16"/>
          <table:table-cell office:value-type="string" table:style-name="ce16">
            <text:p>Sylvi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retrouver</text:p>
            <text:p>Audit à retrouver</text:p>
            <text:p>Avis IR à récuper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30044" table:style-name="ce23">
            <text:p>30 044,00 €</text:p>
          </table:table-cell>
          <table:table-cell office:value-type="currency" office:value="70096" table:style-name="ce23">
            <text:p>70 096,00 €</text:p>
          </table:table-cell>
          <table:table-cell table:number-columns-repeated="27" table:style-name="ce23"/>
          <table:table-cell office:value-type="currency" office:value="100140" table:formula="of:=IF(SUM([.M251:.AJ251];[.AQ251:.AW251])+SUM([.AK251:.AP251])*10=0;&quot;&quot;;SUM([.M251:.AJ251];[.AQ251:.AW251])+SUM([.AK251:.AP251])*10)" table:style-name="ce13">
            <text:p>100 140,00 €</text:p>
          </table:table-cell>
          <table:table-cell table:number-columns-repeated="16333"/>
        </table:table-row>
        <table:table-row table:style-name="ro2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1</text:p>
          </table:table-cell>
          <table:table-cell table:style-name="ce18"/>
          <table:table-cell office:value-type="string" table:style-name="ce18">
            <text:p>David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6000" table:style-name="ce23">
            <text:p>6 000,00 €</text:p>
          </table:table-cell>
          <table:table-cell table:number-columns-repeated="4" table:style-name="ce23"/>
          <table:table-cell office:value-type="currency" office:value="42000" table:formula="of:=IF(SUM([.M252:.AJ252];[.AQ252:.AW252])+SUM([.AK252:.AP252])*10=0;&quot;&quot;;SUM([.M252:.AJ252];[.AQ252:.AW252])+SUM([.AK252:.AP252])*10)" table:style-name="ce13">
            <text:p>4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1</text:p>
          </table:table-cell>
          <table:table-cell table:style-name="ce18"/>
          <table:table-cell office:value-type="string" table:style-name="ce18">
            <text:p>Marie-Laur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4000" table:style-name="ce23">
            <text:p>4 000,00 €</text:p>
          </table:table-cell>
          <table:table-cell table:number-columns-repeated="6" table:style-name="ce23"/>
          <table:table-cell office:value-type="currency" office:value="4000" table:formula="of:=IF(SUM([.M253:.AJ253];[.AQ253:.AW253])+SUM([.AK253:.AP253])*10=0;&quot;&quot;;SUM([.M253:.AJ253];[.AQ253:.AW253])+SUM([.AK253:.AP253])*10)" table:style-name="ce13">
            <text:p>4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092</text:p>
          </table:table-cell>
          <table:table-cell table:style-name="ce31"/>
          <table:table-cell office:value-type="string" table:style-name="ce31">
            <text:p>Jean-Pierr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+ CNI valide à récupérer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3-11-20T00:00:00" table:style-name="ce22">
            <text:p>20/11/2023</text:p>
          </table:table-cell>
          <table:table-cell table:number-columns-repeated="24" table:style-name="ce23"/>
          <table:table-cell office:value-type="currency" office:value="3654.36" table:style-name="ce23">
            <text:p>3 654,36 €</text:p>
          </table:table-cell>
          <table:table-cell table:number-columns-repeated="13" table:style-name="ce23"/>
          <table:table-cell office:value-type="currency" office:value="36543.599999999999" table:formula="of:=IF(SUM([.M254:.AJ254];[.AQ254:.AW254])+SUM([.AK254:.AP254])*10=0;&quot;&quot;;SUM([.M254:.AJ254];[.AQ254:.AW254])+SUM([.AK254:.AP254])*10)" table:style-name="ce13">
            <text:p>36 543,6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3</text:p>
          </table:table-cell>
          <table:table-cell table:style-name="ce46"/>
          <table:table-cell office:value-type="string" table:style-name="ce46">
            <text:p>Dominique</text:p>
          </table:table-cell>
          <table:table-cell office:value-type="string" table:style-name="ce31">
            <text:p>JACQUIN LA GRAVELLE</text:p>
          </table:table-cell>
          <table:table-cell table:style-name="ce16"/>
          <table:table-cell table:style-name="ce27"/>
          <table:table-cell office:value-type="string" table:style-name="ce28">
            <text:p>Audit à faire</text:p>
          </table:table-cell>
          <table:table-cell table:style-name="ce28"/>
          <table:table-cell office:value-type="string" table:style-name="ce29">
            <text:p>CARDIF</text:p>
          </table:table-cell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27" table:style-name="ce23"/>
          <table:table-cell office:value-type="currency" office:value="75205" table:formula="of:=IF(SUM([.M255:.AJ255];[.AQ255:.AW255])+SUM([.AK255:.AP255])*10=0;&quot;&quot;;SUM([.M255:.AJ255];[.AQ255:.AW255])+SUM([.AK255:.AP255])*10)" table:style-name="ce13">
            <text:p>75 205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3</text:p>
          </table:table-cell>
          <table:table-cell table:style-name="ce46"/>
          <table:table-cell office:value-type="string" table:style-name="ce46">
            <text:p>Pascale</text:p>
          </table:table-cell>
          <table:table-cell office:value-type="string" table:style-name="ce31">
            <text:p>JACQUIN LA GRAVELLE</text:p>
          </table:table-cell>
          <table:table-cell table:style-name="ce16"/>
          <table:table-cell table:style-name="ce27"/>
          <table:table-cell office:value-type="string" table:style-name="ce28">
            <text:p>Audit à faire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25064" table:style-name="ce23">
            <text:p>25 064,00 €</text:p>
          </table:table-cell>
          <table:table-cell table:number-columns-repeated="27" table:style-name="ce23"/>
          <table:table-cell office:value-type="currency" office:value="75205" table:formula="of:=IF(SUM([.M256:.AJ256];[.AQ256:.AW256])+SUM([.AK256:.AP256])*10=0;&quot;&quot;;SUM([.M256:.AJ256];[.AQ256:.AW256])+SUM([.AK256:.AP256])*10)" table:style-name="ce13">
            <text:p>75 205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4</text:p>
          </table:table-cell>
          <table:table-cell table:style-name="ce46"/>
          <table:table-cell office:value-type="string" table:style-name="ce46">
            <text:p>Tristan</text:p>
          </table:table-cell>
          <table:table-cell office:value-type="string" table:style-name="ce31">
            <text:p>JACQUIN JELLITI</text:p>
          </table:table-cell>
          <table:table-cell table:style-name="ce16"/>
          <table:table-cell table:style-name="ce27"/>
          <table:table-cell office:value-type="string" table:style-name="ce28">
            <text:p>(Enfant de Dominique et Pascale)</text:p>
            <text:p>Doc reg à retrouver + Docs persos à retrouver</text:p>
            <text:p>Audit à faire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28" table:style-name="ce23"/>
          <table:table-cell office:value-type="currency" office:value="100079" table:formula="of:=IF(SUM([.M257:.AJ257];[.AQ257:.AW257])+SUM([.AK257:.AP257])*10=0;&quot;&quot;;SUM([.M257:.AJ257];[.AQ257:.AW257])+SUM([.AK257:.AP257])*10)" table:style-name="ce13">
            <text:p>100 079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4</text:p>
          </table:table-cell>
          <table:table-cell table:style-name="ce46"/>
          <table:table-cell office:value-type="string" table:style-name="ce46">
            <text:p>Assma</text:p>
          </table:table-cell>
          <table:table-cell office:value-type="string" table:style-name="ce31">
            <text:p>JACQUIN JELLITI</text:p>
          </table:table-cell>
          <table:table-cell table:style-name="ce16"/>
          <table:table-cell table:style-name="ce27"/>
          <table:table-cell office:value-type="string" table:style-name="ce28">
            <text:p>(Enfant de Dominique et Pascale)</text:p>
            <text:p>Doc reg à retrouver + Docs persos à retrouver</text:p>
            <text:p>Audit à faire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28" table:style-name="ce23"/>
          <table:table-cell office:value-type="currency" office:value="100079" table:formula="of:=IF(SUM([.M258:.AJ258];[.AQ258:.AW258])+SUM([.AK258:.AP258])*10=0;&quot;&quot;;SUM([.M258:.AJ258];[.AQ258:.AW258])+SUM([.AK258:.AP258])*10)" table:style-name="ce13">
            <text:p>100 079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95</text:p>
          </table:table-cell>
          <table:table-cell table:style-name="ce31"/>
          <table:table-cell office:value-type="string" table:style-name="ce31">
            <text:p>Ann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59:.AJ259];[.AQ259:.AW259])+SUM([.AK259:.AP259])*10=0;&quot;&quot;;SUM([.M259:.AJ259];[.AQ259:.AW259])+SUM([.AK259:.AP259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6</text:p>
          </table:table-cell>
          <table:table-cell table:style-name="ce18"/>
          <table:table-cell office:value-type="string" table:style-name="ce18">
            <text:p>Marion</text:p>
          </table:table-cell>
          <table:table-cell office:value-type="string" table:style-name="ce16">
            <text:p>MOBILIS</text:p>
          </table:table-cell>
          <table:table-cell table:style-name="ce16"/>
          <table:table-cell table:style-name="ce27"/>
          <table:table-cell office:value-type="string" table:style-name="ce28">
            <text:p>Couple avec MOUDENC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4" table:style-name="ce23"/>
          <table:table-cell office:value-type="currency" office:value="30429" table:style-name="ce23">
            <text:p>30 429,00 €</text:p>
          </table:table-cell>
          <table:table-cell table:number-columns-repeated="2" table:style-name="ce23"/>
          <table:table-cell office:value-type="currency" office:value="20500" table:style-name="ce23">
            <text:p>20 500,00 €</text:p>
          </table:table-cell>
          <table:table-cell table:number-columns-repeated="2" table:style-name="ce23"/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100953" table:formula="of:=IF(SUM([.M260:.AJ260];[.AQ260:.AW260])+SUM([.AK260:.AP260])*10=0;&quot;&quot;;SUM([.M260:.AJ260];[.AQ260:.AW260])+SUM([.AK260:.AP260])*10)" table:style-name="ce13">
            <text:p>100 953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6</text:p>
          </table:table-cell>
          <table:table-cell table:style-name="ce18"/>
          <table:table-cell office:value-type="string" table:style-name="ce18">
            <text:p>Guillaume</text:p>
          </table:table-cell>
          <table:table-cell office:value-type="string" table:style-name="ce16">
            <text:p>MOBILIS</text:p>
          </table:table-cell>
          <table:table-cell table:style-name="ce16"/>
          <table:table-cell table:style-name="ce27"/>
          <table:table-cell office:value-type="string" table:style-name="ce28">
            <text:p>Couple avec JOLIOT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4" table:style-name="ce23"/>
          <table:table-cell office:value-type="currency" office:value="30429" table:style-name="ce23">
            <text:p>30 429,00 €</text:p>
          </table:table-cell>
          <table:table-cell table:number-columns-repeated="2" table:style-name="ce23"/>
          <table:table-cell office:value-type="currency" office:value="20500" table:style-name="ce23">
            <text:p>20 500,00 €</text:p>
          </table:table-cell>
          <table:table-cell table:number-columns-repeated="2" table:style-name="ce23"/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100953" table:formula="of:=IF(SUM([.M261:.AJ261];[.AQ261:.AW261])+SUM([.AK261:.AP261])*10=0;&quot;&quot;;SUM([.M261:.AJ261];[.AQ261:.AW261])+SUM([.AK261:.AP261])*10)" table:style-name="ce13">
            <text:p>100 953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097</text:p>
          </table:table-cell>
          <table:table-cell table:style-name="ce31"/>
          <table:table-cell office:value-type="string" table:style-name="ce31">
            <text:p>Pierr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 signer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262:.AJ262];[.AQ262:.AW262])+SUM([.AK262:.AP262])*10=0;&quot;&quot;;SUM([.M262:.AJ262];[.AQ262:.AW262])+SUM([.AK262:.AP262])*10)" table:style-name="ce13">
            <text:p>3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98</text:p>
          </table:table-cell>
          <table:table-cell table:style-name="ce18"/>
          <table:table-cell office:value-type="string" table:style-name="ce18">
            <text:p>Arnaud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transmettre</text:p>
            <text:p>Financement en cours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29952" table:style-name="ce23">
            <text:p>29 952,00 €</text:p>
          </table:table-cell>
          <table:table-cell table:number-columns-repeated="27" table:style-name="ce23"/>
          <table:table-cell office:value-type="currency" office:value="29952" table:formula="of:=IF(SUM([.M263:.AJ263];[.AQ263:.AW263])+SUM([.AK263:.AP263])*10=0;&quot;&quot;;SUM([.M263:.AJ263];[.AQ263:.AW263])+SUM([.AK263:.AP263])*10)" table:style-name="ce13">
            <text:p>29 952,00 €</text:p>
          </table:table-cell>
          <table:table-cell table:number-columns-repeated="16333"/>
        </table:table-row>
        <table:table-row table:style-name="ro21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098</text:p>
          </table:table-cell>
          <table:table-cell table:style-name="ce18"/>
          <table:table-cell office:value-type="string" table:style-name="ce18">
            <text:p>Aïcha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transmettre</text:p>
            <text:p>Financement en cours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29952" table:style-name="ce23">
            <text:p>29 952,00 €</text:p>
          </table:table-cell>
          <table:table-cell table:number-columns-repeated="27" table:style-name="ce23"/>
          <table:table-cell office:value-type="currency" office:value="29952" table:formula="of:=IF(SUM([.M264:.AJ264];[.AQ264:.AW264])+SUM([.AK264:.AP264])*10=0;&quot;&quot;;SUM([.M264:.AJ264];[.AQ264:.AW264])+SUM([.AK264:.AP264])*10)" table:style-name="ce13">
            <text:p>29 952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099</text:p>
          </table:table-cell>
          <table:table-cell table:style-name="ce31"/>
          <table:table-cell office:value-type="string" table:style-name="ce31">
            <text:p>Alexandr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 signer</text:p>
            <text:p>Doc reg SCPI <text:s/>à retrouv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3-05T00:00:00" table:style-name="ce22">
            <text:p>05/03/2024</text:p>
          </table:table-cell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75088" table:style-name="ce23">
            <text:p>75 088,00 €</text:p>
          </table:table-cell>
          <table:table-cell table:number-columns-repeated="13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131229" table:formula="of:=IF(SUM([.M265:.AJ265];[.AQ265:.AW265])+SUM([.AK265:.AP265])*10=0;&quot;&quot;;SUM([.M265:.AJ265];[.AQ265:.AW265])+SUM([.AK265:.AP265])*10)" table:style-name="ce13">
            <text:p>131 229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00</text:p>
          </table:table-cell>
          <table:table-cell table:style-name="ce59"/>
          <table:table-cell office:value-type="string" table:style-name="ce46">
            <text:p>Christell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 signer</text:p>
            <text:p>Audit à faire</text:p>
            <text:p>Couple avec RIVIERE</text:p>
          </table:table-cell>
          <table:table-cell table:number-columns-repeated="2" table:style-name="ce34"/>
          <table:table-cell table:style-name="ce16"/>
          <table:table-cell table:number-columns-repeated="9" table:style-name="ce23"/>
          <table:table-cell office:value-type="currency" office:value="33800" table:style-name="ce23">
            <text:p>33 800,00 €</text:p>
          </table:table-cell>
          <table:table-cell office:value-type="currency" office:value="33799.5" table:style-name="ce23">
            <text:p>33 799,50 €</text:p>
          </table:table-cell>
          <table:table-cell table:number-columns-repeated="2" table:style-name="ce23"/>
          <table:table-cell office:value-type="currency" office:value="7484.5" table:style-name="ce23">
            <text:p>7 484,50 €</text:p>
          </table:table-cell>
          <table:table-cell table:number-columns-repeated="24" table:style-name="ce23"/>
          <table:table-cell office:value-type="currency" office:value="75084" table:formula="of:=IF(SUM([.M266:.AJ266];[.AQ266:.AW266])+SUM([.AK266:.AP266])*10=0;&quot;&quot;;SUM([.M266:.AJ266];[.AQ266:.AW266])+SUM([.AK266:.AP266])*10)" table:style-name="ce13">
            <text:p>75 084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00</text:p>
          </table:table-cell>
          <table:table-cell table:style-name="ce59"/>
          <table:table-cell office:value-type="string" table:style-name="ce46">
            <text:p>Sébastie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Couple avec KUPFERLE</text:p>
          </table:table-cell>
          <table:table-cell table:number-columns-repeated="2" table:style-name="ce34"/>
          <table:table-cell table:style-name="ce16"/>
          <table:table-cell table:number-columns-repeated="9" table:style-name="ce23"/>
          <table:table-cell office:value-type="currency" office:value="33800" table:style-name="ce23">
            <text:p>33 800,00 €</text:p>
          </table:table-cell>
          <table:table-cell office:value-type="currency" office:value="33799.5" table:style-name="ce23">
            <text:p>33 799,50 €</text:p>
          </table:table-cell>
          <table:table-cell table:number-columns-repeated="2" table:style-name="ce23"/>
          <table:table-cell office:value-type="currency" office:value="7484.5" table:style-name="ce23">
            <text:p>7 484,50 €</text:p>
          </table:table-cell>
          <table:table-cell table:number-columns-repeated="24" table:style-name="ce23"/>
          <table:table-cell office:value-type="currency" office:value="75084" table:formula="of:=IF(SUM([.M267:.AJ267];[.AQ267:.AW267])+SUM([.AK267:.AP267])*10=0;&quot;&quot;;SUM([.M267:.AJ267];[.AQ267:.AW267])+SUM([.AK267:.AP267])*10)" table:style-name="ce13">
            <text:p>75 084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02</text:p>
          </table:table-cell>
          <table:table-cell table:style-name="ce31"/>
          <table:table-cell office:value-type="string" table:style-name="ce31">
            <text:p>Mathia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  <text:p>SCPI CASH en cours - attente SCPI et nom SCI casse financement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268:.AJ268];[.AQ268:.AW268])+SUM([.AK268:.AP268])*10=0;&quot;&quot;;SUM([.M268:.AJ268];[.AQ268:.AW268])+SUM([.AK268:.AP268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03</text:p>
          </table:table-cell>
          <table:table-cell table:style-name="ce31"/>
          <table:table-cell office:value-type="string" table:style-name="ce31">
            <text:p>Marie-Charlotte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6" table:style-name="ce23"/>
          <table:table-cell office:value-type="currency" office:value="10500" table:style-name="ce23">
            <text:p>10 500,00 €</text:p>
          </table:table-cell>
          <table:table-cell table:number-columns-repeated="2" table:style-name="ce23"/>
          <table:table-cell office:value-type="currency" office:value="14000" table:style-name="ce23">
            <text:p>14 000,00 €</text:p>
          </table:table-cell>
          <table:table-cell office:value-type="currency" office:value="10500" table:style-name="ce23">
            <text:p>10 500,00 €</text:p>
          </table:table-cell>
          <table:table-cell table:number-columns-repeated="2" table:style-name="ce23"/>
          <table:table-cell office:value-type="currency" office:value="71000" table:formula="of:=IF(SUM([.M269:.AJ269];[.AQ269:.AW269])+SUM([.AK269:.AP269])*10=0;&quot;&quot;;SUM([.M269:.AJ269];[.AQ269:.AW269])+SUM([.AK269:.AP269])*10)" table:style-name="ce13">
            <text:p>71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04</text:p>
          </table:table-cell>
          <table:table-cell table:style-name="ce16"/>
          <table:table-cell office:value-type="string" table:style-name="ce16">
            <text:p>Julie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PI credit et Cash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4" table:style-name="ce23"/>
          <table:table-cell office:value-type="currency" office:value="20286" table:style-name="ce23">
            <text:p>20 286,00 €</text:p>
          </table:table-cell>
          <table:table-cell table:number-columns-repeated="2" table:style-name="ce23"/>
          <table:table-cell office:value-type="currency" office:value="11000" table:style-name="ce23">
            <text:p>11 000,00 €</text:p>
          </table:table-cell>
          <table:table-cell table:style-name="ce23"/>
          <table:table-cell office:value-type="currency" office:value="20097" table:style-name="ce23">
            <text:p>20 097,00 €</text:p>
          </table:table-cell>
          <table:table-cell office:value-type="currency" office:value="20176" table:style-name="ce23">
            <text:p>20 176,00 €</text:p>
          </table:table-cell>
          <table:table-cell table:number-columns-repeated="27" table:style-name="ce23"/>
          <table:table-cell office:value-type="currency" office:value="71559" table:formula="of:=IF(SUM([.M270:.AJ270];[.AQ270:.AW270])+SUM([.AK270:.AP270])*10=0;&quot;&quot;;SUM([.M270:.AJ270];[.AQ270:.AW270])+SUM([.AK270:.AP270])*10)" table:style-name="ce13">
            <text:p>71 55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05</text:p>
          </table:table-cell>
          <table:table-cell table:style-name="ce18"/>
          <table:table-cell office:value-type="string" table:style-name="ce18">
            <text:p>Catherin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Couple avec SALHI Karim</text:p>
            <text:p>SCI ?</text:p>
          </table:table-cell>
          <table:table-cell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71:.AJ271];[.AQ271:.AW271])+SUM([.AK271:.AP271])*10=0;&quot;&quot;;SUM([.M271:.AJ271];[.AQ271:.AW271])+SUM([.AK271:.AP271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05</text:p>
          </table:table-cell>
          <table:table-cell table:style-name="ce18"/>
          <table:table-cell office:value-type="string" table:style-name="ce18">
            <text:p>Karim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Couple avec LE JEUNE Catherine</text:p>
            <text:p>SCI ?</text:p>
          </table:table-cell>
          <table:table-cell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72:.AJ272];[.AQ272:.AW272])+SUM([.AK272:.AP272])*10=0;&quot;&quot;;SUM([.M272:.AJ272];[.AQ272:.AW272])+SUM([.AK272:.AP272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06</text:p>
          </table:table-cell>
          <table:table-cell table:style-name="ce31"/>
          <table:table-cell office:value-type="string" table:style-name="ce31">
            <text:p>Sylvai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JDD + Avis IR a recupe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9" table:style-name="ce23"/>
          <table:table-cell office:value-type="currency" office:value="12000" table:style-name="ce23">
            <text:p>12 000,00 €</text:p>
          </table:table-cell>
          <table:table-cell office:value-type="currency" office:value="18000" table:style-name="ce23">
            <text:p>18 000,00 €</text:p>
          </table:table-cell>
          <table:table-cell table:number-columns-repeated="2" table:style-name="ce23"/>
          <table:table-cell office:value-type="currency" office:value="66000" table:formula="of:=IF(SUM([.M273:.AJ273];[.AQ273:.AW273])+SUM([.AK273:.AP273])*10=0;&quot;&quot;;SUM([.M273:.AJ273];[.AQ273:.AW273])+SUM([.AK273:.AP273])*10)" table:style-name="ce13">
            <text:p>6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07</text:p>
          </table:table-cell>
          <table:table-cell table:style-name="ce31"/>
          <table:table-cell office:value-type="string" table:style-name="ce31">
            <text:p>Agath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ETR à faire</text:p>
            <text:p>Audit à faire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75110" table:style-name="ce23">
            <text:p>75 110,00 €</text:p>
          </table:table-cell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150198" table:formula="of:=IF(SUM([.M274:.AJ274];[.AQ274:.AW274])+SUM([.AK274:.AP274])*10=0;&quot;&quot;;SUM([.M274:.AJ274];[.AQ274:.AW274])+SUM([.AK274:.AP274])*10)" table:style-name="ce13">
            <text:p>150 198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08</text:p>
          </table:table-cell>
          <table:table-cell table:style-name="ce59"/>
          <table:table-cell office:value-type="string" table:style-name="ce46">
            <text:p>Steve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ETR à faire</text:p>
            <text:p>Audit à faire + AVIS IR à récupérer</text:p>
            <text:p>Couple avec RICHARD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100152" table:style-name="ce23">
            <text:p>100 152,00 €</text:p>
          </table:table-cell>
          <table:table-cell table:number-columns-repeated="20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5000" table:style-name="ce23">
            <text:p>5 000,00 €</text:p>
          </table:table-cell>
          <table:table-cell office:value-type="currency" office:value="45000" table:style-name="ce23">
            <text:p>45 000,00 €</text:p>
          </table:table-cell>
          <table:table-cell office:value-type="currency" office:value="55500" table:style-name="ce23">
            <text:p>55 500,00 €</text:p>
          </table:table-cell>
          <table:table-cell table:number-columns-repeated="2" table:style-name="ce23"/>
          <table:table-cell office:value-type="currency" office:value="260793" table:formula="of:=IF(SUM([.M275:.AJ275];[.AQ275:.AW275])+SUM([.AK275:.AP275])*10=0;&quot;&quot;;SUM([.M275:.AJ275];[.AQ275:.AW275])+SUM([.AK275:.AP275])*10)" table:style-name="ce13">
            <text:p>260 793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08</text:p>
          </table:table-cell>
          <table:table-cell table:style-name="ce59"/>
          <table:table-cell office:value-type="string" table:style-name="ce46">
            <text:p>Mélani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ETR à faire</text:p>
            <text:p>Audit à faire + AVIS IR à récupérer</text:p>
            <text:p>Couple avec LENFANT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100152" table:style-name="ce23">
            <text:p>100 152,00 €</text:p>
          </table:table-cell>
          <table:table-cell table:number-columns-repeated="20" table:style-name="ce23"/>
          <table:table-cell office:value-type="currency" office:value="11000" table:style-name="ce23">
            <text:p>11 000,00 €</text:p>
          </table:table-cell>
          <table:table-cell table:number-columns-repeated="2" table:style-name="ce23"/>
          <table:table-cell office:value-type="currency" office:value="39000" table:style-name="ce23">
            <text:p>39 000,00 €</text:p>
          </table:table-cell>
          <table:table-cell office:value-type="currency" office:value="61000" table:style-name="ce23">
            <text:p>61 000,00 €</text:p>
          </table:table-cell>
          <table:table-cell table:number-columns-repeated="2" table:style-name="ce23"/>
          <table:table-cell office:value-type="currency" office:value="261293" table:formula="of:=IF(SUM([.M276:.AJ276];[.AQ276:.AW276])+SUM([.AK276:.AP276])*10=0;&quot;&quot;;SUM([.M276:.AJ276];[.AQ276:.AW276])+SUM([.AK276:.AP276])*10)" table:style-name="ce13">
            <text:p>261 293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09</text:p>
          </table:table-cell>
          <table:table-cell table:style-name="ce31"/>
          <table:table-cell office:value-type="string" table:style-name="ce31">
            <text:p>Eva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277:.AJ277];[.AQ277:.AW277])+SUM([.AK277:.AP277])*10=0;&quot;&quot;;SUM([.M277:.AJ277];[.AQ277:.AW277])+SUM([.AK277:.AP277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0</text:p>
          </table:table-cell>
          <table:table-cell table:style-name="ce31"/>
          <table:table-cell office:value-type="string" table:style-name="ce31">
            <text:p>Nicola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Documents reg SCPI à retrouver</text:p>
            <text:p>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10" table:style-name="ce23"/>
          <table:table-cell office:value-type="currency" office:value="100048" table:style-name="ce23">
            <text:p>100 048,00 €</text:p>
          </table:table-cell>
          <table:table-cell table:number-columns-repeated="13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124048" table:formula="of:=IF(SUM([.M278:.AJ278];[.AQ278:.AW278])+SUM([.AK278:.AP278])*10=0;&quot;&quot;;SUM([.M278:.AJ278];[.AQ278:.AW278])+SUM([.AK278:.AP278])*10)" table:style-name="ce13">
            <text:p>124 04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11</text:p>
          </table:table-cell>
          <table:table-cell table:style-name="ce16"/>
          <table:table-cell office:value-type="string" table:style-name="ce16">
            <text:p>Thibault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transmettre</text:p>
            <text:p>Financement en cours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100000" table:style-name="ce23">
            <text:p>100 000,00 €</text:p>
          </table:table-cell>
          <table:table-cell table:number-columns-repeated="27" table:style-name="ce23"/>
          <table:table-cell office:value-type="currency" office:value="100000" table:formula="of:=IF(SUM([.M279:.AJ279];[.AQ279:.AW279])+SUM([.AK279:.AP279])*10=0;&quot;&quot;;SUM([.M279:.AJ279];[.AQ279:.AW279])+SUM([.AK279:.AP279])*10)" table:style-name="ce13">
            <text:p>100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12</text:p>
          </table:table-cell>
          <table:table-cell table:style-name="ce57"/>
          <table:table-cell office:value-type="string" table:style-name="ce31">
            <text:p>Marti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280:.AJ280];[.AQ280:.AW280])+SUM([.AK280:.AP280])*10=0;&quot;&quot;;SUM([.M280:.AJ280];[.AQ280:.AW280])+SUM([.AK280:.AP280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3</text:p>
          </table:table-cell>
          <table:table-cell table:style-name="ce54"/>
          <table:table-cell office:value-type="string" table:style-name="ce16">
            <text:p>Simo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</text:p>
            <text:p>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20000" table:style-name="ce23">
            <text:p>20 000,00 €</text:p>
          </table:table-cell>
          <table:table-cell table:number-columns-repeated="4" table:style-name="ce23"/>
          <table:table-cell office:value-type="currency" office:value="56000" table:formula="of:=IF(SUM([.M281:.AJ281];[.AQ281:.AW281])+SUM([.AK281:.AP281])*10=0;&quot;&quot;;SUM([.M281:.AJ281];[.AQ281:.AW281])+SUM([.AK281:.AP281])*10)" table:style-name="ce13">
            <text:p>56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4</text:p>
          </table:table-cell>
          <table:table-cell table:style-name="ce31"/>
          <table:table-cell office:value-type="string" table:style-name="ce31">
            <text:p>Paul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282:.AJ282];[.AQ282:.AW282])+SUM([.AK282:.AP282])*10=0;&quot;&quot;;SUM([.M282:.AJ282];[.AQ282:.AW282])+SUM([.AK282:.AP282])*10)" table:style-name="ce13">
            <text:p>24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5</text:p>
          </table:table-cell>
          <table:table-cell table:style-name="ce31"/>
          <table:table-cell office:value-type="string" table:style-name="ce31">
            <text:p>Camill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283:.AJ283];[.AQ283:.AW283])+SUM([.AK283:.AP283])*10=0;&quot;&quot;;SUM([.M283:.AJ283];[.AQ283:.AW283])+SUM([.AK283:.AP283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6</text:p>
          </table:table-cell>
          <table:table-cell table:style-name="ce16"/>
          <table:table-cell office:value-type="string" table:style-name="ce16">
            <text:p>Sébastie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retrouver signés</text:p>
            <text:p>AVIS IR à récupér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28" table:style-name="ce23"/>
          <table:table-cell office:value-type="currency" office:value="100079" table:formula="of:=IF(SUM([.M284:.AJ284];[.AQ284:.AW284])+SUM([.AK284:.AP284])*10=0;&quot;&quot;;SUM([.M284:.AJ284];[.AQ284:.AW284])+SUM([.AK284:.AP284])*10)" table:style-name="ce13">
            <text:p>100 079,00 €</text:p>
          </table:table-cell>
          <table:table-cell table:number-columns-repeated="16333"/>
        </table:table-row>
        <table:table-row table:style-name="ro2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7</text:p>
          </table:table-cell>
          <table:table-cell table:style-name="ce18"/>
          <table:table-cell office:value-type="string" table:style-name="ce18">
            <text:p>Alexandre</text:p>
          </table:table-cell>
          <table:table-cell office:value-type="string" table:style-name="ce16">
            <text:p>JALPAC</text:p>
          </table:table-cell>
          <table:table-cell table:style-name="ce16"/>
          <table:table-cell table:style-name="ce27"/>
          <table:table-cell office:value-type="string" table:style-name="ce28">
            <text:p>RPA à faire</text:p>
            <text:p>Audit à faire + Avis IR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75088" table:formula="of:=IF(SUM([.M285:.AJ285];[.AQ285:.AW285])+SUM([.AK285:.AP285])*10=0;&quot;&quot;;SUM([.M285:.AJ285];[.AQ285:.AW285])+SUM([.AK285:.AP285])*10)" table:style-name="ce13">
            <text:p>75 08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17</text:p>
          </table:table-cell>
          <table:table-cell table:style-name="ce18"/>
          <table:table-cell office:value-type="string" table:style-name="ce18">
            <text:p>Pauline</text:p>
          </table:table-cell>
          <table:table-cell office:value-type="string" table:style-name="ce16">
            <text:p>JALPAC</text:p>
          </table:table-cell>
          <table:table-cell table:style-name="ce16"/>
          <table:table-cell table:style-name="ce27"/>
          <table:table-cell office:value-type="string" table:style-name="ce28">
            <text:p>RPA à faire</text:p>
            <text:p>Audit à faire + Avis IR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75088" table:formula="of:=IF(SUM([.M286:.AJ286];[.AQ286:.AW286])+SUM([.AK286:.AP286])*10=0;&quot;&quot;;SUM([.M286:.AJ286];[.AQ286:.AW286])+SUM([.AK286:.AP286])*10)" table:style-name="ce13">
            <text:p>75 088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18</text:p>
          </table:table-cell>
          <table:table-cell table:style-name="ce31"/>
          <table:table-cell office:value-type="string" table:style-name="ce31">
            <text:p>Tipha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 + Avis IR à récup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4-01-01T00:00:00" table:style-name="ce69">
            <text:p>janv-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287:.AJ287];[.AQ287:.AW287])+SUM([.AK287:.AP287])*10=0;&quot;&quot;;SUM([.M287:.AJ287];[.AQ287:.AW287])+SUM([.AK287:.AP287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19</text:p>
          </table:table-cell>
          <table:table-cell table:style-name="ce31"/>
          <table:table-cell office:value-type="string" table:style-name="ce31">
            <text:p>Sylvai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 + JDD &amp; 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800" table:style-name="ce23">
            <text:p>1 800,00 €</text:p>
          </table:table-cell>
          <table:table-cell table:number-columns-repeated="11" table:style-name="ce23"/>
          <table:table-cell office:value-type="currency" office:value="18000" table:formula="of:=IF(SUM([.M288:.AJ288];[.AQ288:.AW288])+SUM([.AK288:.AP288])*10=0;&quot;&quot;;SUM([.M288:.AJ288];[.AQ288:.AW288])+SUM([.AK288:.AP288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20</text:p>
          </table:table-cell>
          <table:table-cell table:style-name="ce57"/>
          <table:table-cell office:value-type="string" table:style-name="ce57">
            <text:p>Corentin</text:p>
          </table:table-cell>
          <table:table-cell table:style-name="ce57"/>
          <table:table-cell table:style-name="ce61"/>
          <table:table-cell table:style-name="ce33"/>
          <table:table-cell office:value-type="string" table:style-name="ce28">
            <text:p>LM + RPA à faire</text:p>
            <text:p>Audit à faire + Avis IR à récupérer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1200" table:style-name="ce23">
            <text:p>1 200,00 €</text:p>
          </table:table-cell>
          <table:table-cell office:value-type="currency" office:value="2000" table:style-name="ce23">
            <text:p>2 000,00 €</text:p>
          </table:table-cell>
          <table:table-cell table:number-columns-repeated="7" table:style-name="ce23"/>
          <table:table-cell office:value-type="currency" office:value="14000" table:formula="of:=IF(SUM([.M289:.AJ289];[.AQ289:.AW289])+SUM([.AK289:.AP289])*10=0;&quot;&quot;;SUM([.M289:.AJ289];[.AQ289:.AW289])+SUM([.AK289:.AP289])*10)" table:style-name="ce13">
            <text:p>14 000,00 €</text:p>
          </table:table-cell>
          <table:table-cell table:number-columns-repeated="16333"/>
        </table:table-row>
        <table:table-row table:style-name="ro23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1</text:p>
          </table:table-cell>
          <table:table-cell table:style-name="ce18"/>
          <table:table-cell office:value-type="string" table:style-name="ce18">
            <text:p>Vladimir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PI cash et credit SCI I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90:.AJ290];[.AQ290:.AW290])+SUM([.AK290:.AP290])*10=0;&quot;&quot;;SUM([.M290:.AJ290];[.AQ290:.AW290])+SUM([.AK290:.AP290])*10)" table:style-name="ce13"/>
          <table:table-cell table:number-columns-repeated="16333"/>
        </table:table-row>
        <table:table-row table:style-name="ro2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1</text:p>
          </table:table-cell>
          <table:table-cell table:style-name="ce18"/>
          <table:table-cell office:value-type="string" table:style-name="ce18">
            <text:p>Irina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PI cash et credit SCI I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291:.AJ291];[.AQ291:.AW291])+SUM([.AK291:.AP291])*10=0;&quot;&quot;;SUM([.M291:.AJ291];[.AQ291:.AW291])+SUM([.AK291:.AP291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2</text:p>
          </table:table-cell>
          <table:table-cell table:style-name="ce31"/>
          <table:table-cell office:value-type="string" table:style-name="ce31">
            <text:p>Marguerit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Avis IR 2022 à récup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550160" table:style-name="ce23">
            <text:p>550 160,00 €</text:p>
          </table:table-cell>
          <table:table-cell table:number-columns-repeated="27" table:style-name="ce23"/>
          <table:table-cell office:value-type="currency" office:value="550160" table:formula="of:=IF(SUM([.M292:.AJ292];[.AQ292:.AW292])+SUM([.AK292:.AP292])*10=0;&quot;&quot;;SUM([.M292:.AJ292];[.AQ292:.AW292])+SUM([.AK292:.AP292])*10)" table:style-name="ce13">
            <text:p>550 16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3</text:p>
          </table:table-cell>
          <table:table-cell table:style-name="ce46"/>
          <table:table-cell office:value-type="string" table:style-name="ce46">
            <text:p>Thibault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93:.AJ293];[.AQ293:.AW293])+SUM([.AK293:.AP293])*10=0;&quot;&quot;;SUM([.M293:.AJ293];[.AQ293:.AW293])+SUM([.AK293:.AP293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3</text:p>
          </table:table-cell>
          <table:table-cell table:style-name="ce59"/>
          <table:table-cell office:value-type="string" table:style-name="ce59">
            <text:p>Melina</text:p>
          </table:table-cell>
          <table:table-cell table:style-name="ce57"/>
          <table:table-cell table:style-name="ce16"/>
          <table:table-cell table:style-name="ce27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94:.AJ294];[.AQ294:.AW294])+SUM([.AK294:.AP294])*10=0;&quot;&quot;;SUM([.M294:.AJ294];[.AQ294:.AW294])+SUM([.AK294:.AP294])*10)" table:style-name="ce13">
            <text:p>24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24</text:p>
          </table:table-cell>
          <table:table-cell table:style-name="ce31"/>
          <table:table-cell office:value-type="string" table:style-name="ce31">
            <text:p>Clément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remettre au bon format</text:p>
            <text:p>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9000" table:style-name="ce23">
            <text:p>9 000,00 €</text:p>
          </table:table-cell>
          <table:table-cell table:number-columns-repeated="2" table:style-name="ce23"/>
          <table:table-cell office:value-type="currency" office:value="12000" table:style-name="ce23">
            <text:p>12 000,00 €</text:p>
          </table:table-cell>
          <table:table-cell office:value-type="currency" office:value="9000" table:style-name="ce23">
            <text:p>9 000,00 €</text:p>
          </table:table-cell>
          <table:table-cell table:number-columns-repeated="2" table:style-name="ce23"/>
          <table:table-cell office:value-type="currency" office:value="30000" table:formula="of:=IF(SUM([.M295:.AJ295];[.AQ295:.AW295])+SUM([.AK295:.AP295])*10=0;&quot;&quot;;SUM([.M295:.AJ295];[.AQ295:.AW295])+SUM([.AK295:.AP295])*10)" table:style-name="ce13">
            <text:p>3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5</text:p>
          </table:table-cell>
          <table:table-cell table:style-name="ce46"/>
          <table:table-cell office:value-type="string" table:style-name="ce46">
            <text:p>Anthony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 + Audit à remetttre en forme</text:p>
            <text:p>JDD + Avis IR 2022 à récupérer</text:p>
            <text:p>Couple avec RETY Olympe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3-01T00:00:00" table:style-name="ce69">
            <text:p>mars-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296:.AJ296];[.AQ296:.AW296])+SUM([.AK296:.AP296])*10=0;&quot;&quot;;SUM([.M296:.AJ296];[.AQ296:.AW296])+SUM([.AK296:.AP296])*10)" table:style-name="ce13">
            <text:p>6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5</text:p>
          </table:table-cell>
          <table:table-cell table:style-name="ce18"/>
          <table:table-cell office:value-type="string" table:style-name="ce18">
            <text:p>Olymp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LM + RPA à faire + Audit à remettre nouvelle forme</text:p>
            <text:p>JDD + Avis IR 2022 à récupérer</text:p>
            <text:p>Couple avec MURA Anthony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3-01T00:00:00" table:style-name="ce69">
            <text:p>mars-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297:.AJ297];[.AQ297:.AW297])+SUM([.AK297:.AP297])*10=0;&quot;&quot;;SUM([.M297:.AJ297];[.AQ297:.AW297])+SUM([.AK297:.AP297])*10)" table:style-name="ce13">
            <text:p>6 000,00 €</text:p>
          </table:table-cell>
          <table:table-cell table:number-columns-repeated="16333"/>
        </table:table-row>
        <table:table-row table:style-name="ro25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26</text:p>
          </table:table-cell>
          <table:table-cell table:style-name="ce46"/>
          <table:table-cell office:value-type="string" table:style-name="ce46">
            <text:p>Alexia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à recupérer</text:p>
            <text:p>Conjointe de Jeremy STEINBERG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7200" table:style-name="ce23">
            <text:p>7 200,00 €</text:p>
          </table:table-cell>
          <table:table-cell table:number-columns-repeated="13" table:style-name="ce23"/>
          <table:table-cell office:value-type="currency" office:value="72000" table:formula="of:=IF(SUM([.M298:.AJ298];[.AQ298:.AW298])+SUM([.AK298:.AP298])*10=0;&quot;&quot;;SUM([.M298:.AJ298];[.AQ298:.AW298])+SUM([.AK298:.AP298])*10)" table:style-name="ce13">
            <text:p>72 000,00 €</text:p>
          </table:table-cell>
          <table:table-cell table:number-columns-repeated="16333"/>
        </table:table-row>
        <table:table-row table:style-name="ro25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26</text:p>
          </table:table-cell>
          <table:table-cell table:style-name="ce46"/>
          <table:table-cell office:value-type="string" table:style-name="ce46">
            <text:p>Jeremy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à récupérer</text:p>
            <text:p>Conjoint de Alexia NABET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299:.AJ299];[.AQ299:.AW299])+SUM([.AK299:.AP299])*10=0;&quot;&quot;;SUM([.M299:.AJ299];[.AQ299:.AW299])+SUM([.AK299:.AP299])*10)" table:style-name="ce13">
            <text:p>24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27</text:p>
          </table:table-cell>
          <table:table-cell table:style-name="ce31"/>
          <table:table-cell office:value-type="string" table:style-name="ce31">
            <text:p>Eli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JDD + Avis IR à récupérer</text:p>
          </table:table-cell>
          <table:table-cell table:style-name="ce34"/>
          <table:table-cell office:value-type="string" table:style-name="ce34">
            <text:p>ABEILLE</text:p>
          </table:table-cell>
          <table:table-cell office:value-type="date" office:date-value="2023-12-01T00:00:00" table:style-name="ce69">
            <text:p>déc-23</text:p>
          </table:table-cell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300:.AJ300];[.AQ300:.AW300])+SUM([.AK300:.AP300])*10=0;&quot;&quot;;SUM([.M300:.AJ300];[.AQ300:.AW300])+SUM([.AK300:.AP300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28</text:p>
          </table:table-cell>
          <table:table-cell table:style-name="ce31"/>
          <table:table-cell office:value-type="string" table:style-name="ce31">
            <text:p>Sophi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75000" table:style-name="ce23">
            <text:p>75 000,00 €</text:p>
          </table:table-cell>
          <table:table-cell table:style-name="ce23"/>
          <table:table-cell office:value-type="currency" office:value="25000" table:style-name="ce23">
            <text:p>25 000,00 €</text:p>
          </table:table-cell>
          <table:table-cell table:number-columns-repeated="4" table:style-name="ce23"/>
          <table:table-cell office:value-type="currency" office:value="118000" table:formula="of:=IF(SUM([.M301:.AJ301];[.AQ301:.AW301])+SUM([.AK301:.AP301])*10=0;&quot;&quot;;SUM([.M301:.AJ301];[.AQ301:.AW301])+SUM([.AK301:.AP301])*10)" table:style-name="ce13">
            <text:p>1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29</text:p>
          </table:table-cell>
          <table:table-cell table:style-name="ce31"/>
          <table:table-cell office:value-type="string" table:style-name="ce31">
            <text:p>Joh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mettre en forme sur nouvelle version</text:p>
            <text:p>Avis IR à récup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01T00:00:00" table:style-name="ce69">
            <text:p>févr-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302:.AJ302];[.AQ302:.AW302])+SUM([.AK302:.AP302])*10=0;&quot;&quot;;SUM([.M302:.AJ302];[.AQ302:.AW302])+SUM([.AK302:.AP302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30</text:p>
          </table:table-cell>
          <table:table-cell table:style-name="ce31"/>
          <table:table-cell office:value-type="string" table:style-name="ce31">
            <text:p>Melina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udit à mettre en forme sur nouvelle version</text:p>
            <text:p>JDD + Avis IR à récup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01T00:00:00" table:style-name="ce69">
            <text:p>févr-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303:.AJ303];[.AQ303:.AW303])+SUM([.AK303:.AP303])*10=0;&quot;&quot;;SUM([.M303:.AJ303];[.AQ303:.AW303])+SUM([.AK303:.AP303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31</text:p>
          </table:table-cell>
          <table:table-cell table:style-name="ce31"/>
          <table:table-cell office:value-type="string" table:style-name="ce31">
            <text:p>Josselin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304:.AJ304];[.AQ304:.AW304])+SUM([.AK304:.AP304])*10=0;&quot;&quot;;SUM([.M304:.AJ304];[.AQ304:.AW304])+SUM([.AK304:.AP304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32</text:p>
          </table:table-cell>
          <table:table-cell table:style-name="ce18"/>
          <table:table-cell office:value-type="string" table:style-name="ce18">
            <text:p>Alexandr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44000" table:style-name="ce23">
            <text:p>44 000,00 €</text:p>
          </table:table-cell>
          <table:table-cell table:style-name="ce23"/>
          <table:table-cell office:value-type="currency" office:value="44051" table:style-name="ce23">
            <text:p>44 051,00 €</text:p>
          </table:table-cell>
          <table:table-cell office:value-type="currency" office:value="22048" table:style-name="ce23">
            <text:p>22 048,00 €</text:p>
          </table:table-cell>
          <table:table-cell table:number-columns-repeated="27" table:style-name="ce23"/>
          <table:table-cell office:value-type="currency" office:value="110099" table:formula="of:=IF(SUM([.M305:.AJ305];[.AQ305:.AW305])+SUM([.AK305:.AP305])*10=0;&quot;&quot;;SUM([.M305:.AJ305];[.AQ305:.AW305])+SUM([.AK305:.AP305])*10)" table:style-name="ce13">
            <text:p>110 099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32</text:p>
          </table:table-cell>
          <table:table-cell table:style-name="ce18"/>
          <table:table-cell office:value-type="string" table:style-name="ce18">
            <text:p>Luci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44000" table:style-name="ce23">
            <text:p>44 000,00 €</text:p>
          </table:table-cell>
          <table:table-cell table:style-name="ce23"/>
          <table:table-cell office:value-type="currency" office:value="44051" table:style-name="ce23">
            <text:p>44 051,00 €</text:p>
          </table:table-cell>
          <table:table-cell office:value-type="currency" office:value="22048" table:style-name="ce23">
            <text:p>22 048,00 €</text:p>
          </table:table-cell>
          <table:table-cell table:number-columns-repeated="27" table:style-name="ce23"/>
          <table:table-cell office:value-type="currency" office:value="110099" table:formula="of:=IF(SUM([.M306:.AJ306];[.AQ306:.AW306])+SUM([.AK306:.AP306])*10=0;&quot;&quot;;SUM([.M306:.AJ306];[.AQ306:.AW306])+SUM([.AK306:.AP306])*10)" table:style-name="ce13">
            <text:p>110 09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33</text:p>
          </table:table-cell>
          <table:table-cell table:style-name="ce31"/>
          <table:table-cell office:value-type="string" table:style-name="ce31">
            <text:p>Thierry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 + JDD &amp;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307:.AJ307];[.AQ307:.AW307])+SUM([.AK307:.AP307])*10=0;&quot;&quot;;SUM([.M307:.AJ307];[.AQ307:.AW307])+SUM([.AK307:.AP307])*10)" table:style-name="ce13">
            <text:p>18 00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34</text:p>
          </table:table-cell>
          <table:table-cell table:style-name="ce31"/>
          <table:table-cell office:value-type="string" table:style-name="ce31">
            <text:p>Guillaum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</text:p>
            <text:p>Avis IR à récupérer</text:p>
            <text:p>Passage de 500 à 125€/mois en 05/2022</text:p>
          </table:table-cell>
          <table:table-cell table:style-name="ce28"/>
          <table:table-cell office:value-type="string" table:style-name="ce28"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1500" table:style-name="ce23">
            <text:p>1 500,00 €</text:p>
          </table:table-cell>
          <table:table-cell table:number-columns-repeated="13" table:style-name="ce23"/>
          <table:table-cell office:value-type="currency" office:value="15000" table:formula="of:=IF(SUM([.M308:.AJ308];[.AQ308:.AW308])+SUM([.AK308:.AP308])*10=0;&quot;&quot;;SUM([.M308:.AJ308];[.AQ308:.AW308])+SUM([.AK308:.AP308])*10)" table:style-name="ce13">
            <text:p>15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35</text:p>
          </table:table-cell>
          <table:table-cell table:style-name="ce16"/>
          <table:table-cell office:value-type="string" table:style-name="ce16">
            <text:p>Thibaud<text:s/>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retrouv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75110" table:style-name="ce23">
            <text:p>75 110,00 €</text:p>
          </table:table-cell>
          <table:table-cell office:value-type="currency" office:value="75088" table:style-name="ce23">
            <text:p>75 088,00 €</text:p>
          </table:table-cell>
          <table:table-cell table:number-columns-repeated="27" table:style-name="ce23"/>
          <table:table-cell office:value-type="currency" office:value="150198" table:formula="of:=IF(SUM([.M309:.AJ309];[.AQ309:.AW309])+SUM([.AK309:.AP309])*10=0;&quot;&quot;;SUM([.M309:.AJ309];[.AQ309:.AW309])+SUM([.AK309:.AP309])*10)" table:style-name="ce13">
            <text:p>150 198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36</text:p>
          </table:table-cell>
          <table:table-cell table:style-name="ce46"/>
          <table:table-cell office:value-type="string" table:style-name="ce46">
            <text:p>Jeremie</text:p>
          </table:table-cell>
          <table:table-cell office:value-type="string" table:style-name="ce31">
            <text:p>TOFU PANDA</text:p>
          </table:table-cell>
          <table:table-cell table:style-name="ce16"/>
          <table:table-cell table:style-name="ce27"/>
          <table:table-cell office:value-type="string" table:style-name="ce28">
            <text:p>RPA à faire</text:p>
            <text:p>Audit à faire</text:p>
            <text:p>Couple avec Wen Zhang</text:p>
          </table:table-cell>
          <table:table-cell table:style-name="ce28"/>
          <table:table-cell office:value-type="string" table:style-name="ce29">
            <text:p>CARDIF</text:p>
          </table:table-cell>
          <table:table-cell table:style-name="ce16"/>
          <table:table-cell table:number-columns-repeated="2" table:style-name="ce23"/>
          <table:table-cell office:value-type="currency" office:value="15000" table:style-name="ce23">
            <text:p>15 000,00 €</text:p>
          </table:table-cell>
          <table:table-cell table:number-columns-repeated="6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1" table:style-name="ce23"/>
          <table:table-cell office:value-type="currency" office:value="15000" table:style-name="ce23">
            <text:p>15 000,00 €</text:p>
          </table:table-cell>
          <table:table-cell table:number-columns-repeated="15" table:style-name="ce23"/>
          <table:table-cell office:value-type="currency" office:value="130063.5" table:formula="of:=IF(SUM([.M310:.AJ310];[.AQ310:.AW310])+SUM([.AK310:.AP310])*10=0;&quot;&quot;;SUM([.M310:.AJ310];[.AQ310:.AW310])+SUM([.AK310:.AP310])*10)" table:style-name="ce13">
            <text:p>130 063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36</text:p>
          </table:table-cell>
          <table:table-cell table:style-name="ce46"/>
          <table:table-cell office:value-type="string" table:style-name="ce46">
            <text:p>Wen</text:p>
          </table:table-cell>
          <table:table-cell office:value-type="string" table:style-name="ce31">
            <text:p>TOFU PANDA</text:p>
          </table:table-cell>
          <table:table-cell table:style-name="ce16"/>
          <table:table-cell table:style-name="ce27"/>
          <table:table-cell office:value-type="string" table:style-name="ce28">
            <text:p>RPA à faire</text:p>
            <text:p>Couple avec Jeremie PLEYNET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100063.5" table:formula="of:=IF(SUM([.M311:.AJ311];[.AQ311:.AW311])+SUM([.AK311:.AP311])*10=0;&quot;&quot;;SUM([.M311:.AJ311];[.AQ311:.AW311])+SUM([.AK311:.AP311])*10)" table:style-name="ce13">
            <text:p>100 063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37</text:p>
          </table:table-cell>
          <table:table-cell table:style-name="ce54"/>
          <table:table-cell office:value-type="string" table:style-name="ce16">
            <text:p>Emilie</text:p>
          </table:table-cell>
          <table:table-cell office:value-type="string" table:style-name="ce16">
            <text:p>NORADELMAR</text:p>
          </table:table-cell>
          <table:table-cell table:style-name="ce16"/>
          <table:table-cell table:style-name="ce27"/>
          <table:table-cell office:value-type="string" table:style-name="ce28">
            <text:p>OK</text:p>
            <text:p>Recup documents auprès de SCL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4" table:style-name="ce23"/>
          <table:table-cell office:value-type="currency" office:value="50232" table:style-name="ce23">
            <text:p>50 232,00 €</text:p>
          </table:table-cell>
          <table:table-cell table:number-columns-repeated="4" table:style-name="ce23"/>
          <table:table-cell office:value-type="currency" office:value="50141" table:style-name="ce23">
            <text:p>50 141,00 €</text:p>
          </table:table-cell>
          <table:table-cell table:number-columns-repeated="28" table:style-name="ce23"/>
          <table:table-cell office:value-type="currency" office:value="100373" table:formula="of:=IF(SUM([.M312:.AJ312];[.AQ312:.AW312])+SUM([.AK312:.AP312])*10=0;&quot;&quot;;SUM([.M312:.AJ312];[.AQ312:.AW312])+SUM([.AK312:.AP312])*10)" table:style-name="ce13">
            <text:p>100 373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38</text:p>
          </table:table-cell>
          <table:table-cell table:style-name="ce46"/>
          <table:table-cell office:value-type="string" table:style-name="ce46">
            <text:p>Marie-Alix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Doc persos à récupérer</text:p>
          </table:table-cell>
          <table:table-cell table:number-columns-repeated="2" table:style-name="ce34"/>
          <table:table-cell table:style-name="ce16"/>
          <table:table-cell office:value-type="currency" office:value="88500" table:style-name="ce23">
            <text:p>88 500,00 €</text:p>
          </table:table-cell>
          <table:table-cell table:number-columns-repeated="37" table:style-name="ce23"/>
          <table:table-cell office:value-type="currency" office:value="88500" table:formula="of:=IF(SUM([.M313:.AJ313];[.AQ313:.AW313])+SUM([.AK313:.AP313])*10=0;&quot;&quot;;SUM([.M313:.AJ313];[.AQ313:.AW313])+SUM([.AK313:.AP313])*10)" table:style-name="ce13">
            <text:p>88 5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38</text:p>
          </table:table-cell>
          <table:table-cell table:style-name="ce46"/>
          <table:table-cell office:value-type="string" table:style-name="ce46">
            <text:p>Titoua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Doc persos à récupérer</text:p>
          </table:table-cell>
          <table:table-cell table:number-columns-repeated="2" table:style-name="ce34"/>
          <table:table-cell table:style-name="ce16"/>
          <table:table-cell office:value-type="currency" office:value="88500" table:style-name="ce23">
            <text:p>88 500,00 €</text:p>
          </table:table-cell>
          <table:table-cell table:number-columns-repeated="37" table:style-name="ce23"/>
          <table:table-cell office:value-type="currency" office:value="88500" table:formula="of:=IF(SUM([.M314:.AJ314];[.AQ314:.AW314])+SUM([.AK314:.AP314])*10=0;&quot;&quot;;SUM([.M314:.AJ314];[.AQ314:.AW314])+SUM([.AK314:.AP314])*10)" table:style-name="ce13">
            <text:p>88 5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39</text:p>
          </table:table-cell>
          <table:table-cell table:style-name="ce31"/>
          <table:table-cell office:value-type="string" table:style-name="ce31">
            <text:p>Claudin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315:.AJ315];[.AQ315:.AW315])+SUM([.AK315:.AP315])*10=0;&quot;&quot;;SUM([.M315:.AJ315];[.AQ315:.AW315])+SUM([.AK315:.AP315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40</text:p>
          </table:table-cell>
          <table:table-cell table:style-name="ce18"/>
          <table:table-cell office:value-type="string" table:style-name="ce18">
            <text:p>Isabelle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316:.AJ316];[.AQ316:.AW316])+SUM([.AK316:.AP316])*10=0;&quot;&quot;;SUM([.M316:.AJ316];[.AQ316:.AW316])+SUM([.AK316:.AP316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6">
            <text:p>ETR140</text:p>
          </table:table-cell>
          <table:table-cell table:style-name="ce18"/>
          <table:table-cell office:value-type="string" table:style-name="ce18">
            <text:p>Michael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317:.AJ317];[.AQ317:.AW317])+SUM([.AK317:.AP317])*10=0;&quot;&quot;;SUM([.M317:.AJ317];[.AQ317:.AW317])+SUM([.AK317:.AP317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41</text:p>
          </table:table-cell>
          <table:table-cell table:style-name="ce31"/>
          <table:table-cell office:value-type="string" table:style-name="ce31">
            <text:p>Karine</text:p>
          </table:table-cell>
          <table:table-cell table:style-name="ce31"/>
          <table:table-cell table:style-name="ce58"/>
          <table:table-cell table:style-name="ce34"/>
          <table:table-cell office:value-type="string" table:style-name="ce28">
            <text:p>LM + RPA à faire</text:p>
            <text:p>Audit à fa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318:.AJ318];[.AQ318:.AW318])+SUM([.AK318:.AP318])*10=0;&quot;&quot;;SUM([.M318:.AJ318];[.AQ318:.AW318])+SUM([.AK318:.AP318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0">
            <text:p>En cours</text:p>
          </table:table-cell>
          <table:table-cell office:value-type="string" table:style-name="ce16">
            <text:p>SCL/ETR</text:p>
          </table:table-cell>
          <table:table-cell office:value-type="string" table:style-name="ce17">
            <text:p>ETR142</text:p>
          </table:table-cell>
          <table:table-cell table:style-name="ce17"/>
          <table:table-cell office:value-type="string" table:style-name="ce17">
            <text:p>Arnaud</text:p>
          </table:table-cell>
          <table:table-cell table:style-name="ce17"/>
          <table:table-cell table:style-name="ce16"/>
          <table:table-cell table:style-name="ce27"/>
          <table:table-cell office:value-type="string" table:style-name="ce28">
            <text:p>OK - Doc Reglementaire à finaliser</text:p>
            <text:p>Financement en cours</text:p>
          </table:table-cell>
          <table:table-cell table:style-name="ce28"/>
          <table:table-cell table:style-name="ce29"/>
          <table:table-cell table:style-name="ce16"/>
          <table:table-cell table:number-columns-repeated="2" table:style-name="ce23"/>
          <table:table-cell office:value-type="currency" office:value="10000" table:style-name="ce23">
            <text:p>10 000,00 €</text:p>
          </table:table-cell>
          <table:table-cell table:number-columns-repeated="6" table:style-name="ce23"/>
          <table:table-cell office:value-type="currency" office:value="150000" table:style-name="ce23">
            <text:p>150 000,00 €</text:p>
          </table:table-cell>
          <table:table-cell office:value-type="currency" office:value="150000" table:style-name="ce23">
            <text:p>150 000,00 €</text:p>
          </table:table-cell>
          <table:table-cell table:number-columns-repeated="27" table:style-name="ce23"/>
          <table:table-cell office:value-type="currency" office:value="310000" table:formula="of:=IF(SUM([.M319:.AJ319];[.AQ319:.AW319])+SUM([.AK319:.AP319])*10=0;&quot;&quot;;SUM([.M319:.AJ319];[.AQ319:.AW319])+SUM([.AK319:.AP319])*10)" table:style-name="ce13">
            <text:p>31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64">
            <text:p>En cours</text:p>
          </table:table-cell>
          <table:table-cell office:value-type="string" table:style-name="ce65">
            <text:p>ETR</text:p>
          </table:table-cell>
          <table:table-cell office:value-type="string" table:style-name="ce8">
            <text:p>ETR143</text:p>
          </table:table-cell>
          <table:table-cell table:style-name="ce65"/>
          <table:table-cell office:value-type="string" table:style-name="ce65">
            <text:p>Francis</text:p>
          </table:table-cell>
          <table:table-cell table:style-name="ce65"/>
          <table:table-cell table:style-name="ce16"/>
          <table:table-cell table:style-name="ce33"/>
          <table:table-cell office:value-type="string" table:style-name="ce28">
            <text:p>LM + RPA à faire</text:p>
            <text:p>JDD + Avis IR à récupérer</text:p>
            <text:p>Papa d'Emeline ancienne cslt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4800" table:style-name="ce23">
            <text:p>4 800,00 €</text:p>
          </table:table-cell>
          <table:table-cell table:number-columns-repeated="12" table:style-name="ce23"/>
          <table:table-cell office:value-type="currency" office:value="48000" table:formula="of:=IF(SUM([.M320:.AJ320];[.AQ320:.AW320])+SUM([.AK320:.AP320])*10=0;&quot;&quot;;SUM([.M320:.AJ320];[.AQ320:.AW320])+SUM([.AK320:.AP320])*10)" table:style-name="ce13">
            <text:p>4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44</text:p>
          </table:table-cell>
          <table:table-cell table:style-name="ce31"/>
          <table:table-cell office:value-type="string" table:style-name="ce31">
            <text:p>Marie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udit à faire + JDD &amp; Avis IR à récupérer</text:p>
            <text:p>Sœur d'Emeline ancienne cslt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321:.AJ321];[.AQ321:.AW321])+SUM([.AK321:.AP321])*10=0;&quot;&quot;;SUM([.M321:.AJ321];[.AQ321:.AW321])+SUM([.AK321:.AP321])*10)" table:style-name="ce13">
            <text:p>24 000,00 €</text:p>
          </table:table-cell>
          <table:table-cell table:number-columns-repeated="16333"/>
        </table:table-row>
        <table:table-row table:style-name="ro26">
          <table:table-cell office:value-type="string" table:content-validation-name="val1" table:style-name="ce70">
            <text:p>En cours</text:p>
          </table:table-cell>
          <table:table-cell office:value-type="string" table:style-name="ce17">
            <text:p>ETR</text:p>
          </table:table-cell>
          <table:table-cell office:value-type="string" table:style-name="ce67">
            <text:p>ETR145</text:p>
          </table:table-cell>
          <table:table-cell table:style-name="ce63"/>
          <table:table-cell office:value-type="string" table:style-name="ce67">
            <text:p>Alessio</text:p>
          </table:table-cell>
          <table:table-cell table:style-name="ce67"/>
          <table:table-cell table:style-name="ce16"/>
          <table:table-cell table:style-name="ce33"/>
          <table:table-cell office:value-type="string" table:style-name="ce34">
            <text:p>LM + RPA à faire</text:p>
            <text:p>Audit à faire</text:p>
            <text:p>JDD + Avis IR à récupérer</text:p>
            <text:p>NRP - Client compliqué. Il a 19 ans et c'est sa mère qui gère, à voir si l'on continue ou pas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10000" table:style-name="ce23">
            <text:p>10 000,00 €</text:p>
          </table:table-cell>
          <table:table-cell table:number-columns-repeated="6" table:style-name="ce23"/>
          <table:table-cell office:value-type="currency" office:value="10000" table:formula="of:=IF(SUM([.M322:.AJ322];[.AQ322:.AW322])+SUM([.AK322:.AP322])*10=0;&quot;&quot;;SUM([.M322:.AJ322];[.AQ322:.AW322])+SUM([.AK322:.AP322])*10)" table:style-name="ce13">
            <text:p>10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71">
            <text:p>En cours</text:p>
          </table:table-cell>
          <table:table-cell office:value-type="string" table:style-name="ce72">
            <text:p>ETR</text:p>
          </table:table-cell>
          <table:table-cell office:value-type="string" table:style-name="ce73">
            <text:p>ETR146</text:p>
          </table:table-cell>
          <table:table-cell table:style-name="ce74"/>
          <table:table-cell office:value-type="string" table:style-name="ce74">
            <text:p>Dimitri</text:p>
          </table:table-cell>
          <table:table-cell table:style-name="ce73"/>
          <table:table-cell table:style-name="ce16"/>
          <table:table-cell table:style-name="ce33"/>
          <table:table-cell office:value-type="string" table:style-name="ce34">
            <text:p>LM + RPA à faire</text:p>
            <text:p>Audit à faire + JDD &amp; Avis IR à récupérer<text:s/></text:p>
            <text:p>Conjoint de Julie SOURDOIS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6000" table:style-name="ce23">
            <text:p>6 000,00 €</text:p>
          </table:table-cell>
          <table:table-cell table:number-columns-repeated="3" table:style-name="ce23"/>
          <table:table-cell office:value-type="currency" office:value="10000" table:style-name="ce23">
            <text:p>10 000,00 €</text:p>
          </table:table-cell>
          <table:table-cell table:number-columns-repeated="6" table:style-name="ce23"/>
          <table:table-cell office:value-type="currency" office:value="70000" table:formula="of:=IF(SUM([.M323:.AJ323];[.AQ323:.AW323])+SUM([.AK323:.AP323])*10=0;&quot;&quot;;SUM([.M323:.AJ323];[.AQ323:.AW323])+SUM([.AK323:.AP323])*10)" table:style-name="ce13">
            <text:p>70 0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46</text:p>
          </table:table-cell>
          <table:table-cell table:style-name="ce46"/>
          <table:table-cell office:value-type="string" table:style-name="ce46">
            <text:p>Juli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 + JDD &amp; Avis IR à récupérer</text:p>
            <text:p>Conjointe de Dimitri SAMSON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3000" table:style-name="ce23">
            <text:p>3 000,00 €</text:p>
          </table:table-cell>
          <table:table-cell table:number-columns-repeated="10" table:style-name="ce23"/>
          <table:table-cell office:value-type="currency" office:value="30000" table:formula="of:=IF(SUM([.M324:.AJ324];[.AQ324:.AW324])+SUM([.AK324:.AP324])*10=0;&quot;&quot;;SUM([.M324:.AJ324];[.AQ324:.AW324])+SUM([.AK324:.AP324])*10)" table:style-name="ce13">
            <text:p>30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75">
            <text:p>En cours</text:p>
          </table:table-cell>
          <table:table-cell office:value-type="string" table:style-name="ce72">
            <text:p>ETR</text:p>
          </table:table-cell>
          <table:table-cell office:value-type="string" table:style-name="ce73">
            <text:p>ETR147</text:p>
          </table:table-cell>
          <table:table-cell table:style-name="ce76"/>
          <table:table-cell office:value-type="string" table:style-name="ce73">
            <text:p>Harald</text:p>
          </table:table-cell>
          <table:table-cell table:style-name="ce73"/>
          <table:table-cell table:style-name="ce16"/>
          <table:table-cell table:style-name="ce33"/>
          <table:table-cell office:value-type="string" table:style-name="ce34">
            <text:p>LM + RPA ETR à faire</text:p>
            <text:p>Audit à faire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15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10000" table:style-name="ce23">
            <text:p>10 000,00 €</text:p>
          </table:table-cell>
          <table:table-cell table:number-columns-repeated="4" table:style-name="ce23"/>
          <table:table-cell office:value-type="currency" office:value="146079" table:formula="of:=IF(SUM([.M325:.AJ325];[.AQ325:.AW325])+SUM([.AK325:.AP325])*10=0;&quot;&quot;;SUM([.M325:.AJ325];[.AQ325:.AW325])+SUM([.AK325:.AP325])*10)" table:style-name="ce13">
            <text:p>146 079,00 €</text:p>
          </table:table-cell>
          <table:table-cell table:number-columns-repeated="16333"/>
        </table:table-row>
        <table:table-row table:style-name="ro27">
          <table:table-cell office:value-type="string" table:content-validation-name="val1" table:style-name="ce31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48</text:p>
          </table:table-cell>
          <table:table-cell table:style-name="ce59"/>
          <table:table-cell office:value-type="string" table:style-name="ce59">
            <text:p>Fabrice</text:p>
          </table:table-cell>
          <table:table-cell table:style-name="ce57"/>
          <table:table-cell table:style-name="ce16"/>
          <table:table-cell table:style-name="ce27"/>
          <table:table-cell office:value-type="string" table:style-name="ce28">
            <text:p>LM + RPA ETR à faire en Septembre</text:p>
            <text:p>Avis IR à récup</text:p>
          </table:table-cell>
          <table:table-cell table:style-name="ce28"/>
          <table:table-cell office:value-type="string" table:style-name="ce29">
            <text:p>CARDIF</text:p>
          </table:table-cell>
          <table:table-cell table:style-name="ce16"/>
          <table:table-cell table:number-columns-repeated="31" table:style-name="ce23"/>
          <table:table-cell office:value-type="currency" office:value="3815" table:style-name="ce23">
            <text:p>3 815,00 €</text:p>
          </table:table-cell>
          <table:table-cell table:number-columns-repeated="2" table:style-name="ce23"/>
          <table:table-cell office:value-type="currency" office:value="7210" table:style-name="ce23">
            <text:p>7 210,00 €</text:p>
          </table:table-cell>
          <table:table-cell office:value-type="currency" office:value="8750" table:style-name="ce23">
            <text:p>8 750,00 €</text:p>
          </table:table-cell>
          <table:table-cell table:number-columns-repeated="2" table:style-name="ce23"/>
          <table:table-cell office:value-type="currency" office:value="19775" table:formula="of:=IF(SUM([.M326:.AJ326];[.AQ326:.AW326])+SUM([.AK326:.AP326])*10=0;&quot;&quot;;SUM([.M326:.AJ326];[.AQ326:.AW326])+SUM([.AK326:.AP326])*10)" table:style-name="ce13">
            <text:p>19 775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64">
            <text:p>En cours</text:p>
          </table:table-cell>
          <table:table-cell office:value-type="string" table:style-name="ce65">
            <text:p>ETR</text:p>
          </table:table-cell>
          <table:table-cell office:value-type="string" table:style-name="ce8">
            <text:p>ETR148</text:p>
          </table:table-cell>
          <table:table-cell table:style-name="ce77"/>
          <table:table-cell office:value-type="string" table:style-name="ce77">
            <text:p>Séverine</text:p>
          </table:table-cell>
          <table:table-cell table:style-name="ce78"/>
          <table:table-cell table:style-name="ce16"/>
          <table:table-cell table:style-name="ce27"/>
          <table:table-cell office:value-type="string" table:style-name="ce28">
            <text:p>LM + RPA ETR à faire en Septembre</text:p>
            <text:p>Avis IR à récup</text:p>
          </table:table-cell>
          <table:table-cell table:style-name="ce28"/>
          <table:table-cell office:value-type="string" table:style-name="ce29">
            <text:p>CARDIF</text:p>
          </table:table-cell>
          <table:table-cell table:style-name="ce16"/>
          <table:table-cell table:number-columns-repeated="31" table:style-name="ce23"/>
          <table:table-cell office:value-type="currency" office:value="3815" table:style-name="ce23">
            <text:p>3 815,00 €</text:p>
          </table:table-cell>
          <table:table-cell table:number-columns-repeated="2" table:style-name="ce23"/>
          <table:table-cell office:value-type="currency" office:value="7210" table:style-name="ce23">
            <text:p>7 210,00 €</text:p>
          </table:table-cell>
          <table:table-cell office:value-type="currency" office:value="8750" table:style-name="ce23">
            <text:p>8 750,00 €</text:p>
          </table:table-cell>
          <table:table-cell table:number-columns-repeated="2" table:style-name="ce23"/>
          <table:table-cell office:value-type="currency" office:value="19775" table:formula="of:=IF(SUM([.M327:.AJ327];[.AQ327:.AW327])+SUM([.AK327:.AP327])*10=0;&quot;&quot;;SUM([.M327:.AJ327];[.AQ327:.AW327])+SUM([.AK327:.AP327])*10)" table:style-name="ce13">
            <text:p>19 775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49</text:p>
          </table:table-cell>
          <table:table-cell table:style-name="ce31"/>
          <table:table-cell office:value-type="string" table:style-name="ce31">
            <text:p>Christel</text:p>
          </table:table-cell>
          <table:table-cell table:style-name="ce65"/>
          <table:table-cell table:style-name="ce16"/>
          <table:table-cell table:style-name="ce27"/>
          <table:table-cell office:value-type="string" table:style-name="ce28">
            <text:p>LM + RPA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4800" table:style-name="ce23">
            <text:p>4 800,00 €</text:p>
          </table:table-cell>
          <table:table-cell table:number-columns-repeated="12" table:style-name="ce23"/>
          <table:table-cell office:value-type="currency" office:value="48000" table:formula="of:=IF(SUM([.M328:.AJ328];[.AQ328:.AW328])+SUM([.AK328:.AP328])*10=0;&quot;&quot;;SUM([.M328:.AJ328];[.AQ328:.AW328])+SUM([.AK328:.AP328])*10)" table:style-name="ce13">
            <text:p>4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50</text:p>
          </table:table-cell>
          <table:table-cell table:style-name="ce31"/>
          <table:table-cell office:value-type="string" table:style-name="ce31">
            <text:p>Elies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JDD + Avis IR à récupérer</text:p>
            <text:p>BAISSE VERSEMENT 1€/mois DEPUIS 03/2023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01T00:00:00" table:style-name="ce69">
            <text:p>févr-24</text:p>
          </table:table-cell>
          <table:table-cell table:number-columns-repeated="24" table:style-name="ce23"/>
          <table:table-cell office:value-type="currency" office:value="12" table:style-name="ce23">
            <text:p>12,00 €</text:p>
          </table:table-cell>
          <table:table-cell table:number-columns-repeated="13" table:style-name="ce23"/>
          <table:table-cell office:value-type="currency" office:value="120" table:formula="of:=IF(SUM([.M329:.AJ329];[.AQ329:.AW329])+SUM([.AK329:.AP329])*10=0;&quot;&quot;;SUM([.M329:.AJ329];[.AQ329:.AW329])+SUM([.AK329:.AP329])*10)" table:style-name="ce13">
            <text:p>12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51</text:p>
          </table:table-cell>
          <table:table-cell table:style-name="ce31"/>
          <table:table-cell office:value-type="string" table:style-name="ce31">
            <text:p>Arthur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Retrouver Doc Reg SCPI (ETR)</text:p>
            <text:p>Faire Audit</text:p>
            <text:p>Retrouver Avis I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01T00:00:00" table:style-name="ce69">
            <text:p>févr-24</text:p>
          </table:table-cell>
          <table:table-cell table:number-columns-repeated="10" table:style-name="ce23"/>
          <table:table-cell office:value-type="currency" office:value="95056" table:style-name="ce23">
            <text:p>95 056,00 €</text:p>
          </table:table-cell>
          <table:table-cell table:number-columns-repeated="13" table:style-name="ce23"/>
          <table:table-cell office:value-type="currency" office:value="4800" table:style-name="ce23">
            <text:p>4 800,00 €</text:p>
          </table:table-cell>
          <table:table-cell table:number-columns-repeated="13" table:style-name="ce23"/>
          <table:table-cell office:value-type="currency" office:value="143056" table:formula="of:=IF(SUM([.M330:.AJ330];[.AQ330:.AW330])+SUM([.AK330:.AP330])*10=0;&quot;&quot;;SUM([.M330:.AJ330];[.AQ330:.AW330])+SUM([.AK330:.AP330])*10)" table:style-name="ce13">
            <text:p>143 056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52</text:p>
          </table:table-cell>
          <table:table-cell table:style-name="ce31"/>
          <table:table-cell office:value-type="string" table:style-name="ce31">
            <text:p>Camill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nouvelle version à faire signer</text:p>
            <text:p>Audit à faire + Avis IR à récupérer</text:p>
            <text:p>ATTENTION ARRET VERSEMENTS 750/mois SL 05/2023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19" table:style-name="ce23"/>
          <table:table-cell office:value-type="currency" office:value="50093.5" table:style-name="ce23">
            <text:p>50 093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7" table:style-name="ce23"/>
          <table:table-cell office:value-type="currency" office:value="100117.5" table:formula="of:=IF(SUM([.M331:.AJ331];[.AQ331:.AW331])+SUM([.AK331:.AP331])*10=0;&quot;&quot;;SUM([.M331:.AJ331];[.AQ331:.AW331])+SUM([.AK331:.AP331])*10)" table:style-name="ce13">
            <text:p>100 117,5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53</text:p>
          </table:table-cell>
          <table:table-cell table:style-name="ce31"/>
          <table:table-cell office:value-type="string" table:style-name="ce31">
            <text:p>Marc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LM + RPA à faire</text:p>
            <text:p>Audit à mettre sous nouvelle version</text:p>
            <text:p>JDD + Avis IR à rétrouv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332:.AJ332];[.AQ332:.AW332])+SUM([.AK332:.AP332])*10=0;&quot;&quot;;SUM([.M332:.AJ332];[.AQ332:.AW332])+SUM([.AK332:.AP332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54</text:p>
          </table:table-cell>
          <table:table-cell table:style-name="ce16"/>
          <table:table-cell office:value-type="string" table:style-name="ce16">
            <text:p>Philipp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FORET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333:.AJ333];[.AQ333:.AW333])+SUM([.AK333:.AP333])*10=0;&quot;&quot;;SUM([.M333:.AJ333];[.AQ333:.AW333])+SUM([.AK333:.AP333])*10)" table:style-name="ce13"/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55</text:p>
          </table:table-cell>
          <table:table-cell table:style-name="ce31"/>
          <table:table-cell office:value-type="string" table:style-name="ce31">
            <text:p>Clair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ATTENTION CLIENTE SEPAREE DE SON MARI</text:p>
            <text:p>LM + RPA à faire + Audit à vérifier</text:p>
            <text:p>JDD + Avis IR à récupérer</text:p>
          </table:table-cell>
          <table:table-cell table:style-name="ce34"/>
          <table:table-cell office:value-type="string" table:style-name="ce34">
            <text:p>SWISSLIFE</text:p>
            <text:p>ABEILLE</text:p>
          </table:table-cell>
          <table:table-cell office:value-type="date" office:date-value="2024-04-01T00:00:00" table:style-name="ce69">
            <text:p>avr-24</text:p>
          </table:table-cell>
          <table:table-cell table:number-columns-repeated="24" table:style-name="ce23"/>
          <table:table-cell office:value-type="currency" office:value="5120" table:style-name="ce23">
            <text:p>5 120,00 €</text:p>
          </table:table-cell>
          <table:table-cell table:number-columns-repeated="13" table:style-name="ce23"/>
          <table:table-cell office:value-type="currency" office:value="51200" table:formula="of:=IF(SUM([.M334:.AJ334];[.AQ334:.AW334])+SUM([.AK334:.AP334])*10=0;&quot;&quot;;SUM([.M334:.AJ334];[.AQ334:.AW334])+SUM([.AK334:.AP334])*10)" table:style-name="ce13">
            <text:p>51 200,00 €</text:p>
          </table:table-cell>
          <table:table-cell table:number-columns-repeated="16333"/>
        </table:table-row>
        <table:table-row table:style-name="ro14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56</text:p>
          </table:table-cell>
          <table:table-cell table:style-name="ce57"/>
          <table:table-cell office:value-type="string" table:style-name="ce31">
            <text:p>Rémi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ETR à faire</text:p>
            <text:p>Audit à mettre au nouveau format</text:p>
            <text:p>Avis IR à récupérer</text:p>
          </table:table-cell>
          <table:table-cell table:style-name="ce34"/>
          <table:table-cell office:value-type="string" table:style-name="ce34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3000" table:style-name="ce23">
            <text:p>3 000,00 €</text:p>
          </table:table-cell>
          <table:table-cell table:number-columns-repeated="8" table:style-name="ce23"/>
          <table:table-cell office:value-type="currency" office:value="30000" table:formula="of:=IF(SUM([.M335:.AJ335];[.AQ335:.AW335])+SUM([.AK335:.AP335])*10=0;&quot;&quot;;SUM([.M335:.AJ335];[.AQ335:.AW335])+SUM([.AK335:.AP335])*10)" table:style-name="ce13">
            <text:p>30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57</text:p>
          </table:table-cell>
          <table:table-cell table:style-name="ce31"/>
          <table:table-cell office:value-type="string" table:style-name="ce31">
            <text:p>Jacky</text:p>
          </table:table-cell>
          <table:table-cell table:style-name="ce31"/>
          <table:table-cell table:style-name="ce58"/>
          <table:table-cell table:style-name="ce31"/>
          <table:table-cell office:value-type="string" table:style-name="ce28">
            <text:p>LM + RPA à faire</text:p>
            <text:p>Attente accès extranet France valley pour verif docu</text:p>
          </table:table-cell>
          <table:table-cell table:style-name="ce28"/>
          <table:table-cell table:style-name="ce29"/>
          <table:table-cell table:style-name="ce16"/>
          <table:table-cell table:number-columns-repeated="2" table:style-name="ce23"/>
          <table:table-cell office:value-type="currency" office:value="30000" table:style-name="ce23">
            <text:p>30 000,00 €</text:p>
          </table:table-cell>
          <table:table-cell table:number-columns-repeated="35" table:style-name="ce23"/>
          <table:table-cell office:value-type="currency" office:value="30000" table:formula="of:=IF(SUM([.M336:.AJ336];[.AQ336:.AW336])+SUM([.AK336:.AP336])*10=0;&quot;&quot;;SUM([.M336:.AJ336];[.AQ336:.AW336])+SUM([.AK336:.AP336])*10)" table:style-name="ce13">
            <text:p>3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58</text:p>
          </table:table-cell>
          <table:table-cell table:style-name="ce31"/>
          <table:table-cell office:value-type="string" table:style-name="ce31">
            <text:p>Antony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337:.AJ337];[.AQ337:.AW337])+SUM([.AK337:.AP337])*10=0;&quot;&quot;;SUM([.M337:.AJ337];[.AQ337:.AW337])+SUM([.AK337:.AP337])*10)" table:style-name="ce13">
            <text:p>18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59</text:p>
          </table:table-cell>
          <table:table-cell table:style-name="ce57"/>
          <table:table-cell office:value-type="string" table:style-name="ce31">
            <text:p>Yan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Revoir audit + JDD &amp;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338:.AJ338];[.AQ338:.AW338])+SUM([.AK338:.AP338])*10=0;&quot;&quot;;SUM([.M338:.AJ338];[.AQ338:.AW338])+SUM([.AK338:.AP338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0</text:p>
          </table:table-cell>
          <table:table-cell table:style-name="ce54"/>
          <table:table-cell office:value-type="string" table:style-name="ce16">
            <text:p>Karim</text:p>
          </table:table-cell>
          <table:table-cell table:number-columns-repeated="2" table:style-name="ce16"/>
          <table:table-cell table:style-name="ce27"/>
          <table:table-cell office:value-type="string" table:style-name="ce29">
            <text:p>OK</text:p>
          </table:table-cell>
          <table:table-cell table:style-name="ce29"/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1800" table:style-name="ce23">
            <text:p>1 800,00 €</text:p>
          </table:table-cell>
          <table:table-cell table:number-columns-repeated="8" table:style-name="ce23"/>
          <table:table-cell office:value-type="currency" office:value="18000" table:formula="of:=IF(SUM([.M339:.AJ339];[.AQ339:.AW339])+SUM([.AK339:.AP339])*10=0;&quot;&quot;;SUM([.M339:.AJ339];[.AQ339:.AW339])+SUM([.AK339:.AP339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1</text:p>
          </table:table-cell>
          <table:table-cell table:style-name="ce18"/>
          <table:table-cell office:value-type="string" table:style-name="ce18">
            <text:p>Fabien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6100" table:style-name="ce23">
            <text:p>6 100,00 €</text:p>
          </table:table-cell>
          <table:table-cell table:style-name="ce23"/>
          <table:table-cell office:value-type="currency" office:value="24055.5" table:style-name="ce23">
            <text:p>24 055,50 €</text:p>
          </table:table-cell>
          <table:table-cell table:number-columns-repeated="28" table:style-name="ce23"/>
          <table:table-cell office:value-type="currency" office:value="30155.5" table:formula="of:=IF(SUM([.M340:.AJ340];[.AQ340:.AW340])+SUM([.AK340:.AP340])*10=0;&quot;&quot;;SUM([.M340:.AJ340];[.AQ340:.AW340])+SUM([.AK340:.AP340])*10)" table:style-name="ce13">
            <text:p>30 155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1</text:p>
          </table:table-cell>
          <table:table-cell table:style-name="ce18"/>
          <table:table-cell office:value-type="string" table:style-name="ce18">
            <text:p>Catherin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6100" table:style-name="ce23">
            <text:p>6 100,00 €</text:p>
          </table:table-cell>
          <table:table-cell table:style-name="ce23"/>
          <table:table-cell office:value-type="currency" office:value="24055.5" table:style-name="ce23">
            <text:p>24 055,50 €</text:p>
          </table:table-cell>
          <table:table-cell table:number-columns-repeated="28" table:style-name="ce23"/>
          <table:table-cell office:value-type="currency" office:value="30155.5" table:formula="of:=IF(SUM([.M341:.AJ341];[.AQ341:.AW341])+SUM([.AK341:.AP341])*10=0;&quot;&quot;;SUM([.M341:.AJ341];[.AQ341:.AW341])+SUM([.AK341:.AP341])*10)" table:style-name="ce13">
            <text:p>30 155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2</text:p>
          </table:table-cell>
          <table:table-cell table:style-name="ce54"/>
          <table:table-cell office:value-type="string" table:style-name="ce16">
            <text:p>Quenti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LM + RPA à vérifier puis envoie signature</text:p>
            <text:p>JDD + Avis IR 2022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342:.AJ342];[.AQ342:.AW342])+SUM([.AK342:.AP342])*10=0;&quot;&quot;;SUM([.M342:.AJ342];[.AQ342:.AW342])+SUM([.AK342:.AP342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3</text:p>
          </table:table-cell>
          <table:table-cell table:style-name="ce80"/>
          <table:table-cell office:value-type="string" table:style-name="ce18">
            <text:p>Fanny</text:p>
          </table:table-cell>
          <table:table-cell office:value-type="string" table:style-name="ce16">
            <text:p>AVIO</text:p>
          </table:table-cell>
          <table:table-cell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63</text:p>
          </table:table-cell>
          <table:table-cell table:style-name="ce18"/>
          <table:table-cell office:value-type="string" table:style-name="ce18">
            <text:p>Rémy</text:p>
          </table:table-cell>
          <table:table-cell office:value-type="string" table:style-name="ce16">
            <text:p>AVIO</text:p>
          </table:table-cell>
          <table:table-cell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30044" table:style-name="ce23">
            <text:p>30 044,00 €</text:p>
          </table:table-cell>
          <table:table-cell office:value-type="currency" office:value="30160" table:style-name="ce23">
            <text:p>30 160,00 €</text:p>
          </table:table-cell>
          <table:table-cell table:number-columns-repeated="27" table:style-name="ce23"/>
          <table:table-cell office:value-type="currency" office:value="60204" table:formula="of:=IF(SUM([.M344:.AJ344];[.AQ344:.AW344])+SUM([.AK344:.AP344])*10=0;&quot;&quot;;SUM([.M344:.AJ344];[.AQ344:.AW344])+SUM([.AK344:.AP344])*10)" table:style-name="ce13">
            <text:p>60 204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64</text:p>
          </table:table-cell>
          <table:table-cell table:style-name="ce31"/>
          <table:table-cell office:value-type="string" table:style-name="ce31">
            <text:p>Julien</text:p>
          </table:table-cell>
          <table:table-cell table:style-name="ce31"/>
          <table:table-cell table:style-name="ce81"/>
          <table:table-cell table:style-name="ce33"/>
          <table:table-cell office:value-type="string" table:style-name="ce28">
            <text:p>LM + RPA à faire</text:p>
            <text:p>Audit à faire</text:p>
            <text:p>JDD &amp;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345:.AJ345];[.AQ345:.AW345])+SUM([.AK345:.AP345])*10=0;&quot;&quot;;SUM([.M345:.AJ345];[.AQ345:.AW345])+SUM([.AK345:.AP345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65</text:p>
          </table:table-cell>
          <table:table-cell table:style-name="ce31"/>
          <table:table-cell office:value-type="string" table:style-name="ce31">
            <text:p>Alexandre</text:p>
          </table:table-cell>
          <table:table-cell table:style-name="ce31"/>
          <table:table-cell table:style-name="ce58"/>
          <table:table-cell table:style-name="ce33"/>
          <table:table-cell office:value-type="string" table:style-name="ce28">
            <text:p>LM + RPA à faire</text:p>
            <text:p>Audit à vérifier + JDD &amp; Avis IR à récupe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440" table:style-name="ce23">
            <text:p>1 440,00 €</text:p>
          </table:table-cell>
          <table:table-cell table:number-columns-repeated="13" table:style-name="ce23"/>
          <table:table-cell office:value-type="currency" office:value="14400" table:formula="of:=IF(SUM([.M346:.AJ346];[.AQ346:.AW346])+SUM([.AK346:.AP346])*10=0;&quot;&quot;;SUM([.M346:.AJ346];[.AQ346:.AW346])+SUM([.AK346:.AP346])*10)" table:style-name="ce13">
            <text:p>14 400,00 €</text:p>
          </table:table-cell>
          <table:table-cell table:number-columns-repeated="16333" table:style-name="ce82"/>
        </table:table-row>
        <table:table-row table:style-name="ro25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66</text:p>
          </table:table-cell>
          <table:table-cell table:style-name="ce59"/>
          <table:table-cell office:value-type="string" table:style-name="ce46">
            <text:p>Caroline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 + JDD &amp; Avis IR à récupérer</text:p>
            <text:p>Sœur d'Alexia NABET, Cliente mécontente, arbitrage de conviction vers global pour son épargne en 05/2022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5" table:style-name="ce23"/>
          <table:table-cell office:value-type="currency" office:value="10000" table:style-name="ce23">
            <text:p>10 000,00 €</text:p>
          </table:table-cell>
          <table:table-cell table:number-columns-repeated="6" table:style-name="ce23"/>
          <table:table-cell office:value-type="currency" office:value="46000" table:formula="of:=IF(SUM([.M347:.AJ347];[.AQ347:.AW347])+SUM([.AK347:.AP347])*10=0;&quot;&quot;;SUM([.M347:.AJ347];[.AQ347:.AW347])+SUM([.AK347:.AP347])*10)" table:style-name="ce13">
            <text:p>46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31">
            <text:p>ETR166</text:p>
          </table:table-cell>
          <table:table-cell table:style-name="ce59"/>
          <table:table-cell office:value-type="string" table:style-name="ce46">
            <text:p>Julien</text:p>
          </table:table-cell>
          <table:table-cell table:style-name="ce31"/>
          <table:table-cell table:style-name="ce16"/>
          <table:table-cell table:style-name="ce33"/>
          <table:table-cell office:value-type="string" table:style-name="ce34">
            <text:p>LM + RPA à faire</text:p>
            <text:p>Audit à faire + JDD &amp; Avis IR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7440" table:style-name="ce23">
            <text:p>7 440,00 €</text:p>
          </table:table-cell>
          <table:table-cell table:number-columns-repeated="5" table:style-name="ce23"/>
          <table:table-cell office:value-type="currency" office:value="12000" table:style-name="ce23">
            <text:p>12 000,00 €</text:p>
          </table:table-cell>
          <table:table-cell table:number-columns-repeated="6" table:style-name="ce23"/>
          <table:table-cell office:value-type="currency" office:value="86400" table:formula="of:=IF(SUM([.M348:.AJ348];[.AQ348:.AW348])+SUM([.AK348:.AP348])*10=0;&quot;&quot;;SUM([.M348:.AJ348];[.AQ348:.AW348])+SUM([.AK348:.AP348])*10)" table:style-name="ce13">
            <text:p>86 4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67</text:p>
          </table:table-cell>
          <table:table-cell table:style-name="ce46"/>
          <table:table-cell office:value-type="string" table:style-name="ce46">
            <text:p>Flor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mettre au nouveau format + JDD à récup</text:p>
          </table:table-cell>
          <table:table-cell table:style-name="ce28"/>
          <table:table-cell table:style-name="ce29"/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37" table:style-name="ce23"/>
          <table:table-cell office:value-type="currency" office:value="83750" table:formula="of:=IF(SUM([.M349:.AJ349];[.AQ349:.AW349])+SUM([.AK349:.AP349])*10=0;&quot;&quot;;SUM([.M349:.AJ349];[.AQ349:.AW349])+SUM([.AK349:.AP349])*10)" table:style-name="ce13">
            <text:p>83 75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6">
            <text:p>En cours</text:p>
          </table:table-cell>
          <table:table-cell office:value-type="string" table:style-name="ce31">
            <text:p>ETR</text:p>
          </table:table-cell>
          <table:table-cell office:value-type="string" table:style-name="ce16">
            <text:p>ETR167</text:p>
          </table:table-cell>
          <table:table-cell table:style-name="ce46"/>
          <table:table-cell office:value-type="string" table:style-name="ce46">
            <text:p>Grégory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mettre au nouveau format + JDD à récup</text:p>
          </table:table-cell>
          <table:table-cell table:style-name="ce28"/>
          <table:table-cell table:style-name="ce29"/>
          <table:table-cell table:style-name="ce16"/>
          <table:table-cell office:value-type="currency" office:value="83750" table:style-name="ce23">
            <text:p>83 750,00 €</text:p>
          </table:table-cell>
          <table:table-cell table:number-columns-repeated="37" table:style-name="ce23"/>
          <table:table-cell office:value-type="currency" office:value="83750" table:formula="of:=IF(SUM([.M350:.AJ350];[.AQ350:.AW350])+SUM([.AK350:.AP350])*10=0;&quot;&quot;;SUM([.M350:.AJ350];[.AQ350:.AW350])+SUM([.AK350:.AP350])*10)" table:style-name="ce13">
            <text:p>83 75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6">
            <text:p>En cours</text:p>
          </table:table-cell>
          <table:table-cell office:value-type="string" table:style-name="ce57">
            <text:p>ETR</text:p>
          </table:table-cell>
          <table:table-cell office:value-type="string" table:style-name="ce16">
            <text:p>ETR168</text:p>
          </table:table-cell>
          <table:table-cell table:style-name="ce57"/>
          <table:table-cell office:value-type="string" table:style-name="ce57">
            <text:p>Quentin</text:p>
          </table:table-cell>
          <table:table-cell table:style-name="ce57"/>
          <table:table-cell table:style-name="ce61"/>
          <table:table-cell table:style-name="ce27"/>
          <table:table-cell table:number-columns-repeated="2" table:style-name="ce29"/>
          <table:table-cell office:value-type="string" table:style-name="ce29">
            <text:p>CARDIF</text:p>
          </table:table-cell>
          <table:table-cell table:style-name="ce16"/>
          <table:table-cell table:number-columns-repeated="31" table:style-name="ce23"/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11600" table:style-name="ce23">
            <text:p>11 600,00 €</text:p>
          </table:table-cell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31600" table:formula="of:=IF(SUM([.M351:.AJ351];[.AQ351:.AW351])+SUM([.AK351:.AP351])*10=0;&quot;&quot;;SUM([.M351:.AJ351];[.AQ351:.AW351])+SUM([.AK351:.AP351])*10)" table:style-name="ce13">
            <text:p>31 600,00 €</text:p>
          </table:table-cell>
          <table:table-cell table:number-columns-repeated="16333"/>
        </table:table-row>
        <table:table-row table:style-name="ro25">
          <table:table-cell office:value-type="string" table:content-validation-name="val1" table:style-name="ce70">
            <text:p>En cours</text:p>
          </table:table-cell>
          <table:table-cell office:value-type="string" table:style-name="ce17">
            <text:p>ETR</text:p>
          </table:table-cell>
          <table:table-cell office:value-type="string" table:style-name="ce67">
            <text:p>ETR169</text:p>
          </table:table-cell>
          <table:table-cell table:style-name="ce67"/>
          <table:table-cell office:value-type="string" table:style-name="ce67">
            <text:p>Tancrede</text:p>
          </table:table-cell>
          <table:table-cell table:style-name="ce67"/>
          <table:table-cell table:style-name="ce16"/>
          <table:table-cell table:style-name="ce33"/>
          <table:table-cell office:value-type="string" table:style-name="ce34">
            <text:p>ATTENTION CLIENT SEPARE DE SA FEMME</text:p>
            <text:p>Arret versements depuis Juillet 2022</text:p>
            <text:p>A voir - LM + RPA à faire</text:p>
            <text:p>Audit à faire + Avis IR &amp; JDD à récupére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352:.AJ352];[.AQ352:.AW352])+SUM([.AK352:.AP352])*10=0;&quot;&quot;;SUM([.M352:.AJ352];[.AQ352:.AW352])+SUM([.AK352:.AP352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31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70</text:p>
          </table:table-cell>
          <table:table-cell table:style-name="ce16"/>
          <table:table-cell office:value-type="string" table:style-name="ce16">
            <text:p>François</text:p>
          </table:table-cell>
          <table:table-cell table:style-name="ce57"/>
          <table:table-cell table:style-name="ce61"/>
          <table:table-cell table:style-name="ce27"/>
          <table:table-cell table:number-columns-repeated="2" table:style-name="ce29"/>
          <table:table-cell office:value-type="string" table:style-name="ce29">
            <text:p>SCPI</text:p>
          </table:table-cell>
          <table:table-cell table:style-name="ce16"/>
          <table:table-cell table:number-columns-repeated="38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64">
            <text:p>En cours</text:p>
          </table:table-cell>
          <table:table-cell office:value-type="string" table:style-name="ce8">
            <text:p>ETR</text:p>
          </table:table-cell>
          <table:table-cell office:value-type="string" table:style-name="ce8">
            <text:p>ETR170</text:p>
          </table:table-cell>
          <table:table-cell table:style-name="ce8"/>
          <table:table-cell office:value-type="string" table:style-name="ce8">
            <text:p>Marine</text:p>
          </table:table-cell>
          <table:table-cell table:style-name="ce78"/>
          <table:table-cell table:style-name="ce61"/>
          <table:table-cell table:style-name="ce27"/>
          <table:table-cell table:number-columns-repeated="2" table:style-name="ce29"/>
          <table:table-cell office:value-type="string" table:style-name="ce29">
            <text:p>SCPI</text:p>
          </table:table-cell>
          <table:table-cell table:style-name="ce16"/>
          <table:table-cell table:number-columns-repeated="38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AR</text:p>
          </table:table-cell>
          <table:table-cell office:value-type="string" table:style-name="ce16">
            <text:p>ETR171</text:p>
          </table:table-cell>
          <table:table-cell table:style-name="ce18"/>
          <table:table-cell office:value-type="string" table:style-name="ce18">
            <text:p>Roland</text:p>
          </table:table-cell>
          <table:table-cell table:number-columns-repeated="2" table:style-name="ce16"/>
          <table:table-cell table:style-name="ce33"/>
          <table:table-cell office:value-type="string" table:style-name="ce29">
            <text:p>OK - LM en signature - ODP en édition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31262" table:style-name="ce23">
            <text:p>31 262,00 €</text:p>
          </table:table-cell>
          <table:table-cell office:value-type="currency" office:value="31304" table:style-name="ce23">
            <text:p>31 304,00 €</text:p>
          </table:table-cell>
          <table:table-cell table:number-columns-repeated="27" table:style-name="ce23"/>
          <table:table-cell office:value-type="currency" office:value="62566" table:formula="of:=IF(SUM([.M355:.AJ355];[.AQ355:.AW355])+SUM([.AK355:.AP355])*10=0;&quot;&quot;;SUM([.M355:.AJ355];[.AQ355:.AW355])+SUM([.AK355:.AP355])*10)" table:style-name="ce13">
            <text:p>62 566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ETR</text:p>
          </table:table-cell>
          <table:table-cell office:value-type="string" table:style-name="ce16">
            <text:p>ETR171</text:p>
          </table:table-cell>
          <table:table-cell table:style-name="ce18"/>
          <table:table-cell office:value-type="string" table:style-name="ce18">
            <text:p>Aude</text:p>
          </table:table-cell>
          <table:table-cell table:number-columns-repeated="2" table:style-name="ce16"/>
          <table:table-cell table:style-name="ce33"/>
          <table:table-cell office:value-type="string" table:style-name="ce29">
            <text:p>OK - LM en signature - ODP en édition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31262" table:style-name="ce23">
            <text:p>31 262,00 €</text:p>
          </table:table-cell>
          <table:table-cell office:value-type="currency" office:value="31304" table:style-name="ce23">
            <text:p>31 304,00 €</text:p>
          </table:table-cell>
          <table:table-cell table:number-columns-repeated="27" table:style-name="ce23"/>
          <table:table-cell office:value-type="currency" office:value="62566" table:formula="of:=IF(SUM([.M356:.AJ356];[.AQ356:.AW356])+SUM([.AK356:.AP356])*10=0;&quot;&quot;;SUM([.M356:.AJ356];[.AQ356:.AW356])+SUM([.AK356:.AP356])*10)" table:style-name="ce13">
            <text:p>62 566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1</text:p>
          </table:table-cell>
          <table:table-cell table:style-name="ce84"/>
          <table:table-cell office:value-type="string" table:style-name="ce46">
            <text:p>Stépha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 - Probleme solutions dans RPA</text:p>
            <text:p>Rejet prelevementt depuis le début du contrat A VOIR</text:p>
            <text:p>LM a refaire signé + AVIS IR a recuperer</text:p>
            <text:p>Couple avec MVILA DIANGA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08T00:00:00" table:style-name="ce22">
            <text:p>08/02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357:.AJ357];[.AQ357:.AW357])+SUM([.AK357:.AP357])*10=0;&quot;&quot;;SUM([.M357:.AJ357];[.AQ357:.AW357])+SUM([.AK357:.AP357])*10)" table:style-name="ce13">
            <text:p>24 000,00 €</text:p>
          </table:table-cell>
          <table:table-cell table:number-columns-repeated="16333"/>
        </table:table-row>
        <table:table-row table:style-name="ro28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2</text:p>
          </table:table-cell>
          <table:table-cell table:style-name="ce85"/>
          <table:table-cell office:value-type="string" table:style-name="ce16">
            <text:p>Jonatha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4200" table:style-name="ce23">
            <text:p>4 200,00 €</text:p>
          </table:table-cell>
          <table:table-cell table:number-columns-repeated="2" table:style-name="ce23"/>
          <table:table-cell office:value-type="currency" office:value="5600" table:style-name="ce23">
            <text:p>5 600,00 €</text:p>
          </table:table-cell>
          <table:table-cell office:value-type="currency" office:value="4200" table:style-name="ce23">
            <text:p>4 200,00 €</text:p>
          </table:table-cell>
          <table:table-cell table:number-columns-repeated="2" table:style-name="ce23"/>
          <table:table-cell office:value-type="currency" office:value="14000" table:formula="of:=IF(SUM([.M358:.AJ358];[.AQ358:.AW358])+SUM([.AK358:.AP358])*10=0;&quot;&quot;;SUM([.M358:.AJ358];[.AQ358:.AW358])+SUM([.AK358:.AP358])*10)" table:style-name="ce13">
            <text:p>1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3</text:p>
          </table:table-cell>
          <table:table-cell table:style-name="ce54"/>
          <table:table-cell office:value-type="string" table:style-name="ce16">
            <text:p>Alla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9">
            <text:p>LM à faire signer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359:.AJ359];[.AQ359:.AW359])+SUM([.AK359:.AP359])*10=0;&quot;&quot;;SUM([.M359:.AJ359];[.AQ359:.AW359])+SUM([.AK359:.AP359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4</text:p>
          </table:table-cell>
          <table:table-cell table:style-name="ce86"/>
          <table:table-cell office:value-type="string" table:style-name="ce31">
            <text:p>Jérôm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A FAIRE URGEMMENT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05T00:00:00" table:style-name="ce22">
            <text:p>05/02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4000" table:style-name="ce23">
            <text:p>4 000,00 €</text:p>
          </table:table-cell>
          <table:table-cell table:number-columns-repeated="6" table:style-name="ce23"/>
          <table:table-cell office:value-type="currency" office:value="22000" table:formula="of:=IF(SUM([.M360:.AJ360];[.AQ360:.AW360])+SUM([.AK360:.AP360])*10=0;&quot;&quot;;SUM([.M360:.AJ360];[.AQ360:.AW360])+SUM([.AK360:.AP360])*10)" table:style-name="ce13">
            <text:p>2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5</text:p>
          </table:table-cell>
          <table:table-cell table:style-name="ce80"/>
          <table:table-cell office:value-type="string" table:style-name="ce18">
            <text:p>Anthony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  <text:p>Couple avec HUYGHEBAERT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20072" table:style-name="ce23">
            <text:p>20 072,00 €</text:p>
          </table:table-cell>
          <table:table-cell table:number-columns-repeated="27" table:style-name="ce23"/>
          <table:table-cell office:value-type="currency" office:value="20072" table:formula="of:=IF(SUM([.M361:.AJ361];[.AQ361:.AW361])+SUM([.AK361:.AP361])*10=0;&quot;&quot;;SUM([.M361:.AJ361];[.AQ361:.AW361])+SUM([.AK361:.AP361])*10)" table:style-name="ce13">
            <text:p>20 072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6</text:p>
          </table:table-cell>
          <table:table-cell table:style-name="ce54"/>
          <table:table-cell office:value-type="string" table:style-name="ce16">
            <text:p>Julie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9">
            <text:p>OK</text:p>
          </table:table-cell>
          <table:table-cell office:value-type="string" table:style-name="ce29">
            <text:p>FORET</text:p>
          </table:table-cell>
          <table:table-cell table:style-name="ce29"/>
          <table:table-cell table:style-name="ce16"/>
          <table:table-cell table:number-columns-repeated="2" table:style-name="ce23"/>
          <table:table-cell office:value-type="currency" office:value="30000" table:style-name="ce23">
            <text:p>30 000,00 €</text:p>
          </table:table-cell>
          <table:table-cell table:number-columns-repeated="35" table:style-name="ce23"/>
          <table:table-cell office:value-type="currency" office:value="30000" table:formula="of:=IF(SUM([.M362:.AJ362];[.AQ362:.AW362])+SUM([.AK362:.AP362])*10=0;&quot;&quot;;SUM([.M362:.AJ362];[.AQ362:.AW362])+SUM([.AK362:.AP362])*10)" table:style-name="ce13">
            <text:p>3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7</text:p>
          </table:table-cell>
          <table:table-cell table:style-name="ce80"/>
          <table:table-cell office:value-type="string" table:style-name="ce80">
            <text:p>Alexia<text:s/></text:p>
          </table:table-cell>
          <table:table-cell table:style-name="ce54"/>
          <table:table-cell table:style-name="ce79"/>
          <table:table-cell table:style-name="ce19"/>
          <table:table-cell office:value-type="string" table:style-name="ce28">
            <text:p>LM + RPA pour signature</text:p>
            <text:p>Avis IR a recup</text:p>
            <text:p>Couple avec SUGOT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4-23T00:00:00" table:style-name="ce22">
            <text:p>23/04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363:.AJ363];[.AQ363:.AW363])+SUM([.AK363:.AP363])*10=0;&quot;&quot;;SUM([.M363:.AJ363];[.AQ363:.AW363])+SUM([.AK363:.AP363])*10)" table:style-name="ce13">
            <text:p>24 000,00 €</text:p>
          </table:table-cell>
          <table:table-cell table:number-columns-repeated="16333"/>
        </table:table-row>
        <table:table-row table:style-name="ro12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8</text:p>
          </table:table-cell>
          <table:table-cell table:style-name="ce86"/>
          <table:table-cell office:value-type="string" table:style-name="ce31">
            <text:p>Jule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JDD + <text:s/>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364:.AJ364];[.AQ364:.AW364])+SUM([.AK364:.AP364])*10=0;&quot;&quot;;SUM([.M364:.AJ364];[.AQ364:.AW364])+SUM([.AK364:.AP364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9</text:p>
          </table:table-cell>
          <table:table-cell table:style-name="ce84"/>
          <table:table-cell office:value-type="string" table:style-name="ce46">
            <text:p>Romai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SCI LRML</text:p>
            <text:p>Manque Avis I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148408" table:style-name="ce23">
            <text:p>148 408,00 €</text:p>
          </table:table-cell>
          <table:table-cell table:number-columns-repeated="27" table:style-name="ce23"/>
          <table:table-cell office:value-type="currency" office:value="148408" table:formula="of:=IF(SUM([.M365:.AJ365];[.AQ365:.AW365])+SUM([.AK365:.AP365])*10=0;&quot;&quot;;SUM([.M365:.AJ365];[.AQ365:.AW365])+SUM([.AK365:.AP365])*10)" table:style-name="ce13">
            <text:p>148 40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9</text:p>
          </table:table-cell>
          <table:table-cell table:style-name="ce84"/>
          <table:table-cell office:value-type="string" table:style-name="ce46">
            <text:p>Lucie<text:s/>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SCI LRML</text:p>
            <text:p>Manque Avis I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148408" table:style-name="ce23">
            <text:p>148 408,00 €</text:p>
          </table:table-cell>
          <table:table-cell table:number-columns-repeated="27" table:style-name="ce23"/>
          <table:table-cell office:value-type="currency" office:value="148408" table:formula="of:=IF(SUM([.M366:.AJ366];[.AQ366:.AW366])+SUM([.AK366:.AP366])*10=0;&quot;&quot;;SUM([.M366:.AJ366];[.AQ366:.AW366])+SUM([.AK366:.AP366])*10)" table:style-name="ce13">
            <text:p>148 40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0</text:p>
          </table:table-cell>
          <table:table-cell table:style-name="ce54"/>
          <table:table-cell office:value-type="string" table:style-name="ce16">
            <text:p>Jérémy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LM A FAIRE SIGNER URGENT</text:p>
            <text:p>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54" table:style-name="ce23">
            <text:p>3 654,00 €</text:p>
          </table:table-cell>
          <table:table-cell table:number-columns-repeated="12" table:style-name="ce23"/>
          <table:table-cell office:value-type="currency" office:value="36540" table:formula="of:=IF(SUM([.M367:.AJ367];[.AQ367:.AW367])+SUM([.AK367:.AP367])*10=0;&quot;&quot;;SUM([.M367:.AJ367];[.AQ367:.AW367])+SUM([.AK367:.AP367])*10)" table:style-name="ce13">
            <text:p>36 54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1</text:p>
          </table:table-cell>
          <table:table-cell table:style-name="ce87"/>
          <table:table-cell office:value-type="string" table:style-name="ce36">
            <text:p>Jennifer<text:s/></text:p>
          </table:table-cell>
          <table:table-cell table:style-name="ce36"/>
          <table:table-cell table:style-name="ce79"/>
          <table:table-cell table:style-name="ce37"/>
          <table:table-cell office:value-type="string" table:style-name="ce28">
            <text:p>RPA à faire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40"/>
          <table:table-cell office:value-type="currency" office:value="14768" table:style-name="ce88">
            <text:p>14 768,00 €</text:p>
          </table:table-cell>
          <table:table-cell table:number-columns-repeated="27" table:style-name="ce23"/>
          <table:table-cell office:value-type="currency" office:value="14768" table:formula="of:=IF(SUM([.M368:.AJ368];[.AQ368:.AW368])+SUM([.AK368:.AP368])*10=0;&quot;&quot;;SUM([.M368:.AJ368];[.AQ368:.AW368])+SUM([.AK368:.AP368])*10)" table:style-name="ce13">
            <text:p>14 768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2</text:p>
          </table:table-cell>
          <table:table-cell table:style-name="ce80"/>
          <table:table-cell office:value-type="string" table:style-name="ce18">
            <text:p>Anne-Laur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En couple avec Nicolas ROBINEAU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CARDIF</text:p>
          </table:table-cell>
          <table:table-cell table:style-name="ce16"/>
          <table:table-cell table:number-columns-repeated="7" table:style-name="ce23"/>
          <table:table-cell office:value-type="currency" office:value="24900" table:style-name="ce23">
            <text:p>24 900,00 €</text:p>
          </table:table-cell>
          <table:table-cell table:style-name="ce23"/>
          <table:table-cell office:value-type="currency" office:value="39991" table:style-name="ce23">
            <text:p>39 991,0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office:value-type="currency" office:value="4000" table:style-name="ce23">
            <text:p>4 000,00 €</text:p>
          </table:table-cell>
          <table:table-cell table:number-columns-repeated="2" table:style-name="ce23"/>
          <table:table-cell office:value-type="currency" office:value="142915" table:formula="of:=IF(SUM([.M369:.AJ369];[.AQ369:.AW369])+SUM([.AK369:.AP369])*10=0;&quot;&quot;;SUM([.M369:.AJ369];[.AQ369:.AW369])+SUM([.AK369:.AP369])*10)" table:style-name="ce13">
            <text:p>142 915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7</text:p>
          </table:table-cell>
          <table:table-cell table:style-name="ce16"/>
          <table:table-cell office:value-type="string" table:style-name="ce31">
            <text:p>Driss</text:p>
          </table:table-cell>
          <table:table-cell table:style-name="ce31"/>
          <table:table-cell table:style-name="ce16"/>
          <table:table-cell table:style-name="ce33"/>
          <table:table-cell office:value-type="string" table:style-name="ce28">
            <text:p>OK</text:p>
            <text:p>LM A FAIRE SIGNER</text:p>
            <text:p>Avis IR + JDD A RECUPERER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26T00:00:00" table:style-name="ce22">
            <text:p>26/02/2024</text:p>
          </table:table-cell>
          <table:table-cell table:number-columns-repeated="24" table:style-name="ce23"/>
          <table:table-cell office:value-type="currency" office:value="2820" table:style-name="ce23">
            <text:p>2 820,00 €</text:p>
          </table:table-cell>
          <table:table-cell table:number-columns-repeated="13" table:style-name="ce23"/>
          <table:table-cell office:value-type="currency" office:value="28200" table:formula="of:=IF(SUM([.M370:.AJ370];[.AQ370:.AW370])+SUM([.AK370:.AP370])*10=0;&quot;&quot;;SUM([.M370:.AJ370];[.AQ370:.AW370])+SUM([.AK370:.AP370])*10)" table:style-name="ce13">
            <text:p>28 2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3</text:p>
          </table:table-cell>
          <table:table-cell table:style-name="ce54"/>
          <table:table-cell office:value-type="string" table:style-name="ce16">
            <text:p>Jonatha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</text:p>
            <text:p>RPA &amp; LM pour signature</text:p>
            <text:p>Avis IR + JDD A RECUPE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2" table:style-name="ce23"/>
          <table:table-cell office:value-type="currency" office:value="1200" table:style-name="ce23">
            <text:p>1 200,00 €</text:p>
          </table:table-cell>
          <table:table-cell table:number-columns-repeated="6" table:style-name="ce23"/>
          <table:table-cell office:value-type="currency" office:value="2000" table:style-name="ce23">
            <text:p>2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35000" table:formula="of:=IF(SUM([.M371:.AJ371];[.AQ371:.AW371])+SUM([.AK371:.AP371])*10=0;&quot;&quot;;SUM([.M371:.AJ371];[.AQ371:.AW371])+SUM([.AK371:.AP371])*10)" table:style-name="ce13">
            <text:p>35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01</text:p>
          </table:table-cell>
          <table:table-cell office:value-type="string" table:style-name="ce80">
            <text:p>SIMON</text:p>
          </table:table-cell>
          <table:table-cell office:value-type="string" table:style-name="ce18">
            <text:p>Aline</text:p>
          </table:table-cell>
          <table:table-cell table:style-name="ce18"/>
          <table:table-cell office:value-type="string" table:style-name="ce16">
            <text:p>06 74 77 70 38</text:p>
          </table:table-cell>
          <table:table-cell office:value-type="string" table:style-name="ce27">
            <text:p><text:a xlink:href="mailto:a.alinesimon@gmail.com">a.alinesimon@gmail.com</text:a></text:p>
          </table:table-cell>
          <table:table-cell office:value-type="string" table:style-name="ce28">
            <text:p>Rachat total 09/2023 car achat R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8000" table:style-name="ce23">
            <text:p>8 000,00 €</text:p>
          </table:table-cell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38000" table:formula="of:=IF(SUM([.M372:.AJ372];[.AQ372:.AW372])+SUM([.AK372:.AP372])*10=0;&quot;&quot;;SUM([.M372:.AJ372];[.AQ372:.AW372])+SUM([.AK372:.AP372])*10)" table:style-name="ce13">
            <text:p>38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0">
            <text:p>Casse</text:p>
          </table:table-cell>
          <table:table-cell office:value-type="string" table:style-name="ce17">
            <text:p>GDL</text:p>
          </table:table-cell>
          <table:table-cell office:value-type="string" table:style-name="ce89">
            <text:p>GDL101</text:p>
          </table:table-cell>
          <table:table-cell office:value-type="string" table:style-name="ce90">
            <text:p>SIMON</text:p>
          </table:table-cell>
          <table:table-cell office:value-type="string" table:style-name="ce91">
            <text:p>Rémi</text:p>
          </table:table-cell>
          <table:table-cell table:style-name="ce91"/>
          <table:table-cell office:value-type="string" table:style-name="ce16">
            <text:p>06 70 11 83 64</text:p>
          </table:table-cell>
          <table:table-cell office:value-type="string" table:style-name="ce27">
            <text:p><text:a xlink:href="mailto:r.remisimon@gmail.com">r.remisimon@gmail.com</text:a></text:p>
          </table:table-cell>
          <table:table-cell office:value-type="string" table:style-name="ce28">
            <text:p>Rachat total 09/2023 car achat R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8000" table:style-name="ce23">
            <text:p>8 000,00 €</text:p>
          </table:table-cell>
          <table:table-cell office:value-type="currency" office:value="6000" table:style-name="ce23">
            <text:p>6 000,00 €</text:p>
          </table:table-cell>
          <table:table-cell table:number-columns-repeated="2" table:style-name="ce23"/>
          <table:table-cell office:value-type="currency" office:value="38000" table:formula="of:=IF(SUM([.M373:.AJ373];[.AQ373:.AW373])+SUM([.AK373:.AP373])*10=0;&quot;&quot;;SUM([.M373:.AJ373];[.AQ373:.AW373])+SUM([.AK373:.AP373])*10)" table:style-name="ce13">
            <text:p>3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4</text:p>
          </table:table-cell>
          <table:table-cell table:style-name="ce54"/>
          <table:table-cell office:value-type="string" table:style-name="ce16">
            <text:p>Romai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9">
            <text:p>OK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374:.AJ374];[.AQ374:.AW374])+SUM([.AK374:.AP374])*10=0;&quot;&quot;;SUM([.M374:.AJ374];[.AQ374:.AW374])+SUM([.AK374:.AP374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8</text:p>
          </table:table-cell>
          <table:table-cell table:style-name="ce18"/>
          <table:table-cell office:value-type="string" table:style-name="ce18">
            <text:p>Régis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style-name="ce21"/>
          <table:table-cell office:value-type="string" table:style-name="ce21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43746.5" table:style-name="ce23">
            <text:p>43 746,50 €</text:p>
          </table:table-cell>
          <table:table-cell office:value-type="currency" office:value="43784" table:style-name="ce23">
            <text:p>43 784,00 €</text:p>
          </table:table-cell>
          <table:table-cell table:number-columns-repeated="14" table:style-name="ce23"/>
          <table:table-cell office:value-type="currency" office:value="3600" table:style-name="ce23">
            <text:p>3 600,00 €</text:p>
          </table:table-cell>
          <table:table-cell table:number-columns-repeated="7" table:style-name="ce23"/>
          <table:table-cell office:value-type="currency" office:value="12000" table:style-name="ce23">
            <text:p>12 000,00 €</text:p>
          </table:table-cell>
          <table:table-cell office:value-type="currency" office:value="16000" table:style-name="ce23">
            <text:p>16 000,00 €</text:p>
          </table:table-cell>
          <table:table-cell office:value-type="currency" office:value="12000" table:style-name="ce23">
            <text:p>12 000,00 €</text:p>
          </table:table-cell>
          <table:table-cell table:number-columns-repeated="2" table:style-name="ce23"/>
          <table:table-cell office:value-type="currency" office:value="163530.5" table:formula="of:=IF(SUM([.M375:.AJ375];[.AQ375:.AW375])+SUM([.AK375:.AP375])*10=0;&quot;&quot;;SUM([.M375:.AJ375];[.AQ375:.AW375])+SUM([.AK375:.AP375])*10)" table:style-name="ce13">
            <text:p>163 530,5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04</text:p>
          </table:table-cell>
          <table:table-cell office:value-type="string" table:style-name="ce54">
            <text:p>STOLL</text:p>
          </table:table-cell>
          <table:table-cell office:value-type="string" table:style-name="ce16">
            <text:p>Charles<text:s/></text:p>
          </table:table-cell>
          <table:table-cell table:style-name="ce16"/>
          <table:table-cell office:value-type="string" table:style-name="ce79">
            <text:p>06 58 07 07 54</text:p>
          </table:table-cell>
          <table:table-cell office:value-type="string" table:style-name="ce19">
            <text:p>charles.stoll92@gmail.com</text:p>
          </table:table-cell>
          <table:table-cell office:value-type="string" table:style-name="ce29">
            <text:p>Rachat total Avril 2023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4-06T00:00:00" table:style-name="ce22">
            <text:p>06/04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376:.AJ376];[.AQ376:.AW376])+SUM([.AK376:.AP376])*10=0;&quot;&quot;;SUM([.M376:.AJ376];[.AQ376:.AW376])+SUM([.AK376:.AP376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8</text:p>
          </table:table-cell>
          <table:table-cell table:style-name="ce18"/>
          <table:table-cell office:value-type="string" table:style-name="ce18">
            <text:p>Audrey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9" table:style-name="ce23"/>
          <table:table-cell office:value-type="currency" office:value="43746.5" table:style-name="ce23">
            <text:p>43 746,50 €</text:p>
          </table:table-cell>
          <table:table-cell office:value-type="currency" office:value="43784" table:style-name="ce23">
            <text:p>43 784,00 €</text:p>
          </table:table-cell>
          <table:table-cell table:number-columns-repeated="27" table:style-name="ce23"/>
          <table:table-cell office:value-type="currency" office:value="87530.5" table:formula="of:=IF(SUM([.M377:.AJ377];[.AQ377:.AW377])+SUM([.AK377:.AP377])*10=0;&quot;&quot;;SUM([.M377:.AJ377];[.AQ377:.AW377])+SUM([.AK377:.AP377])*10)" table:style-name="ce13">
            <text:p>87 530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5</text:p>
          </table:table-cell>
          <table:table-cell table:style-name="ce54"/>
          <table:table-cell office:value-type="string" table:style-name="ce16">
            <text:p>Romai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Audit à faire</text:p>
            <text:p>Avis IR a recup</text:p>
          </table:table-cell>
          <table:table-cell office:value-type="string" table:style-name="ce28">
            <text:p>ASSET</text:p>
          </table:table-cell>
          <table:table-cell office:value-type="string" table:style-name="ce28">
            <text:p>ABEILLE</text:p>
            <text:p>SWISSLIFE</text:p>
          </table:table-cell>
          <table:table-cell table:style-name="ce16"/>
          <table:table-cell table:number-columns-repeated="29" table:style-name="ce23"/>
          <table:table-cell office:value-type="currency" office:value="1200" table:style-name="ce23">
            <text:p>1 200,00 €</text:p>
          </table:table-cell>
          <table:table-cell table:style-name="ce23"/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4000" table:style-name="ce23">
            <text:p>4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22000" table:formula="of:=IF(SUM([.M378:.AJ378];[.AQ378:.AW378])+SUM([.AK378:.AP378])*10=0;&quot;&quot;;SUM([.M378:.AJ378];[.AQ378:.AW378])+SUM([.AK378:.AP378])*10)" table:style-name="ce13">
            <text:p>2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6</text:p>
          </table:table-cell>
          <table:table-cell table:style-name="ce86"/>
          <table:table-cell office:value-type="string" table:style-name="ce31">
            <text:p>Christoph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 - SCPI en cours</text:p>
            <text:p>ATTENTION : Erreur date sur LM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10150" table:style-name="ce23">
            <text:p>10 150,00 €</text:p>
          </table:table-cell>
          <table:table-cell office:value-type="currency" office:value="30160" table:style-name="ce23">
            <text:p>30 160,00 €</text:p>
          </table:table-cell>
          <table:table-cell table:number-columns-repeated="13" table:style-name="ce23"/>
          <table:table-cell office:value-type="currency" office:value="3600" table:style-name="ce23">
            <text:p>3 600,00 €</text:p>
          </table:table-cell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112310" table:formula="of:=IF(SUM([.M379:.AJ379];[.AQ379:.AW379])+SUM([.AK379:.AP379])*10=0;&quot;&quot;;SUM([.M379:.AJ379];[.AQ379:.AW379])+SUM([.AK379:.AP379])*10)" table:style-name="ce13">
            <text:p>112 31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7</text:p>
          </table:table-cell>
          <table:table-cell table:style-name="ce92"/>
          <table:table-cell office:value-type="string" table:style-name="ce18">
            <text:p>Philipp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SCI CPC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74984" table:style-name="ce23">
            <text:p>74 984,00 €</text:p>
          </table:table-cell>
          <table:table-cell table:number-columns-repeated="27" table:style-name="ce23"/>
          <table:table-cell office:value-type="currency" office:value="74984" table:formula="of:=IF(SUM([.M380:.AJ380];[.AQ380:.AW380])+SUM([.AK380:.AP380])*10=0;&quot;&quot;;SUM([.M380:.AJ380];[.AQ380:.AW380])+SUM([.AK380:.AP380])*10)" table:style-name="ce13">
            <text:p>74 984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7</text:p>
          </table:table-cell>
          <table:table-cell table:style-name="ce92"/>
          <table:table-cell office:value-type="string" table:style-name="ce18">
            <text:p>Christelle</text:p>
          </table:table-cell>
          <table:table-cell table:style-name="ce16"/>
          <table:table-cell table:style-name="ce79"/>
          <table:table-cell table:style-name="ce33"/>
          <table:table-cell office:value-type="string" table:style-name="ce28">
            <text:p>SCI CPC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74984" table:style-name="ce23">
            <text:p>74 984,00 €</text:p>
          </table:table-cell>
          <table:table-cell table:number-columns-repeated="27" table:style-name="ce23"/>
          <table:table-cell office:value-type="currency" office:value="74984" table:formula="of:=IF(SUM([.M381:.AJ381];[.AQ381:.AW381])+SUM([.AK381:.AP381])*10=0;&quot;&quot;;SUM([.M381:.AJ381];[.AQ381:.AW381])+SUM([.AK381:.AP381])*10)" table:style-name="ce13">
            <text:p>74 984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8</text:p>
          </table:table-cell>
          <table:table-cell table:style-name="ce54"/>
          <table:table-cell office:value-type="string" table:style-name="ce16">
            <text:p>Aymeric<text:s/>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ABEILLE</text:p>
          </table:table-cell>
          <table:table-cell table:style-name="ce16"/>
          <table:table-cell table:number-columns-repeated="10" table:style-name="ce23"/>
          <table:table-cell office:value-type="currency" office:value="50128" table:style-name="ce23">
            <text:p>50 128,00 €</text:p>
          </table:table-cell>
          <table:table-cell table:number-columns-repeated="18" table:style-name="ce23"/>
          <table:table-cell office:value-type="currency" office:value="3600" table:style-name="ce23">
            <text:p>3 600,00 €</text:p>
          </table:table-cell>
          <table:table-cell office:value-type="currency" office:value="1500" table:style-name="ce23">
            <text:p>1 500,00 €</text:p>
          </table:table-cell>
          <table:table-cell table:number-columns-repeated="7" table:style-name="ce23"/>
          <table:table-cell office:value-type="currency" office:value="87628" table:formula="of:=IF(SUM([.M382:.AJ382];[.AQ382:.AW382])+SUM([.AK382:.AP382])*10=0;&quot;&quot;;SUM([.M382:.AJ382];[.AQ382:.AW382])+SUM([.AK382:.AP382])*10)" table:style-name="ce13">
            <text:p>87 62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9</text:p>
          </table:table-cell>
          <table:table-cell table:style-name="ce16"/>
          <table:table-cell office:value-type="string" table:style-name="ce16">
            <text:p>Olivier</text:p>
          </table:table-cell>
          <table:table-cell table:number-columns-repeated="2" table:style-name="ce16"/>
          <table:table-cell table:style-name="ce19"/>
          <table:table-cell office:value-type="string" table:style-name="ce20">
            <text:p>RPA en signature</text:p>
            <text:p>LM + JDD + Avis IR</text:p>
          </table:table-cell>
          <table:table-cell table:style-name="ce20"/>
          <table:table-cell office:value-type="string" table:style-name="ce21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15000" table:style-name="ce23">
            <text:p>15 000,00 €</text:p>
          </table:table-cell>
          <table:table-cell table:number-columns-repeated="2" table:style-name="ce23"/>
          <table:table-cell office:value-type="currency" office:value="20000" table:style-name="ce23">
            <text:p>20 000,00 €</text:p>
          </table:table-cell>
          <table:table-cell office:value-type="currency" office:value="15000" table:style-name="ce23">
            <text:p>15 000,00 €</text:p>
          </table:table-cell>
          <table:table-cell table:number-columns-repeated="2" table:style-name="ce23"/>
          <table:table-cell office:value-type="currency" office:value="50000" table:formula="of:=IF(SUM([.M383:.AJ383];[.AQ383:.AW383])+SUM([.AK383:.AP383])*10=0;&quot;&quot;;SUM([.M383:.AJ383];[.AQ383:.AW383])+SUM([.AK383:.AP383])*10)" table:style-name="ce13">
            <text:p>5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19</text:p>
          </table:table-cell>
          <table:table-cell table:style-name="ce54"/>
          <table:table-cell office:value-type="string" table:style-name="ce16">
            <text:p>Mathieu<text:s/></text:p>
          </table:table-cell>
          <table:table-cell table:style-name="ce16"/>
          <table:table-cell table:style-name="ce79"/>
          <table:table-cell table:style-name="ce43"/>
          <table:table-cell office:value-type="string" table:style-name="ce29">
            <text:p>OK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40149" table:style-name="ce23">
            <text:p>240 149,00 €</text:p>
          </table:table-cell>
          <table:table-cell table:number-columns-repeated="28" table:style-name="ce23"/>
          <table:table-cell office:value-type="currency" office:value="240149" table:formula="of:=IF(SUM([.M384:.AJ384];[.AQ384:.AW384])+SUM([.AK384:.AP384])*10=0;&quot;&quot;;SUM([.M384:.AJ384];[.AQ384:.AW384])+SUM([.AK384:.AP384])*10)" table:style-name="ce13">
            <text:p>240 149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0</text:p>
          </table:table-cell>
          <table:table-cell table:style-name="ce84"/>
          <table:table-cell office:value-type="string" table:style-name="ce46">
            <text:p>Thibaut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6000" table:style-name="ce23">
            <text:p>6 000,00 €</text:p>
          </table:table-cell>
          <table:table-cell table:number-columns-repeated="13" table:style-name="ce23"/>
          <table:table-cell office:value-type="currency" office:value="60000" table:formula="of:=IF(SUM([.M385:.AJ385];[.AQ385:.AW385])+SUM([.AK385:.AP385])*10=0;&quot;&quot;;SUM([.M385:.AJ385];[.AQ385:.AW385])+SUM([.AK385:.AP385])*10)" table:style-name="ce13">
            <text:p>60 000,00 €</text:p>
          </table:table-cell>
          <table:table-cell table:number-columns-repeated="16333"/>
        </table:table-row>
        <table:table-row table:style-name="ro13">
          <table:table-cell office:value-type="string" table:content-validation-name="val1" table:style-name="ce30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1</text:p>
          </table:table-cell>
          <table:table-cell table:style-name="ce86"/>
          <table:table-cell office:value-type="string" table:style-name="ce31">
            <text:p>Pierre</text:p>
          </table:table-cell>
          <table:table-cell table:number-columns-repeated="2" table:style-name="ce31"/>
          <table:table-cell table:style-name="ce27"/>
          <table:table-cell office:value-type="string" table:style-name="ce34">
            <text:p>SUIVI URGENT A FAIRE</text:p>
            <text:p>Audit + LM &amp; RPA + Avis IR à recup</text:p>
          </table:table-cell>
          <table:table-cell office:value-type="string" table:style-name="ce34">
            <text:p>ASSET</text:p>
          </table:table-cell>
          <table:table-cell office:value-type="string" table:style-name="ce34">
            <text:p>TARGET+ PRIMONIAL</text:p>
          </table:table-cell>
          <table:table-cell table:style-name="ce16"/>
          <table:table-cell table:number-columns-repeated="36" table:style-name="ce23"/>
          <table:table-cell office:value-type="currency" office:value="25000" table:style-name="ce23">
            <text:p>25 000,00 €</text:p>
          </table:table-cell>
          <table:table-cell table:style-name="ce23"/>
          <table:table-cell office:value-type="currency" office:value="25000" table:formula="of:=IF(SUM([.M386:.AJ386];[.AQ386:.AW386])+SUM([.AK386:.AP386])*10=0;&quot;&quot;;SUM([.M386:.AJ386];[.AQ386:.AW386])+SUM([.AK386:.AP386])*10)" table:style-name="ce13">
            <text:p>25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20</text:p>
          </table:table-cell>
          <table:table-cell table:style-name="ce47"/>
          <table:table-cell office:value-type="string" table:style-name="ce46">
            <text:p>Julien</text:p>
          </table:table-cell>
          <table:table-cell table:style-name="ce31"/>
          <table:table-cell table:style-name="ce16"/>
          <table:table-cell table:style-name="ce33"/>
          <table:table-cell office:value-type="string" table:style-name="ce29">
            <text:p>À Appeler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45066" table:style-name="ce23">
            <text:p>45 066,00 €</text:p>
          </table:table-cell>
          <table:table-cell office:value-type="currency" office:value="29952" table:style-name="ce23">
            <text:p>29 952,00 €</text:p>
          </table:table-cell>
          <table:table-cell table:number-columns-repeated="27" table:style-name="ce23"/>
          <table:table-cell office:value-type="currency" office:value="75018" table:formula="of:=IF(SUM([.M387:.AJ387];[.AQ387:.AW387])+SUM([.AK387:.AP387])*10=0;&quot;&quot;;SUM([.M387:.AJ387];[.AQ387:.AW387])+SUM([.AK387:.AP387])*10)" table:style-name="ce13">
            <text:p>75 018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21</text:p>
          </table:table-cell>
          <table:table-cell table:style-name="ce16"/>
          <table:table-cell office:value-type="string" table:style-name="ce16">
            <text:p>Florent</text:p>
          </table:table-cell>
          <table:table-cell table:number-columns-repeated="2"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7" table:style-name="ce23"/>
          <table:table-cell office:value-type="currency" office:value="3000" table:style-name="ce23">
            <text:p>3 000,00 €</text:p>
          </table:table-cell>
          <table:table-cell table:number-columns-repeated="4" table:style-name="ce23"/>
          <table:table-cell office:value-type="currency" office:value="27000" table:formula="of:=IF(SUM([.M388:.AJ388];[.AQ388:.AW388])+SUM([.AK388:.AP388])*10=0;&quot;&quot;;SUM([.M388:.AJ388];[.AQ388:.AW388])+SUM([.AK388:.AP388])*10)" table:style-name="ce13">
            <text:p>27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2</text:p>
          </table:table-cell>
          <table:table-cell table:style-name="ce86"/>
          <table:table-cell office:value-type="string" table:style-name="ce31">
            <text:p>Jean-luc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RPA en signature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1-12T00:00:00" table:style-name="ce22">
            <text:p>12/01/20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4000" table:style-name="ce23">
            <text:p>4 000,00 €</text:p>
          </table:table-cell>
          <table:table-cell table:number-columns-repeated="6" table:style-name="ce23"/>
          <table:table-cell office:value-type="currency" office:value="22000" table:formula="of:=IF(SUM([.M389:.AJ389];[.AQ389:.AW389])+SUM([.AK389:.AP389])*10=0;&quot;&quot;;SUM([.M389:.AJ389];[.AQ389:.AW389])+SUM([.AK389:.AP389])*10)" table:style-name="ce13">
            <text:p>2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3</text:p>
          </table:table-cell>
          <table:table-cell table:style-name="ce86"/>
          <table:table-cell office:value-type="string" table:style-name="ce31">
            <text:p>Pierr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 Attention Erreur date sur Doc Reg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390:.AJ390];[.AQ390:.AW390])+SUM([.AK390:.AP390])*10=0;&quot;&quot;;SUM([.M390:.AJ390];[.AQ390:.AW390])+SUM([.AK390:.AP390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4</text:p>
          </table:table-cell>
          <table:table-cell table:style-name="ce54"/>
          <table:table-cell office:value-type="string" table:style-name="ce16">
            <text:p>Chloé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OK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ABEILLE</text:p>
          </table:table-cell>
          <table:table-cell office:value-type="date" office:date-value="2024-02-03T00:00:00" table:style-name="ce22">
            <text:p>03/02/2024</text:p>
          </table:table-cell>
          <table:table-cell table:number-columns-repeated="9" table:style-name="ce23"/>
          <table:table-cell office:value-type="currency" office:value="79982" table:style-name="ce23">
            <text:p>79 982,00 €</text:p>
          </table:table-cell>
          <table:table-cell table:number-columns-repeated="14" table:style-name="ce23"/>
          <table:table-cell office:value-type="currency" office:value="1500" table:style-name="ce23">
            <text:p>1 500,00 €</text:p>
          </table:table-cell>
          <table:table-cell table:number-columns-repeated="3" table:style-name="ce23"/>
          <table:table-cell office:value-type="currency" office:value="1500" table:style-name="ce23">
            <text:p>1 500,00 €</text:p>
          </table:table-cell>
          <table:table-cell table:number-columns-repeated="3" table:style-name="ce23"/>
          <table:table-cell office:value-type="currency" office:value="30000" table:style-name="ce23">
            <text:p>30 000,00 €</text:p>
          </table:table-cell>
          <table:table-cell table:number-columns-repeated="5" table:style-name="ce23"/>
          <table:table-cell office:value-type="currency" office:value="139982" table:formula="of:=IF(SUM([.M391:.AJ391];[.AQ391:.AW391])+SUM([.AK391:.AP391])*10=0;&quot;&quot;;SUM([.M391:.AJ391];[.AQ391:.AW391])+SUM([.AK391:.AP391])*10)" table:style-name="ce13">
            <text:p>139 982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5</text:p>
          </table:table-cell>
          <table:table-cell table:style-name="ce86"/>
          <table:table-cell office:value-type="string" table:style-name="ce31">
            <text:p>Pierr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SCPI en cours financement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100048" table:style-name="ce23">
            <text:p>100 048,00 €</text:p>
          </table:table-cell>
          <table:table-cell table:number-columns-repeated="13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185986" table:formula="of:=IF(SUM([.M392:.AJ392];[.AQ392:.AW392])+SUM([.AK392:.AP392])*10=0;&quot;&quot;;SUM([.M392:.AJ392];[.AQ392:.AW392])+SUM([.AK392:.AP392])*10)" table:style-name="ce13">
            <text:p>185 986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6</text:p>
          </table:table-cell>
          <table:table-cell table:style-name="ce54"/>
          <table:table-cell office:value-type="string" table:style-name="ce16">
            <text:p>Emmanuel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</text:p>
            <text:p>JDD + Avis IR 2022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13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136269" table:formula="of:=IF(SUM([.M393:.AJ393];[.AQ393:.AW393])+SUM([.AK393:.AP393])*10=0;&quot;&quot;;SUM([.M393:.AJ393];[.AQ393:.AW393])+SUM([.AK393:.AP393])*10)" table:style-name="ce13">
            <text:p>136 269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7</text:p>
          </table:table-cell>
          <table:table-cell table:style-name="ce86"/>
          <table:table-cell office:value-type="string" table:style-name="ce31">
            <text:p>Elisabeth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394:.AJ394];[.AQ394:.AW394])+SUM([.AK394:.AP394])*10=0;&quot;&quot;;SUM([.M394:.AJ394];[.AQ394:.AW394])+SUM([.AK394:.AP394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8</text:p>
          </table:table-cell>
          <table:table-cell table:style-name="ce84"/>
          <table:table-cell office:value-type="string" table:style-name="ce46">
            <text:p>Axel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Versements sur Global arrêtés depuis le début du contrat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1200" table:style-name="ce23">
            <text:p>1 200,00 €</text:p>
          </table:table-cell>
          <table:table-cell table:number-columns-repeated="10" table:style-name="ce23"/>
          <table:table-cell office:value-type="currency" office:value="12000" table:formula="of:=IF(SUM([.M395:.AJ395];[.AQ395:.AW395])+SUM([.AK395:.AP395])*10=0;&quot;&quot;;SUM([.M395:.AJ395];[.AQ395:.AW395])+SUM([.AK395:.AP395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9</text:p>
          </table:table-cell>
          <table:table-cell table:style-name="ce80"/>
          <table:table-cell office:value-type="string" table:style-name="ce18">
            <text:p>Louis</text:p>
          </table:table-cell>
          <table:table-cell table:number-columns-repeated="2" table:style-name="ce16"/>
          <table:table-cell table:style-name="ce33"/>
          <table:table-cell table:number-columns-repeated="3" table:style-name="ce26"/>
          <table:table-cell table:style-name="ce16"/>
          <table:table-cell table:number-columns-repeated="38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9</text:p>
          </table:table-cell>
          <table:table-cell table:style-name="ce80"/>
          <table:table-cell office:value-type="string" table:style-name="ce18">
            <text:p>Emilie</text:p>
          </table:table-cell>
          <table:table-cell table:number-columns-repeated="2" table:style-name="ce16"/>
          <table:table-cell table:style-name="ce33"/>
          <table:table-cell table:style-name="ce29"/>
          <table:table-cell office:value-type="string" table:style-name="ce29">
            <text:p>ASSET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397:.AJ397];[.AQ397:.AW397])+SUM([.AK397:.AP397])*10=0;&quot;&quot;;SUM([.M397:.AJ397];[.AQ397:.AW397])+SUM([.AK397:.AP397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0</text:p>
          </table:table-cell>
          <table:table-cell table:style-name="ce80"/>
          <table:table-cell office:value-type="string" table:style-name="ce18">
            <text:p>Wandrill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  <text:p>SCI FCDP</text:p>
            <text:p>Couple avec Frochen</text:p>
          </table:table-cell>
          <table:table-cell office:value-type="string" table:style-name="ce28">
            <text:p>SCPI</text:p>
            <text:p>FÔRETS</text:p>
          </table:table-cell>
          <table:table-cell table:style-name="ce29"/>
          <table:table-cell table:style-name="ce16"/>
          <table:table-cell table:number-columns-repeated="2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14973" table:style-name="ce23">
            <text:p>14 973,00 €</text:p>
          </table:table-cell>
          <table:table-cell table:number-columns-repeated="4" table:style-name="ce23"/>
          <table:table-cell office:value-type="currency" office:value="70136.5" table:style-name="ce23">
            <text:p>70 136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" table:style-name="ce23"/>
          <table:table-cell office:value-type="currency" office:value="10088" table:style-name="ce23">
            <text:p>10 088,00 €</text:p>
          </table:table-cell>
          <table:table-cell table:number-columns-repeated="24" table:style-name="ce23"/>
          <table:table-cell office:value-type="currency" office:value="150221.5" table:formula="of:=IF(SUM([.M398:.AJ398];[.AQ398:.AW398])+SUM([.AK398:.AP398])*10=0;&quot;&quot;;SUM([.M398:.AJ398];[.AQ398:.AW398])+SUM([.AK398:.AP398])*10)" table:style-name="ce13">
            <text:p>150 221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1</text:p>
          </table:table-cell>
          <table:table-cell table:style-name="ce80"/>
          <table:table-cell office:value-type="string" table:style-name="ce18">
            <text:p>Christophe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Avis IR à récup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17" table:style-name="ce23"/>
          <table:table-cell office:value-type="currency" office:value="3000" table:style-name="ce23">
            <text:p>3 000,00 €</text:p>
          </table:table-cell>
          <table:table-cell table:number-columns-repeated="6" table:style-name="ce23"/>
          <table:table-cell office:value-type="currency" office:value="6000" table:style-name="ce23">
            <text:p>6 000,00 €</text:p>
          </table:table-cell>
          <table:table-cell office:value-type="currency" office:value="9000" table:style-name="ce23">
            <text:p>9 000,00 €</text:p>
          </table:table-cell>
          <table:table-cell table:number-columns-repeated="2" table:style-name="ce23"/>
          <table:table-cell office:value-type="currency" office:value="95039.5" table:formula="of:=IF(SUM([.M399:.AJ399];[.AQ399:.AW399])+SUM([.AK399:.AP399])*10=0;&quot;&quot;;SUM([.M399:.AJ399];[.AQ399:.AW399])+SUM([.AK399:.AP399])*10)" table:style-name="ce13">
            <text:p>95 039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1</text:p>
          </table:table-cell>
          <table:table-cell table:style-name="ce80"/>
          <table:table-cell office:value-type="string" table:style-name="ce93">
            <text:p>Diana</text:p>
          </table:table-cell>
          <table:table-cell table:style-name="ce28"/>
          <table:table-cell table:style-name="ce16"/>
          <table:table-cell table:style-name="ce19"/>
          <table:table-cell office:value-type="string" table:style-name="ce28">
            <text:p>Avis IR à récup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17" table:style-name="ce23"/>
          <table:table-cell office:value-type="currency" office:value="3000" table:style-name="ce23">
            <text:p>3 000,00 €</text:p>
          </table:table-cell>
          <table:table-cell table:number-columns-repeated="6" table:style-name="ce23"/>
          <table:table-cell office:value-type="currency" office:value="6000" table:style-name="ce23">
            <text:p>6 000,00 €</text:p>
          </table:table-cell>
          <table:table-cell office:value-type="currency" office:value="9000" table:style-name="ce23">
            <text:p>9 000,00 €</text:p>
          </table:table-cell>
          <table:table-cell table:number-columns-repeated="2" table:style-name="ce23"/>
          <table:table-cell office:value-type="currency" office:value="95039.5" table:formula="of:=IF(SUM([.M400:.AJ400];[.AQ400:.AW400])+SUM([.AK400:.AP400])*10=0;&quot;&quot;;SUM([.M400:.AJ400];[.AQ400:.AW400])+SUM([.AK400:.AP400])*10)" table:style-name="ce13">
            <text:p>95 039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94">
            <text:p>GDL032</text:p>
          </table:table-cell>
          <table:table-cell table:style-name="ce95"/>
          <table:table-cell office:value-type="string" table:style-name="ce65">
            <text:p>Kevin</text:p>
          </table:table-cell>
          <table:table-cell table:style-name="ce65"/>
          <table:table-cell table:style-name="ce8"/>
          <table:table-cell table:style-name="ce96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401:.AJ401];[.AQ401:.AW401])+SUM([.AK401:.AP401])*10=0;&quot;&quot;;SUM([.M401:.AJ401];[.AQ401:.AW401])+SUM([.AK401:.AP401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3</text:p>
          </table:table-cell>
          <table:table-cell table:style-name="ce54"/>
          <table:table-cell office:value-type="string" table:style-name="ce16">
            <text:p>Charles</text:p>
          </table:table-cell>
          <table:table-cell table:style-name="ce16"/>
          <table:table-cell table:style-name="ce79"/>
          <table:table-cell table:style-name="ce19"/>
          <table:table-cell table:style-name="ce29"/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402:.AJ402];[.AQ402:.AW402])+SUM([.AK402:.AP402])*10=0;&quot;&quot;;SUM([.M402:.AJ402];[.AQ402:.AW402])+SUM([.AK402:.AP402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4</text:p>
          </table:table-cell>
          <table:table-cell table:style-name="ce80"/>
          <table:table-cell office:value-type="string" table:style-name="ce18">
            <text:p>Sophi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LM + RPA à faire signer</text:p>
            <text:p>JDD + Avis IR à récup</text:p>
            <text:p>Couple avec REYMANN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7" table:style-name="ce23"/>
          <table:table-cell office:value-type="currency" office:value="15000" table:style-name="ce23">
            <text:p>15 000,00 €</text:p>
          </table:table-cell>
          <table:table-cell table:style-name="ce23"/>
          <table:table-cell office:value-type="currency" office:value="19995.5" table:style-name="ce23">
            <text:p>19 995,50 €</text:p>
          </table:table-cell>
          <table:table-cell office:value-type="currency" office:value="15080" table:style-name="ce23">
            <text:p>15 080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68075.5" table:formula="of:=IF(SUM([.M403:.AJ403];[.AQ403:.AW403])+SUM([.AK403:.AP403])*10=0;&quot;&quot;;SUM([.M403:.AJ403];[.AQ403:.AW403])+SUM([.AK403:.AP403])*10)" table:style-name="ce13">
            <text:p>68 075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5</text:p>
          </table:table-cell>
          <table:table-cell table:style-name="ce80"/>
          <table:table-cell office:value-type="string" table:style-name="ce18">
            <text:p>Martin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</text:p>
            <text:p>Couple avec XING Yaki</text:p>
          </table:table-cell>
          <table:table-cell office:value-type="string" table:style-name="ce28">
            <text:p>ASSET</text:p>
            <text:p>SCPI</text:p>
          </table:table-cell>
          <table:table-cell table:style-name="ce29"/>
          <table:table-cell table:style-name="ce16"/>
          <table:table-cell table:number-columns-repeated="19" table:style-name="ce23"/>
          <table:table-cell office:value-type="currency" office:value="12545.4" table:style-name="ce23">
            <text:p>12 545,40 €</text:p>
          </table:table-cell>
          <table:table-cell table:number-columns-repeated="5" table:style-name="ce23"/>
          <table:table-cell office:value-type="currency" office:value="2400" table:style-name="ce23">
            <text:p>2 400,00 €</text:p>
          </table:table-cell>
          <table:table-cell table:style-name="ce23"/>
          <table:table-cell office:value-type="currency" office:value="1200" table:style-name="ce23">
            <text:p>1 200,00 €</text:p>
          </table:table-cell>
          <table:table-cell table:number-columns-repeated="6" table:style-name="ce23"/>
          <table:table-cell office:value-type="currency" office:value="2000" table:style-name="ce23">
            <text:p>2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53545.4" table:formula="of:=IF(SUM([.M404:.AJ404];[.AQ404:.AW404])+SUM([.AK404:.AP404])*10=0;&quot;&quot;;SUM([.M404:.AJ404];[.AQ404:.AW404])+SUM([.AK404:.AP404])*10)" table:style-name="ce13">
            <text:p>53 545,4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6</text:p>
          </table:table-cell>
          <table:table-cell table:style-name="ce86"/>
          <table:table-cell office:value-type="string" table:style-name="ce31">
            <text:p>Antoi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Attention Erreur date sur Doc Reg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4800" table:style-name="ce23">
            <text:p>4 800,00 €</text:p>
          </table:table-cell>
          <table:table-cell table:number-columns-repeated="2" table:style-name="ce23"/>
          <table:table-cell office:value-type="currency" office:value="6400" table:style-name="ce23">
            <text:p>6 400,00 €</text:p>
          </table:table-cell>
          <table:table-cell office:value-type="currency" office:value="4800" table:style-name="ce23">
            <text:p>4 800,00 €</text:p>
          </table:table-cell>
          <table:table-cell table:number-columns-repeated="2" table:style-name="ce23"/>
          <table:table-cell office:value-type="currency" office:value="16000" table:formula="of:=IF(SUM([.M405:.AJ405];[.AQ405:.AW405])+SUM([.AK405:.AP405])*10=0;&quot;&quot;;SUM([.M405:.AJ405];[.AQ405:.AW405])+SUM([.AK405:.AP405])*10)" table:style-name="ce13">
            <text:p>1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7</text:p>
          </table:table-cell>
          <table:table-cell table:style-name="ce86"/>
          <table:table-cell office:value-type="string" table:style-name="ce31">
            <text:p>Vincent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 Attention Erreur date sur Doc Reg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406:.AJ406];[.AQ406:.AW406])+SUM([.AK406:.AP406])*10=0;&quot;&quot;;SUM([.M406:.AJ406];[.AQ406:.AW406])+SUM([.AK406:.AP406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8</text:p>
          </table:table-cell>
          <table:table-cell table:style-name="ce80"/>
          <table:table-cell office:value-type="string" table:style-name="ce18">
            <text:p>Solenn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En couple avec PIVARD Julien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49920" table:style-name="ce23">
            <text:p>49 920,00 €</text:p>
          </table:table-cell>
          <table:table-cell table:number-columns-repeated="27" table:style-name="ce23"/>
          <table:table-cell office:value-type="currency" office:value="74990.5" table:formula="of:=IF(SUM([.M407:.AJ407];[.AQ407:.AW407])+SUM([.AK407:.AP407])*10=0;&quot;&quot;;SUM([.M407:.AJ407];[.AQ407:.AW407])+SUM([.AK407:.AP407])*10)" table:style-name="ce13">
            <text:p>74 990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28</text:p>
          </table:table-cell>
          <table:table-cell table:style-name="ce84"/>
          <table:table-cell office:value-type="string" table:style-name="ce46">
            <text:p>Nathanaelle</text:p>
          </table:table-cell>
          <table:table-cell table:style-name="ce31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08:.AJ408];[.AQ408:.AW408])+SUM([.AK408:.AP408])*10=0;&quot;&quot;;SUM([.M408:.AJ408];[.AQ408:.AW408])+SUM([.AK408:.AP408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9</text:p>
          </table:table-cell>
          <table:table-cell table:style-name="ce54"/>
          <table:table-cell office:value-type="string" table:style-name="ce16">
            <text:p>Cécil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9">
            <text:p>LM TFI a faire signer + RPA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ABEILLE</text:p>
          </table:table-cell>
          <table:table-cell office:value-type="date" office:date-value="2024-03-25T00:00:00" table:style-name="ce22">
            <text:p>25/03/2024</text:p>
          </table:table-cell>
          <table:table-cell table:number-columns-repeated="19" table:style-name="ce23"/>
          <table:table-cell office:value-type="currency" office:value="20036.099999999999" table:style-name="ce23">
            <text:p>20 036,10 €</text:p>
          </table:table-cell>
          <table:table-cell table:number-columns-repeated="4" table:style-name="ce23"/>
          <table:table-cell office:value-type="currency" office:value="6000" table:style-name="ce23">
            <text:p>6 000,00 €</text:p>
          </table:table-cell>
          <table:table-cell table:number-columns-repeated="13" table:style-name="ce23"/>
          <table:table-cell office:value-type="currency" office:value="80036.100000000006" table:formula="of:=IF(SUM([.M409:.AJ409];[.AQ409:.AW409])+SUM([.AK409:.AP409])*10=0;&quot;&quot;;SUM([.M409:.AJ409];[.AQ409:.AW409])+SUM([.AK409:.AP409])*10)" table:style-name="ce13">
            <text:p>80 036,1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0</text:p>
          </table:table-cell>
          <table:table-cell table:style-name="ce80"/>
          <table:table-cell office:value-type="string" table:style-name="ce18">
            <text:p>Aurore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OK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22"/>
          <table:table-cell table:number-columns-repeated="7" table:style-name="ce23"/>
          <table:table-cell office:value-type="currency" office:value="37500" table:style-name="ce23">
            <text:p>37 500,00 €</text:p>
          </table:table-cell>
          <table:table-cell table:style-name="ce23"/>
          <table:table-cell office:value-type="currency" office:value="73587.5" table:style-name="ce23">
            <text:p>73 587,50 €</text:p>
          </table:table-cell>
          <table:table-cell table:number-columns-repeated="3" table:style-name="ce23"/>
          <table:table-cell office:value-type="currency" office:value="37440" table:style-name="ce23">
            <text:p>37 440,00 €</text:p>
          </table:table-cell>
          <table:table-cell table:number-columns-repeated="24" table:style-name="ce23"/>
          <table:table-cell office:value-type="currency" office:value="148527.5" table:formula="of:=IF(SUM([.M410:.AJ410];[.AQ410:.AW410])+SUM([.AK410:.AP410])*10=0;&quot;&quot;;SUM([.M410:.AJ410];[.AQ410:.AW410])+SUM([.AK410:.AP410])*10)" table:style-name="ce13">
            <text:p>148 527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0</text:p>
          </table:table-cell>
          <table:table-cell table:style-name="ce80"/>
          <table:table-cell office:value-type="string" table:style-name="ce18">
            <text:p>Julie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37500" table:style-name="ce23">
            <text:p>37 500,00 €</text:p>
          </table:table-cell>
          <table:table-cell table:style-name="ce23"/>
          <table:table-cell office:value-type="currency" office:value="73587.5" table:style-name="ce23">
            <text:p>73 587,50 €</text:p>
          </table:table-cell>
          <table:table-cell table:number-columns-repeated="3" table:style-name="ce23"/>
          <table:table-cell office:value-type="currency" office:value="37440" table:style-name="ce23">
            <text:p>37 440,00 €</text:p>
          </table:table-cell>
          <table:table-cell table:number-columns-repeated="6" table:style-name="ce23"/>
          <table:table-cell office:value-type="currency" office:value="50059.8" table:style-name="ce23">
            <text:p>50 059,80 €</text:p>
          </table:table-cell>
          <table:table-cell table:number-columns-repeated="17" table:style-name="ce23"/>
          <table:table-cell office:value-type="currency" office:value="198587.3" table:formula="of:=IF(SUM([.M411:.AJ411];[.AQ411:.AW411])+SUM([.AK411:.AP411])*10=0;&quot;&quot;;SUM([.M411:.AJ411];[.AQ411:.AW411])+SUM([.AK411:.AP411])*10)" table:style-name="ce13">
            <text:p>198 587,3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1</text:p>
          </table:table-cell>
          <table:table-cell table:style-name="ce97"/>
          <table:table-cell office:value-type="string" table:style-name="ce93">
            <text:p>Vincent<text:s/></text:p>
          </table:table-cell>
          <table:table-cell table:style-name="ce28"/>
          <table:table-cell table:style-name="ce79"/>
          <table:table-cell table:style-name="ce55"/>
          <table:table-cell office:value-type="string" table:style-name="ce28">
            <text:p>LM + RPA à faire</text:p>
            <text:p>Avis IR à ré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98"/>
          <table:table-cell office:value-type="currency" office:value="1200" table:style-name="ce98">
            <text:p>1 200,00 €</text:p>
          </table:table-cell>
          <table:table-cell table:number-columns-repeated="10" table:style-name="ce98"/>
          <table:table-cell table:style-name="ce23"/>
          <table:table-cell office:value-type="currency" office:value="12000" table:formula="of:=IF(SUM([.M412:.AJ412];[.AQ412:.AW412])+SUM([.AK412:.AP412])*10=0;&quot;&quot;;SUM([.M412:.AJ412];[.AQ412:.AW412])+SUM([.AK412:.AP412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1</text:p>
          </table:table-cell>
          <table:table-cell table:style-name="ce97"/>
          <table:table-cell office:value-type="string" table:style-name="ce93">
            <text:p>Cristina</text:p>
          </table:table-cell>
          <table:table-cell table:style-name="ce28"/>
          <table:table-cell table:style-name="ce79"/>
          <table:table-cell table:style-name="ce55"/>
          <table:table-cell office:value-type="string" table:style-name="ce28">
            <text:p>LM + RPA à faire</text:p>
            <text:p>Avis IR à ré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98"/>
          <table:table-cell office:value-type="currency" office:value="1200" table:style-name="ce98">
            <text:p>1 200,00 €</text:p>
          </table:table-cell>
          <table:table-cell table:number-columns-repeated="10" table:style-name="ce98"/>
          <table:table-cell table:style-name="ce23"/>
          <table:table-cell office:value-type="currency" office:value="12000" table:formula="of:=IF(SUM([.M413:.AJ413];[.AQ413:.AW413])+SUM([.AK413:.AP413])*10=0;&quot;&quot;;SUM([.M413:.AJ413];[.AQ413:.AW413])+SUM([.AK413:.AP413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2</text:p>
          </table:table-cell>
          <table:table-cell table:style-name="ce85"/>
          <table:table-cell office:value-type="string" table:style-name="ce16">
            <text:p>Clément<text:s/></text:p>
          </table:table-cell>
          <table:table-cell table:style-name="ce16"/>
          <table:table-cell table:style-name="ce79"/>
          <table:table-cell table:style-name="ce19"/>
          <table:table-cell table:style-name="ce29"/>
          <table:table-cell office:value-type="string" table:style-name="ce29">
            <text:p>ASSET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414:.AJ414];[.AQ414:.AW414])+SUM([.AK414:.AP414])*10=0;&quot;&quot;;SUM([.M414:.AJ414];[.AQ414:.AW414])+SUM([.AK414:.AP414])*10)" table:style-name="ce13"/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3</text:p>
          </table:table-cell>
          <table:table-cell table:style-name="ce80"/>
          <table:table-cell office:value-type="string" table:style-name="ce18">
            <text:p>Sylvain</text:p>
          </table:table-cell>
          <table:table-cell table:style-name="ce16"/>
          <table:table-cell table:style-name="ce79"/>
          <table:table-cell table:style-name="ce33"/>
          <table:table-cell office:value-type="string" table:style-name="ce28">
            <text:p>OK LM a signer</text:p>
            <text:p>Manque Avis IR 2022</text:p>
            <text:p>Couple avec DEVULDERE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12T00:00:00" table:style-name="ce22">
            <text:p>12/02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415:.AJ415];[.AQ415:.AW415])+SUM([.AK415:.AP415])*10=0;&quot;&quot;;SUM([.M415:.AJ415];[.AQ415:.AW415])+SUM([.AK415:.AP415])*10)" table:style-name="ce13">
            <text:p>6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3</text:p>
          </table:table-cell>
          <table:table-cell table:style-name="ce80"/>
          <table:table-cell office:value-type="string" table:style-name="ce18">
            <text:p>Aurore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 LM a signer</text:p>
            <text:p>Manque Avis IR 2022</text:p>
            <text:p>Couple avec DEVAUCHELLE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12T00:00:00" table:style-name="ce22">
            <text:p>12/02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416:.AJ416];[.AQ416:.AW416])+SUM([.AK416:.AP416])*10=0;&quot;&quot;;SUM([.M416:.AJ416];[.AQ416:.AW416])+SUM([.AK416:.AP416])*10)" table:style-name="ce13">
            <text:p>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4</text:p>
          </table:table-cell>
          <table:table-cell table:style-name="ce86"/>
          <table:table-cell office:value-type="string" table:style-name="ce31">
            <text:p>Mickael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  <text:p>Doc Perso et Audit à re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7200" table:style-name="ce23">
            <text:p>7 200,00 €</text:p>
          </table:table-cell>
          <table:table-cell table:number-columns-repeated="12" table:style-name="ce23"/>
          <table:table-cell office:value-type="currency" office:value="72000" table:formula="of:=IF(SUM([.M417:.AJ417];[.AQ417:.AW417])+SUM([.AK417:.AP417])*10=0;&quot;&quot;;SUM([.M417:.AJ417];[.AQ417:.AW417])+SUM([.AK417:.AP417])*10)" table:style-name="ce13">
            <text:p>7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5</text:p>
          </table:table-cell>
          <table:table-cell table:style-name="ce84"/>
          <table:table-cell office:value-type="string" table:style-name="ce46">
            <text:p>Claudin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SCPI en cour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35000" table:style-name="ce23">
            <text:p>35 000,00 €</text:p>
          </table:table-cell>
          <table:table-cell table:style-name="ce23"/>
          <table:table-cell office:value-type="currency" office:value="66482.5" table:style-name="ce23">
            <text:p>66 482,50 €</text:p>
          </table:table-cell>
          <table:table-cell table:number-columns-repeated="3" table:style-name="ce23"/>
          <table:table-cell office:value-type="currency" office:value="31512" table:style-name="ce23">
            <text:p>31 512,00 €</text:p>
          </table:table-cell>
          <table:table-cell table:number-columns-repeated="24" table:style-name="ce23"/>
          <table:table-cell office:value-type="currency" office:value="132994.5" table:formula="of:=IF(SUM([.M418:.AJ418];[.AQ418:.AW418])+SUM([.AK418:.AP418])*10=0;&quot;&quot;;SUM([.M418:.AJ418];[.AQ418:.AW418])+SUM([.AK418:.AP418])*10)" table:style-name="ce13">
            <text:p>132 994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5</text:p>
          </table:table-cell>
          <table:table-cell table:style-name="ce80"/>
          <table:table-cell office:value-type="string" table:style-name="ce18">
            <text:p>Yves<text:s/></text:p>
          </table:table-cell>
          <table:table-cell table:style-name="ce16"/>
          <table:table-cell table:style-name="ce79"/>
          <table:table-cell table:style-name="ce33"/>
          <table:table-cell office:value-type="string" table:style-name="ce28">
            <text:p>LM + RPA à faire</text:p>
            <text:p>Avis IR à récup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7" table:style-name="ce23"/>
          <table:table-cell office:value-type="currency" office:value="35000" table:style-name="ce23">
            <text:p>35 000,00 €</text:p>
          </table:table-cell>
          <table:table-cell table:style-name="ce23"/>
          <table:table-cell office:value-type="currency" office:value="66482.5" table:style-name="ce23">
            <text:p>66 482,50 €</text:p>
          </table:table-cell>
          <table:table-cell table:number-columns-repeated="3" table:style-name="ce23"/>
          <table:table-cell office:value-type="currency" office:value="31512" table:style-name="ce23">
            <text:p>31 512,00 €</text:p>
          </table:table-cell>
          <table:table-cell table:number-columns-repeated="11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168994.5" table:formula="of:=IF(SUM([.M419:.AJ419];[.AQ419:.AW419])+SUM([.AK419:.AP419])*10=0;&quot;&quot;;SUM([.M419:.AJ419];[.AQ419:.AW419])+SUM([.AK419:.AP419])*10)" table:style-name="ce13">
            <text:p>168 994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6</text:p>
          </table:table-cell>
          <table:table-cell table:style-name="ce54"/>
          <table:table-cell office:value-type="string" table:style-name="ce16">
            <text:p>Denis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Audit + LM &amp; RPA à faire URGENT</text:p>
            <text:p>JDD + 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12" table:style-name="ce23"/>
          <table:table-cell office:value-type="currency" office:value="36000" table:formula="of:=IF(SUM([.M420:.AJ420];[.AQ420:.AW420])+SUM([.AK420:.AP420])*10=0;&quot;&quot;;SUM([.M420:.AJ420];[.AQ420:.AW420])+SUM([.AK420:.AP420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7</text:p>
          </table:table-cell>
          <table:table-cell table:style-name="ce54"/>
          <table:table-cell office:value-type="string" table:style-name="ce16">
            <text:p>Frédéric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PI Cash SCI IS (attente nom) et credit direct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25000" table:style-name="ce23">
            <text:p>25 000,00 €</text:p>
          </table:table-cell>
          <table:table-cell table:style-name="ce23"/>
          <table:table-cell office:value-type="currency" office:value="50344" table:style-name="ce23">
            <text:p>50 344,00 €</text:p>
          </table:table-cell>
          <table:table-cell table:number-columns-repeated="3" table:style-name="ce23"/>
          <table:table-cell office:value-type="currency" office:value="24960" table:style-name="ce23">
            <text:p>24 960,00 €</text:p>
          </table:table-cell>
          <table:table-cell table:number-columns-repeated="24" table:style-name="ce23"/>
          <table:table-cell office:value-type="currency" office:value="100304" table:formula="of:=IF(SUM([.M421:.AJ421];[.AQ421:.AW421])+SUM([.AK421:.AP421])*10=0;&quot;&quot;;SUM([.M421:.AJ421];[.AQ421:.AW421])+SUM([.AK421:.AP421])*10)" table:style-name="ce13">
            <text:p>100 304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8</text:p>
          </table:table-cell>
          <table:table-cell table:style-name="ce86"/>
          <table:table-cell office:value-type="string" table:style-name="ce31">
            <text:p>Artu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Doc Reg à retrouv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422:.AJ422];[.AQ422:.AW422])+SUM([.AK422:.AP422])*10=0;&quot;&quot;;SUM([.M422:.AJ422];[.AQ422:.AW422])+SUM([.AK422:.AP422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49</text:p>
          </table:table-cell>
          <table:table-cell table:style-name="ce54"/>
          <table:table-cell office:value-type="string" table:style-name="ce16">
            <text:p>Rebecca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  <text:p>Recup documents auprès de LMO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40144" table:style-name="ce23">
            <text:p>40 144,00 €</text:p>
          </table:table-cell>
          <table:table-cell table:number-columns-repeated="27" table:style-name="ce23"/>
          <table:table-cell office:value-type="currency" office:value="40144" table:formula="of:=IF(SUM([.M423:.AJ423];[.AQ423:.AW423])+SUM([.AK423:.AP423])*10=0;&quot;&quot;;SUM([.M423:.AJ423];[.AQ423:.AW423])+SUM([.AK423:.AP423])*10)" table:style-name="ce13">
            <text:p>40 144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0</text:p>
          </table:table-cell>
          <table:table-cell table:style-name="ce85"/>
          <table:table-cell office:value-type="string" table:style-name="ce16">
            <text:p>Laurence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Avait pour projet de faire de la SCPI</text:p>
            <text:p>LM à faire signer</text:p>
            <text:p>Recup JDD + Avis IR 2022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3840" table:style-name="ce23">
            <text:p>3 840,00 €</text:p>
          </table:table-cell>
          <table:table-cell table:number-columns-repeated="11" table:style-name="ce23"/>
          <table:table-cell office:value-type="currency" office:value="38400" table:formula="of:=IF(SUM([.M424:.AJ424];[.AQ424:.AW424])+SUM([.AK424:.AP424])*10=0;&quot;&quot;;SUM([.M424:.AJ424];[.AQ424:.AW424])+SUM([.AK424:.AP424])*10)" table:style-name="ce13">
            <text:p>38 4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1</text:p>
          </table:table-cell>
          <table:table-cell table:style-name="ce86"/>
          <table:table-cell office:value-type="string" table:style-name="ce31">
            <text:p>Stéphane</text:p>
          </table:table-cell>
          <table:table-cell table:style-name="ce31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4-15T00:00:00" table:style-name="ce22">
            <text:p>15/04/2024</text:p>
          </table:table-cell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425:.AJ425];[.AQ425:.AW425])+SUM([.AK425:.AP425])*10=0;&quot;&quot;;SUM([.M425:.AJ425];[.AQ425:.AW425])+SUM([.AK425:.AP425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2</text:p>
          </table:table-cell>
          <table:table-cell table:style-name="ce99"/>
          <table:table-cell office:value-type="string" table:style-name="ce31">
            <text:p>Nadi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  <text:p>Docs persos à récupérer + audit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26:.AJ426];[.AQ426:.AW426])+SUM([.AK426:.AP426])*10=0;&quot;&quot;;SUM([.M426:.AJ426];[.AQ426:.AW426])+SUM([.AK426:.AP426])*10)" table:style-name="ce13">
            <text:p>18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3</text:p>
          </table:table-cell>
          <table:table-cell table:style-name="ce80"/>
          <table:table-cell office:value-type="string" table:style-name="ce18">
            <text:p>Frédéric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SCI LE CHATELARD</text:p>
            <text:p>Couple avec POLLET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57550.5" table:style-name="ce23">
            <text:p>57 550,50 €</text:p>
          </table:table-cell>
          <table:table-cell office:value-type="currency" office:value="57512" table:style-name="ce23">
            <text:p>57 512,00 €</text:p>
          </table:table-cell>
          <table:table-cell table:number-columns-repeated="27" table:style-name="ce23"/>
          <table:table-cell office:value-type="currency" office:value="115062.5" table:formula="of:=IF(SUM([.M427:.AJ427];[.AQ427:.AW427])+SUM([.AK427:.AP427])*10=0;&quot;&quot;;SUM([.M427:.AJ427];[.AQ427:.AW427])+SUM([.AK427:.AP427])*10)" table:style-name="ce13">
            <text:p>115 062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4</text:p>
          </table:table-cell>
          <table:table-cell table:style-name="ce84"/>
          <table:table-cell office:value-type="string" table:style-name="ce46">
            <text:p>Clair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6" table:style-name="ce23"/>
          <table:table-cell office:value-type="currency" office:value="7137.45" table:style-name="ce23">
            <text:p>7 137,45 €</text:p>
          </table:table-cell>
          <table:table-cell table:number-columns-repeated="2" table:style-name="ce23"/>
          <table:table-cell office:value-type="currency" office:value="7137.45" table:style-name="ce23">
            <text:p>7 137,45 €</text:p>
          </table:table-cell>
          <table:table-cell table:number-columns-repeated="3" table:style-name="ce23"/>
          <table:table-cell office:value-type="currency" office:value="38274.9" table:formula="of:=IF(SUM([.M428:.AJ428];[.AQ428:.AW428])+SUM([.AK428:.AP428])*10=0;&quot;&quot;;SUM([.M428:.AJ428];[.AQ428:.AW428])+SUM([.AK428:.AP428])*10)" table:style-name="ce13">
            <text:p>38 274,9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4</text:p>
          </table:table-cell>
          <table:table-cell table:style-name="ce84"/>
          <table:table-cell office:value-type="string" table:style-name="ce46">
            <text:p>Sébastien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6" table:style-name="ce23"/>
          <table:table-cell office:value-type="currency" office:value="7137.45" table:style-name="ce23">
            <text:p>7 137,45 €</text:p>
          </table:table-cell>
          <table:table-cell table:number-columns-repeated="2" table:style-name="ce23"/>
          <table:table-cell office:value-type="currency" office:value="7137.45" table:style-name="ce23">
            <text:p>7 137,45 €</text:p>
          </table:table-cell>
          <table:table-cell table:number-columns-repeated="3" table:style-name="ce23"/>
          <table:table-cell office:value-type="currency" office:value="38274.9" table:formula="of:=IF(SUM([.M429:.AJ429];[.AQ429:.AW429])+SUM([.AK429:.AP429])*10=0;&quot;&quot;;SUM([.M429:.AJ429];[.AQ429:.AW429])+SUM([.AK429:.AP429])*10)" table:style-name="ce13">
            <text:p>38 274,9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0</text:p>
          </table:table-cell>
          <table:table-cell table:style-name="ce80"/>
          <table:table-cell office:value-type="string" table:style-name="ce18">
            <text:p>Sarah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  <text:p>SCI FCDP</text:p>
            <text:p>Couple avec COURAYE DU PARC</text:p>
          </table:table-cell>
          <table:table-cell office:value-type="string" table:style-name="ce28">
            <text:p>SCPI</text:p>
            <text:p>FORET</text:p>
          </table:table-cell>
          <table:table-cell table:style-name="ce29"/>
          <table:table-cell table:style-name="ce16"/>
          <table:table-cell table:number-columns-repeated="2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14973" table:style-name="ce23">
            <text:p>14 973,00 €</text:p>
          </table:table-cell>
          <table:table-cell table:number-columns-repeated="2" table:style-name="ce23"/>
          <table:table-cell office:value-type="currency" office:value="5000" table:style-name="ce23">
            <text:p>5 000,00 €</text:p>
          </table:table-cell>
          <table:table-cell table:style-name="ce23"/>
          <table:table-cell office:value-type="currency" office:value="70136.5" table:style-name="ce23">
            <text:p>70 136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" table:style-name="ce23"/>
          <table:table-cell office:value-type="currency" office:value="10088" table:style-name="ce23">
            <text:p>10 088,00 €</text:p>
          </table:table-cell>
          <table:table-cell table:number-columns-repeated="24" table:style-name="ce23"/>
          <table:table-cell office:value-type="currency" office:value="155221.5" table:formula="of:=IF(SUM([.M430:.AJ430];[.AQ430:.AW430])+SUM([.AK430:.AP430])*10=0;&quot;&quot;;SUM([.M430:.AJ430];[.AQ430:.AW430])+SUM([.AK430:.AP430])*10)" table:style-name="ce13">
            <text:p>155 221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5</text:p>
          </table:table-cell>
          <table:table-cell table:style-name="ce84"/>
          <table:table-cell office:value-type="string" table:style-name="ce18">
            <text:p>Raphaëlle</text:p>
          </table:table-cell>
          <table:table-cell table:number-columns-repeated="2" table:style-name="ce16"/>
          <table:table-cell table:style-name="ce27"/>
          <table:table-cell office:value-type="string" table:style-name="ce29">
            <text:p>Couple avec FULCHIRON David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28" table:style-name="ce23"/>
          <table:table-cell office:value-type="currency" office:value="50039.5" table:formula="of:=IF(SUM([.M431:.AJ431];[.AQ431:.AW431])+SUM([.AK431:.AP431])*10=0;&quot;&quot;;SUM([.M431:.AJ431];[.AQ431:.AW431])+SUM([.AK431:.AP431])*10)" table:style-name="ce13">
            <text:p>50 039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5</text:p>
          </table:table-cell>
          <table:table-cell table:style-name="ce80"/>
          <table:table-cell office:value-type="string" table:style-name="ce18">
            <text:p>David</text:p>
          </table:table-cell>
          <table:table-cell table:number-columns-repeated="2" table:style-name="ce16"/>
          <table:table-cell table:style-name="ce33"/>
          <table:table-cell office:value-type="string" table:style-name="ce29">
            <text:p>Couple avec FULCHIRON Raphaëlle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50039.5" table:style-name="ce23">
            <text:p>50 039,50 €</text:p>
          </table:table-cell>
          <table:table-cell table:number-columns-repeated="28" table:style-name="ce23"/>
          <table:table-cell office:value-type="currency" office:value="50039.5" table:formula="of:=IF(SUM([.M432:.AJ432];[.AQ432:.AW432])+SUM([.AK432:.AP432])*10=0;&quot;&quot;;SUM([.M432:.AJ432];[.AQ432:.AW432])+SUM([.AK432:.AP432])*10)" table:style-name="ce13">
            <text:p>50 039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6</text:p>
          </table:table-cell>
          <table:table-cell table:style-name="ce54"/>
          <table:table-cell office:value-type="string" table:style-name="ce16">
            <text:p>Luci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Recup JDD + Avis IR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800" table:style-name="ce23">
            <text:p>1 800,00 €</text:p>
          </table:table-cell>
          <table:table-cell table:number-columns-repeated="7" table:style-name="ce23"/>
          <table:table-cell office:value-type="currency" office:value="1000" table:style-name="ce23">
            <text:p>1 000,00 €</text:p>
          </table:table-cell>
          <table:table-cell office:value-type="currency" office:value="1000" table:style-name="ce23">
            <text:p>1 000,00 €</text:p>
          </table:table-cell>
          <table:table-cell table:number-columns-repeated="2" table:style-name="ce23"/>
          <table:table-cell office:value-type="currency" office:value="20000" table:formula="of:=IF(SUM([.M433:.AJ433];[.AQ433:.AW433])+SUM([.AK433:.AP433])*10=0;&quot;&quot;;SUM([.M433:.AJ433];[.AQ433:.AW433])+SUM([.AK433:.AP433])*10)" table:style-name="ce13">
            <text:p>20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7</text:p>
          </table:table-cell>
          <table:table-cell table:style-name="ce92"/>
          <table:table-cell office:value-type="string" table:style-name="ce18">
            <text:p>Jérôme<text:s/></text:p>
          </table:table-cell>
          <table:table-cell table:style-name="ce16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434:.AJ434];[.AQ434:.AW434])+SUM([.AK434:.AP434])*10=0;&quot;&quot;;SUM([.M434:.AJ434];[.AQ434:.AW434])+SUM([.AK434:.AP434])*10)" table:style-name="ce13"/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7</text:p>
          </table:table-cell>
          <table:table-cell table:style-name="ce92"/>
          <table:table-cell office:value-type="string" table:style-name="ce18">
            <text:p>Lucille</text:p>
          </table:table-cell>
          <table:table-cell table:style-name="ce16"/>
          <table:table-cell table:style-name="ce79"/>
          <table:table-cell table:style-name="ce33"/>
          <table:table-cell table:style-name="ce29"/>
          <table:table-cell office:value-type="string" table:style-name="ce28">
            <text:p>ASSET</text:p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435:.AJ435];[.AQ435:.AW435])+SUM([.AK435:.AP435])*10=0;&quot;&quot;;SUM([.M435:.AJ435];[.AQ435:.AW435])+SUM([.AK435:.AP435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58</text:p>
          </table:table-cell>
          <table:table-cell table:style-name="ce86"/>
          <table:table-cell office:value-type="string" table:style-name="ce31">
            <text:p>Mathieu</text:p>
          </table:table-cell>
          <table:table-cell table:style-name="ce31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544.2400000000002" table:formula="of:=212.02*12" table:style-name="ce23">
            <text:p>2 544,24 €</text:p>
          </table:table-cell>
          <table:table-cell table:number-columns-repeated="13" table:style-name="ce23"/>
          <table:table-cell office:value-type="currency" office:value="25442.400000000001" table:formula="of:=IF(SUM([.M436:.AJ436];[.AQ436:.AW436])+SUM([.AK436:.AP436])*10=0;&quot;&quot;;SUM([.M436:.AJ436];[.AQ436:.AW436])+SUM([.AK436:.AP436])*10)" table:style-name="ce13">
            <text:p>25 442,4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GDL</text:p>
          </table:table-cell>
          <table:table-cell office:value-type="string" table:style-name="ce89">
            <text:p>GDL059</text:p>
          </table:table-cell>
          <table:table-cell table:style-name="ce100"/>
          <table:table-cell office:value-type="string" table:style-name="ce52">
            <text:p>Cyril<text:s/></text:p>
          </table:table-cell>
          <table:table-cell table:style-name="ce52"/>
          <table:table-cell table:style-name="ce79"/>
          <table:table-cell table:style-name="ce43"/>
          <table:table-cell office:value-type="string" table:style-name="ce28">
            <text:p>LM + RPA en signature</text:p>
            <text:p>JDD + Avis IR à récupe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37:.AJ437];[.AQ437:.AW437])+SUM([.AK437:.AP437])*10=0;&quot;&quot;;SUM([.M437:.AJ437];[.AQ437:.AW437])+SUM([.AK437:.AP437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0</text:p>
          </table:table-cell>
          <table:table-cell table:style-name="ce80"/>
          <table:table-cell office:value-type="string" table:style-name="ce18">
            <text:p>Minh Trung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I CAPMIPY 2</text:p>
            <text:p>Marié à Nathalie NGUYEN</text:p>
            <text:p>DOC REG A RETROUVE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75094.5" table:formula="of:=IF(SUM([.M438:.AJ438];[.AQ438:.AW438])+SUM([.AK438:.AP438])*10=0;&quot;&quot;;SUM([.M438:.AJ438];[.AQ438:.AW438])+SUM([.AK438:.AP438])*10)" table:style-name="ce13">
            <text:p>75 094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GDL</text:p>
          </table:table-cell>
          <table:table-cell office:value-type="string" table:style-name="ce94">
            <text:p>GDL061</text:p>
          </table:table-cell>
          <table:table-cell table:style-name="ce101"/>
          <table:table-cell office:value-type="string" table:style-name="ce68">
            <text:p>Marie-anne</text:p>
          </table:table-cell>
          <table:table-cell table:style-name="ce65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15022" table:style-name="ce23">
            <text:p>15 022,00 €</text:p>
          </table:table-cell>
          <table:table-cell office:value-type="currency" office:value="34944" table:style-name="ce23">
            <text:p>34 944,00 €</text:p>
          </table:table-cell>
          <table:table-cell table:number-columns-repeated="27" table:style-name="ce23"/>
          <table:table-cell office:value-type="currency" office:value="49966" table:formula="of:=IF(SUM([.M439:.AJ439];[.AQ439:.AW439])+SUM([.AK439:.AP439])*10=0;&quot;&quot;;SUM([.M439:.AJ439];[.AQ439:.AW439])+SUM([.AK439:.AP439])*10)" table:style-name="ce13">
            <text:p>49 966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1</text:p>
          </table:table-cell>
          <table:table-cell table:style-name="ce84"/>
          <table:table-cell office:value-type="string" table:style-name="ce46">
            <text:p>Christophe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15022" table:style-name="ce23">
            <text:p>15 022,00 €</text:p>
          </table:table-cell>
          <table:table-cell office:value-type="currency" office:value="34944" table:style-name="ce23">
            <text:p>34 944,00 €</text:p>
          </table:table-cell>
          <table:table-cell table:number-columns-repeated="27" table:style-name="ce23"/>
          <table:table-cell office:value-type="currency" office:value="49966" table:formula="of:=IF(SUM([.M440:.AJ440];[.AQ440:.AW440])+SUM([.AK440:.AP440])*10=0;&quot;&quot;;SUM([.M440:.AJ440];[.AQ440:.AW440])+SUM([.AK440:.AP440])*10)" table:style-name="ce13">
            <text:p>49 966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2</text:p>
          </table:table-cell>
          <table:table-cell table:style-name="ce80"/>
          <table:table-cell office:value-type="string" table:style-name="ce18">
            <text:p>Chen Wei</text:p>
          </table:table-cell>
          <table:table-cell table:number-columns-repeated="2" table:style-name="ce16"/>
          <table:table-cell table:style-name="ce55"/>
          <table:table-cell office:value-type="string" table:style-name="ce29">
            <text:p>OK - LM à faire signer suite recup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4" table:style-name="ce23"/>
          <table:table-cell office:value-type="currency" office:value="8000" table:style-name="ce23">
            <text:p>8 000,00 €</text:p>
          </table:table-cell>
          <table:table-cell office:value-type="currency" office:value="8000" table:style-name="ce23">
            <text:p>8 000,00 €</text:p>
          </table:table-cell>
          <table:table-cell table:number-columns-repeated="2" table:style-name="ce23"/>
          <table:table-cell office:value-type="currency" office:value="16000" table:formula="of:=IF(SUM([.M441:.AJ441];[.AQ441:.AW441])+SUM([.AK441:.AP441])*10=0;&quot;&quot;;SUM([.M441:.AJ441];[.AQ441:.AW441])+SUM([.AK441:.AP441])*10)" table:style-name="ce13">
            <text:p>1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5</text:p>
          </table:table-cell>
          <table:table-cell table:style-name="ce80"/>
          <table:table-cell office:value-type="string" table:style-name="ce18">
            <text:p>Luhana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. Recupe Doc.</text:p>
            <text:p>Couple avec ARNAUD Anthony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20072" table:style-name="ce23">
            <text:p>20 072,00 €</text:p>
          </table:table-cell>
          <table:table-cell table:number-columns-repeated="27" table:style-name="ce23"/>
          <table:table-cell office:value-type="currency" office:value="20072" table:formula="of:=IF(SUM([.M442:.AJ442];[.AQ442:.AW442])+SUM([.AK442:.AP442])*10=0;&quot;&quot;;SUM([.M442:.AJ442];[.AQ442:.AW442])+SUM([.AK442:.AP442])*10)" table:style-name="ce13">
            <text:p>20 072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3</text:p>
          </table:table-cell>
          <table:table-cell table:style-name="ce85"/>
          <table:table-cell office:value-type="string" table:style-name="ce42">
            <text:p>Nathalie</text:p>
          </table:table-cell>
          <table:table-cell table:style-name="ce42"/>
          <table:table-cell table:style-name="ce79"/>
          <table:table-cell table:style-name="ce55"/>
          <table:table-cell office:value-type="string" table:style-name="ce28">
            <text:p>LM + RPA à faire</text:p>
            <text:p>Audit à Mettre à jour</text:p>
            <text:p>JDD + 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2400" table:style-name="ce23">
            <text:p>2 400,00 €</text:p>
          </table:table-cell>
          <table:table-cell table:number-columns-repeated="10" table:style-name="ce23"/>
          <table:table-cell office:value-type="currency" office:value="24000" table:formula="of:=IF(SUM([.M443:.AJ443];[.AQ443:.AW443])+SUM([.AK443:.AP443])*10=0;&quot;&quot;;SUM([.M443:.AJ443];[.AQ443:.AW443])+SUM([.AK443:.AP443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4</text:p>
          </table:table-cell>
          <table:table-cell table:style-name="ce85"/>
          <table:table-cell office:value-type="string" table:style-name="ce16">
            <text:p>Ulyx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OK - DDP en cours attente fin periode essai pas encore SCI</text:p>
          </table:table-cell>
          <table:table-cell office:value-type="string" table:style-name="ce28">
            <text:p>SCPI</text:p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8" table:style-name="ce23"/>
          <table:table-cell office:value-type="currency" office:value="10200" table:style-name="ce23">
            <text:p>10 200,00 €</text:p>
          </table:table-cell>
          <table:table-cell office:value-type="currency" office:value="19894" table:style-name="ce23">
            <text:p>19 894,00 €</text:p>
          </table:table-cell>
          <table:table-cell office:value-type="currency" office:value="19968" table:style-name="ce23">
            <text:p>19 968,00 €</text:p>
          </table:table-cell>
          <table:table-cell table:number-columns-repeated="13" table:style-name="ce23"/>
          <table:table-cell office:value-type="currency" office:value="3600" table:style-name="ce23">
            <text:p>3 600,00 €</text:p>
          </table:table-cell>
          <table:table-cell table:number-columns-repeated="9" table:style-name="ce23"/>
          <table:table-cell office:value-type="currency" office:value="2000" table:style-name="ce23">
            <text:p>2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91062" table:formula="of:=IF(SUM([.M444:.AJ444];[.AQ444:.AW444])+SUM([.AK444:.AP444])*10=0;&quot;&quot;;SUM([.M444:.AJ444];[.AQ444:.AW444])+SUM([.AK444:.AP444])*10)" table:style-name="ce13">
            <text:p>91 062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5</text:p>
          </table:table-cell>
          <table:table-cell table:style-name="ce86"/>
          <table:table-cell office:value-type="string" table:style-name="ce31">
            <text:p>Jean-luc</text:p>
          </table:table-cell>
          <table:table-cell table:style-name="ce31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2" table:style-name="ce23"/>
          <table:table-cell office:value-type="currency" office:value="8400" table:style-name="ce23">
            <text:p>8 400,00 €</text:p>
          </table:table-cell>
          <table:table-cell table:number-columns-repeated="10" table:style-name="ce23"/>
          <table:table-cell office:value-type="currency" office:value="120000" table:formula="of:=IF(SUM([.M445:.AJ445];[.AQ445:.AW445])+SUM([.AK445:.AP445])*10=0;&quot;&quot;;SUM([.M445:.AJ445];[.AQ445:.AW445])+SUM([.AK445:.AP445])*10)" table:style-name="ce13">
            <text:p>12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GDL</text:p>
          </table:table-cell>
          <table:table-cell office:value-type="string" table:style-name="ce89">
            <text:p>GDL116</text:p>
          </table:table-cell>
          <table:table-cell table:style-name="ce102"/>
          <table:table-cell office:value-type="string" table:style-name="ce67">
            <text:p>Nino</text:p>
          </table:table-cell>
          <table:table-cell table:style-name="ce67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446:.AJ446];[.AQ446:.AW446])+SUM([.AK446:.AP446])*10=0;&quot;&quot;;SUM([.M446:.AJ446];[.AQ446:.AW446])+SUM([.AK446:.AP446])*10)" table:style-name="ce13">
            <text:p>2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GDL</text:p>
          </table:table-cell>
          <table:table-cell office:value-type="string" table:style-name="ce94">
            <text:p>GDL066</text:p>
          </table:table-cell>
          <table:table-cell table:style-name="ce103"/>
          <table:table-cell office:value-type="string" table:style-name="ce8">
            <text:p>Aymeric<text:s/></text:p>
          </table:table-cell>
          <table:table-cell table:style-name="ce8"/>
          <table:table-cell table:style-name="ce79"/>
          <table:table-cell table:style-name="ce19"/>
          <table:table-cell office:value-type="string" table:style-name="ce29">
            <text:p>RPA à faire</text:p>
          </table:table-cell>
          <table:table-cell office:value-type="string" table:style-name="ce28">
            <text:p>SCPI</text:p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9" table:style-name="ce23"/>
          <table:table-cell office:value-type="currency" office:value="100079" table:style-name="ce23">
            <text:p>100 079,00 €</text:p>
          </table:table-cell>
          <table:table-cell table:number-columns-repeated="15" table:style-name="ce23"/>
          <table:table-cell office:value-type="currency" office:value="1800" table:style-name="ce23">
            <text:p>1 8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11" table:style-name="ce23"/>
          <table:table-cell office:value-type="currency" office:value="148079" table:formula="of:=IF(SUM([.M447:.AJ447];[.AQ447:.AW447])+SUM([.AK447:.AP447])*10=0;&quot;&quot;;SUM([.M447:.AJ447];[.AQ447:.AW447])+SUM([.AK447:.AP447])*10)" table:style-name="ce13">
            <text:p>148 079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7</text:p>
          </table:table-cell>
          <table:table-cell table:style-name="ce80"/>
          <table:table-cell office:value-type="string" table:style-name="ce18">
            <text:p>Simeo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oc reg à retrouv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000" table:style-name="ce23">
            <text:p>3 000,00 €</text:p>
          </table:table-cell>
          <table:table-cell table:number-columns-repeated="5" table:style-name="ce23"/>
          <table:table-cell office:value-type="currency" office:value="20500" table:style-name="ce23">
            <text:p>20 500,00 €</text:p>
          </table:table-cell>
          <table:table-cell table:number-columns-repeated="6" table:style-name="ce23"/>
          <table:table-cell office:value-type="currency" office:value="50500" table:formula="of:=IF(SUM([.M448:.AJ448];[.AQ448:.AW448])+SUM([.AK448:.AP448])*10=0;&quot;&quot;;SUM([.M448:.AJ448];[.AQ448:.AW448])+SUM([.AK448:.AP448])*10)" table:style-name="ce13">
            <text:p>50 5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8</text:p>
          </table:table-cell>
          <table:table-cell table:style-name="ce54"/>
          <table:table-cell office:value-type="string" table:style-name="ce16">
            <text:p>David</text:p>
          </table:table-cell>
          <table:table-cell table:number-columns-repeated="2" table:style-name="ce16"/>
          <table:table-cell table:style-name="ce27"/>
          <table:table-cell table:style-name="ce29"/>
          <table:table-cell office:value-type="string" table:style-name="ce29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1-20T00:00:00" table:style-name="ce22">
            <text:p>20/01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449:.AJ449];[.AQ449:.AW449])+SUM([.AK449:.AP449])*10=0;&quot;&quot;;SUM([.M449:.AJ449];[.AQ449:.AW449])+SUM([.AK449:.AP449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9</text:p>
          </table:table-cell>
          <table:table-cell table:style-name="ce54"/>
          <table:table-cell office:value-type="string" table:style-name="ce42">
            <text:p>Pierre<text:s/></text:p>
          </table:table-cell>
          <table:table-cell table:style-name="ce42"/>
          <table:table-cell table:style-name="ce79"/>
          <table:table-cell table:style-name="ce55"/>
          <table:table-cell office:value-type="string" table:style-name="ce29">
            <text:p>OK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18T00:00:00" table:style-name="ce22">
            <text:p>18/02/2024</text:p>
          </table:table-cell>
          <table:table-cell table:number-columns-repeated="11" table:style-name="ce45"/>
          <table:table-cell table:number-columns-repeated="13" table:style-name="ce23"/>
          <table:table-cell office:value-type="currency" office:value="8400" table:style-name="ce23">
            <text:p>8 400,00 €</text:p>
          </table:table-cell>
          <table:table-cell table:number-columns-repeated="13" table:style-name="ce23"/>
          <table:table-cell office:value-type="currency" office:value="84000" table:formula="of:=IF(SUM([.M450:.AJ450];[.AQ450:.AW450])+SUM([.AK450:.AP450])*10=0;&quot;&quot;;SUM([.M450:.AJ450];[.AQ450:.AW450])+SUM([.AK450:.AP450])*10)" table:style-name="ce13">
            <text:p>84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70</text:p>
          </table:table-cell>
          <table:table-cell table:style-name="ce86"/>
          <table:table-cell office:value-type="string" table:style-name="ce31">
            <text:p>Anais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  <text:p>Récup Doc persos et audit aupres de LMO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451:.AJ451];[.AQ451:.AW451])+SUM([.AK451:.AP451])*10=0;&quot;&quot;;SUM([.M451:.AJ451];[.AQ451:.AW451])+SUM([.AK451:.AP451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1</text:p>
          </table:table-cell>
          <table:table-cell table:style-name="ce105"/>
          <table:table-cell office:value-type="string" table:style-name="ce106">
            <text:p>Mathieu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52:.AJ452];[.AQ452:.AW452])+SUM([.AK452:.AP452])*10=0;&quot;&quot;;SUM([.M452:.AJ452];[.AQ452:.AW452])+SUM([.AK452:.AP452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2</text:p>
          </table:table-cell>
          <table:table-cell table:style-name="ce105"/>
          <table:table-cell office:value-type="string" table:style-name="ce106">
            <text:p>Nans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7" table:style-name="ce23"/>
          <table:table-cell office:value-type="currency" office:value="5000" table:style-name="ce23">
            <text:p>5 000,00 €</text:p>
          </table:table-cell>
          <table:table-cell table:number-columns-repeated="4" table:style-name="ce23"/>
          <table:table-cell office:value-type="currency" office:value="29000" table:formula="of:=IF(SUM([.M453:.AJ453];[.AQ453:.AW453])+SUM([.AK453:.AP453])*10=0;&quot;&quot;;SUM([.M453:.AJ453];[.AQ453:.AW453])+SUM([.AK453:.AP453])*10)" table:style-name="ce13">
            <text:p>29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3</text:p>
          </table:table-cell>
          <table:table-cell table:style-name="ce105"/>
          <table:table-cell office:value-type="string" table:style-name="ce106">
            <text:p>Morgan</text:p>
          </table:table-cell>
          <table:table-cell table:style-name="ce106"/>
          <table:table-cell table:style-name="ce16"/>
          <table:table-cell table:style-name="ce27"/>
          <table:table-cell office:value-type="string" table:style-name="ce29">
            <text:p>Docs cifs manquants</text:p>
          </table:table-cell>
          <table:table-cell office:value-type="string" table:style-name="ce28">
            <text:p>ASSET</text:p>
            <text:p>SCPI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4" table:style-name="ce23"/>
          <table:table-cell office:value-type="currency" office:value="28800" table:style-name="ce23">
            <text:p>28 800,00 €</text:p>
          </table:table-cell>
          <table:table-cell office:value-type="currency" office:value="43200" table:style-name="ce23">
            <text:p>43 200,00 €</text:p>
          </table:table-cell>
          <table:table-cell table:number-columns-repeated="2" table:style-name="ce23"/>
          <table:table-cell office:value-type="currency" office:value="72000" table:formula="of:=IF(SUM([.M454:.AJ454];[.AQ454:.AW454])+SUM([.AK454:.AP454])*10=0;&quot;&quot;;SUM([.M454:.AJ454];[.AQ454:.AW454])+SUM([.AK454:.AP454])*10)" table:style-name="ce13">
            <text:p>7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4</text:p>
          </table:table-cell>
          <table:table-cell table:style-name="ce107"/>
          <table:table-cell office:value-type="string" table:style-name="ce108">
            <text:p>Cyril</text:p>
          </table:table-cell>
          <table:table-cell table:style-name="ce14"/>
          <table:table-cell table:style-name="ce79"/>
          <table:table-cell table:style-name="ce19"/>
          <table:table-cell office:value-type="string" table:style-name="ce28">
            <text:p>PACS avec PENICAUD Juliette</text:p>
            <text:p>EHPAD LE BEAU SITE</text:p>
          </table:table-cell>
          <table:table-cell office:value-type="string" table:style-name="ce28">
            <text:p>EHPAD</text:p>
          </table:table-cell>
          <table:table-cell table:style-name="ce29"/>
          <table:table-cell table:style-name="ce16"/>
          <table:table-cell office:value-type="currency" office:value="171000" table:style-name="ce23">
            <text:p>171 000,00 €</text:p>
          </table:table-cell>
          <table:table-cell table:number-columns-repeated="37" table:style-name="ce23"/>
          <table:table-cell office:value-type="currency" office:value="171000" table:formula="of:=IF(SUM([.M455:.AJ455];[.AQ455:.AW455])+SUM([.AK455:.AP455])*10=0;&quot;&quot;;SUM([.M455:.AJ455];[.AQ455:.AW455])+SUM([.AK455:.AP455])*10)" table:style-name="ce13">
            <text:p>171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5</text:p>
          </table:table-cell>
          <table:table-cell table:style-name="ce109"/>
          <table:table-cell office:value-type="string" table:style-name="ce14">
            <text:p>Julien</text:p>
          </table:table-cell>
          <table:table-cell table:style-name="ce14"/>
          <table:table-cell table:style-name="ce16"/>
          <table:table-cell table:style-name="ce27"/>
          <table:table-cell office:value-type="string" table:style-name="ce29">
            <text:p>En cours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149968" table:style-name="ce23">
            <text:p>149 968,00 €</text:p>
          </table:table-cell>
          <table:table-cell table:number-columns-repeated="27" table:style-name="ce23"/>
          <table:table-cell office:value-type="currency" office:value="149968" table:formula="of:=IF(SUM([.M456:.AJ456];[.AQ456:.AW456])+SUM([.AK456:.AP456])*10=0;&quot;&quot;;SUM([.M456:.AJ456];[.AQ456:.AW456])+SUM([.AK456:.AP456])*10)" table:style-name="ce13">
            <text:p>149 968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6</text:p>
          </table:table-cell>
          <table:table-cell table:style-name="ce109"/>
          <table:table-cell office:value-type="string" table:style-name="ce14">
            <text:p>Cédric</text:p>
          </table:table-cell>
          <table:table-cell table:style-name="ce14"/>
          <table:table-cell table:style-name="ce16"/>
          <table:table-cell table:style-name="ce19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01T00:00:00" table:style-name="ce22">
            <text:p>01/03/2024</text:p>
          </table:table-cell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table:number-columns-repeated="13" table:style-name="ce23"/>
          <table:table-cell office:value-type="currency" office:value="30000" table:formula="of:=IF(SUM([.M457:.AJ457];[.AQ457:.AW457])+SUM([.AK457:.AP457])*10=0;&quot;&quot;;SUM([.M457:.AJ457];[.AQ457:.AW457])+SUM([.AK457:.AP457])*10)" table:style-name="ce13">
            <text:p>3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7</text:p>
          </table:table-cell>
          <table:table-cell table:style-name="ce107"/>
          <table:table-cell office:value-type="string" table:style-name="ce108">
            <text:p>Cindy</text:p>
          </table:table-cell>
          <table:table-cell table:style-name="ce14"/>
          <table:table-cell table:style-name="ce16"/>
          <table:table-cell table:style-name="ce27"/>
          <table:table-cell office:value-type="string" table:style-name="ce29">
            <text:p>Couple avec PERROT Romain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12484.5" table:style-name="ce23">
            <text:p>12 484,5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27" table:style-name="ce23"/>
          <table:table-cell office:value-type="currency" office:value="50028.5" table:formula="of:=IF(SUM([.M458:.AJ458];[.AQ458:.AW458])+SUM([.AK458:.AP458])*10=0;&quot;&quot;;SUM([.M458:.AJ458];[.AQ458:.AW458])+SUM([.AK458:.AP458])*10)" table:style-name="ce13">
            <text:p>50 028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8</text:p>
          </table:table-cell>
          <table:table-cell table:style-name="ce109"/>
          <table:table-cell office:value-type="string" table:style-name="ce14">
            <text:p>Eric</text:p>
          </table:table-cell>
          <table:table-cell table:style-name="ce14"/>
          <table:table-cell table:style-name="ce16"/>
          <table:table-cell table:style-name="ce19"/>
          <table:table-cell table:style-name="ce29"/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59:.AJ459];[.AQ459:.AW459])+SUM([.AK459:.AP459])*10=0;&quot;&quot;;SUM([.M459:.AJ459];[.AQ459:.AW459])+SUM([.AK459:.AP459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9</text:p>
          </table:table-cell>
          <table:table-cell table:style-name="ce107"/>
          <table:table-cell office:value-type="string" table:style-name="ce108">
            <text:p>Florence</text:p>
          </table:table-cell>
          <table:table-cell table:style-name="ce14"/>
          <table:table-cell table:style-name="ce79"/>
          <table:table-cell table:style-name="ce33"/>
          <table:table-cell table:style-name="ce29"/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460:.AJ460];[.AQ460:.AW460])+SUM([.AK460:.AP460])*10=0;&quot;&quot;;SUM([.M460:.AJ460];[.AQ460:.AW460])+SUM([.AK460:.AP460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0</text:p>
          </table:table-cell>
          <table:table-cell table:style-name="ce110"/>
          <table:table-cell office:value-type="string" table:style-name="ce111">
            <text:p>Mélanie</text:p>
          </table:table-cell>
          <table:table-cell table:style-name="ce106"/>
          <table:table-cell table:style-name="ce16"/>
          <table:table-cell table:style-name="ce33"/>
          <table:table-cell office:value-type="string" table:style-name="ce29">
            <text:p>À Appeler</text:p>
          </table:table-cell>
          <table:table-cell table:number-columns-repeated="2" table:style-name="ce29"/>
          <table:table-cell table:style-name="ce16"/>
          <table:table-cell table:number-columns-repeated="9" table:style-name="ce23"/>
          <table:table-cell office:value-type="currency" office:value="45066" table:style-name="ce23">
            <text:p>45 066,00 €</text:p>
          </table:table-cell>
          <table:table-cell office:value-type="currency" office:value="29952" table:style-name="ce23">
            <text:p>29 952,00 €</text:p>
          </table:table-cell>
          <table:table-cell table:number-columns-repeated="27" table:style-name="ce23"/>
          <table:table-cell office:value-type="currency" office:value="75018" table:formula="of:=IF(SUM([.M461:.AJ461];[.AQ461:.AW461])+SUM([.AK461:.AP461])*10=0;&quot;&quot;;SUM([.M461:.AJ461];[.AQ461:.AW461])+SUM([.AK461:.AP461])*10)" table:style-name="ce13">
            <text:p>75 018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GDL</text:p>
          </table:table-cell>
          <table:table-cell office:value-type="string" table:style-name="ce104">
            <text:p>GDL080</text:p>
          </table:table-cell>
          <table:table-cell table:style-name="ce105"/>
          <table:table-cell office:value-type="string" table:style-name="ce106">
            <text:p>Michèl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SCPI en cours à voir</text:p>
          </table:table-cell>
          <table:table-cell office:value-type="string" table:style-name="ce28">
            <text:p>SCPI</text:p>
            <text:p>ASSET</text:p>
          </table:table-cell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3600" table:style-name="ce23">
            <text:p>3 600,00 €</text:p>
          </table:table-cell>
          <table:table-cell table:number-columns-repeated="8" table:style-name="ce23"/>
          <table:table-cell office:value-type="currency" office:value="36000" table:formula="of:=IF(SUM([.M462:.AJ462];[.AQ462:.AW462])+SUM([.AK462:.AP462])*10=0;&quot;&quot;;SUM([.M462:.AJ462];[.AQ462:.AW462])+SUM([.AK462:.AP462])*10)" table:style-name="ce13">
            <text:p>36 00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81</text:p>
          </table:table-cell>
          <table:table-cell table:style-name="ce80"/>
          <table:table-cell office:value-type="string" table:style-name="ce18">
            <text:p>Guillaum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8">
            <text:p>LM + RPA à faire</text:p>
            <text:p>Audit à mettre à jour</text:p>
            <text:p>JDD + IR à recup</text:p>
            <text:p>Couple avec METIFIOT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8" table:style-name="ce23"/>
          <table:table-cell office:value-type="currency" office:value="2000" table:style-name="ce23">
            <text:p>2 000,00 €</text:p>
          </table:table-cell>
          <table:table-cell table:number-columns-repeated="4" table:style-name="ce23"/>
          <table:table-cell office:value-type="currency" office:value="38000" table:formula="of:=IF(SUM([.M463:.AJ463];[.AQ463:.AW463])+SUM([.AK463:.AP463])*10=0;&quot;&quot;;SUM([.M463:.AJ463];[.AQ463:.AW463])+SUM([.AK463:.AP463])*10)" table:style-name="ce13">
            <text:p>3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82</text:p>
          </table:table-cell>
          <table:table-cell table:style-name="ce80"/>
          <table:table-cell office:value-type="string" table:style-name="ce18">
            <text:p>Philippe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LM + RPA à faire signer</text:p>
            <text:p>Audit à refaire</text:p>
            <text:p>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8">
            <text:p>ABEILLE</text:p>
            <text:p>PRIMONIAL</text:p>
          </table:table-cell>
          <table:table-cell table:style-name="ce16"/>
          <table:table-cell table:number-columns-repeated="24" table:style-name="ce23"/>
          <table:table-cell office:value-type="currency" office:value="1080" table:style-name="ce23">
            <text:p>1 080,00 €</text:p>
          </table:table-cell>
          <table:table-cell table:number-columns-repeated="3" table:style-name="ce23"/>
          <table:table-cell office:value-type="currency" office:value="720" table:style-name="ce23">
            <text:p>720,00 €</text:p>
          </table:table-cell>
          <table:table-cell table:number-columns-repeated="7" table:style-name="ce23"/>
          <table:table-cell office:value-type="currency" office:value="10000" table:style-name="ce23">
            <text:p>10 000,00 €</text:p>
          </table:table-cell>
          <table:table-cell table:style-name="ce23"/>
          <table:table-cell office:value-type="currency" office:value="28000" table:formula="of:=IF(SUM([.M464:.AJ464];[.AQ464:.AW464])+SUM([.AK464:.AP464])*10=0;&quot;&quot;;SUM([.M464:.AJ464];[.AQ464:.AW464])+SUM([.AK464:.AP464])*10)" table:style-name="ce13">
            <text:p>2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GDL</text:p>
          </table:table-cell>
          <table:table-cell office:value-type="string" table:style-name="ce104">
            <text:p>GDL082</text:p>
          </table:table-cell>
          <table:table-cell table:style-name="ce107"/>
          <table:table-cell office:value-type="string" table:style-name="ce108">
            <text:p>Nathalie</text:p>
          </table:table-cell>
          <table:table-cell table:style-name="ce14"/>
          <table:table-cell table:style-name="ce16"/>
          <table:table-cell table:style-name="ce33"/>
          <table:table-cell office:value-type="string" table:style-name="ce28">
            <text:p>LM + RPA à faire signer</text:p>
            <text:p>Audit à refaire</text:p>
            <text:p>Avis IR à récupé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PRIMONIAL</text:p>
          </table:table-cell>
          <table:table-cell table:style-name="ce16"/>
          <table:table-cell table:number-columns-repeated="36" table:style-name="ce23"/>
          <table:table-cell office:value-type="currency" office:value="10000" table:style-name="ce23">
            <text:p>10 000,00 €</text:p>
          </table:table-cell>
          <table:table-cell table:style-name="ce23"/>
          <table:table-cell office:value-type="currency" office:value="10000" table:formula="of:=IF(SUM([.M465:.AJ465];[.AQ465:.AW465])+SUM([.AK465:.AP465])*10=0;&quot;&quot;;SUM([.M465:.AJ465];[.AQ465:.AW465])+SUM([.AK465:.AP465])*10)" table:style-name="ce13">
            <text:p>1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3</text:p>
          </table:table-cell>
          <table:table-cell table:style-name="ce105"/>
          <table:table-cell office:value-type="string" table:style-name="ce106">
            <text:p>Matiss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JDD + Avis IR a re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466:.AJ466];[.AQ466:.AW466])+SUM([.AK466:.AP466])*10=0;&quot;&quot;;SUM([.M466:.AJ466];[.AQ466:.AW466])+SUM([.AK466:.AP466])*10)" table:style-name="ce13">
            <text:p>12 000,00 €</text:p>
          </table:table-cell>
          <table:table-cell table:number-columns-repeated="16333"/>
        </table:table-row>
        <table:table-row table:style-name="ro17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1</text:p>
          </table:table-cell>
          <table:table-cell table:style-name="ce112"/>
          <table:table-cell office:value-type="string" table:style-name="ce108">
            <text:p>Christophe<text:s/></text:p>
          </table:table-cell>
          <table:table-cell table:style-name="ce14"/>
          <table:table-cell table:style-name="ce79"/>
          <table:table-cell table:style-name="ce19"/>
          <table:table-cell office:value-type="string" table:style-name="ce28">
            <text:p>LM + RPA à faire</text:p>
            <text:p>Audit à mettre à jour</text:p>
            <text:p>JDD + IR à recup</text:p>
            <text:p>Couple avec MASELLI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67:.AJ467];[.AQ467:.AW467])+SUM([.AK467:.AP467])*10=0;&quot;&quot;;SUM([.M467:.AJ467];[.AQ467:.AW467])+SUM([.AK467:.AP467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20</text:p>
          </table:table-cell>
          <table:table-cell table:style-name="ce113"/>
          <table:table-cell office:value-type="string" table:style-name="ce111">
            <text:p>Valeri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4200" table:style-name="ce23">
            <text:p>4 200,00 €</text:p>
          </table:table-cell>
          <table:table-cell table:number-columns-repeated="13" table:style-name="ce23"/>
          <table:table-cell office:value-type="currency" office:value="42000" table:formula="of:=IF(SUM([.M468:.AJ468];[.AQ468:.AW468])+SUM([.AK468:.AP468])*10=0;&quot;&quot;;SUM([.M468:.AJ468];[.AQ468:.AW468])+SUM([.AK468:.AP468])*10)" table:style-name="ce13">
            <text:p>4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9</text:p>
          </table:table-cell>
          <table:table-cell table:style-name="ce107"/>
          <table:table-cell office:value-type="string" table:style-name="ce108">
            <text:p>Alexis<text:s/></text:p>
          </table:table-cell>
          <table:table-cell table:style-name="ce14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200" table:style-name="ce23">
            <text:p>1 200,00 €</text:p>
          </table:table-cell>
          <table:table-cell table:number-columns-repeated="11" table:style-name="ce23"/>
          <table:table-cell office:value-type="currency" office:value="12000" table:formula="of:=IF(SUM([.M469:.AJ469];[.AQ469:.AW469])+SUM([.AK469:.AP469])*10=0;&quot;&quot;;SUM([.M469:.AJ469];[.AQ469:.AW469])+SUM([.AK469:.AP469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4</text:p>
          </table:table-cell>
          <table:table-cell table:style-name="ce109"/>
          <table:table-cell office:value-type="string" table:style-name="ce14">
            <text:p>Dinesh</text:p>
          </table:table-cell>
          <table:table-cell table:style-name="ce14"/>
          <table:table-cell table:style-name="ce16"/>
          <table:table-cell table:style-name="ce19"/>
          <table:table-cell office:value-type="string" table:style-name="ce29">
            <text:p>Belle famille de Boris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470:.AJ470];[.AQ470:.AW470])+SUM([.AK470:.AP470])*10=0;&quot;&quot;;SUM([.M470:.AJ470];[.AQ470:.AW470])+SUM([.AK470:.AP470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5</text:p>
          </table:table-cell>
          <table:table-cell table:style-name="ce109"/>
          <table:table-cell office:value-type="string" table:style-name="ce14">
            <text:p>Alice</text:p>
          </table:table-cell>
          <table:table-cell table:style-name="ce14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3600" table:style-name="ce23">
            <text:p>3 600,00 €</text:p>
          </table:table-cell>
          <table:table-cell table:number-columns-repeated="8" table:style-name="ce23"/>
          <table:table-cell office:value-type="currency" office:value="36000" table:formula="of:=IF(SUM([.M471:.AJ471];[.AQ471:.AW471])+SUM([.AK471:.AP471])*10=0;&quot;&quot;;SUM([.M471:.AJ471];[.AQ471:.AW471])+SUM([.AK471:.AP471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6</text:p>
          </table:table-cell>
          <table:table-cell table:style-name="ce109"/>
          <table:table-cell office:value-type="string" table:style-name="ce14">
            <text:p>Myriam<text:s/></text:p>
          </table:table-cell>
          <table:table-cell table:style-name="ce14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600" table:style-name="ce23">
            <text:p>3 600,00 €</text:p>
          </table:table-cell>
          <table:table-cell table:number-columns-repeated="5" table:style-name="ce23"/>
          <table:table-cell office:value-type="currency" office:value="3000" table:style-name="ce23">
            <text:p>3 000,00 €</text:p>
          </table:table-cell>
          <table:table-cell table:style-name="ce23"/>
          <table:table-cell office:value-type="currency" office:value="7000" table:style-name="ce23">
            <text:p>7 000,00 €</text:p>
          </table:table-cell>
          <table:table-cell office:value-type="currency" office:value="12000" table:style-name="ce23">
            <text:p>12 000,00 €</text:p>
          </table:table-cell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68000" table:formula="of:=IF(SUM([.M472:.AJ472];[.AQ472:.AW472])+SUM([.AK472:.AP472])*10=0;&quot;&quot;;SUM([.M472:.AJ472];[.AQ472:.AW472])+SUM([.AK472:.AP472])*10)" table:style-name="ce13">
            <text:p>6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87</text:p>
          </table:table-cell>
          <table:table-cell table:style-name="ce114"/>
          <table:table-cell office:value-type="string" table:style-name="ce106">
            <text:p>Florent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2400" table:style-name="ce23">
            <text:p>2 400,00 €</text:p>
          </table:table-cell>
          <table:table-cell table:number-columns-repeated="12" table:style-name="ce23"/>
          <table:table-cell office:value-type="currency" office:value="24000" table:formula="of:=IF(SUM([.M473:.AJ473];[.AQ473:.AW473])+SUM([.AK473:.AP473])*10=0;&quot;&quot;;SUM([.M473:.AJ473];[.AQ473:.AW473])+SUM([.AK473:.AP473])*10)" table:style-name="ce13">
            <text:p>24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GDL</text:p>
          </table:table-cell>
          <table:table-cell office:value-type="string" table:style-name="ce104">
            <text:p>GDL088</text:p>
          </table:table-cell>
          <table:table-cell table:style-name="ce115"/>
          <table:table-cell office:value-type="string" table:style-name="ce116">
            <text:p>Marc<text:s/></text:p>
          </table:table-cell>
          <table:table-cell table:style-name="ce116"/>
          <table:table-cell table:style-name="ce79"/>
          <table:table-cell table:style-name="ce43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CARDIF</text:p>
          </table:table-cell>
          <table:table-cell table:style-name="ce16"/>
          <table:table-cell table:number-columns-repeated="22" table:style-name="ce23"/>
          <table:table-cell office:value-type="currency" office:value="15000" table:style-name="ce23">
            <text:p>15 000,00 €</text:p>
          </table:table-cell>
          <table:table-cell table:number-columns-repeated="11" table:style-name="ce23"/>
          <table:table-cell office:value-type="currency" office:value="14000" table:style-name="ce23">
            <text:p>14 000,00 €</text:p>
          </table:table-cell>
          <table:table-cell office:value-type="currency" office:value="21000" table:style-name="ce23">
            <text:p>21 000,00 €</text:p>
          </table:table-cell>
          <table:table-cell table:number-columns-repeated="2" table:style-name="ce23"/>
          <table:table-cell office:value-type="currency" office:value="50000" table:formula="of:=IF(SUM([.M474:.AJ474];[.AQ474:.AW474])+SUM([.AK474:.AP474])*10=0;&quot;&quot;;SUM([.M474:.AJ474];[.AQ474:.AW474])+SUM([.AK474:.AP474])*10)" table:style-name="ce13">
            <text:p>50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01</text:p>
          </table:table-cell>
          <table:table-cell table:style-name="ce84"/>
          <table:table-cell office:value-type="string" table:style-name="ce46">
            <text:p>Andra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 - Probleme solutions dans RPA</text:p>
            <text:p>LM A REFAIRE SIGNER + AVIS IR A RECUPERER</text:p>
            <text:p>Couple avec AKERE Stephane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2-08T00:00:00" table:style-name="ce22">
            <text:p>08/02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475:.AJ475];[.AQ475:.AW475])+SUM([.AK475:.AP475])*10=0;&quot;&quot;;SUM([.M475:.AJ475];[.AQ475:.AW475])+SUM([.AK475:.AP475])*10)" table:style-name="ce13">
            <text:p>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GDL</text:p>
          </table:table-cell>
          <table:table-cell office:value-type="string" table:style-name="ce104">
            <text:p>GDL089</text:p>
          </table:table-cell>
          <table:table-cell table:style-name="ce109"/>
          <table:table-cell office:value-type="string" table:style-name="ce14">
            <text:p>Quentin<text:s/></text:p>
          </table:table-cell>
          <table:table-cell table:style-name="ce14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476:.AJ476];[.AQ476:.AW476])+SUM([.AK476:.AP476])*10=0;&quot;&quot;;SUM([.M476:.AJ476];[.AQ476:.AW476])+SUM([.AK476:.AP476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0</text:p>
          </table:table-cell>
          <table:table-cell table:style-name="ce113"/>
          <table:table-cell office:value-type="string" table:style-name="ce111">
            <text:p>Mari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Avis IR 2022 à ré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table:style-name="ce16"/>
          <table:table-cell table:number-columns-repeated="29" table:style-name="ce23"/>
          <table:table-cell office:value-type="currency" office:value="1200" table:style-name="ce23">
            <text:p>1 200,00 €</text:p>
          </table:table-cell>
          <table:table-cell table:number-columns-repeated="8" table:style-name="ce23"/>
          <table:table-cell office:value-type="currency" office:value="12000" table:formula="of:=IF(SUM([.M477:.AJ477];[.AQ477:.AW477])+SUM([.AK477:.AP477])*10=0;&quot;&quot;;SUM([.M477:.AJ477];[.AQ477:.AW477])+SUM([.AK477:.AP477])*10)" table:style-name="ce13">
            <text:p>12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0</text:p>
          </table:table-cell>
          <table:table-cell table:style-name="ce113"/>
          <table:table-cell office:value-type="string" table:style-name="ce111">
            <text:p>Charli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LM + RPA à faire</text:p>
            <text:p>Audit à faire</text:p>
            <text:p>Avis IR 2022 à ré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6000" table:style-name="ce23">
            <text:p>6 000,00 €</text:p>
          </table:table-cell>
          <table:table-cell table:number-columns-repeated="7" table:style-name="ce23"/>
          <table:table-cell office:value-type="currency" office:value="15000" table:style-name="ce23">
            <text:p>15 000,00 €</text:p>
          </table:table-cell>
          <table:table-cell table:number-columns-repeated="4" table:style-name="ce23"/>
          <table:table-cell office:value-type="currency" office:value="75000" table:formula="of:=IF(SUM([.M478:.AJ478];[.AQ478:.AW478])+SUM([.AK478:.AP478])*10=0;&quot;&quot;;SUM([.M478:.AJ478];[.AQ478:.AW478])+SUM([.AK478:.AP478])*10)" table:style-name="ce13">
            <text:p>75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60</text:p>
          </table:table-cell>
          <table:table-cell table:style-name="ce107"/>
          <table:table-cell office:value-type="string" table:style-name="ce108">
            <text:p>Nathalie</text:p>
          </table:table-cell>
          <table:table-cell table:style-name="ce14"/>
          <table:table-cell table:style-name="ce16"/>
          <table:table-cell table:style-name="ce27"/>
          <table:table-cell office:value-type="string" table:style-name="ce28">
            <text:p>SCI CAPMIPY 2</text:p>
            <text:p>Mariée à HA MINH TRUNG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27" table:style-name="ce23"/>
          <table:table-cell office:value-type="currency" office:value="75094.5" table:formula="of:=IF(SUM([.M479:.AJ479];[.AQ479:.AW479])+SUM([.AK479:.AP479])*10=0;&quot;&quot;;SUM([.M479:.AJ479];[.AQ479:.AW479])+SUM([.AK479:.AP479])*10)" table:style-name="ce13">
            <text:p>75 094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4</text:p>
          </table:table-cell>
          <table:table-cell table:style-name="ce107"/>
          <table:table-cell office:value-type="string" table:style-name="ce108">
            <text:p>Juliette<text:s/></text:p>
          </table:table-cell>
          <table:table-cell table:style-name="ce14"/>
          <table:table-cell table:style-name="ce79"/>
          <table:table-cell table:style-name="ce19"/>
          <table:table-cell office:value-type="string" table:style-name="ce29">
            <text:p>PACS avec Cyril LEBRETON</text:p>
          </table:table-cell>
          <table:table-cell office:value-type="string" table:style-name="ce28">
            <text:p>EHPAD</text:p>
            <text:p>ASSET</text:p>
          </table:table-cell>
          <table:table-cell table:style-name="ce29"/>
          <table:table-cell table:style-name="ce16"/>
          <table:table-cell office:value-type="currency" office:value="171000" table:style-name="ce23">
            <text:p>171 000,00 €</text:p>
          </table:table-cell>
          <table:table-cell table:number-columns-repeated="37" table:style-name="ce23"/>
          <table:table-cell office:value-type="currency" office:value="171000" table:formula="of:=IF(SUM([.M480:.AJ480];[.AQ480:.AW480])+SUM([.AK480:.AP480])*10=0;&quot;&quot;;SUM([.M480:.AJ480];[.AQ480:.AW480])+SUM([.AK480:.AP480])*10)" table:style-name="ce13">
            <text:p>171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1</text:p>
          </table:table-cell>
          <table:table-cell table:style-name="ce105"/>
          <table:table-cell office:value-type="string" table:style-name="ce106">
            <text:p>Laurent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Doc reg à retrouve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10" table:style-name="ce23"/>
          <table:table-cell office:value-type="currency" office:value="150176" table:style-name="ce23">
            <text:p>150 176,00 €</text:p>
          </table:table-cell>
          <table:table-cell table:number-columns-repeated="27" table:style-name="ce23"/>
          <table:table-cell office:value-type="currency" office:value="150176" table:formula="of:=IF(SUM([.M481:.AJ481];[.AQ481:.AW481])+SUM([.AK481:.AP481])*10=0;&quot;&quot;;SUM([.M481:.AJ481];[.AQ481:.AW481])+SUM([.AK481:.AP481])*10)" table:style-name="ce13">
            <text:p>150 176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77</text:p>
          </table:table-cell>
          <table:table-cell table:style-name="ce107"/>
          <table:table-cell office:value-type="string" table:style-name="ce108">
            <text:p>Romain</text:p>
          </table:table-cell>
          <table:table-cell table:style-name="ce14"/>
          <table:table-cell table:style-name="ce16"/>
          <table:table-cell table:style-name="ce27"/>
          <table:table-cell office:value-type="string" table:style-name="ce29">
            <text:p>Couple avec LEONET Cindy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12484.5" table:style-name="ce23">
            <text:p>12 484,5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27" table:style-name="ce23"/>
          <table:table-cell office:value-type="currency" office:value="50028.5" table:formula="of:=IF(SUM([.M482:.AJ482];[.AQ482:.AW482])+SUM([.AK482:.AP482])*10=0;&quot;&quot;;SUM([.M482:.AJ482];[.AQ482:.AW482])+SUM([.AK482:.AP482])*10)" table:style-name="ce13">
            <text:p>50 028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92</text:p>
          </table:table-cell>
          <table:table-cell table:style-name="ce54"/>
          <table:table-cell office:value-type="string" table:style-name="ce16">
            <text:p>Julie-Anne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SCI LILY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4" table:style-name="ce23"/>
          <table:table-cell office:value-type="currency" office:value="52232" table:style-name="ce23">
            <text:p>52 232,00 €</text:p>
          </table:table-cell>
          <table:table-cell table:number-columns-repeated="2" table:style-name="ce23"/>
          <table:table-cell office:value-type="currency" office:value="40200" table:style-name="ce23">
            <text:p>40 200,00 €</text:p>
          </table:table-cell>
          <table:table-cell table:style-name="ce23"/>
          <table:table-cell office:value-type="currency" office:value="150220" table:style-name="ce23">
            <text:p>150 220,00 €</text:p>
          </table:table-cell>
          <table:table-cell office:value-type="currency" office:value="110240" table:style-name="ce23">
            <text:p>110 240,00 €</text:p>
          </table:table-cell>
          <table:table-cell table:number-columns-repeated="2" table:style-name="ce23"/>
          <table:table-cell office:value-type="currency" office:value="50128" table:style-name="ce23">
            <text:p>50 128,00 €</text:p>
          </table:table-cell>
          <table:table-cell table:number-columns-repeated="24" table:style-name="ce23"/>
          <table:table-cell office:value-type="currency" office:value="403020" table:formula="of:=IF(SUM([.M483:.AJ483];[.AQ483:.AW483])+SUM([.AK483:.AP483])*10=0;&quot;&quot;;SUM([.M483:.AJ483];[.AQ483:.AW483])+SUM([.AK483:.AP483])*10)" table:style-name="ce13">
            <text:p>403 02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38</text:p>
          </table:table-cell>
          <table:table-cell table:style-name="ce80"/>
          <table:table-cell office:value-type="string" table:style-name="ce18">
            <text:p>Julie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En couple avec DELAHOUSSE Solenne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49920" table:style-name="ce23">
            <text:p>49 920,00 €</text:p>
          </table:table-cell>
          <table:table-cell table:number-columns-repeated="27" table:style-name="ce23"/>
          <table:table-cell office:value-type="currency" office:value="74990.5" table:formula="of:=IF(SUM([.M484:.AJ484];[.AQ484:.AW484])+SUM([.AK484:.AP484])*10=0;&quot;&quot;;SUM([.M484:.AJ484];[.AQ484:.AW484])+SUM([.AK484:.AP484])*10)" table:style-name="ce13">
            <text:p>74 990,5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2</text:p>
          </table:table-cell>
          <table:table-cell table:style-name="ce108"/>
          <table:table-cell office:value-type="string" table:style-name="ce108">
            <text:p>Carole</text:p>
          </table:table-cell>
          <table:table-cell table:style-name="ce14"/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3-12-30T00:00:00" table:style-name="ce22">
            <text:p>30/12/2023</text:p>
          </table:table-cell>
          <table:table-cell table:number-columns-repeated="9" table:style-name="ce23"/>
          <table:table-cell office:value-type="currency" office:value="37555" table:style-name="ce23">
            <text:p>37 555,0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13" table:style-name="ce23"/>
          <table:table-cell office:value-type="currency" office:value="2700" table:style-name="ce23">
            <text:p>2 700,00 €</text:p>
          </table:table-cell>
          <table:table-cell table:number-columns-repeated="13" table:style-name="ce23"/>
          <table:table-cell office:value-type="currency" office:value="102099" table:formula="of:=IF(SUM([.M485:.AJ485];[.AQ485:.AW485])+SUM([.AK485:.AP485])*10=0;&quot;&quot;;SUM([.M485:.AJ485];[.AQ485:.AW485])+SUM([.AK485:.AP485])*10)" table:style-name="ce13">
            <text:p>102 099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2</text:p>
          </table:table-cell>
          <table:table-cell table:style-name="ce108"/>
          <table:table-cell office:value-type="string" table:style-name="ce108">
            <text:p>Raymond</text:p>
          </table:table-cell>
          <table:table-cell table:style-name="ce14"/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office:value-type="date" office:date-value="2023-12-30T00:00:00" table:style-name="ce22">
            <text:p>30/12/2023</text:p>
          </table:table-cell>
          <table:table-cell table:number-columns-repeated="9" table:style-name="ce23"/>
          <table:table-cell office:value-type="currency" office:value="37555" table:style-name="ce23">
            <text:p>37 555,00 €</text:p>
          </table:table-cell>
          <table:table-cell office:value-type="currency" office:value="37544" table:style-name="ce23">
            <text:p>37 544,00 €</text:p>
          </table:table-cell>
          <table:table-cell table:number-columns-repeated="13" table:style-name="ce23"/>
          <table:table-cell office:value-type="currency" office:value="2700" table:style-name="ce23">
            <text:p>2 700,00 €</text:p>
          </table:table-cell>
          <table:table-cell table:number-columns-repeated="13" table:style-name="ce23"/>
          <table:table-cell office:value-type="currency" office:value="102099" table:formula="of:=IF(SUM([.M486:.AJ486];[.AQ486:.AW486])+SUM([.AK486:.AP486])*10=0;&quot;&quot;;SUM([.M486:.AJ486];[.AQ486:.AW486])+SUM([.AK486:.AP486])*10)" table:style-name="ce13">
            <text:p>102 099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53</text:p>
          </table:table-cell>
          <table:table-cell table:style-name="ce107"/>
          <table:table-cell office:value-type="string" table:style-name="ce108">
            <text:p>Sandrine</text:p>
          </table:table-cell>
          <table:table-cell table:style-name="ce14"/>
          <table:table-cell table:style-name="ce16"/>
          <table:table-cell table:style-name="ce33"/>
          <table:table-cell office:value-type="string" table:style-name="ce28">
            <text:p>SCI LE CHATELARD</text:p>
            <text:p>Couple avec FERLAY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57550.5" table:style-name="ce23">
            <text:p>57 550,50 €</text:p>
          </table:table-cell>
          <table:table-cell office:value-type="currency" office:value="57512" table:style-name="ce23">
            <text:p>57 512,00 €</text:p>
          </table:table-cell>
          <table:table-cell table:number-columns-repeated="27" table:style-name="ce23"/>
          <table:table-cell office:value-type="currency" office:value="115062.5" table:formula="of:=IF(SUM([.M487:.AJ487];[.AQ487:.AW487])+SUM([.AK487:.AP487])*10=0;&quot;&quot;;SUM([.M487:.AJ487];[.AQ487:.AW487])+SUM([.AK487:.AP487])*10)" table:style-name="ce13">
            <text:p>115 062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3</text:p>
          </table:table-cell>
          <table:table-cell table:style-name="ce117"/>
          <table:table-cell office:value-type="string" table:style-name="ce14">
            <text:p>Patrick<text:s/></text:p>
          </table:table-cell>
          <table:table-cell table:style-name="ce14"/>
          <table:table-cell table:style-name="ce79"/>
          <table:table-cell table:style-name="ce19"/>
          <table:table-cell office:value-type="string" table:style-name="ce28">
            <text:p>LM TFI à faire signer</text:p>
            <text:p>Récupérer Avis IR 2022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6000" table:style-name="ce23">
            <text:p>6 000,00 €</text:p>
          </table:table-cell>
          <table:table-cell table:number-columns-repeated="12" table:style-name="ce23"/>
          <table:table-cell office:value-type="currency" office:value="60000" table:formula="of:=IF(SUM([.M488:.AJ488];[.AQ488:.AW488])+SUM([.AK488:.AP488])*10=0;&quot;&quot;;SUM([.M488:.AJ488];[.AQ488:.AW488])+SUM([.AK488:.AP488])*10)" table:style-name="ce13">
            <text:p>60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4</text:p>
          </table:table-cell>
          <table:table-cell table:style-name="ce105"/>
          <table:table-cell office:value-type="string" table:style-name="ce106">
            <text:p>Jean-luc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36000" table:formula="of:=IF(SUM([.M489:.AJ489];[.AQ489:.AW489])+SUM([.AK489:.AP489])*10=0;&quot;&quot;;SUM([.M489:.AJ489];[.AQ489:.AW489])+SUM([.AK489:.AP489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50">
            <text:p>En cours</text:p>
          </table:table-cell>
          <table:table-cell office:value-type="string" table:style-name="ce17">
            <text:p>GDL</text:p>
          </table:table-cell>
          <table:table-cell office:value-type="string" table:style-name="ce104">
            <text:p>GDL095</text:p>
          </table:table-cell>
          <table:table-cell table:style-name="ce105"/>
          <table:table-cell office:value-type="string" table:style-name="ce106">
            <text:p>Jérémie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8" table:style-name="ce23"/>
          <table:table-cell office:value-type="currency" office:value="37536" table:style-name="ce23">
            <text:p>37 536,00 €</text:p>
          </table:table-cell>
          <table:table-cell table:style-name="ce23"/>
          <table:table-cell office:value-type="currency" office:value="87568" table:style-name="ce23">
            <text:p>87 568,00 €</text:p>
          </table:table-cell>
          <table:table-cell table:number-columns-repeated="27" table:style-name="ce23"/>
          <table:table-cell office:value-type="currency" office:value="125104" table:formula="of:=IF(SUM([.M490:.AJ490];[.AQ490:.AW490])+SUM([.AK490:.AP490])*10=0;&quot;&quot;;SUM([.M490:.AJ490];[.AQ490:.AW490])+SUM([.AK490:.AP490])*10)" table:style-name="ce13">
            <text:p>125 104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6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96</text:p>
          </table:table-cell>
          <table:table-cell table:style-name="ce54"/>
          <table:table-cell office:value-type="string" table:style-name="ce16">
            <text:p>Nicolas</text:p>
          </table:table-cell>
          <table:table-cell table:number-columns-repeated="2" table:style-name="ce16"/>
          <table:table-cell table:style-name="ce27"/>
          <table:table-cell office:value-type="string" table:style-name="ce29">
            <text:p>OK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9841" table:style-name="ce23">
            <text:p>29 841,00 €</text:p>
          </table:table-cell>
          <table:table-cell office:value-type="currency" office:value="70096" table:style-name="ce23">
            <text:p>70 096,00 €</text:p>
          </table:table-cell>
          <table:table-cell table:number-columns-repeated="27" table:style-name="ce23"/>
          <table:table-cell office:value-type="currency" office:value="99937" table:formula="of:=IF(SUM([.M491:.AJ491];[.AQ491:.AW491])+SUM([.AK491:.AP491])*10=0;&quot;&quot;;SUM([.M491:.AJ491];[.AQ491:.AW491])+SUM([.AK491:.AP491])*10)" table:style-name="ce13">
            <text:p>99 937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53">
            <text:p>En cours</text:p>
          </table:table-cell>
          <table:table-cell office:value-type="string" table:style-name="ce8">
            <text:p>GDL</text:p>
          </table:table-cell>
          <table:table-cell office:value-type="string" table:style-name="ce104">
            <text:p>GDL034</text:p>
          </table:table-cell>
          <table:table-cell table:style-name="ce107"/>
          <table:table-cell office:value-type="string" table:style-name="ce108">
            <text:p>Marc</text:p>
          </table:table-cell>
          <table:table-cell table:style-name="ce14"/>
          <table:table-cell table:style-name="ce79"/>
          <table:table-cell table:style-name="ce33"/>
          <table:table-cell office:value-type="string" table:style-name="ce28">
            <text:p>LM + RPA à faire signer</text:p>
            <text:p>JDD + Avis IR à récup</text:p>
            <text:p>Couple avec DAUSSON-REYMANN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7" table:style-name="ce23"/>
          <table:table-cell office:value-type="currency" office:value="15000" table:style-name="ce23">
            <text:p>15 000,00 €</text:p>
          </table:table-cell>
          <table:table-cell table:style-name="ce23"/>
          <table:table-cell office:value-type="currency" office:value="19995.5" table:style-name="ce23">
            <text:p>19 995,50 €</text:p>
          </table:table-cell>
          <table:table-cell office:value-type="currency" office:value="15080" table:style-name="ce23">
            <text:p>15 080,00 €</text:p>
          </table:table-cell>
          <table:table-cell table:number-columns-repeated="14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68075.5" table:formula="of:=IF(SUM([.M492:.AJ492];[.AQ492:.AW492])+SUM([.AK492:.AP492])*10=0;&quot;&quot;;SUM([.M492:.AJ492];[.AQ492:.AW492])+SUM([.AK492:.AP492])*10)" table:style-name="ce13">
            <text:p>68 075,5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12</text:p>
          </table:table-cell>
          <table:table-cell table:style-name="ce107"/>
          <table:table-cell office:value-type="string" table:style-name="ce108">
            <text:p>Corentin</text:p>
          </table:table-cell>
          <table:table-cell table:style-name="ce14"/>
          <table:table-cell table:style-name="ce16"/>
          <table:table-cell table:style-name="ce27"/>
          <table:table-cell office:value-type="string" table:style-name="ce28">
            <text:p>En couple avec Anne-Laure BELHASSEN</text:p>
          </table:table-cell>
          <table:table-cell office:value-type="string" table:style-name="ce28">
            <text:p>SCPI</text:p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7" table:style-name="ce23"/>
          <table:table-cell office:value-type="currency" office:value="24900" table:style-name="ce23">
            <text:p>24 900,00 €</text:p>
          </table:table-cell>
          <table:table-cell table:style-name="ce23"/>
          <table:table-cell office:value-type="currency" office:value="39991" table:style-name="ce23">
            <text:p>39 991,00 €</text:p>
          </table:table-cell>
          <table:table-cell office:value-type="currency" office:value="50024" table:style-name="ce23">
            <text:p>50 024,00 €</text:p>
          </table:table-cell>
          <table:table-cell table:number-columns-repeated="13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office:value-type="currency" office:value="4000" table:style-name="ce23">
            <text:p>4 000,00 €</text:p>
          </table:table-cell>
          <table:table-cell table:number-columns-repeated="2" table:style-name="ce23"/>
          <table:table-cell office:value-type="currency" office:value="142915" table:formula="of:=IF(SUM([.M493:.AJ493];[.AQ493:.AW493])+SUM([.AK493:.AP493])*10=0;&quot;&quot;;SUM([.M493:.AJ493];[.AQ493:.AW493])+SUM([.AK493:.AP493])*10)" table:style-name="ce13">
            <text:p>142 915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3</text:p>
          </table:table-cell>
          <table:table-cell table:style-name="ce118"/>
          <table:table-cell office:value-type="string" table:style-name="ce14">
            <text:p>Patricia</text:p>
          </table:table-cell>
          <table:table-cell table:style-name="ce14"/>
          <table:table-cell table:style-name="ce16"/>
          <table:table-cell table:style-name="ce19"/>
          <table:table-cell office:value-type="string" table:style-name="ce21">
            <text:p>OK</text:p>
          </table:table-cell>
          <table:table-cell table:number-columns-repeated="2" table:style-name="ce21"/>
          <table:table-cell table:style-name="ce16"/>
          <table:table-cell table:number-columns-repeated="26" table:style-name="ce23"/>
          <table:table-cell office:value-type="currency" office:value="3600" table:style-name="ce23">
            <text:p>3 600,00 €</text:p>
          </table:table-cell>
          <table:table-cell table:number-columns-repeated="11" table:style-name="ce23"/>
          <table:table-cell office:value-type="currency" office:value="36000" table:formula="of:=IF(SUM([.M494:.AJ494];[.AQ494:.AW494])+SUM([.AK494:.AP494])*10=0;&quot;&quot;;SUM([.M494:.AJ494];[.AQ494:.AW494])+SUM([.AK494:.AP494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4</text:p>
          </table:table-cell>
          <table:table-cell table:style-name="ce108"/>
          <table:table-cell office:value-type="string" table:style-name="ce108">
            <text:p>Maxime</text:p>
          </table:table-cell>
          <table:table-cell table:style-name="ce116"/>
          <table:table-cell table:number-columns-repeated="3" table:style-name="ce42"/>
          <table:table-cell office:value-type="string" table:style-name="ce42">
            <text:p>SCPI</text:p>
          </table:table-cell>
          <table:table-cell table:style-name="ce42"/>
          <table:table-cell table:style-name="ce44"/>
          <table:table-cell table:number-columns-repeated="9" table:style-name="ce45"/>
          <table:table-cell office:value-type="currency" office:value="12500" table:style-name="ce45">
            <text:p>12 500,00 €</text:p>
          </table:table-cell>
          <table:table-cell office:value-type="currency" office:value="12500" table:style-name="ce45">
            <text:p>12 500,00 €</text:p>
          </table:table-cell>
          <table:table-cell table:number-columns-repeated="2" table:style-name="ce119"/>
          <table:table-cell office:value-type="currency" office:value="12500" table:style-name="ce119">
            <text:p>12 500,00 €</text:p>
          </table:table-cell>
          <table:table-cell table:number-columns-repeated="10" table:style-name="ce119"/>
          <table:table-cell table:number-columns-repeated="14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4">
            <text:p>GDL124</text:p>
          </table:table-cell>
          <table:table-cell table:style-name="ce108"/>
          <table:table-cell office:value-type="string" table:style-name="ce108">
            <text:p>Nathalie</text:p>
          </table:table-cell>
          <table:table-cell table:style-name="ce116"/>
          <table:table-cell table:number-columns-repeated="3" table:style-name="ce42"/>
          <table:table-cell office:value-type="string" table:style-name="ce42">
            <text:p>SCPI</text:p>
          </table:table-cell>
          <table:table-cell table:style-name="ce42"/>
          <table:table-cell table:style-name="ce44"/>
          <table:table-cell table:number-columns-repeated="9" table:style-name="ce45"/>
          <table:table-cell office:value-type="currency" office:value="12500" table:style-name="ce45">
            <text:p>12 500,00 €</text:p>
          </table:table-cell>
          <table:table-cell office:value-type="currency" office:value="12500" table:style-name="ce45">
            <text:p>12 500,00 €</text:p>
          </table:table-cell>
          <table:table-cell table:number-columns-repeated="2" table:style-name="ce119"/>
          <table:table-cell office:value-type="currency" office:value="12500" table:style-name="ce119">
            <text:p>12 500,00 €</text:p>
          </table:table-cell>
          <table:table-cell table:number-columns-repeated="10" table:style-name="ce119"/>
          <table:table-cell table:number-columns-repeated="14" table:style-name="ce23"/>
          <table:table-cell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7</text:p>
          </table:table-cell>
          <table:table-cell table:style-name="ce113"/>
          <table:table-cell office:value-type="string" table:style-name="ce111">
            <text:p>Fabrice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97:.AJ497];[.AQ497:.AW497])+SUM([.AK497:.AP497])*10=0;&quot;&quot;;SUM([.M497:.AJ497];[.AQ497:.AW497])+SUM([.AK497:.AP497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7</text:p>
          </table:table-cell>
          <table:table-cell table:style-name="ce113"/>
          <table:table-cell office:value-type="string" table:style-name="ce111">
            <text:p>Florence</text:p>
          </table:table-cell>
          <table:table-cell table:style-name="ce106"/>
          <table:table-cell table:style-name="ce16"/>
          <table:table-cell table:style-name="ce27"/>
          <table:table-cell table:style-name="ce28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15000" table:style-name="ce23">
            <text:p>15 000,00 €</text:p>
          </table:table-cell>
          <table:table-cell table:number-columns-repeated="6" table:style-name="ce23"/>
          <table:table-cell office:value-type="currency" office:value="15000" table:formula="of:=IF(SUM([.M498:.AJ498];[.AQ498:.AW498])+SUM([.AK498:.AP498])*10=0;&quot;&quot;;SUM([.M498:.AJ498];[.AQ498:.AW498])+SUM([.AK498:.AP498])*10)" table:style-name="ce13">
            <text:p>15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8</text:p>
          </table:table-cell>
          <table:table-cell table:style-name="ce105"/>
          <table:table-cell office:value-type="string" table:style-name="ce106">
            <text:p>Fabio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499:.AJ499];[.AQ499:.AW499])+SUM([.AK499:.AP499])*10=0;&quot;&quot;;SUM([.M499:.AJ499];[.AQ499:.AW499])+SUM([.AK499:.AP499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99</text:p>
          </table:table-cell>
          <table:table-cell table:style-name="ce105"/>
          <table:table-cell office:value-type="string" table:style-name="ce106">
            <text:p>Flavie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OK Attention Erreur date sur Doc Reg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500:.AJ500];[.AQ500:.AW500])+SUM([.AK500:.AP500])*10=0;&quot;&quot;;SUM([.M500:.AJ500];[.AQ500:.AW500])+SUM([.AK500:.AP500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0</text:p>
          </table:table-cell>
          <table:table-cell table:style-name="ce109"/>
          <table:table-cell office:value-type="string" table:style-name="ce14">
            <text:p>Guillaume</text:p>
          </table:table-cell>
          <table:table-cell table:style-name="ce14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4800" table:style-name="ce23">
            <text:p>4 800,00 €</text:p>
          </table:table-cell>
          <table:table-cell table:number-columns-repeated="12" table:style-name="ce23"/>
          <table:table-cell office:value-type="currency" office:value="48000" table:formula="of:=IF(SUM([.M501:.AJ501];[.AQ501:.AW501])+SUM([.AK501:.AP501])*10=0;&quot;&quot;;SUM([.M501:.AJ501];[.AQ501:.AW501])+SUM([.AK501:.AP501])*10)" table:style-name="ce13">
            <text:p>4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2</text:p>
          </table:table-cell>
          <table:table-cell table:style-name="ce117"/>
          <table:table-cell office:value-type="string" table:style-name="ce14">
            <text:p>Thibaud<text:s/></text:p>
          </table:table-cell>
          <table:table-cell table:style-name="ce14"/>
          <table:table-cell table:style-name="ce79"/>
          <table:table-cell table:style-name="ce19"/>
          <table:table-cell office:value-type="string" table:style-name="ce29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6" table:style-name="ce23"/>
          <table:table-cell office:value-type="currency" office:value="1500" table:style-name="ce23">
            <text:p>1 500,00 €</text:p>
          </table:table-cell>
          <table:table-cell table:number-columns-repeated="2" table:style-name="ce23"/>
          <table:table-cell office:value-type="currency" office:value="2000" table:style-name="ce23">
            <text:p>2 000,00 €</text:p>
          </table:table-cell>
          <table:table-cell office:value-type="currency" office:value="1500" table:style-name="ce23">
            <text:p>1 500,00 €</text:p>
          </table:table-cell>
          <table:table-cell table:number-columns-repeated="2" table:style-name="ce23"/>
          <table:table-cell office:value-type="currency" office:value="23000" table:formula="of:=IF(SUM([.M502:.AJ502];[.AQ502:.AW502])+SUM([.AK502:.AP502])*10=0;&quot;&quot;;SUM([.M502:.AJ502];[.AQ502:.AW502])+SUM([.AK502:.AP502])*10)" table:style-name="ce13">
            <text:p>23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3</text:p>
          </table:table-cell>
          <table:table-cell table:style-name="ce117"/>
          <table:table-cell office:value-type="string" table:style-name="ce14">
            <text:p>Cloé<text:s/></text:p>
          </table:table-cell>
          <table:table-cell table:style-name="ce14"/>
          <table:table-cell table:style-name="ce79"/>
          <table:table-cell table:style-name="ce33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9" table:style-name="ce23"/>
          <table:table-cell office:value-type="currency" office:value="2000" table:style-name="ce23">
            <text:p>2 000,00 €</text:p>
          </table:table-cell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23000" table:formula="of:=IF(SUM([.M503:.AJ503];[.AQ503:.AW503])+SUM([.AK503:.AP503])*10=0;&quot;&quot;;SUM([.M503:.AJ503];[.AQ503:.AW503])+SUM([.AK503:.AP503])*10)" table:style-name="ce13">
            <text:p>23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67</text:p>
          </table:table-cell>
          <table:table-cell table:style-name="ce107"/>
          <table:table-cell office:value-type="string" table:style-name="ce108">
            <text:p>Mona</text:p>
          </table:table-cell>
          <table:table-cell table:style-name="ce14"/>
          <table:table-cell table:style-name="ce16"/>
          <table:table-cell table:style-name="ce27"/>
          <table:table-cell office:value-type="string" table:style-name="ce28">
            <text:p>Doc Reg à retrouv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3000" table:style-name="ce23">
            <text:p>3 000,00 €</text:p>
          </table:table-cell>
          <table:table-cell table:number-columns-repeated="5" table:style-name="ce23"/>
          <table:table-cell office:value-type="currency" office:value="9500" table:style-name="ce23">
            <text:p>9 500,00 €</text:p>
          </table:table-cell>
          <table:table-cell table:number-columns-repeated="6" table:style-name="ce23"/>
          <table:table-cell office:value-type="currency" office:value="39500" table:formula="of:=IF(SUM([.M504:.AJ504];[.AQ504:.AW504])+SUM([.AK504:.AP504])*10=0;&quot;&quot;;SUM([.M504:.AJ504];[.AQ504:.AW504])+SUM([.AK504:.AP504])*10)" table:style-name="ce13">
            <text:p>39 500,00 €</text:p>
          </table:table-cell>
          <table:table-cell table:number-columns-repeated="16333"/>
        </table:table-row>
        <table:table-row table:style-name="ro2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007</text:p>
          </table:table-cell>
          <table:table-cell table:style-name="ce107"/>
          <table:table-cell office:value-type="string" table:style-name="ce108">
            <text:p>Alexandre<text:s/></text:p>
          </table:table-cell>
          <table:table-cell table:style-name="ce14"/>
          <table:table-cell table:style-name="ce79"/>
          <table:table-cell table:style-name="ce27"/>
          <table:table-cell office:value-type="string" table:style-name="ce28">
            <text:p>LM &amp; RPA pour signature</text:p>
            <text:p>PACSE AVEC BABE Alexia</text:p>
            <text:p>Avis IR a recuperer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10T00:00:00" table:style-name="ce22">
            <text:p>10/03/2024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505:.AJ505];[.AQ505:.AW505])+SUM([.AK505:.AP505])*10=0;&quot;&quot;;SUM([.M505:.AJ505];[.AQ505:.AW505])+SUM([.AK505:.AP505])*10)" table:style-name="ce13">
            <text:p>24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5</text:p>
          </table:table-cell>
          <table:table-cell table:style-name="ce109"/>
          <table:table-cell office:value-type="string" table:style-name="ce14">
            <text:p>Nicolas</text:p>
          </table:table-cell>
          <table:table-cell table:style-name="ce14"/>
          <table:table-cell table:style-name="ce16"/>
          <table:table-cell table:style-name="ce33"/>
          <table:table-cell office:value-type="string" table:style-name="ce28">
            <text:p>LM + RPA à faire</text:p>
            <text:p>Audit à faire</text:p>
            <text:p>Avis IR à récup + JDD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30T00:00:00" table:style-name="ce69">
            <text:p>mars-24</text:p>
          </table:table-cell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506:.AJ506];[.AQ506:.AW506])+SUM([.AK506:.AP506])*10=0;&quot;&quot;;SUM([.M506:.AJ506];[.AQ506:.AW506])+SUM([.AK506:.AP506])*10)" table:style-name="ce13">
            <text:p>1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6</text:p>
          </table:table-cell>
          <table:table-cell table:style-name="ce105"/>
          <table:table-cell office:value-type="string" table:style-name="ce106">
            <text:p>Colin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LM + RPA à faire signer</text:p>
            <text:p>Audit à faire + JDD &amp; Avis IR à récupérer</text:p>
            <text:p>Baisse des versements (150/mois au lieu de 250) en Fevrier 2023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507:.AJ507];[.AQ507:.AW507])+SUM([.AK507:.AP507])*10=0;&quot;&quot;;SUM([.M507:.AJ507];[.AQ507:.AW507])+SUM([.AK507:.AP507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04">
            <text:p>GDL107</text:p>
          </table:table-cell>
          <table:table-cell table:style-name="ce105"/>
          <table:table-cell office:value-type="string" table:style-name="ce106">
            <text:p>Mickael</text:p>
          </table:table-cell>
          <table:table-cell table:style-name="ce106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508:.AJ508];[.AQ508:.AW508])+SUM([.AK508:.AP508])*10=0;&quot;&quot;;SUM([.M508:.AJ508];[.AQ508:.AW508])+SUM([.AK508:.AP508])*10)" table:style-name="ce13">
            <text:p>18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062</text:p>
          </table:table-cell>
          <table:table-cell table:style-name="ce80"/>
          <table:table-cell office:value-type="string" table:style-name="ce18">
            <text:p>Francisco</text:p>
          </table:table-cell>
          <table:table-cell table:number-columns-repeated="2" table:style-name="ce16"/>
          <table:table-cell table:style-name="ce27"/>
          <table:table-cell office:value-type="string" table:style-name="ce29">
            <text:p>OK - LM à faire signer suite recu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2400" table:style-name="ce23">
            <text:p>2 400,00 €</text:p>
          </table:table-cell>
          <table:table-cell table:style-name="ce23"/>
          <table:table-cell office:value-type="currency" office:value="2400" table:style-name="ce23">
            <text:p>2 400,00 €</text:p>
          </table:table-cell>
          <table:table-cell office:value-type="currency" office:value="3600" table:style-name="ce23">
            <text:p>3 600,00 €</text:p>
          </table:table-cell>
          <table:table-cell office:value-type="currency" office:value="3600" table:style-name="ce23">
            <text:p>3 600,00 €</text:p>
          </table:table-cell>
          <table:table-cell table:number-columns-repeated="2" table:style-name="ce23"/>
          <table:table-cell office:value-type="currency" office:value="12000" table:formula="of:=IF(SUM([.M509:.AJ509];[.AQ509:.AW509])+SUM([.AK509:.AP509])*10=0;&quot;&quot;;SUM([.M509:.AJ509];[.AQ509:.AW509])+SUM([.AK509:.AP509])*10)" table:style-name="ce13">
            <text:p>12 000,00 €</text:p>
          </table:table-cell>
          <table:table-cell table:number-columns-repeated="16333"/>
        </table:table-row>
        <table:table-row table:style-name="ro15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57">
            <text:p>ETR</text:p>
          </table:table-cell>
          <table:table-cell table:style-name="ce16"/>
          <table:table-cell office:value-type="string" table:style-name="ce31">
            <text:p>RAMDANE</text:p>
          </table:table-cell>
          <table:table-cell office:value-type="string" table:style-name="ce57">
            <text:p>Rachid</text:p>
          </table:table-cell>
          <table:table-cell table:style-name="ce57"/>
          <table:table-cell office:value-type="string" table:style-name="ce61">
            <text:p>06 83 05 78 21</text:p>
          </table:table-cell>
          <table:table-cell office:value-type="string" table:style-name="ce33">
            <text:p><text:a xlink:href="mailto:rachid.ramdane@kuehne-nagel.com">rachid.ramdane@kuehne-nagel.com</text:a></text:p>
          </table:table-cell>
          <table:table-cell office:value-type="string" table:style-name="ce28">
            <text:p>LM + RPA à faire</text:p>
            <text:p>Audit à faire</text:p>
            <text:p>JDD + Avis IR à récup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5400" table:style-name="ce23">
            <text:p>5 400,00 €</text:p>
          </table:table-cell>
          <table:table-cell table:number-columns-repeated="13" table:style-name="ce23"/>
          <table:table-cell office:value-type="currency" office:value="54000" table:formula="of:=IF(SUM([.M510:.AJ510];[.AQ510:.AW510])+SUM([.AK510:.AP510])*10=0;&quot;&quot;;SUM([.M510:.AJ510];[.AQ510:.AW510])+SUM([.AK510:.AP510])*10)" table:style-name="ce13">
            <text:p>54 000,00 €</text:p>
          </table:table-cell>
          <table:table-cell table:number-columns-repeated="16333"/>
        </table:table-row>
        <table:table-row table:style-name="ro15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LAMOURETTE</text:p>
          </table:table-cell>
          <table:table-cell office:value-type="string" table:style-name="ce31">
            <text:p>Arthur</text:p>
          </table:table-cell>
          <table:table-cell table:style-name="ce31"/>
          <table:table-cell office:value-type="string" table:style-name="ce16">
            <text:p>06 48 18 64 17</text:p>
          </table:table-cell>
          <table:table-cell office:value-type="string" table:style-name="ce27">
            <text:p><text:a xlink:href="mailto:arthur_lamourette@orange.fr">arthur_lamourette@orange.fr</text:a></text:p>
          </table:table-cell>
          <table:table-cell office:value-type="string" table:style-name="ce28">
            <text:p>LM + RPA à faire</text:p>
            <text:p>Audit à faire</text:p>
            <text:p>JDD + Avis IR à récupérer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2520" table:style-name="ce23">
            <text:p>2 520,00 €</text:p>
          </table:table-cell>
          <table:table-cell table:number-columns-repeated="13" table:style-name="ce23"/>
          <table:table-cell office:value-type="currency" office:value="25200" table:formula="of:=IF(SUM([.M511:.AJ511];[.AQ511:.AW511])+SUM([.AK511:.AP511])*10=0;&quot;&quot;;SUM([.M511:.AJ511];[.AQ511:.AW511])+SUM([.AK511:.AP511])*10)" table:style-name="ce13">
            <text:p>25 200,00 €</text:p>
          </table:table-cell>
          <table:table-cell table:number-columns-repeated="16333"/>
        </table:table-row>
        <table:table-row table:style-name="ro17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54">
            <text:p>DELAURIERE</text:p>
          </table:table-cell>
          <table:table-cell office:value-type="string" table:style-name="ce16">
            <text:p>Timothée</text:p>
          </table:table-cell>
          <table:table-cell table:style-name="ce16"/>
          <table:table-cell office:value-type="string" table:style-name="ce16">
            <text:p>06 33 53 23 83<text:s/></text:p>
          </table:table-cell>
          <table:table-cell office:value-type="string" table:style-name="ce33">
            <text:p><text:a xlink:href="mailto:tdelauriere@gmail.com">tdelauriere@gmail.com</text:a></text:p>
          </table:table-cell>
          <table:table-cell office:value-type="string" table:style-name="ce28">
            <text:p>LM + RPA à faire (Lapin suivi)</text:p>
            <text:p>Recup JDD + Avis IR 2022</text:p>
            <text:p>Arret versements PER 08/2022</text:p>
            <text:p>Rachat total A-VIE 10/2023</text:p>
          </table:table-cell>
          <table:table-cell table:style-name="ce28"/>
          <table:table-cell office:value-type="string" table:style-name="ce29">
            <text:p>ABEILLE</text:p>
          </table:table-cell>
          <table:table-cell office:value-type="date" office:date-value="2024-02-12T00:00:00" table:style-name="ce22">
            <text:p>12/02/2024</text:p>
          </table:table-cell>
          <table:table-cell table:number-columns-repeated="24" table:style-name="ce23"/>
          <table:table-cell office:value-type="currency" office:value="12000" table:style-name="ce23">
            <text:p>12 000,00 €</text:p>
          </table:table-cell>
          <table:table-cell table:number-columns-repeated="13" table:style-name="ce23"/>
          <table:table-cell office:value-type="currency" office:value="120000" table:formula="of:=IF(SUM([.M512:.AJ512];[.AQ512:.AW512])+SUM([.AK512:.AP512])*10=0;&quot;&quot;;SUM([.M512:.AJ512];[.AQ512:.AW512])+SUM([.AK512:.AP512])*10)" table:style-name="ce13">
            <text:p>120 000,00 €</text:p>
          </table:table-cell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AUTRET</text:p>
          </table:table-cell>
          <table:table-cell office:value-type="string" table:style-name="ce16">
            <text:p>Stéphane</text:p>
          </table:table-cell>
          <table:table-cell table:style-name="ce16"/>
          <table:table-cell office:value-type="string" table:style-name="ce42">
            <text:p>06 98 04 73 28</text:p>
            <text:p>06 17 15 30 64</text:p>
          </table:table-cell>
          <table:table-cell office:value-type="string" table:style-name="ce19">
            <text:p><text:a xlink:href="mailto:stephane.autret@neuf.fr">stephane.autret@neuf.fr</text:a></text:p>
          </table:table-cell>
          <table:table-cell office:value-type="string" table:style-name="ce21">
            <text:p>Casse - refus signature ODP</text:p>
          </table:table-cell>
          <table:table-cell table:number-columns-repeated="2" table:style-name="ce21"/>
          <table:table-cell table:number-columns-repeated="10" table:style-name="ce23"/>
          <table:table-cell office:value-type="currency" office:value="60088" table:style-name="ce23">
            <text:p>60 088,00 €</text:p>
          </table:table-cell>
          <table:table-cell office:value-type="currency" office:value="14976" table:style-name="ce23">
            <text:p>14 976,00 €</text:p>
          </table:table-cell>
          <table:table-cell table:number-columns-repeated="24" table:style-name="ce23"/>
          <table:table-cell table:number-columns-repeated="2" table:style-name="ce45"/>
          <table:table-cell table:style-name="ce23"/>
          <table:table-cell office:value-type="currency" office:value="75064" table:formula="of:=IF(SUM([.M513:.AJ513];[.AQ513:.AW513])+SUM([.AK513:.AP513])*10=0;&quot;&quot;;SUM([.M513:.AJ513];[.AQ513:.AW513])+SUM([.AK513:.AP513])*10)" table:style-name="ce13">
            <text:p>75 064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08</text:p>
          </table:table-cell>
          <table:table-cell table:style-name="ce85"/>
          <table:table-cell office:value-type="string" table:style-name="ce16">
            <text:p>Valérie<text:s/></text:p>
          </table:table-cell>
          <table:table-cell table:style-name="ce16"/>
          <table:table-cell table:style-name="ce79"/>
          <table:table-cell table:style-name="ce19"/>
          <table:table-cell table:style-name="ce29"/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6" table:style-name="ce23"/>
          <table:table-cell office:value-type="currency" office:value="1800" table:style-name="ce23">
            <text:p>1 800,00 €</text:p>
          </table:table-cell>
          <table:table-cell table:number-columns-repeated="4" table:style-name="ce23"/>
          <table:table-cell office:value-type="currency" office:value="3000" table:style-name="ce23">
            <text:p>3 000,00 €</text:p>
          </table:table-cell>
          <table:table-cell table:number-columns-repeated="2" table:style-name="ce23"/>
          <table:table-cell office:value-type="currency" office:value="3000" table:style-name="ce23">
            <text:p>3 000,00 €</text:p>
          </table:table-cell>
          <table:table-cell office:value-type="currency" office:value="4000" table:style-name="ce23">
            <text:p>4 000,00 €</text:p>
          </table:table-cell>
          <table:table-cell table:number-columns-repeated="2" table:style-name="ce23"/>
          <table:table-cell office:value-type="currency" office:value="28000" table:formula="of:=IF(SUM([.M514:.AJ514];[.AQ514:.AW514])+SUM([.AK514:.AP514])*10=0;&quot;&quot;;SUM([.M514:.AJ514];[.AQ514:.AW514])+SUM([.AK514:.AP514])*10)" table:style-name="ce13">
            <text:p>28 000,00 €</text:p>
          </table:table-cell>
          <table:table-cell table:number-columns-repeated="16333"/>
        </table:table-row>
        <table:table-row table:style-name="ro15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09</text:p>
          </table:table-cell>
          <table:table-cell table:style-name="ce86"/>
          <table:table-cell office:value-type="string" table:style-name="ce31">
            <text:p>Ingrid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LM + RPA à faire</text:p>
            <text:p>Audit à faire + JDD + Avis IR à récup</text:p>
            <text:p>REDUCTION VP DE 300 à 100€/mois en 12/2022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200" table:style-name="ce23">
            <text:p>1 200,00 €</text:p>
          </table:table-cell>
          <table:table-cell table:number-columns-repeated="13" table:style-name="ce23"/>
          <table:table-cell office:value-type="currency" office:value="12000" table:formula="of:=IF(SUM([.M515:.AJ515];[.AQ515:.AW515])+SUM([.AK515:.AP515])*10=0;&quot;&quot;;SUM([.M515:.AJ515];[.AQ515:.AW515])+SUM([.AK515:.AP515])*10)" table:style-name="ce13">
            <text:p>12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0</text:p>
          </table:table-cell>
          <table:table-cell table:style-name="ce80"/>
          <table:table-cell office:value-type="string" table:style-name="ce18">
            <text:p>Sophie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LM + RPA a faire signer</text:p>
            <text:p>Audit à faire</text:p>
          </table:table-cell>
          <table:table-cell office:value-type="string" table:style-name="ce28">
            <text:p>ASSET</text:p>
          </table:table-cell>
          <table:table-cell office:value-type="string" table:style-name="ce28">
            <text:p>ABEILLE</text:p>
            <text:p>SWISSLIFE</text:p>
          </table:table-cell>
          <table:table-cell office:value-type="date" office:date-value="2023-11-01T00:00:00" table:style-name="ce69">
            <text:p>nov-23</text:p>
          </table:table-cell>
          <table:table-cell table:number-columns-repeated="24" table:style-name="ce23"/>
          <table:table-cell office:value-type="currency" office:value="4200" table:style-name="ce23">
            <text:p>4 200,00 €</text:p>
          </table:table-cell>
          <table:table-cell office:value-type="currency" office:value="1800" table:style-name="ce23">
            <text:p>1 800,00 €</text:p>
          </table:table-cell>
          <table:table-cell table:number-columns-repeated="5" table:style-name="ce23"/>
          <table:table-cell office:value-type="currency" office:value="1800" table:style-name="ce23">
            <text:p>1 800,00 €</text:p>
          </table:table-cell>
          <table:table-cell table:style-name="ce23"/>
          <table:table-cell office:value-type="currency" office:value="1800" table:style-name="ce23">
            <text:p>1 800,00 €</text:p>
          </table:table-cell>
          <table:table-cell office:value-type="currency" office:value="4800" table:style-name="ce23">
            <text:p>4 800,00 €</text:p>
          </table:table-cell>
          <table:table-cell office:value-type="currency" office:value="3600" table:style-name="ce23">
            <text:p>3 600,00 €</text:p>
          </table:table-cell>
          <table:table-cell table:number-columns-repeated="2" table:style-name="ce23"/>
          <table:table-cell office:value-type="currency" office:value="72000" table:formula="of:=IF(SUM([.M516:.AJ516];[.AQ516:.AW516])+SUM([.AK516:.AP516])*10=0;&quot;&quot;;SUM([.M516:.AJ516];[.AQ516:.AW516])+SUM([.AK516:.AP516])*10)" table:style-name="ce13">
            <text:p>72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20">
            <text:p>BRAKA</text:p>
          </table:table-cell>
          <table:table-cell office:value-type="string" table:style-name="ce16">
            <text:p>Marlène</text:p>
          </table:table-cell>
          <table:table-cell table:number-columns-repeated="7" table:style-name="ce16"/>
          <table:table-cell table:number-columns-repeated="24" table:style-name="ce23"/>
          <table:table-cell table:style-name="ce16"/>
          <table:table-cell table:number-columns-repeated="3" table:style-name="ce23"/>
          <table:table-cell office:value-type="currency" office:value="1920" table:style-name="ce23">
            <text:p>1 920,00 €</text:p>
          </table:table-cell>
          <table:table-cell table:number-columns-repeated="9" table:style-name="ce23"/>
          <table:table-cell office:value-type="currency" office:value="19200" table:formula="of:=IF(SUM([.M517:.AJ517];[.AQ517:.AW517])+SUM([.AK517:.AP517])*10=0;&quot;&quot;;SUM([.M517:.AJ517];[.AQ517:.AW517])+SUM([.AK517:.AP517])*10)" table:style-name="ce13">
            <text:p>19 2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0</text:p>
          </table:table-cell>
          <table:table-cell table:style-name="ce80"/>
          <table:table-cell office:value-type="string" table:style-name="ce18">
            <text:p>Rémy</text:p>
          </table:table-cell>
          <table:table-cell table:number-columns-repeated="2" table:style-name="ce16"/>
          <table:table-cell table:style-name="ce19"/>
          <table:table-cell office:value-type="string" table:style-name="ce28">
            <text:p>LM + RPA a faire signer</text:p>
            <text:p>Audit à faire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3-11-01T00:00:00" table:style-name="ce69">
            <text:p>nov-23</text:p>
          </table:table-cell>
          <table:table-cell table:number-columns-repeated="28" table:style-name="ce23"/>
          <table:table-cell office:value-type="currency" office:value="1200" table:style-name="ce23">
            <text:p>1 200,00 €</text:p>
          </table:table-cell>
          <table:table-cell table:number-columns-repeated="9" table:style-name="ce23"/>
          <table:table-cell office:value-type="currency" office:value="12000" table:formula="of:=IF(SUM([.M518:.AJ518];[.AQ518:.AW518])+SUM([.AK518:.AP518])*10=0;&quot;&quot;;SUM([.M518:.AJ518];[.AQ518:.AW518])+SUM([.AK518:.AP518])*10)" table:style-name="ce13">
            <text:p>12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1</text:p>
          </table:table-cell>
          <table:table-cell table:style-name="ce80"/>
          <table:table-cell office:value-type="string" table:style-name="ce18">
            <text:p>Sandrine</text:p>
          </table:table-cell>
          <table:table-cell table:number-columns-repeated="2" table:style-name="ce16"/>
          <table:table-cell table:style-name="ce33"/>
          <table:table-cell office:value-type="string" table:style-name="ce28">
            <text:p>Casse SCPI 2021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01T00:00:00" table:style-name="ce69">
            <text:p>mars-24</text:p>
          </table:table-cell>
          <table:table-cell table:number-columns-repeated="24" table:style-name="ce23"/>
          <table:table-cell office:value-type="currency" office:value="900" table:style-name="ce23">
            <text:p>900,00 €</text:p>
          </table:table-cell>
          <table:table-cell table:number-columns-repeated="3" table:style-name="ce23"/>
          <table:table-cell office:value-type="currency" office:value="1440" table:style-name="ce23">
            <text:p>1 440,00 €</text:p>
          </table:table-cell>
          <table:table-cell table:number-columns-repeated="9" table:style-name="ce23"/>
          <table:table-cell office:value-type="currency" office:value="23400" table:formula="of:=IF(SUM([.M519:.AJ519];[.AQ519:.AW519])+SUM([.AK519:.AP519])*10=0;&quot;&quot;;SUM([.M519:.AJ519];[.AQ519:.AW519])+SUM([.AK519:.AP519])*10)" table:style-name="ce13">
            <text:p>23 4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1</text:p>
          </table:table-cell>
          <table:table-cell table:style-name="ce80"/>
          <table:table-cell office:value-type="string" table:style-name="ce18">
            <text:p>Stéphane</text:p>
          </table:table-cell>
          <table:table-cell table:number-columns-repeated="2" table:style-name="ce16"/>
          <table:table-cell table:style-name="ce19"/>
          <table:table-cell office:value-type="string" table:style-name="ce29">
            <text:p>Casse SCPI 2021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01T00:00:00" table:style-name="ce69">
            <text:p>mars-24</text:p>
          </table:table-cell>
          <table:table-cell table:number-columns-repeated="24" table:style-name="ce23"/>
          <table:table-cell office:value-type="currency" office:value="900" table:style-name="ce23">
            <text:p>900,00 €</text:p>
          </table:table-cell>
          <table:table-cell table:number-columns-repeated="3" table:style-name="ce23"/>
          <table:table-cell office:value-type="currency" office:value="1440" table:style-name="ce23">
            <text:p>1 440,00 €</text:p>
          </table:table-cell>
          <table:table-cell table:number-columns-repeated="9" table:style-name="ce23"/>
          <table:table-cell office:value-type="currency" office:value="23400" table:formula="of:=IF(SUM([.M520:.AJ520];[.AQ520:.AW520])+SUM([.AK520:.AP520])*10=0;&quot;&quot;;SUM([.M520:.AJ520];[.AQ520:.AW520])+SUM([.AK520:.AP520])*10)" table:style-name="ce13">
            <text:p>23 4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5</text:p>
          </table:table-cell>
          <table:table-cell table:style-name="ce18"/>
          <table:table-cell office:value-type="string" table:style-name="ce18">
            <text:p>David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15030" table:style-name="ce23">
            <text:p>15 030,00 €</text:p>
          </table:table-cell>
          <table:table-cell table:number-columns-repeated="27" table:style-name="ce23"/>
          <table:table-cell office:value-type="currency" office:value="25030" table:formula="of:=IF(SUM([.M521:.AJ521];[.AQ521:.AW521])+SUM([.AK521:.AP521])*10=0;&quot;&quot;;SUM([.M521:.AJ521];[.AQ521:.AW521])+SUM([.AK521:.AP521])*10)" table:style-name="ce13">
            <text:p>25 03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DENIEL</text:p>
          </table:table-cell>
          <table:table-cell office:value-type="string" table:style-name="ce16">
            <text:p>Fabien</text:p>
          </table:table-cell>
          <table:table-cell table:style-name="ce16"/>
          <table:table-cell office:value-type="string" table:style-name="ce16">
            <text:p>06 95 76 01 24</text:p>
          </table:table-cell>
          <table:table-cell office:value-type="string" table:style-name="ce19">
            <text:p><text:a xlink:href="mailto:fdeniel@tailored-finance.fr">fdeniel@tailored-finance.fr</text:a></text:p>
          </table:table-cell>
          <table:table-cell office:value-type="string" table:style-name="ce21">
            <text:p>Rachat total 09/2023</text:p>
          </table:table-cell>
          <table:table-cell table:number-columns-repeated="2" table:style-name="ce21"/>
          <table:table-cell table:style-name="ce16"/>
          <table:table-cell table:number-columns-repeated="24" table:style-name="ce23"/>
          <table:table-cell office:value-type="currency" office:value="2520" table:style-name="ce23">
            <text:p>2 520,00 €</text:p>
          </table:table-cell>
          <table:table-cell office:value-type="currency" office:value="1020" table:style-name="ce23">
            <text:p>1 020,00 €</text:p>
          </table:table-cell>
          <table:table-cell table:number-columns-repeated="12" table:style-name="ce23"/>
          <table:table-cell office:value-type="currency" office:value="35400" table:formula="of:=IF(SUM([.M522:.AJ522];[.AQ522:.AW522])+SUM([.AK522:.AP522])*10=0;&quot;&quot;;SUM([.M522:.AJ522];[.AQ522:.AW522])+SUM([.AK522:.AP522])*10)" table:style-name="ce13">
            <text:p>35 4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EBATHA</text:p>
          </table:table-cell>
          <table:table-cell office:value-type="string" table:style-name="ce16">
            <text:p>Roger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DDP en cours - pas de reponse client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23:.AJ523];[.AQ523:.AW523])+SUM([.AK523:.AP523])*10=0;&quot;&quot;;SUM([.M523:.AJ523];[.AQ523:.AW523])+SUM([.AK523:.AP523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FOLLIOT</text:p>
          </table:table-cell>
          <table:table-cell office:value-type="string" table:style-name="ce16">
            <text:p>Vincent</text:p>
          </table:table-cell>
          <table:table-cell table:style-name="ce16"/>
          <table:table-cell office:value-type="string" table:style-name="ce16">
            <text:p>06 84 54 19 46</text:p>
          </table:table-cell>
          <table:table-cell office:value-type="string" table:style-name="ce19">
            <text:p><text:a xlink:href="mailto:vincent_folliot_528@hotmail.fr">vincent_folliot_528@hotmail.fr</text:a></text:p>
          </table:table-cell>
          <table:table-cell office:value-type="string" table:style-name="ce21">
            <text:p>Casse financement</text:p>
          </table:table-cell>
          <table:table-cell table:number-columns-repeated="2" table:style-name="ce21"/>
          <table:table-cell table:style-name="ce16"/>
          <table:table-cell table:number-columns-repeated="9" table:style-name="ce23"/>
          <table:table-cell office:value-type="currency" office:value="20176" table:style-name="ce23">
            <text:p>20 176,00 €</text:p>
          </table:table-cell>
          <table:table-cell office:value-type="currency" office:value="79982" table:style-name="ce23">
            <text:p>79 982,00 €</text:p>
          </table:table-cell>
          <table:table-cell table:number-columns-repeated="27" table:style-name="ce23"/>
          <table:table-cell office:value-type="currency" office:value="100158" table:formula="of:=IF(SUM([.M524:.AJ524];[.AQ524:.AW524])+SUM([.AK524:.AP524])*10=0;&quot;&quot;;SUM([.M524:.AJ524];[.AQ524:.AW524])+SUM([.AK524:.AP524])*10)" table:style-name="ce13">
            <text:p>100 158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FRASSAINT</text:p>
          </table:table-cell>
          <table:table-cell office:value-type="string" table:style-name="ce16">
            <text:p>Marine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25:.AJ525];[.AQ525:.AW525])+SUM([.AK525:.AP525])*10=0;&quot;&quot;;SUM([.M525:.AJ525];[.AQ525:.AW525])+SUM([.AK525:.AP525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FRASSAINT</text:p>
          </table:table-cell>
          <table:table-cell office:value-type="string" table:style-name="ce16">
            <text:p>Charles<text:s/>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26:.AJ526];[.AQ526:.AW526])+SUM([.AK526:.AP526])*10=0;&quot;&quot;;SUM([.M526:.AJ526];[.AQ526:.AW526])+SUM([.AK526:.AP526])*10)" table:style-name="ce13"/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32">
            <text:p>FRONTIER</text:p>
          </table:table-cell>
          <table:table-cell office:value-type="string" table:style-name="ce16">
            <text:p>Valentin</text:p>
          </table:table-cell>
          <table:table-cell table:style-name="ce16"/>
          <table:table-cell office:value-type="string" table:style-name="ce16">
            <text:p>06 61 33 93 57</text:p>
          </table:table-cell>
          <table:table-cell office:value-type="string" table:style-name="ce19">
            <text:p><text:a xlink:href="mailto:valentinfrontier@gmail.com">valentinfrontier@gmail.com</text:a></text:p>
          </table:table-cell>
          <table:table-cell office:value-type="string" table:style-name="ce20">
            <text:p>Demande rachat totale &amp; cloture</text:p>
            <text:p>contrat début septembre</text:p>
          </table:table-cell>
          <table:table-cell table:number-columns-repeated="2" table:style-name="ce20"/>
          <table:table-cell table:style-name="ce16"/>
          <table:table-cell table:number-columns-repeated="24" table:style-name="ce23"/>
          <table:table-cell office:value-type="currency" office:value="3000" table:style-name="ce23">
            <text:p>3 000,00 €</text:p>
          </table:table-cell>
          <table:table-cell table:number-columns-repeated="13" table:style-name="ce23"/>
          <table:table-cell office:value-type="currency" office:value="30000" table:formula="of:=IF(SUM([.M527:.AJ527];[.AQ527:.AW527])+SUM([.AK527:.AP527])*10=0;&quot;&quot;;SUM([.M527:.AJ527];[.AQ527:.AW527])+SUM([.AK527:.AP527])*10)" table:style-name="ce13">
            <text:p>30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GOUSSARD ép AUTRET</text:p>
          </table:table-cell>
          <table:table-cell office:value-type="string" table:style-name="ce16">
            <text:p>Caroline</text:p>
          </table:table-cell>
          <table:table-cell table:style-name="ce16"/>
          <table:table-cell office:value-type="string" table:style-name="ce16">
            <text:p>06 64 73 76 53</text:p>
          </table:table-cell>
          <table:table-cell office:value-type="string" table:style-name="ce19">
            <text:p><text:a xlink:href="mailto:caroline.autret@free.fr">caroline.autret@free.fr</text:a></text:p>
          </table:table-cell>
          <table:table-cell office:value-type="string" table:style-name="ce21">
            <text:p>Casse - refus signature ODP</text:p>
          </table:table-cell>
          <table:table-cell table:number-columns-repeated="2" table:style-name="ce21"/>
          <table:table-cell table:number-columns-repeated="10" table:style-name="ce23"/>
          <table:table-cell office:value-type="currency" office:value="60088" table:style-name="ce23">
            <text:p>60 088,00 €</text:p>
          </table:table-cell>
          <table:table-cell office:value-type="currency" office:value="14976" table:style-name="ce23">
            <text:p>14 976,00 €</text:p>
          </table:table-cell>
          <table:table-cell table:number-columns-repeated="24" table:style-name="ce23"/>
          <table:table-cell table:number-columns-repeated="2" table:style-name="ce45"/>
          <table:table-cell table:style-name="ce23"/>
          <table:table-cell office:value-type="currency" office:value="75064" table:formula="of:=IF(SUM([.M528:.AJ528];[.AQ528:.AW528])+SUM([.AK528:.AP528])*10=0;&quot;&quot;;SUM([.M528:.AJ528];[.AQ528:.AW528])+SUM([.AK528:.AP528])*10)" table:style-name="ce13">
            <text:p>75 064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En Stand-By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HERLIN</text:p>
          </table:table-cell>
          <table:table-cell office:value-type="string" table:style-name="ce16">
            <text:p>Geoffrey</text:p>
          </table:table-cell>
          <table:table-cell table:style-name="ce16"/>
          <table:table-cell office:value-type="string" table:style-name="ce16">
            <text:p>06 86 02 92 19</text:p>
          </table:table-cell>
          <table:table-cell office:value-type="string" table:style-name="ce33">
            <text:p><text:a xlink:href="mailto:geoffrey.herlin@gmail.com">geoffrey.herlin@gmail.com</text:a></text:p>
          </table:table-cell>
          <table:table-cell table:number-columns-repeated="3" table:style-name="ce33"/>
          <table:table-cell office:value-type="date" office:date-value="2023-12-30T00:00:00" table:style-name="ce22">
            <text:p>30/12/2023</text:p>
          </table:table-cell>
          <table:table-cell table:number-columns-repeated="24" table:style-name="ce23"/>
          <table:table-cell office:value-type="currency" office:value="2400" table:style-name="ce23">
            <text:p>2 400,00 €</text:p>
          </table:table-cell>
          <table:table-cell table:number-columns-repeated="13" table:style-name="ce23"/>
          <table:table-cell office:value-type="currency" office:value="24000" table:formula="of:=IF(SUM([.M529:.AJ529];[.AQ529:.AW529])+SUM([.AK529:.AP529])*10=0;&quot;&quot;;SUM([.M529:.AJ529];[.AQ529:.AW529])+SUM([.AK529:.AP529])*10)" table:style-name="ce13">
            <text:p>24 000,00 €</text:p>
          </table:table-cell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KLECEL</text:p>
          </table:table-cell>
          <table:table-cell office:value-type="string" table:style-name="ce16">
            <text:p>David</text:p>
          </table:table-cell>
          <table:table-cell table:style-name="ce16"/>
          <table:table-cell office:value-type="string" table:style-name="ce16">
            <text:p>06 26 10 04 45</text:p>
          </table:table-cell>
          <table:table-cell office:value-type="string" table:style-name="ce19">
            <text:p><text:a xlink:href="mailto:david.klecel@gmail.com">david.klecel@gmail.com</text:a></text:p>
          </table:table-cell>
          <table:table-cell office:value-type="string" table:style-name="ce20">
            <text:p>OK</text:p>
            <text:p>CASSE RACHAT CONTRAT MAI 2023</text:p>
          </table:table-cell>
          <table:table-cell table:style-name="ce20"/>
          <table:table-cell table:style-name="ce21"/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530:.AJ530];[.AQ530:.AW530])+SUM([.AK530:.AP530])*10=0;&quot;&quot;;SUM([.M530:.AJ530];[.AQ530:.AW530])+SUM([.AK530:.AP530])*10)" table:style-name="ce13">
            <text:p>36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MAVILLA</text:p>
          </table:table-cell>
          <table:table-cell office:value-type="string" table:style-name="ce16">
            <text:p>Julien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31:.AJ531];[.AQ531:.AW531])+SUM([.AK531:.AP531])*10=0;&quot;&quot;;SUM([.M531:.AJ531];[.AQ531:.AW531])+SUM([.AK531:.AP531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MAVILLA</text:p>
          </table:table-cell>
          <table:table-cell office:value-type="string" table:style-name="ce16">
            <text:p>Caroline</text:p>
          </table:table-cell>
          <table:table-cell table:number-columns-repeated="2" table:style-name="ce14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32:.AJ532];[.AQ532:.AW532])+SUM([.AK532:.AP532])*10=0;&quot;&quot;;SUM([.M532:.AJ532];[.AQ532:.AW532])+SUM([.AK532:.AP532])*10)" table:style-name="ce13"/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121">
            <text:p>DCD</text:p>
          </table:table-cell>
          <table:table-cell office:value-type="string" table:style-name="ce16">
            <text:p>EAR</text:p>
          </table:table-cell>
          <table:table-cell table:style-name="ce122"/>
          <table:table-cell office:value-type="string" table:style-name="ce123">
            <text:p>PAUTY</text:p>
            <text:p>DCD</text:p>
          </table:table-cell>
          <table:table-cell office:value-type="string" table:style-name="ce123">
            <text:p>Christophe</text:p>
            <text:p>DCD</text:p>
          </table:table-cell>
          <table:table-cell table:number-columns-repeated="6" table:style-name="ce123"/>
          <table:table-cell table:style-name="ce122"/>
          <table:table-cell table:number-columns-repeated="24" table:style-name="ce124"/>
          <table:table-cell office:value-type="currency" office:value="3600" table:style-name="ce124">
            <text:p>3 600,00 €</text:p>
          </table:table-cell>
          <table:table-cell table:number-columns-repeated="13" table:style-name="ce124"/>
          <table:table-cell office:value-type="currency" office:value="36000" table:formula="of:=IF(SUM([.M533:.AJ533];[.AQ533:.AW533])+SUM([.AK533:.AP533])*10=0;&quot;&quot;;SUM([.M533:.AJ533];[.AQ533:.AW533])+SUM([.AK533:.AP533])*10)" table:style-name="ce13">
            <text:p>36 00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16">
            <text:p>GDL115</text:p>
          </table:table-cell>
          <table:table-cell table:style-name="ce18"/>
          <table:table-cell office:value-type="string" table:style-name="ce18">
            <text:p>Céline</text:p>
          </table:table-cell>
          <table:table-cell table:number-columns-repeated="2" table:style-name="ce16"/>
          <table:table-cell table:style-name="ce27"/>
          <table:table-cell table:style-name="ce28"/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7" table:style-name="ce23"/>
          <table:table-cell office:value-type="currency" office:value="10000" table:style-name="ce23">
            <text:p>10 000,00 €</text:p>
          </table:table-cell>
          <table:table-cell table:number-columns-repeated="2" table:style-name="ce23"/>
          <table:table-cell office:value-type="currency" office:value="15030" table:style-name="ce23">
            <text:p>15 030,00 €</text:p>
          </table:table-cell>
          <table:table-cell table:number-columns-repeated="27" table:style-name="ce23"/>
          <table:table-cell office:value-type="currency" office:value="25030" table:formula="of:=IF(SUM([.M534:.AJ534];[.AQ534:.AW534])+SUM([.AK534:.AP534])*10=0;&quot;&quot;;SUM([.M534:.AJ534];[.AQ534:.AW534])+SUM([.AK534:.AP534])*10)" table:style-name="ce13">
            <text:p>25 030,0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2</text:p>
          </table:table-cell>
          <table:table-cell table:style-name="ce54"/>
          <table:table-cell office:value-type="string" table:style-name="ce16">
            <text:p>Quentin</text:p>
          </table:table-cell>
          <table:table-cell table:number-columns-repeated="2"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49938" table:style-name="ce23">
            <text:p>49 938,00 €</text:p>
          </table:table-cell>
          <table:table-cell office:value-type="currency" office:value="100048" table:style-name="ce23">
            <text:p>100 048,00 €</text:p>
          </table:table-cell>
          <table:table-cell table:number-columns-repeated="27" table:style-name="ce23"/>
          <table:table-cell office:value-type="currency" office:value="149986" table:formula="of:=IF(SUM([.M535:.AJ535];[.AQ535:.AW535])+SUM([.AK535:.AP535])*10=0;&quot;&quot;;SUM([.M535:.AJ535];[.AQ535:.AW535])+SUM([.AK535:.AP535])*10)" table:style-name="ce13">
            <text:p>149 986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8">
            <text:p>PUIFFE</text:p>
          </table:table-cell>
          <table:table-cell office:value-type="string" table:style-name="ce42">
            <text:p>Grégory et Florianne</text:p>
          </table:table-cell>
          <table:table-cell table:number-columns-repeated="6" table:style-name="ce42"/>
          <table:table-cell table:style-name="ce44"/>
          <table:table-cell table:number-columns-repeated="11" table:style-name="ce45"/>
          <table:table-cell table:number-columns-repeated="13" table:style-name="ce119"/>
          <table:table-cell table:number-columns-repeated="14" table:style-name="ce23"/>
          <table:table-cell office:value-type="string" office:string-value="" table:formula="of:=IF(SUM([.M536:.AJ536];[.AQ536:.AW536])+SUM([.AK536:.AP536])*10=0;&quot;&quot;;SUM([.M536:.AJ536];[.AQ536:.AW536])+SUM([.AK536:.AP536])*10)" table:style-name="ce13"/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25">
            <text:p>GDL</text:p>
          </table:table-cell>
          <table:table-cell office:value-type="string" table:style-name="ce125">
            <text:p>GDL113</text:p>
          </table:table-cell>
          <table:table-cell table:style-name="ce103"/>
          <table:table-cell office:value-type="string" table:style-name="ce8">
            <text:p>Etienne<text:s/></text:p>
          </table:table-cell>
          <table:table-cell table:style-name="ce16"/>
          <table:table-cell table:style-name="ce79"/>
          <table:table-cell table:style-name="ce19"/>
          <table:table-cell office:value-type="string" table:style-name="ce29">
            <text:p>OK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3-19T00:00:00" table:style-name="ce22">
            <text:p>19/03/2024</text:p>
          </table:table-cell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13" table:style-name="ce23"/>
          <table:table-cell office:value-type="currency" office:value="6000" table:formula="of:=IF(SUM([.M537:.AJ537];[.AQ537:.AW537])+SUM([.AK537:.AP537])*10=0;&quot;&quot;;SUM([.M537:.AJ537];[.AQ537:.AW537])+SUM([.AK537:.AP537])*10)" table:style-name="ce13">
            <text:p>6 000,00 €</text:p>
          </table:table-cell>
          <table:table-cell table:number-columns-repeated="16333"/>
        </table:table-row>
        <table:table-row table:style-name="ro10">
          <table:table-cell office:value-type="string" table:content-validation-name="val1" table:style-name="ce15">
            <text:p>En cours</text:p>
          </table:table-cell>
          <table:table-cell office:value-type="string" table:style-name="ce25">
            <text:p>GDL</text:p>
          </table:table-cell>
          <table:table-cell office:value-type="string" table:style-name="ce125">
            <text:p>GDL035</text:p>
          </table:table-cell>
          <table:table-cell table:style-name="ce101"/>
          <table:table-cell office:value-type="string" table:style-name="ce68">
            <text:p>Yaki</text:p>
          </table:table-cell>
          <table:table-cell table:style-name="ce31"/>
          <table:table-cell table:style-name="ce79"/>
          <table:table-cell table:style-name="ce19"/>
          <table:table-cell office:value-type="string" table:style-name="ce28">
            <text:p>Ok</text:p>
            <text:p>Couple avec DEHAUT Martin</text:p>
          </table:table-cell>
          <table:table-cell office:value-type="string" table:style-name="ce29">
            <text:p>SCPI</text:p>
          </table:table-cell>
          <table:table-cell table:style-name="ce29"/>
          <table:table-cell table:style-name="ce16"/>
          <table:table-cell table:number-columns-repeated="19" table:style-name="ce23"/>
          <table:table-cell office:value-type="currency" office:value="12545.4" table:style-name="ce23">
            <text:p>12 545,40 €</text:p>
          </table:table-cell>
          <table:table-cell table:number-columns-repeated="18" table:style-name="ce23"/>
          <table:table-cell office:value-type="currency" office:value="12545.4" table:formula="of:=IF(SUM([.M538:.AJ538];[.AQ538:.AW538])+SUM([.AK538:.AP538])*10=0;&quot;&quot;;SUM([.M538:.AJ538];[.AQ538:.AW538])+SUM([.AK538:.AP538])*10)" table:style-name="ce13">
            <text:p>12 545,40 €</text:p>
          </table:table-cell>
          <table:table-cell table:number-columns-repeated="16333"/>
        </table:table-row>
        <table:table-row table:style-name="ro9">
          <table:table-cell office:value-type="string" table:content-validation-name="val1" table:style-name="ce15">
            <text:p>En cours</text:p>
          </table:table-cell>
          <table:table-cell office:value-type="string" table:style-name="ce16">
            <text:p>GDL</text:p>
          </table:table-cell>
          <table:table-cell office:value-type="string" table:style-name="ce83">
            <text:p>GDL114</text:p>
          </table:table-cell>
          <table:table-cell table:style-name="ce86"/>
          <table:table-cell office:value-type="string" table:style-name="ce31">
            <text:p>Arthur</text:p>
          </table:table-cell>
          <table:table-cell table:style-name="ce31"/>
          <table:table-cell table:style-name="ce16"/>
          <table:table-cell table:style-name="ce27"/>
          <table:table-cell office:value-type="string" table:style-name="ce28">
            <text:p>OK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31" table:style-name="ce23"/>
          <table:table-cell office:value-type="currency" office:value="8400" table:style-name="ce23">
            <text:p>8 400,00 €</text:p>
          </table:table-cell>
          <table:table-cell table:number-columns-repeated="2" table:style-name="ce23"/>
          <table:table-cell office:value-type="currency" office:value="11200" table:style-name="ce23">
            <text:p>11 200,00 €</text:p>
          </table:table-cell>
          <table:table-cell office:value-type="currency" office:value="8400" table:style-name="ce23">
            <text:p>8 400,00 €</text:p>
          </table:table-cell>
          <table:table-cell table:number-columns-repeated="2" table:style-name="ce23"/>
          <table:table-cell office:value-type="currency" office:value="28000" table:formula="of:=IF(SUM([.M539:.AJ539];[.AQ539:.AW539])+SUM([.AK539:.AP539])*10=0;&quot;&quot;;SUM([.M539:.AJ539];[.AQ539:.AW539])+SUM([.AK539:.AP539])*10)" table:style-name="ce13">
            <text:p>28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16">
            <text:p>SUAU</text:p>
          </table:table-cell>
          <table:table-cell office:value-type="string" table:style-name="ce16">
            <text:p>Jérémy</text:p>
          </table:table-cell>
          <table:table-cell table:number-columns-repeated="2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40:.AJ540];[.AQ540:.AW540])+SUM([.AK540:.AP540])*10=0;&quot;&quot;;SUM([.M540:.AJ540];[.AQ540:.AW540])+SUM([.AK540:.AP540])*10)" table:style-name="ce13"/>
          <table:table-cell table:number-columns-repeated="16333"/>
        </table:table-row>
        <table:table-row table:style-name="ro15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AR</text:p>
          </table:table-cell>
          <table:table-cell table:style-name="ce16"/>
          <table:table-cell office:value-type="string" table:style-name="ce32">
            <text:p>VILLARD</text:p>
          </table:table-cell>
          <table:table-cell office:value-type="string" table:style-name="ce16">
            <text:p>Yannick</text:p>
          </table:table-cell>
          <table:table-cell table:style-name="ce16"/>
          <table:table-cell office:value-type="string" table:style-name="ce16">
            <text:p>06 37 29 59 19</text:p>
          </table:table-cell>
          <table:table-cell office:value-type="string" table:style-name="ce19">
            <text:p><text:a xlink:href="mailto:yannickvillard87@gmail.com">yannickvillard87@gmail.com</text:a></text:p>
          </table:table-cell>
          <table:table-cell office:value-type="string" table:style-name="ce20">
            <text:p>OK</text:p>
            <text:p>DEMANDE ARRET VERSEMENT NOV 2022</text:p>
            <text:p>Rachat total 072023 car probleme tresorerie</text:p>
          </table:table-cell>
          <table:table-cell table:style-name="ce20"/>
          <table:table-cell office:value-type="string" table:style-name="ce20">
            <text:p>SWISSLIFE</text:p>
          </table:table-cell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541:.AJ541];[.AQ541:.AW541])+SUM([.AK541:.AP541])*10=0;&quot;&quot;;SUM([.M541:.AJ541];[.AQ541:.AW541])+SUM([.AK541:.AP541])*10)" table:style-name="ce13">
            <text:p>18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31">
            <text:p>ETR</text:p>
          </table:table-cell>
          <table:table-cell table:style-name="ce31"/>
          <table:table-cell office:value-type="string" table:style-name="ce46">
            <text:p>AHLOUCH</text:p>
          </table:table-cell>
          <table:table-cell office:value-type="string" table:style-name="ce46">
            <text:p>Soumia</text:p>
          </table:table-cell>
          <table:table-cell table:style-name="ce46"/>
          <table:table-cell office:value-type="string" table:style-name="ce16">
            <text:p>06 12 19 85 11</text:p>
          </table:table-cell>
          <table:table-cell office:value-type="string" table:style-name="ce33">
            <text:p><text:a xlink:href="mailto:soumiaahlouch@gmail.com">soumiaahlouch@gmail.com</text:a></text:p>
          </table:table-cell>
          <table:table-cell office:value-type="string" table:style-name="ce28">
            <text:p>Rachat total 06/2023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542:.AJ542];[.AQ542:.AW542])+SUM([.AK542:.AP542])*10=0;&quot;&quot;;SUM([.M542:.AJ542];[.AQ542:.AW542])+SUM([.AK542:.AP542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46">
            <text:p>BESSON</text:p>
          </table:table-cell>
          <table:table-cell office:value-type="string" table:style-name="ce46">
            <text:p>Olivier</text:p>
          </table:table-cell>
          <table:table-cell table:style-name="ce46"/>
          <table:table-cell office:value-type="string" table:style-name="ce16">
            <text:p>06 78 40 14 65</text:p>
          </table:table-cell>
          <table:table-cell office:value-type="string" table:style-name="ce27">
            <text:p><text:a xlink:href="mailto:olivier.julie.besson@gmail.com">olivier.julie.besson@gmail.com</text:a></text:p>
          </table:table-cell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43:.AJ543];[.AQ543:.AW543])+SUM([.AK543:.AP543])*10=0;&quot;&quot;;SUM([.M543:.AJ543];[.AQ543:.AW543])+SUM([.AK543:.AP543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46">
            <text:p>BESSON</text:p>
          </table:table-cell>
          <table:table-cell office:value-type="string" table:style-name="ce46">
            <text:p>Julie</text:p>
          </table:table-cell>
          <table:table-cell table:style-name="ce46"/>
          <table:table-cell table:style-name="ce16"/>
          <table:table-cell office:value-type="string" table:style-name="ce27">
            <text:p><text:a xlink:href="mailto:olivier.julie.besson@gmail.com">olivier.julie.besson@gmail.com</text:a></text:p>
          </table:table-cell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44:.AJ544];[.AQ544:.AW544])+SUM([.AK544:.AP544])*10=0;&quot;&quot;;SUM([.M544:.AJ544];[.AQ544:.AW544])+SUM([.AK544:.AP544])*10)" table:style-name="ce13"/>
          <table:table-cell table:number-columns-repeated="16333"/>
        </table:table-row>
        <table:table-row table:style-name="ro13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TR</text:p>
          </table:table-cell>
          <table:table-cell table:style-name="ce31"/>
          <table:table-cell office:value-type="string" table:style-name="ce31">
            <text:p>BOUDET</text:p>
          </table:table-cell>
          <table:table-cell office:value-type="string" table:style-name="ce31">
            <text:p>Joseph</text:p>
          </table:table-cell>
          <table:table-cell table:style-name="ce31"/>
          <table:table-cell office:value-type="string" table:style-name="ce16">
            <text:p>06 69 70 04 11</text:p>
          </table:table-cell>
          <table:table-cell office:value-type="string" table:style-name="ce33">
            <text:p><text:a xlink:href="mailto:joseph.anne.delphine@gmail.com">joseph.anne.delphine@gmail.com</text:a></text:p>
          </table:table-cell>
          <table:table-cell office:value-type="string" table:style-name="ce34">
            <text:p>ODP envoyé au client</text:p>
            <text:p>A appeler probablement par FDE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45:.AJ545];[.AQ545:.AW545])+SUM([.AK545:.AP545])*10=0;&quot;&quot;;SUM([.M545:.AJ545];[.AQ545:.AW545])+SUM([.AK545:.AP545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BRISSE</text:p>
          </table:table-cell>
          <table:table-cell office:value-type="string" table:style-name="ce31">
            <text:p>Charles-Henry</text:p>
          </table:table-cell>
          <table:table-cell table:style-name="ce31"/>
          <table:table-cell table:number-columns-repeated="2" table:style-name="ce16"/>
          <table:table-cell office:value-type="string" table:style-name="ce29">
            <text:p>Client SCPI mais aucune trace sur hub primonial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46:.AJ546];[.AQ546:.AW546])+SUM([.AK546:.AP546])*10=0;&quot;&quot;;SUM([.M546:.AJ546];[.AQ546:.AW546])+SUM([.AK546:.AP546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En Stand-By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CHARTRES</text:p>
          </table:table-cell>
          <table:table-cell office:value-type="string" table:style-name="ce31">
            <text:p>Maxime</text:p>
          </table:table-cell>
          <table:table-cell table:style-name="ce31"/>
          <table:table-cell office:value-type="string" table:style-name="ce16">
            <text:p>06 26 28 24 19</text:p>
          </table:table-cell>
          <table:table-cell office:value-type="string" table:style-name="ce27">
            <text:p><text:a xlink:href="mailto:maximechartres@gmail.com">maximechartres@gmail.com</text:a></text:p>
          </table:table-cell>
          <table:table-cell office:value-type="string" table:style-name="ce29">
            <text:p>Suspension versement 150/mois Novembre 2022</text:p>
          </table:table-cell>
          <table:table-cell table:number-columns-repeated="2" table:style-name="ce29"/>
          <table:table-cell table:style-name="ce16"/>
          <table:table-cell table:number-columns-repeated="25" table:style-name="ce23"/>
          <table:table-cell office:value-type="currency" office:value="1800" table:style-name="ce23">
            <text:p>1 800,00 €</text:p>
          </table:table-cell>
          <table:table-cell table:number-columns-repeated="12" table:style-name="ce23"/>
          <table:table-cell office:value-type="currency" office:value="18000" table:formula="of:=IF(SUM([.M547:.AJ547];[.AQ547:.AW547])+SUM([.AK547:.AP547])*10=0;&quot;&quot;;SUM([.M547:.AJ547];[.AQ547:.AW547])+SUM([.AK547:.AP547])*10)" table:style-name="ce13">
            <text:p>18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CHEKINA</text:p>
          </table:table-cell>
          <table:table-cell office:value-type="string" table:style-name="ce31">
            <text:p>Olga</text:p>
          </table:table-cell>
          <table:table-cell table:style-name="ce31"/>
          <table:table-cell table:number-columns-repeated="2" table:style-name="ce16"/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48:.AJ548];[.AQ548:.AW548])+SUM([.AK548:.AP548])*10=0;&quot;&quot;;SUM([.M548:.AJ548];[.AQ548:.AW548])+SUM([.AK548:.AP548])*10)" table:style-name="ce13"/>
          <table:table-cell table:number-columns-repeated="16333"/>
        </table:table-row>
        <table:table-row table:style-name="ro13" table:visibility="filter">
          <table:table-cell office:value-type="string" table:content-validation-name="val1" table:style-name="ce30">
            <text:p>Casse</text:p>
          </table:table-cell>
          <table:table-cell office:value-type="string" table:style-name="ce16">
            <text:p>ETR</text:p>
          </table:table-cell>
          <table:table-cell table:style-name="ce31"/>
          <table:table-cell office:value-type="string" table:style-name="ce57">
            <text:p>CHOLLIER</text:p>
          </table:table-cell>
          <table:table-cell office:value-type="string" table:style-name="ce31">
            <text:p>Eric</text:p>
          </table:table-cell>
          <table:table-cell table:style-name="ce31"/>
          <table:table-cell office:value-type="string" table:style-name="ce16">
            <text:p>06 72 99 01 71</text:p>
          </table:table-cell>
          <table:table-cell office:value-type="string" table:style-name="ce33">
            <text:p><text:a xlink:href="mailto:eric.chollier@gmail.com">eric.chollier@gmail.com</text:a></text:p>
          </table:table-cell>
          <table:table-cell office:value-type="string" table:style-name="ce34">
            <text:p>NRP - Transfert demandé au profit d'ODIN - EN contact avec Kate (rdv précu le 27/10) - Un contrat trasnféré et pas l'autre ? A Eclaircir</text:p>
          </table:table-cell>
          <table:table-cell table:style-name="ce34"/>
          <table:table-cell office:value-type="string" table:style-name="ce34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549:.AJ549];[.AQ549:.AW549])+SUM([.AK549:.AP549])*10=0;&quot;&quot;;SUM([.M549:.AJ549];[.AQ549:.AW549])+SUM([.AK549:.AP549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CRUZ</text:p>
          </table:table-cell>
          <table:table-cell office:value-type="string" table:style-name="ce31">
            <text:p>Andrei</text:p>
          </table:table-cell>
          <table:table-cell table:style-name="ce31"/>
          <table:table-cell table:number-columns-repeated="2" table:style-name="ce16"/>
          <table:table-cell office:value-type="string" table:style-name="ce29">
            <text:p>Casse ?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50:.AJ550];[.AQ550:.AW550])+SUM([.AK550:.AP550])*10=0;&quot;&quot;;SUM([.M550:.AJ550];[.AQ550:.AW550])+SUM([.AK550:.AP550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DAVID</text:p>
          </table:table-cell>
          <table:table-cell office:value-type="string" table:style-name="ce31">
            <text:p>Guillaume</text:p>
          </table:table-cell>
          <table:table-cell table:style-name="ce31"/>
          <table:table-cell office:value-type="string" table:style-name="ce16">
            <text:p>06 62 38 76 13</text:p>
          </table:table-cell>
          <table:table-cell office:value-type="string" table:style-name="ce27">
            <text:p><text:a xlink:href="mailto:guillaume.david.utc@gmail.com">guillaume.david.utc@gmail.com</text:a></text:p>
          </table:table-cell>
          <table:table-cell office:value-type="string" table:style-name="ce29">
            <text:p>CASSE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51:.AJ551];[.AQ551:.AW551])+SUM([.AK551:.AP551])*10=0;&quot;&quot;;SUM([.M551:.AJ551];[.AQ551:.AW551])+SUM([.AK551:.AP551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31">
            <text:p>ETR</text:p>
          </table:table-cell>
          <table:table-cell table:style-name="ce16"/>
          <table:table-cell office:value-type="string" table:style-name="ce57">
            <text:p>DEHAINE</text:p>
          </table:table-cell>
          <table:table-cell office:value-type="string" table:style-name="ce57">
            <text:p>Eve-Anne</text:p>
          </table:table-cell>
          <table:table-cell table:style-name="ce57"/>
          <table:table-cell office:value-type="string" table:style-name="ce31">
            <text:p>06 70 69 17 09</text:p>
          </table:table-cell>
          <table:table-cell office:value-type="string" table:style-name="ce33">
            <text:p><text:a xlink:href="mailto:eveanne.dehaine@gmail.com">eveanne.dehaine@gmail.com</text:a></text:p>
          </table:table-cell>
          <table:table-cell office:value-type="string" table:style-name="ce29">
            <text:p>Casse financement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52:.AJ552];[.AQ552:.AW552])+SUM([.AK552:.AP552])*10=0;&quot;&quot;;SUM([.M552:.AJ552];[.AQ552:.AW552])+SUM([.AK552:.AP552])*10)" table:style-name="ce13"/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31">
            <text:p>ETR</text:p>
          </table:table-cell>
          <table:table-cell table:style-name="ce16"/>
          <table:table-cell office:value-type="string" table:style-name="ce31">
            <text:p>DERISSAINT</text:p>
          </table:table-cell>
          <table:table-cell office:value-type="string" table:style-name="ce31">
            <text:p>Véronique</text:p>
          </table:table-cell>
          <table:table-cell table:style-name="ce31"/>
          <table:table-cell office:value-type="string" table:style-name="ce31">
            <text:p>07 70 06 34 13</text:p>
          </table:table-cell>
          <table:table-cell office:value-type="string" table:style-name="ce33">
            <text:p><text:a xlink:href="mailto:veronique_derissaint@yahoo.com">veronique_derissaint@yahoo.com</text:a></text:p>
          </table:table-cell>
          <table:table-cell office:value-type="string" table:style-name="ce28">
            <text:p>Pause Vprog sur Abeille</text:p>
            <text:p>Souhaite remettre les versements en place</text:p>
          </table:table-cell>
          <table:table-cell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53:.AJ553];[.AQ553:.AW553])+SUM([.AK553:.AP553])*10=0;&quot;&quot;;SUM([.M553:.AJ553];[.AQ553:.AW553])+SUM([.AK553:.AP553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57">
            <text:p>ETR</text:p>
          </table:table-cell>
          <table:table-cell table:style-name="ce16"/>
          <table:table-cell office:value-type="string" table:style-name="ce57">
            <text:p>FRADIN</text:p>
          </table:table-cell>
          <table:table-cell office:value-type="string" table:style-name="ce57">
            <text:p>Camille</text:p>
          </table:table-cell>
          <table:table-cell table:style-name="ce57"/>
          <table:table-cell table:style-name="ce126"/>
          <table:table-cell table:style-name="ce57"/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54:.AJ554];[.AQ554:.AW554])+SUM([.AK554:.AP554])*10=0;&quot;&quot;;SUM([.M554:.AJ554];[.AQ554:.AW554])+SUM([.AK554:.AP554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86">
            <text:p>BERREBI</text:p>
          </table:table-cell>
          <table:table-cell office:value-type="string" table:style-name="ce31">
            <text:p>Victor</text:p>
          </table:table-cell>
          <table:table-cell table:style-name="ce31"/>
          <table:table-cell office:value-type="string" table:style-name="ce16">
            <text:p>07 49 67 08 64</text:p>
          </table:table-cell>
          <table:table-cell office:value-type="string" table:style-name="ce27">
            <text:p><text:a xlink:href="mailto:victor-94@live.fr">victor-94@live.fr</text:a></text:p>
          </table:table-cell>
          <table:table-cell office:value-type="string" table:style-name="ce28">
            <text:p>Rachat PER 03/2023 cause achat RP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1800" table:style-name="ce23">
            <text:p>1 800,00 €</text:p>
          </table:table-cell>
          <table:table-cell table:number-columns-repeated="13" table:style-name="ce23"/>
          <table:table-cell office:value-type="currency" office:value="18000" table:formula="of:=IF(SUM([.M555:.AJ555];[.AQ555:.AW555])+SUM([.AK555:.AP555])*10=0;&quot;&quot;;SUM([.M555:.AJ555];[.AQ555:.AW555])+SUM([.AK555:.AP555])*10)" table:style-name="ce13">
            <text:p>18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54">
            <text:p>BIDET</text:p>
          </table:table-cell>
          <table:table-cell office:value-type="string" table:style-name="ce16">
            <text:p>Jacques-Henri</text:p>
          </table:table-cell>
          <table:table-cell table:style-name="ce16"/>
          <table:table-cell office:value-type="string" table:style-name="ce16">
            <text:p>06 64 26 41 50</text:p>
          </table:table-cell>
          <table:table-cell office:value-type="string" table:style-name="ce19">
            <text:p>jbidet@hotmail.com </text:p>
          </table:table-cell>
          <table:table-cell table:style-name="ce29"/>
          <table:table-cell office:value-type="string" table:style-name="ce29">
            <text:p>ASSET</text:p>
          </table:table-cell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56:.AJ556];[.AQ556:.AW556])+SUM([.AK556:.AP556])*10=0;&quot;&quot;;SUM([.M556:.AJ556];[.AQ556:.AW556])+SUM([.AK556:.AP556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80">
            <text:p>BOLLAND</text:p>
          </table:table-cell>
          <table:table-cell office:value-type="string" table:style-name="ce18">
            <text:p>Emmanuel</text:p>
          </table:table-cell>
          <table:table-cell table:style-name="ce18"/>
          <table:table-cell office:value-type="string" table:style-name="ce16">
            <text:p>06 84 42 39 01</text:p>
          </table:table-cell>
          <table:table-cell office:value-type="string" table:style-name="ce27">
            <text:p><text:a xlink:href="mailto:emmanuel.bolland@gmail.com">emmanuel.bolland@gmail.com</text:a></text:p>
          </table:table-cell>
          <table:table-cell office:value-type="string" table:style-name="ce28">
            <text:p>Doc Reg à retrouve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24960" table:style-name="ce23">
            <text:p>24 960,00 €</text:p>
          </table:table-cell>
          <table:table-cell table:number-columns-repeated="27" table:style-name="ce23"/>
          <table:table-cell office:value-type="currency" office:value="50030.5" table:formula="of:=IF(SUM([.M557:.AJ557];[.AQ557:.AW557])+SUM([.AK557:.AP557])*10=0;&quot;&quot;;SUM([.M557:.AJ557];[.AQ557:.AW557])+SUM([.AK557:.AP557])*10)" table:style-name="ce13">
            <text:p>50 030,5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80">
            <text:p>BOLLAND</text:p>
          </table:table-cell>
          <table:table-cell office:value-type="string" table:style-name="ce18">
            <text:p>Nathalie</text:p>
          </table:table-cell>
          <table:table-cell table:style-name="ce18"/>
          <table:table-cell office:value-type="string" table:style-name="ce16">
            <text:p>06 16 36 74 67</text:p>
          </table:table-cell>
          <table:table-cell office:value-type="string" table:style-name="ce27">
            <text:p><text:a xlink:href="mailto:na.bolland@gmail.com">na.bolland@gmail.com</text:a></text:p>
          </table:table-cell>
          <table:table-cell office:value-type="string" table:style-name="ce28">
            <text:p>Doc Reg à retrouver</text:p>
          </table:table-cell>
          <table:table-cell office:value-type="string" table:style-name="ce28">
            <text:p>SCPI</text:p>
          </table:table-cell>
          <table:table-cell table:style-name="ce29"/>
          <table:table-cell table:style-name="ce16"/>
          <table:table-cell table:number-columns-repeated="9" table:style-name="ce23"/>
          <table:table-cell office:value-type="currency" office:value="25070.5" table:style-name="ce23">
            <text:p>25 070,50 €</text:p>
          </table:table-cell>
          <table:table-cell office:value-type="currency" office:value="24960" table:style-name="ce23">
            <text:p>24 960,00 €</text:p>
          </table:table-cell>
          <table:table-cell table:number-columns-repeated="27" table:style-name="ce23"/>
          <table:table-cell office:value-type="currency" office:value="50030.5" table:formula="of:=IF(SUM([.M558:.AJ558];[.AQ558:.AW558])+SUM([.AK558:.AP558])*10=0;&quot;&quot;;SUM([.M558:.AJ558];[.AQ558:.AW558])+SUM([.AK558:.AP558])*10)" table:style-name="ce13">
            <text:p>50 030,5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En Stand-By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54">
            <text:p>LAMBLOT</text:p>
          </table:table-cell>
          <table:table-cell office:value-type="string" table:style-name="ce16">
            <text:p>Grégory</text:p>
          </table:table-cell>
          <table:table-cell table:style-name="ce16"/>
          <table:table-cell office:value-type="string" table:style-name="ce16">
            <text:p>06 15 46 20 44</text:p>
          </table:table-cell>
          <table:table-cell office:value-type="string" table:style-name="ce33">
            <text:p><text:a xlink:href="mailto:gregory.lamblot@wanadoo.fr">gregory.lamblot@wanadoo.fr</text:a></text:p>
          </table:table-cell>
          <table:table-cell office:value-type="string" table:style-name="ce29">
            <text:p>Arret versements 02/2023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ABEILLE</text:p>
          </table:table-cell>
          <table:table-cell table:style-name="ce16"/>
          <table:table-cell table:number-columns-repeated="31" table:style-name="ce23"/>
          <table:table-cell office:value-type="currency" office:value="20000" table:style-name="ce23">
            <text:p>20 000,00 €</text:p>
          </table:table-cell>
          <table:table-cell table:number-columns-repeated="6" table:style-name="ce23"/>
          <table:table-cell office:value-type="currency" office:value="20000" table:formula="of:=IF(SUM([.M559:.AJ559];[.AQ559:.AW559])+SUM([.AK559:.AP559])*10=0;&quot;&quot;;SUM([.M559:.AJ559];[.AQ559:.AW559])+SUM([.AK559:.AP559])*10)" table:style-name="ce13">
            <text:p>20 000,00 €</text:p>
          </table:table-cell>
          <table:table-cell table:number-columns-repeated="16333"/>
        </table:table-row>
        <table:table-row table:style-name="ro15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54">
            <text:p>SEVILLANO</text:p>
          </table:table-cell>
          <table:table-cell office:value-type="string" table:style-name="ce42">
            <text:p>Maxime</text:p>
          </table:table-cell>
          <table:table-cell table:style-name="ce42"/>
          <table:table-cell office:value-type="string" table:style-name="ce16">
            <text:p>06 89 59 69 13</text:p>
          </table:table-cell>
          <table:table-cell office:value-type="string" table:style-name="ce19">
            <text:p><text:a xlink:href="mailto:maxime.sevillano@inseec-france.com">maxime.sevillano@inseec-france.com</text:a></text:p>
          </table:table-cell>
          <table:table-cell office:value-type="string" table:style-name="ce28">
            <text:p>URGENT</text:p>
            <text:p>LM + RPA A FAIRE SIGNER</text:p>
            <text:p>AUDIT A FAIRE + JDD + AVIS IR 2022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ABEILLE</text:p>
          </table:table-cell>
          <table:table-cell office:value-type="date" office:date-value="2024-01-20T00:00:00" table:style-name="ce22">
            <text:p>20/01/2024</text:p>
          </table:table-cell>
          <table:table-cell table:number-columns-repeated="28" table:style-name="ce23"/>
          <table:table-cell office:value-type="currency" office:value="3120" table:style-name="ce23">
            <text:p>3 120,00 €</text:p>
          </table:table-cell>
          <table:table-cell table:number-columns-repeated="9" table:style-name="ce23"/>
          <table:table-cell office:value-type="currency" office:value="31200" table:formula="of:=IF(SUM([.M560:.AJ560];[.AQ560:.AW560])+SUM([.AK560:.AP560])*10=0;&quot;&quot;;SUM([.M560:.AJ560];[.AQ560:.AW560])+SUM([.AK560:.AP560])*10)" table:style-name="ce13">
            <text:p>31 2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85">
            <text:p>WANTZ</text:p>
          </table:table-cell>
          <table:table-cell office:value-type="string" table:style-name="ce16">
            <text:p>Baptiste</text:p>
          </table:table-cell>
          <table:table-cell table:style-name="ce16"/>
          <table:table-cell office:value-type="string" table:style-name="ce16">
            <text:p>06 41 20 05 03</text:p>
          </table:table-cell>
          <table:table-cell office:value-type="string" table:style-name="ce19">
            <text:p>baptiste.wntz@gmail.com </text:p>
          </table:table-cell>
          <table:table-cell office:value-type="string" table:style-name="ce29">
            <text:p>Rachat total 03/2023</text:p>
          </table:table-cell>
          <table:table-cell office:value-type="string" table:style-name="ce29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4" table:style-name="ce23"/>
          <table:table-cell office:value-type="currency" office:value="3600" table:style-name="ce23">
            <text:p>3 600,00 €</text:p>
          </table:table-cell>
          <table:table-cell table:number-columns-repeated="13" table:style-name="ce23"/>
          <table:table-cell office:value-type="currency" office:value="36000" table:formula="of:=IF(SUM([.M561:.AJ561];[.AQ561:.AW561])+SUM([.AK561:.AP561])*10=0;&quot;&quot;;SUM([.M561:.AJ561];[.AQ561:.AW561])+SUM([.AK561:.AP561])*10)" table:style-name="ce13">
            <text:p>36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31">
            <text:p>DUPON</text:p>
          </table:table-cell>
          <table:table-cell office:value-type="string" table:style-name="ce31">
            <text:p>Lorriane</text:p>
          </table:table-cell>
          <table:table-cell table:style-name="ce31"/>
          <table:table-cell office:value-type="string" table:style-name="ce16">
            <text:p>06 77 67 21 03</text:p>
          </table:table-cell>
          <table:table-cell office:value-type="string" table:style-name="ce27">
            <text:p><text:a xlink:href="mailto:lorriane.dupon@gmail.com">lorriane.dupon@gmail.com</text:a></text:p>
          </table:table-cell>
          <table:table-cell office:value-type="string" table:style-name="ce28">
            <text:p>Rachat total demandé le 20/06/2022</text:p>
          </table:table-cell>
          <table:table-cell office:value-type="string" table:style-name="ce28">
            <text:p>ASSET</text:p>
          </table:table-cell>
          <table:table-cell office:value-type="string" table:style-name="ce29">
            <text:p>SWISSLIFE</text:p>
          </table:table-cell>
          <table:table-cell table:style-name="ce16"/>
          <table:table-cell table:number-columns-repeated="27" table:style-name="ce23"/>
          <table:table-cell office:value-type="currency" office:value="1200" table:style-name="ce23">
            <text:p>1 200,00 €</text:p>
          </table:table-cell>
          <table:table-cell table:number-columns-repeated="10" table:style-name="ce23"/>
          <table:table-cell office:value-type="currency" office:value="12000" table:formula="of:=IF(SUM([.M562:.AJ562];[.AQ562:.AW562])+SUM([.AK562:.AP562])*10=0;&quot;&quot;;SUM([.M562:.AJ562];[.AQ562:.AW562])+SUM([.AK562:.AP562])*10)" table:style-name="ce13">
            <text:p>12 000,00 €</text:p>
          </table:table-cell>
          <table:table-cell table:number-columns-repeated="16333"/>
        </table:table-row>
        <table:table-row table:style-name="ro10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GDL</text:p>
          </table:table-cell>
          <table:table-cell table:style-name="ce16"/>
          <table:table-cell office:value-type="string" table:style-name="ce31">
            <text:p>ROUSSILLON</text:p>
          </table:table-cell>
          <table:table-cell office:value-type="string" table:style-name="ce31">
            <text:p>Emma-iris</text:p>
          </table:table-cell>
          <table:table-cell table:style-name="ce31"/>
          <table:table-cell office:value-type="string" table:style-name="ce16">
            <text:p>06 34 08 33 94</text:p>
          </table:table-cell>
          <table:table-cell office:value-type="string" table:style-name="ce27">
            <text:p><text:a xlink:href="mailto:emma.roussillon@gmail.com">emma.roussillon@gmail.com</text:a></text:p>
          </table:table-cell>
          <table:table-cell office:value-type="string" table:style-name="ce28">
            <text:p>Lettre envoyée par la cliente pour annulation de son contrat 20 jours après signature</text:p>
          </table:table-cell>
          <table:table-cell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63:.AJ563];[.AQ563:.AW563])+SUM([.AK563:.AP563])*10=0;&quot;&quot;;SUM([.M563:.AJ563];[.AQ563:.AW563])+SUM([.AK563:.AP563])*10)" table:style-name="ce13"/>
          <table:table-cell table:number-columns-repeated="16333"/>
        </table:table-row>
        <table:table-row table:style-name="ro14" table:visibility="filter">
          <table:table-cell office:value-type="string" table:content-validation-name="val1" table:style-name="ce50">
            <text:p>Casse</text:p>
          </table:table-cell>
          <table:table-cell office:value-type="string" table:style-name="ce17">
            <text:p>ETR</text:p>
          </table:table-cell>
          <table:table-cell table:style-name="ce67"/>
          <table:table-cell office:value-type="string" table:style-name="ce67">
            <text:p>FRANÇOIS</text:p>
          </table:table-cell>
          <table:table-cell office:value-type="string" table:style-name="ce67">
            <text:p>Anne-Delphine</text:p>
          </table:table-cell>
          <table:table-cell table:style-name="ce67"/>
          <table:table-cell office:value-type="string" table:style-name="ce16">
            <text:p>06 80 47 69 84</text:p>
          </table:table-cell>
          <table:table-cell office:value-type="string" table:style-name="ce33">
            <text:p><text:a xlink:href="mailto:joseph.anne.delphine@gmail.com">joseph.anne.delphine@gmail.com</text:a></text:p>
          </table:table-cell>
          <table:table-cell office:value-type="string" table:style-name="ce34">
            <text:p>ODP envoyé au client</text:p>
            <text:p>A appeler probablement par FDE</text:p>
            <text:p>Casse probable 90%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64:.AJ564];[.AQ564:.AW564])+SUM([.AK564:.AP564])*10=0;&quot;&quot;;SUM([.M564:.AJ564];[.AQ564:.AW564])+SUM([.AK564:.AP564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46">
            <text:p>GALLARDO</text:p>
          </table:table-cell>
          <table:table-cell office:value-type="string" table:style-name="ce46">
            <text:p>Guillaume</text:p>
          </table:table-cell>
          <table:table-cell table:style-name="ce46"/>
          <table:table-cell office:value-type="string" table:style-name="ce16">
            <text:p>06 33 60 59 88</text:p>
          </table:table-cell>
          <table:table-cell office:value-type="string" table:style-name="ce27">
            <text:p><text:a xlink:href="mailto:g.gallardo@free.fr">g.gallardo@free.fr</text:a></text:p>
          </table:table-cell>
          <table:table-cell office:value-type="string" table:style-name="ce29">
            <text:p>Docs cifs manquants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65:.AJ565];[.AQ565:.AW565])+SUM([.AK565:.AP565])*10=0;&quot;&quot;;SUM([.M565:.AJ565];[.AQ565:.AW565])+SUM([.AK565:.AP565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46">
            <text:p>GALLARDO</text:p>
          </table:table-cell>
          <table:table-cell office:value-type="string" table:style-name="ce46">
            <text:p>Corinne</text:p>
          </table:table-cell>
          <table:table-cell table:style-name="ce46"/>
          <table:table-cell office:value-type="string" table:style-name="ce16">
            <text:p>06 83 34 10 10</text:p>
          </table:table-cell>
          <table:table-cell office:value-type="string" table:style-name="ce27">
            <text:p><text:a xlink:href="mailto:dupuyco@free.fr">dupuyco@free.fr</text:a></text:p>
          </table:table-cell>
          <table:table-cell office:value-type="string" table:style-name="ce29">
            <text:p>Docs cifs manquants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66:.AJ566];[.AQ566:.AW566])+SUM([.AK566:.AP566])*10=0;&quot;&quot;;SUM([.M566:.AJ566];[.AQ566:.AW566])+SUM([.AK566:.AP566])*10)" table:style-name="ce13"/>
          <table:table-cell table:number-columns-repeated="16333"/>
        </table:table-row>
        <table:table-row table:style-name="ro15" table:visibility="filter">
          <table:table-cell office:value-type="string" table:content-validation-name="val1" table:style-name="ce31">
            <text:p>En Stand-By</text:p>
          </table:table-cell>
          <table:table-cell office:value-type="string" table:style-name="ce65">
            <text:p>ETR</text:p>
          </table:table-cell>
          <table:table-cell table:style-name="ce8"/>
          <table:table-cell office:value-type="string" table:style-name="ce65">
            <text:p>JARRIGE</text:p>
          </table:table-cell>
          <table:table-cell office:value-type="string" table:style-name="ce65">
            <text:p>Estelle</text:p>
          </table:table-cell>
          <table:table-cell table:style-name="ce31"/>
          <table:table-cell office:value-type="string" table:style-name="ce16">
            <text:p>06 24 60 26 94</text:p>
          </table:table-cell>
          <table:table-cell office:value-type="string" table:style-name="ce33">
            <text:p><text:a xlink:href="mailto:jarrige.estelle@gmail.com">jarrige.estelle@gmail.com</text:a></text:p>
          </table:table-cell>
          <table:table-cell office:value-type="string" table:style-name="ce28">
            <text:p>LM + RPA à faire signer</text:p>
            <text:p>JDD + Avis IR à récupérer</text:p>
            <text:p>ARRET VERSEMENTS DEPUIS MAI 2022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567:.AJ567];[.AQ567:.AW567])+SUM([.AK567:.AP567])*10=0;&quot;&quot;;SUM([.M567:.AJ567];[.AQ567:.AW567])+SUM([.AK567:.AP567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31">
            <text:p>CASSE</text:p>
          </table:table-cell>
          <table:table-cell office:value-type="string" table:style-name="ce57">
            <text:p>ETR</text:p>
          </table:table-cell>
          <table:table-cell table:style-name="ce16"/>
          <table:table-cell office:value-type="string" table:style-name="ce31">
            <text:p>LAURET</text:p>
          </table:table-cell>
          <table:table-cell office:value-type="string" table:style-name="ce31">
            <text:p>Gregoire</text:p>
          </table:table-cell>
          <table:table-cell table:style-name="ce31"/>
          <table:table-cell office:value-type="string" table:style-name="ce127">
            <text:p>06 37 75 62 04</text:p>
          </table:table-cell>
          <table:table-cell office:value-type="string" table:style-name="ce33">
            <text:p><text:a xlink:href="mailto:gregoire.lauret@gmail.com">gregoire.lauret@gmail.com</text:a></text:p>
          </table:table-cell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68:.AJ568];[.AQ568:.AW568])+SUM([.AK568:.AP568])*10=0;&quot;&quot;;SUM([.M568:.AJ568];[.AQ568:.AW568])+SUM([.AK568:.AP568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16">
            <text:p>LE BOS</text:p>
          </table:table-cell>
          <table:table-cell office:value-type="string" table:style-name="ce16">
            <text:p>Thibaut</text:p>
          </table:table-cell>
          <table:table-cell table:style-name="ce16"/>
          <table:table-cell office:value-type="string" table:style-name="ce16">
            <text:p>06 85 98 62 34</text:p>
          </table:table-cell>
          <table:table-cell office:value-type="string" table:style-name="ce27">
            <text:p><text:a xlink:href="mailto:thibaultlebos@gmail.com">thibaultlebos@gmail.com</text:a></text:p>
          </table:table-cell>
          <table:table-cell office:value-type="string" table:style-name="ce28">
            <text:p>Doc reg signés à retrouver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50141" table:style-name="ce23">
            <text:p>50 141,00 €</text:p>
          </table:table-cell>
          <table:table-cell office:value-type="currency" office:value="50128" table:style-name="ce23">
            <text:p>50 128,00 €</text:p>
          </table:table-cell>
          <table:table-cell table:number-columns-repeated="27" table:style-name="ce23"/>
          <table:table-cell office:value-type="currency" office:value="100269" table:formula="of:=IF(SUM([.M569:.AJ569];[.AQ569:.AW569])+SUM([.AK569:.AP569])*10=0;&quot;&quot;;SUM([.M569:.AJ569];[.AQ569:.AW569])+SUM([.AK569:.AP569])*10)" table:style-name="ce13">
            <text:p>100 269,00 €</text:p>
          </table:table-cell>
          <table:table-cell table:number-columns-repeated="16333"/>
        </table:table-row>
        <table:table-row table:style-name="ro17" table:visibility="filter">
          <table:table-cell office:value-type="string" table:content-validation-name="val1" table:style-name="ce31">
            <text:p>En Stand-By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LOR</text:p>
          </table:table-cell>
          <table:table-cell office:value-type="string" table:style-name="ce31">
            <text:p>Helene</text:p>
          </table:table-cell>
          <table:table-cell table:style-name="ce31"/>
          <table:table-cell office:value-type="string" table:style-name="ce16">
            <text:p>06 95 30 44 03</text:p>
          </table:table-cell>
          <table:table-cell office:value-type="string" table:style-name="ce27">
            <text:p><text:a xlink:href="mailto:helenelor@outlook.com">helenelor@outlook.com</text:a></text:p>
          </table:table-cell>
          <table:table-cell office:value-type="string" table:style-name="ce28">
            <text:p>LM + RPA à faire</text:p>
            <text:p>JDD + Avis IR a recuperer</text:p>
            <text:p>URGENT DEMANDE ARRET VERSEMENT EFFECTIVE 04/2023 A RAPPELER (300/mois conviction)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570:.AJ570];[.AQ570:.AW570])+SUM([.AK570:.AP570])*10=0;&quot;&quot;;SUM([.M570:.AJ570];[.AQ570:.AW570])+SUM([.AK570:.AP570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64">
            <text:p>Casse</text:p>
          </table:table-cell>
          <table:table-cell office:value-type="string" table:style-name="ce65">
            <text:p>ETR</text:p>
          </table:table-cell>
          <table:table-cell table:style-name="ce8"/>
          <table:table-cell office:value-type="string" table:style-name="ce68">
            <text:p>PERRIN</text:p>
          </table:table-cell>
          <table:table-cell office:value-type="string" table:style-name="ce68">
            <text:p>Yann</text:p>
          </table:table-cell>
          <table:table-cell table:style-name="ce68"/>
          <table:table-cell office:value-type="string" table:style-name="ce16">
            <text:p>06 64 96 57 29</text:p>
          </table:table-cell>
          <table:table-cell office:value-type="string" table:style-name="ce33">
            <text:p><text:a xlink:href="mailto:y.perrin25@gmail.com">y.perrin25@gmail.com</text:a></text:p>
          </table:table-cell>
          <table:table-cell office:value-type="string" table:style-name="ce28">
            <text:p>Rachat total 06/2023</text:p>
          </table:table-cell>
          <table:table-cell table:style-name="ce28"/>
          <table:table-cell office:value-type="string" table:style-name="ce29">
            <text:p>SWISSLIFE</text:p>
          </table:table-cell>
          <table:table-cell table:style-name="ce16"/>
          <table:table-cell table:number-columns-repeated="38" table:style-name="ce23"/>
          <table:table-cell office:value-type="string" office:string-value="" table:formula="of:=IF(SUM([.M571:.AJ571];[.AQ571:.AW571])+SUM([.AK571:.AP571])*10=0;&quot;&quot;;SUM([.M571:.AJ571];[.AQ571:.AW571])+SUM([.AK571:.AP571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57">
            <text:p>ETR</text:p>
          </table:table-cell>
          <table:table-cell table:style-name="ce16"/>
          <table:table-cell office:value-type="string" table:style-name="ce31">
            <text:p>PETIT</text:p>
          </table:table-cell>
          <table:table-cell office:value-type="string" table:style-name="ce31">
            <text:p>Julien</text:p>
          </table:table-cell>
          <table:table-cell table:style-name="ce31"/>
          <table:table-cell office:value-type="string" table:style-name="ce127">
            <text:p>06 70 40 25 66</text:p>
          </table:table-cell>
          <table:table-cell office:value-type="string" table:style-name="ce33">
            <text:p><text:a xlink:href="mailto:julio0960@hotmail.com">julio0960@hotmail.com</text:a></text:p>
          </table:table-cell>
          <table:table-cell office:value-type="string" table:style-name="ce29">
            <text:p>Rachat total 26/07/2022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72:.AJ572];[.AQ572:.AW572])+SUM([.AK572:.AP572])*10=0;&quot;&quot;;SUM([.M572:.AJ572];[.AQ572:.AW572])+SUM([.AK572:.AP572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TAISNE</text:p>
          </table:table-cell>
          <table:table-cell office:value-type="string" table:style-name="ce31">
            <text:p>Paul</text:p>
          </table:table-cell>
          <table:table-cell table:number-columns-repeated="3" table:style-name="ce31"/>
          <table:table-cell table:number-columns-repeated="3" table:style-name="ce29"/>
          <table:table-cell table:style-name="ce16"/>
          <table:table-cell table:number-columns-repeated="38" table:style-name="ce23"/>
          <table:table-cell office:value-type="string" office:string-value="" table:formula="of:=IF(SUM([.M573:.AJ573];[.AQ573:.AW573])+SUM([.AK573:.AP573])*10=0;&quot;&quot;;SUM([.M573:.AJ573];[.AQ573:.AW573])+SUM([.AK573:.AP573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6">
            <text:p>Casse</text:p>
          </table:table-cell>
          <table:table-cell office:value-type="string" table:style-name="ce16">
            <text:p>ETR</text:p>
          </table:table-cell>
          <table:table-cell table:style-name="ce16"/>
          <table:table-cell office:value-type="string" table:style-name="ce31">
            <text:p>TOUTAIN</text:p>
          </table:table-cell>
          <table:table-cell office:value-type="string" table:style-name="ce31">
            <text:p>Xavier</text:p>
          </table:table-cell>
          <table:table-cell table:style-name="ce31"/>
          <table:table-cell office:value-type="string" table:style-name="ce16">
            <text:p>06 58 02 35 86</text:p>
          </table:table-cell>
          <table:table-cell office:value-type="string" table:style-name="ce27">
            <text:p><text:a xlink:href="mailto:toutaindary@hotmail.com">toutaindary@hotmail.com<text:s/></text:a></text:p>
          </table:table-cell>
          <table:table-cell office:value-type="string" table:style-name="ce29">
            <text:p>Pas de contrat chez nous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74:.AJ574];[.AQ574:.AW574])+SUM([.AK574:.AP574])*10=0;&quot;&quot;;SUM([.M574:.AJ574];[.AQ574:.AW574])+SUM([.AK574:.AP574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VMI</text:p>
          </table:table-cell>
          <table:table-cell table:style-name="ce31"/>
          <table:table-cell office:value-type="string" table:style-name="ce31">
            <text:p>DUCHEMIN</text:p>
          </table:table-cell>
          <table:table-cell office:value-type="string" table:style-name="ce31">
            <text:p>Thomas</text:p>
          </table:table-cell>
          <table:table-cell table:number-columns-repeated="3" table:style-name="ce31"/>
          <table:table-cell office:value-type="string" table:style-name="ce34">
            <text:p>CASSE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75:.AJ575];[.AQ575:.AW575])+SUM([.AK575:.AP575])*10=0;&quot;&quot;;SUM([.M575:.AJ575];[.AQ575:.AW575])+SUM([.AK575:.AP575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VMI</text:p>
          </table:table-cell>
          <table:table-cell table:style-name="ce31"/>
          <table:table-cell office:value-type="string" table:style-name="ce31">
            <text:p>HERVÉ</text:p>
          </table:table-cell>
          <table:table-cell office:value-type="string" table:style-name="ce31">
            <text:p>Alexia</text:p>
          </table:table-cell>
          <table:table-cell table:number-columns-repeated="3" table:style-name="ce31"/>
          <table:table-cell office:value-type="string" table:style-name="ce34">
            <text:p>CASSE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76:.AJ576];[.AQ576:.AW576])+SUM([.AK576:.AP576])*10=0;&quot;&quot;;SUM([.M576:.AJ576];[.AQ576:.AW576])+SUM([.AK576:.AP576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VMI</text:p>
          </table:table-cell>
          <table:table-cell table:style-name="ce31"/>
          <table:table-cell office:value-type="string" table:style-name="ce31">
            <text:p>PIZZICHINI</text:p>
          </table:table-cell>
          <table:table-cell office:value-type="string" table:style-name="ce31">
            <text:p>Sébastien</text:p>
          </table:table-cell>
          <table:table-cell table:style-name="ce31"/>
          <table:table-cell office:value-type="string" table:style-name="ce31">
            <text:p>06 17 78 07 60</text:p>
          </table:table-cell>
          <table:table-cell table:style-name="ce31"/>
          <table:table-cell office:value-type="string" table:style-name="ce34">
            <text:p>CASSE souhaite faire cash à recontacter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77:.AJ577];[.AQ577:.AW577])+SUM([.AK577:.AP577])*10=0;&quot;&quot;;SUM([.M577:.AJ577];[.AQ577:.AW577])+SUM([.AK577:.AP577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office:value-type="string" table:style-name="ce16">
            <text:p>VMI</text:p>
          </table:table-cell>
          <table:table-cell table:style-name="ce31"/>
          <table:table-cell office:value-type="string" table:style-name="ce31">
            <text:p>PLAINDOUX</text:p>
          </table:table-cell>
          <table:table-cell office:value-type="string" table:style-name="ce31">
            <text:p>Thomas</text:p>
          </table:table-cell>
          <table:table-cell table:style-name="ce31"/>
          <table:table-cell office:value-type="string" table:style-name="ce31">
            <text:p>06 15 38 46 88</text:p>
          </table:table-cell>
          <table:table-cell office:value-type="string" table:style-name="ce33">
            <text:p><text:a xlink:href="mailto:thomas.plaindoux@gmail.com">thomas.plaindoux@gmail.com</text:a></text:p>
          </table:table-cell>
          <table:table-cell office:value-type="string" table:style-name="ce34">
            <text:p>Contrat cloturé</text:p>
          </table:table-cell>
          <table:table-cell table:number-columns-repeated="2" table:style-name="ce34"/>
          <table:table-cell table:style-name="ce16"/>
          <table:table-cell table:number-columns-repeated="38" table:style-name="ce23"/>
          <table:table-cell office:value-type="string" office:string-value="" table:formula="of:=IF(SUM([.M578:.AJ578];[.AQ578:.AW578])+SUM([.AK578:.AP578])*10=0;&quot;&quot;;SUM([.M578:.AJ578];[.AQ578:.AW578])+SUM([.AK578:.AP578])*10)" table:style-name="ce13"/>
          <table:table-cell table:number-columns-repeated="16333"/>
        </table:table-row>
        <table:table-row table:style-name="ro13" table:visibility="filter">
          <table:table-cell office:value-type="string" table:content-validation-name="val1" table:style-name="ce70">
            <text:p>Casse</text:p>
          </table:table-cell>
          <table:table-cell table:style-name="ce17"/>
          <table:table-cell table:style-name="ce67"/>
          <table:table-cell office:value-type="string" table:style-name="ce63">
            <text:p>DULONDEL</text:p>
          </table:table-cell>
          <table:table-cell office:value-type="string" table:style-name="ce67">
            <text:p>Marie</text:p>
          </table:table-cell>
          <table:table-cell table:style-name="ce67"/>
          <table:table-cell office:value-type="string" table:style-name="ce31">
            <text:p>06 29 87 52 40</text:p>
          </table:table-cell>
          <table:table-cell office:value-type="string" table:style-name="ce33">
            <text:p><text:a xlink:href="mailto:marie.dulondel@live.fr">marie.dulondel@live.fr</text:a></text:p>
          </table:table-cell>
          <table:table-cell office:value-type="string" table:style-name="ce34">
            <text:p>Rachat total demandé par cliente</text:p>
            <text:p>Verif si FDE a confirmer auprès de SL</text:p>
          </table:table-cell>
          <table:table-cell office:value-type="string" table:style-name="ce34">
            <text:p>ASSET</text:p>
          </table:table-cell>
          <table:table-cell table:style-name="ce34"/>
          <table:table-cell table:style-name="ce16"/>
          <table:table-cell table:number-columns-repeated="38" table:style-name="ce23"/>
          <table:table-cell office:value-type="string" office:string-value="" table:formula="of:=IF(SUM([.M579:.AJ579];[.AQ579:.AW579])+SUM([.AK579:.AP579])*10=0;&quot;&quot;;SUM([.M579:.AJ579];[.AQ579:.AW579])+SUM([.AK579:.AP579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6">
            <text:p>Casse</text:p>
          </table:table-cell>
          <table:table-cell table:number-columns-repeated="2" table:style-name="ce16"/>
          <table:table-cell office:value-type="string" table:style-name="ce16">
            <text:p>GARCIN</text:p>
          </table:table-cell>
          <table:table-cell office:value-type="string" table:style-name="ce16">
            <text:p>Nicolas</text:p>
          </table:table-cell>
          <table:table-cell table:style-name="ce16"/>
          <table:table-cell office:value-type="string" table:style-name="ce16">
            <text:p>06 04 02 98 71</text:p>
          </table:table-cell>
          <table:table-cell office:value-type="string" table:style-name="ce27">
            <text:p><text:a xlink:href="mailto:nigarcin@laposte.net">nigarcin@laposte.net</text:a></text:p>
          </table:table-cell>
          <table:table-cell office:value-type="string" table:style-name="ce28">
            <text:p>Casse financement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100076" table:style-name="ce23">
            <text:p>100 076,00 €</text:p>
          </table:table-cell>
          <table:table-cell table:number-columns-repeated="28" table:style-name="ce23"/>
          <table:table-cell office:value-type="currency" office:value="100076" table:formula="of:=IF(SUM([.M580:.AJ580];[.AQ580:.AW580])+SUM([.AK580:.AP580])*10=0;&quot;&quot;;SUM([.M580:.AJ580];[.AQ580:.AW580])+SUM([.AK580:.AP580])*10)" table:style-name="ce13">
            <text:p>100 076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6">
            <text:p>Casse</text:p>
          </table:table-cell>
          <table:table-cell table:number-columns-repeated="2" table:style-name="ce16"/>
          <table:table-cell office:value-type="string" table:style-name="ce16">
            <text:p>GOSSE</text:p>
          </table:table-cell>
          <table:table-cell office:value-type="string" table:style-name="ce16">
            <text:p>Guillaume</text:p>
          </table:table-cell>
          <table:table-cell table:number-columns-repeated="3" table:style-name="ce16"/>
          <table:table-cell office:value-type="string" table:style-name="ce28">
            <text:p>Casse inconnu car CASH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90000" table:style-name="ce23">
            <text:p>90 000,00 €</text:p>
          </table:table-cell>
          <table:table-cell table:number-columns-repeated="27" table:style-name="ce23"/>
          <table:table-cell office:value-type="currency" office:value="90000" table:formula="of:=IF(SUM([.M581:.AJ581];[.AQ581:.AW581])+SUM([.AK581:.AP581])*10=0;&quot;&quot;;SUM([.M581:.AJ581];[.AQ581:.AW581])+SUM([.AK581:.AP581])*10)" table:style-name="ce13">
            <text:p>90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53">
            <text:p>Casse</text:p>
          </table:table-cell>
          <table:table-cell table:number-columns-repeated="2" table:style-name="ce8"/>
          <table:table-cell office:value-type="string" table:style-name="ce68">
            <text:p>GUILLON</text:p>
          </table:table-cell>
          <table:table-cell office:value-type="string" table:style-name="ce65">
            <text:p>Florence</text:p>
          </table:table-cell>
          <table:table-cell table:style-name="ce65"/>
          <table:table-cell office:value-type="string" table:style-name="ce16">
            <text:p>06 32 17 84 55</text:p>
          </table:table-cell>
          <table:table-cell office:value-type="string" table:style-name="ce27">
            <text:p><text:a xlink:href="mailto:florence.guillon.77@gmail.com">florence.guillon.77@gmail.com</text:a></text:p>
          </table:table-cell>
          <table:table-cell office:value-type="string" table:style-name="ce28">
            <text:p>Casse ?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35017.5" table:style-name="ce23">
            <text:p>35 017,50 €</text:p>
          </table:table-cell>
          <table:table-cell office:value-type="currency" office:value="15080" table:style-name="ce23">
            <text:p>15 080,00 €</text:p>
          </table:table-cell>
          <table:table-cell table:number-columns-repeated="27" table:style-name="ce23"/>
          <table:table-cell office:value-type="currency" office:value="50097.5" table:formula="of:=IF(SUM([.M582:.AJ582];[.AQ582:.AW582])+SUM([.AK582:.AP582])*10=0;&quot;&quot;;SUM([.M582:.AJ582];[.AQ582:.AW582])+SUM([.AK582:.AP582])*10)" table:style-name="ce13">
            <text:p>50 097,5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16">
            <text:p>LEMAIRE</text:p>
          </table:table-cell>
          <table:table-cell office:value-type="string" table:style-name="ce16">
            <text:p>Nausicaa</text:p>
          </table:table-cell>
          <table:table-cell table:style-name="ce16"/>
          <table:table-cell office:value-type="string" table:style-name="ce16">
            <text:p>06 47 56 31 88</text:p>
          </table:table-cell>
          <table:table-cell office:value-type="string" table:style-name="ce27">
            <text:p><text:a xlink:href="mailto:nausicaa.lemaire@gmail.com">nausicaa.lemaire@gmail.com</text:a></text:p>
          </table:table-cell>
          <table:table-cell office:value-type="string" table:style-name="ce28">
            <text:p>Casse - contrat cloturé Juin 2021</text:p>
          </table:table-cell>
          <table:table-cell table:style-name="ce28"/>
          <table:table-cell office:value-type="string" table:style-name="ce29">
            <text:p>ABEILLE</text:p>
          </table:table-cell>
          <table:table-cell table:style-name="ce16"/>
          <table:table-cell table:number-columns-repeated="24" table:style-name="ce23"/>
          <table:table-cell office:value-type="currency" office:value="600" table:style-name="ce23">
            <text:p>600,00 €</text:p>
          </table:table-cell>
          <table:table-cell table:number-columns-repeated="6" table:style-name="ce23"/>
          <table:table-cell office:value-type="currency" office:value="1000" table:style-name="ce23">
            <text:p>1 000,00 €</text:p>
          </table:table-cell>
          <table:table-cell table:number-columns-repeated="6" table:style-name="ce23"/>
          <table:table-cell office:value-type="currency" office:value="7000" table:formula="of:=IF(SUM([.M583:.AJ583];[.AQ583:.AW583])+SUM([.AK583:.AP583])*10=0;&quot;&quot;;SUM([.M583:.AJ583];[.AQ583:.AW583])+SUM([.AK583:.AP583])*10)" table:style-name="ce13">
            <text:p>7 000,0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54">
            <text:p>PITARD</text:p>
          </table:table-cell>
          <table:table-cell office:value-type="string" table:style-name="ce16">
            <text:p>Adrien</text:p>
          </table:table-cell>
          <table:table-cell table:number-columns-repeated="2" table:style-name="ce16"/>
          <table:table-cell office:value-type="string" table:style-name="ce27">
            <text:p><text:a xlink:href="mailto:adrien.pitard@hotmail.fr">adrien.pitard@hotmail.fr</text:a></text:p>
          </table:table-cell>
          <table:table-cell office:value-type="string" table:style-name="ce29">
            <text:p>Casse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84:.AJ584];[.AQ584:.AW584])+SUM([.AK584:.AP584])*10=0;&quot;&quot;;SUM([.M584:.AJ584];[.AQ584:.AW584])+SUM([.AK584:.AP584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54">
            <text:p>SERALY</text:p>
          </table:table-cell>
          <table:table-cell office:value-type="string" table:style-name="ce16">
            <text:p>Adil</text:p>
          </table:table-cell>
          <table:table-cell table:style-name="ce16"/>
          <table:table-cell office:value-type="string" table:style-name="ce16">
            <text:p>07 86 65 64 14</text:p>
          </table:table-cell>
          <table:table-cell office:value-type="string" table:style-name="ce33">
            <text:p><text:a xlink:href="mailto:adil.seraly@gmail.com">adil.seraly@gmail.com</text:a></text:p>
          </table:table-cell>
          <table:table-cell office:value-type="string" table:style-name="ce29">
            <text:p>Rachat en cours (ami de BLO)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85:.AJ585];[.AQ585:.AW585])+SUM([.AK585:.AP585])*10=0;&quot;&quot;;SUM([.M585:.AJ585];[.AQ585:.AW585])+SUM([.AK585:.AP585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54">
            <text:p>SERALY</text:p>
          </table:table-cell>
          <table:table-cell office:value-type="string" table:style-name="ce16">
            <text:p>Karim et Lakshmi</text:p>
          </table:table-cell>
          <table:table-cell table:style-name="ce16"/>
          <table:table-cell office:value-type="string" table:style-name="ce16">
            <text:p>06 09 58 27 19</text:p>
          </table:table-cell>
          <table:table-cell office:value-type="string" table:style-name="ce33">
            <text:p><text:a xlink:href="mailto:karim.seraly@orange.fr">karim.seraly@orange.fr</text:a></text:p>
          </table:table-cell>
          <table:table-cell office:value-type="string" table:style-name="ce29">
            <text:p>Rachat en cours (ami de BLO)</text:p>
          </table:table-cell>
          <table:table-cell table:number-columns-repeated="2" table:style-name="ce29"/>
          <table:table-cell table:style-name="ce16"/>
          <table:table-cell table:number-columns-repeated="38" table:style-name="ce23"/>
          <table:table-cell office:value-type="string" office:string-value="" table:formula="of:=IF(SUM([.M586:.AJ586];[.AQ586:.AW586])+SUM([.AK586:.AP586])*10=0;&quot;&quot;;SUM([.M586:.AJ586];[.AQ586:.AW586])+SUM([.AK586:.AP586])*10)" table:style-name="ce13"/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46">
            <text:p>USSEGLIO-BRANCARD</text:p>
          </table:table-cell>
          <table:table-cell office:value-type="string" table:style-name="ce31">
            <text:p>Thimothé</text:p>
          </table:table-cell>
          <table:table-cell table:style-name="ce31"/>
          <table:table-cell office:value-type="string" table:style-name="ce16">
            <text:p>06 78 53 92 42</text:p>
          </table:table-cell>
          <table:table-cell office:value-type="string" table:style-name="ce27">
            <text:p><text:a xlink:href="mailto:thimote.usseglio@gmail.com">thimote.usseglio@gmail.com</text:a></text:p>
          </table:table-cell>
          <table:table-cell office:value-type="string" table:style-name="ce28">
            <text:p>Casse ?</text:p>
          </table:table-cell>
          <table:table-cell table:style-name="ce28"/>
          <table:table-cell table:style-name="ce29"/>
          <table:table-cell table:style-name="ce16"/>
          <table:table-cell table:number-columns-repeated="9" table:style-name="ce23"/>
          <table:table-cell office:value-type="currency" office:value="35017.5" table:style-name="ce23">
            <text:p>35 017,50 €</text:p>
          </table:table-cell>
          <table:table-cell office:value-type="currency" office:value="15080" table:style-name="ce23">
            <text:p>15 080,00 €</text:p>
          </table:table-cell>
          <table:table-cell table:number-columns-repeated="27" table:style-name="ce23"/>
          <table:table-cell office:value-type="currency" office:value="50097.5" table:formula="of:=IF(SUM([.M587:.AJ587];[.AQ587:.AW587])+SUM([.AK587:.AP587])*10=0;&quot;&quot;;SUM([.M587:.AJ587];[.AQ587:.AW587])+SUM([.AK587:.AP587])*10)" table:style-name="ce13">
            <text:p>50 097,50 €</text:p>
          </table:table-cell>
          <table:table-cell table:number-columns-repeated="16333"/>
        </table:table-row>
        <table:table-row table:style-name="ro9" table:visibility="filter">
          <table:table-cell office:value-type="string" table:content-validation-name="val1" table:style-name="ce15">
            <text:p>Casse</text:p>
          </table:table-cell>
          <table:table-cell table:number-columns-repeated="2" table:style-name="ce16"/>
          <table:table-cell office:value-type="string" table:style-name="ce31">
            <text:p>VARRALL</text:p>
          </table:table-cell>
          <table:table-cell office:value-type="string" table:style-name="ce31">
            <text:p>Mathieu</text:p>
          </table:table-cell>
          <table:table-cell table:style-name="ce31"/>
          <table:table-cell table:number-columns-repeated="2" table:style-name="ce16"/>
          <table:table-cell office:value-type="string" table:style-name="ce28">
            <text:p>Casse ?</text:p>
          </table:table-cell>
          <table:table-cell table:style-name="ce28"/>
          <table:table-cell table:style-name="ce29"/>
          <table:table-cell table:style-name="ce16"/>
          <table:table-cell table:number-columns-repeated="10" table:style-name="ce23"/>
          <table:table-cell office:value-type="currency" office:value="100048" table:style-name="ce23">
            <text:p>100 048,00 €</text:p>
          </table:table-cell>
          <table:table-cell table:number-columns-repeated="27" table:style-name="ce23"/>
          <table:table-cell office:value-type="currency" office:value="100048" table:formula="of:=IF(SUM([.M588:.AJ588];[.AQ588:.AW588])+SUM([.AK588:.AP588])*10=0;&quot;&quot;;SUM([.M588:.AJ588];[.AQ588:.AW588])+SUM([.AK588:.AP588])*10)" table:style-name="ce13">
            <text:p>100 048,00 €</text:p>
          </table:table-cell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89:.AJ589];[.AQ589:.AW589])+SUM([.AK589:.AP589])*10=0;&quot;&quot;;SUM([.M589:.AJ589];[.AQ589:.AW589])+SUM([.AK589:.AP5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0:.AJ590];[.AQ590:.AW590])+SUM([.AK590:.AP590])*10=0;&quot;&quot;;SUM([.M590:.AJ590];[.AQ590:.AW590])+SUM([.AK590:.AP5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1:.AJ591];[.AQ591:.AW591])+SUM([.AK591:.AP591])*10=0;&quot;&quot;;SUM([.M591:.AJ591];[.AQ591:.AW591])+SUM([.AK591:.AP5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2:.AJ592];[.AQ592:.AW592])+SUM([.AK592:.AP592])*10=0;&quot;&quot;;SUM([.M592:.AJ592];[.AQ592:.AW592])+SUM([.AK592:.AP5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3:.AJ593];[.AQ593:.AW593])+SUM([.AK593:.AP593])*10=0;&quot;&quot;;SUM([.M593:.AJ593];[.AQ593:.AW593])+SUM([.AK593:.AP5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4:.AJ594];[.AQ594:.AW594])+SUM([.AK594:.AP594])*10=0;&quot;&quot;;SUM([.M594:.AJ594];[.AQ594:.AW594])+SUM([.AK594:.AP5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5:.AJ595];[.AQ595:.AW595])+SUM([.AK595:.AP595])*10=0;&quot;&quot;;SUM([.M595:.AJ595];[.AQ595:.AW595])+SUM([.AK595:.AP5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6:.AJ596];[.AQ596:.AW596])+SUM([.AK596:.AP596])*10=0;&quot;&quot;;SUM([.M596:.AJ596];[.AQ596:.AW596])+SUM([.AK596:.AP5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7:.AJ597];[.AQ597:.AW597])+SUM([.AK597:.AP597])*10=0;&quot;&quot;;SUM([.M597:.AJ597];[.AQ597:.AW597])+SUM([.AK597:.AP5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8:.AJ598];[.AQ598:.AW598])+SUM([.AK598:.AP598])*10=0;&quot;&quot;;SUM([.M598:.AJ598];[.AQ598:.AW598])+SUM([.AK598:.AP5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599:.AJ599];[.AQ599:.AW599])+SUM([.AK599:.AP599])*10=0;&quot;&quot;;SUM([.M599:.AJ599];[.AQ599:.AW599])+SUM([.AK599:.AP5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0:.AJ600];[.AQ600:.AW600])+SUM([.AK600:.AP600])*10=0;&quot;&quot;;SUM([.M600:.AJ600];[.AQ600:.AW600])+SUM([.AK600:.AP6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1:.AJ601];[.AQ601:.AW601])+SUM([.AK601:.AP601])*10=0;&quot;&quot;;SUM([.M601:.AJ601];[.AQ601:.AW601])+SUM([.AK601:.AP6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2:.AJ602];[.AQ602:.AW602])+SUM([.AK602:.AP602])*10=0;&quot;&quot;;SUM([.M602:.AJ602];[.AQ602:.AW602])+SUM([.AK602:.AP6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3:.AJ603];[.AQ603:.AW603])+SUM([.AK603:.AP603])*10=0;&quot;&quot;;SUM([.M603:.AJ603];[.AQ603:.AW603])+SUM([.AK603:.AP6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4:.AJ604];[.AQ604:.AW604])+SUM([.AK604:.AP604])*10=0;&quot;&quot;;SUM([.M604:.AJ604];[.AQ604:.AW604])+SUM([.AK604:.AP6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5:.AJ605];[.AQ605:.AW605])+SUM([.AK605:.AP605])*10=0;&quot;&quot;;SUM([.M605:.AJ605];[.AQ605:.AW605])+SUM([.AK605:.AP6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6:.AJ606];[.AQ606:.AW606])+SUM([.AK606:.AP606])*10=0;&quot;&quot;;SUM([.M606:.AJ606];[.AQ606:.AW606])+SUM([.AK606:.AP6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7:.AJ607];[.AQ607:.AW607])+SUM([.AK607:.AP607])*10=0;&quot;&quot;;SUM([.M607:.AJ607];[.AQ607:.AW607])+SUM([.AK607:.AP6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8:.AJ608];[.AQ608:.AW608])+SUM([.AK608:.AP608])*10=0;&quot;&quot;;SUM([.M608:.AJ608];[.AQ608:.AW608])+SUM([.AK608:.AP6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09:.AJ609];[.AQ609:.AW609])+SUM([.AK609:.AP609])*10=0;&quot;&quot;;SUM([.M609:.AJ609];[.AQ609:.AW609])+SUM([.AK609:.AP6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0:.AJ610];[.AQ610:.AW610])+SUM([.AK610:.AP610])*10=0;&quot;&quot;;SUM([.M610:.AJ610];[.AQ610:.AW610])+SUM([.AK610:.AP6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1:.AJ611];[.AQ611:.AW611])+SUM([.AK611:.AP611])*10=0;&quot;&quot;;SUM([.M611:.AJ611];[.AQ611:.AW611])+SUM([.AK611:.AP6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2:.AJ612];[.AQ612:.AW612])+SUM([.AK612:.AP612])*10=0;&quot;&quot;;SUM([.M612:.AJ612];[.AQ612:.AW612])+SUM([.AK612:.AP6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3:.AJ613];[.AQ613:.AW613])+SUM([.AK613:.AP613])*10=0;&quot;&quot;;SUM([.M613:.AJ613];[.AQ613:.AW613])+SUM([.AK613:.AP6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4:.AJ614];[.AQ614:.AW614])+SUM([.AK614:.AP614])*10=0;&quot;&quot;;SUM([.M614:.AJ614];[.AQ614:.AW614])+SUM([.AK614:.AP6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5:.AJ615];[.AQ615:.AW615])+SUM([.AK615:.AP615])*10=0;&quot;&quot;;SUM([.M615:.AJ615];[.AQ615:.AW615])+SUM([.AK615:.AP6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6:.AJ616];[.AQ616:.AW616])+SUM([.AK616:.AP616])*10=0;&quot;&quot;;SUM([.M616:.AJ616];[.AQ616:.AW616])+SUM([.AK616:.AP6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7:.AJ617];[.AQ617:.AW617])+SUM([.AK617:.AP617])*10=0;&quot;&quot;;SUM([.M617:.AJ617];[.AQ617:.AW617])+SUM([.AK617:.AP6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8:.AJ618];[.AQ618:.AW618])+SUM([.AK618:.AP618])*10=0;&quot;&quot;;SUM([.M618:.AJ618];[.AQ618:.AW618])+SUM([.AK618:.AP6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19:.AJ619];[.AQ619:.AW619])+SUM([.AK619:.AP619])*10=0;&quot;&quot;;SUM([.M619:.AJ619];[.AQ619:.AW619])+SUM([.AK619:.AP6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0:.AJ620];[.AQ620:.AW620])+SUM([.AK620:.AP620])*10=0;&quot;&quot;;SUM([.M620:.AJ620];[.AQ620:.AW620])+SUM([.AK620:.AP6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1:.AJ621];[.AQ621:.AW621])+SUM([.AK621:.AP621])*10=0;&quot;&quot;;SUM([.M621:.AJ621];[.AQ621:.AW621])+SUM([.AK621:.AP6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2:.AJ622];[.AQ622:.AW622])+SUM([.AK622:.AP622])*10=0;&quot;&quot;;SUM([.M622:.AJ622];[.AQ622:.AW622])+SUM([.AK622:.AP6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3:.AJ623];[.AQ623:.AW623])+SUM([.AK623:.AP623])*10=0;&quot;&quot;;SUM([.M623:.AJ623];[.AQ623:.AW623])+SUM([.AK623:.AP6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4:.AJ624];[.AQ624:.AW624])+SUM([.AK624:.AP624])*10=0;&quot;&quot;;SUM([.M624:.AJ624];[.AQ624:.AW624])+SUM([.AK624:.AP6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5:.AJ625];[.AQ625:.AW625])+SUM([.AK625:.AP625])*10=0;&quot;&quot;;SUM([.M625:.AJ625];[.AQ625:.AW625])+SUM([.AK625:.AP6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6:.AJ626];[.AQ626:.AW626])+SUM([.AK626:.AP626])*10=0;&quot;&quot;;SUM([.M626:.AJ626];[.AQ626:.AW626])+SUM([.AK626:.AP6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7:.AJ627];[.AQ627:.AW627])+SUM([.AK627:.AP627])*10=0;&quot;&quot;;SUM([.M627:.AJ627];[.AQ627:.AW627])+SUM([.AK627:.AP6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8:.AJ628];[.AQ628:.AW628])+SUM([.AK628:.AP628])*10=0;&quot;&quot;;SUM([.M628:.AJ628];[.AQ628:.AW628])+SUM([.AK628:.AP6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29:.AJ629];[.AQ629:.AW629])+SUM([.AK629:.AP629])*10=0;&quot;&quot;;SUM([.M629:.AJ629];[.AQ629:.AW629])+SUM([.AK629:.AP6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0:.AJ630];[.AQ630:.AW630])+SUM([.AK630:.AP630])*10=0;&quot;&quot;;SUM([.M630:.AJ630];[.AQ630:.AW630])+SUM([.AK630:.AP6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1:.AJ631];[.AQ631:.AW631])+SUM([.AK631:.AP631])*10=0;&quot;&quot;;SUM([.M631:.AJ631];[.AQ631:.AW631])+SUM([.AK631:.AP6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2:.AJ632];[.AQ632:.AW632])+SUM([.AK632:.AP632])*10=0;&quot;&quot;;SUM([.M632:.AJ632];[.AQ632:.AW632])+SUM([.AK632:.AP6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3:.AJ633];[.AQ633:.AW633])+SUM([.AK633:.AP633])*10=0;&quot;&quot;;SUM([.M633:.AJ633];[.AQ633:.AW633])+SUM([.AK633:.AP6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4:.AJ634];[.AQ634:.AW634])+SUM([.AK634:.AP634])*10=0;&quot;&quot;;SUM([.M634:.AJ634];[.AQ634:.AW634])+SUM([.AK634:.AP6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5:.AJ635];[.AQ635:.AW635])+SUM([.AK635:.AP635])*10=0;&quot;&quot;;SUM([.M635:.AJ635];[.AQ635:.AW635])+SUM([.AK635:.AP6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6:.AJ636];[.AQ636:.AW636])+SUM([.AK636:.AP636])*10=0;&quot;&quot;;SUM([.M636:.AJ636];[.AQ636:.AW636])+SUM([.AK636:.AP6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7:.AJ637];[.AQ637:.AW637])+SUM([.AK637:.AP637])*10=0;&quot;&quot;;SUM([.M637:.AJ637];[.AQ637:.AW637])+SUM([.AK637:.AP6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8:.AJ638];[.AQ638:.AW638])+SUM([.AK638:.AP638])*10=0;&quot;&quot;;SUM([.M638:.AJ638];[.AQ638:.AW638])+SUM([.AK638:.AP6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39:.AJ639];[.AQ639:.AW639])+SUM([.AK639:.AP639])*10=0;&quot;&quot;;SUM([.M639:.AJ639];[.AQ639:.AW639])+SUM([.AK639:.AP6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0:.AJ640];[.AQ640:.AW640])+SUM([.AK640:.AP640])*10=0;&quot;&quot;;SUM([.M640:.AJ640];[.AQ640:.AW640])+SUM([.AK640:.AP6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1:.AJ641];[.AQ641:.AW641])+SUM([.AK641:.AP641])*10=0;&quot;&quot;;SUM([.M641:.AJ641];[.AQ641:.AW641])+SUM([.AK641:.AP6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2:.AJ642];[.AQ642:.AW642])+SUM([.AK642:.AP642])*10=0;&quot;&quot;;SUM([.M642:.AJ642];[.AQ642:.AW642])+SUM([.AK642:.AP6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3:.AJ643];[.AQ643:.AW643])+SUM([.AK643:.AP643])*10=0;&quot;&quot;;SUM([.M643:.AJ643];[.AQ643:.AW643])+SUM([.AK643:.AP6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4:.AJ644];[.AQ644:.AW644])+SUM([.AK644:.AP644])*10=0;&quot;&quot;;SUM([.M644:.AJ644];[.AQ644:.AW644])+SUM([.AK644:.AP6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5:.AJ645];[.AQ645:.AW645])+SUM([.AK645:.AP645])*10=0;&quot;&quot;;SUM([.M645:.AJ645];[.AQ645:.AW645])+SUM([.AK645:.AP6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6:.AJ646];[.AQ646:.AW646])+SUM([.AK646:.AP646])*10=0;&quot;&quot;;SUM([.M646:.AJ646];[.AQ646:.AW646])+SUM([.AK646:.AP6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7:.AJ647];[.AQ647:.AW647])+SUM([.AK647:.AP647])*10=0;&quot;&quot;;SUM([.M647:.AJ647];[.AQ647:.AW647])+SUM([.AK647:.AP6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8:.AJ648];[.AQ648:.AW648])+SUM([.AK648:.AP648])*10=0;&quot;&quot;;SUM([.M648:.AJ648];[.AQ648:.AW648])+SUM([.AK648:.AP6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49:.AJ649];[.AQ649:.AW649])+SUM([.AK649:.AP649])*10=0;&quot;&quot;;SUM([.M649:.AJ649];[.AQ649:.AW649])+SUM([.AK649:.AP6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0:.AJ650];[.AQ650:.AW650])+SUM([.AK650:.AP650])*10=0;&quot;&quot;;SUM([.M650:.AJ650];[.AQ650:.AW650])+SUM([.AK650:.AP6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1:.AJ651];[.AQ651:.AW651])+SUM([.AK651:.AP651])*10=0;&quot;&quot;;SUM([.M651:.AJ651];[.AQ651:.AW651])+SUM([.AK651:.AP6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2:.AJ652];[.AQ652:.AW652])+SUM([.AK652:.AP652])*10=0;&quot;&quot;;SUM([.M652:.AJ652];[.AQ652:.AW652])+SUM([.AK652:.AP6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3:.AJ653];[.AQ653:.AW653])+SUM([.AK653:.AP653])*10=0;&quot;&quot;;SUM([.M653:.AJ653];[.AQ653:.AW653])+SUM([.AK653:.AP6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4:.AJ654];[.AQ654:.AW654])+SUM([.AK654:.AP654])*10=0;&quot;&quot;;SUM([.M654:.AJ654];[.AQ654:.AW654])+SUM([.AK654:.AP6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5:.AJ655];[.AQ655:.AW655])+SUM([.AK655:.AP655])*10=0;&quot;&quot;;SUM([.M655:.AJ655];[.AQ655:.AW655])+SUM([.AK655:.AP6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6:.AJ656];[.AQ656:.AW656])+SUM([.AK656:.AP656])*10=0;&quot;&quot;;SUM([.M656:.AJ656];[.AQ656:.AW656])+SUM([.AK656:.AP6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7:.AJ657];[.AQ657:.AW657])+SUM([.AK657:.AP657])*10=0;&quot;&quot;;SUM([.M657:.AJ657];[.AQ657:.AW657])+SUM([.AK657:.AP6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8:.AJ658];[.AQ658:.AW658])+SUM([.AK658:.AP658])*10=0;&quot;&quot;;SUM([.M658:.AJ658];[.AQ658:.AW658])+SUM([.AK658:.AP6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59:.AJ659];[.AQ659:.AW659])+SUM([.AK659:.AP659])*10=0;&quot;&quot;;SUM([.M659:.AJ659];[.AQ659:.AW659])+SUM([.AK659:.AP6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0:.AJ660];[.AQ660:.AW660])+SUM([.AK660:.AP660])*10=0;&quot;&quot;;SUM([.M660:.AJ660];[.AQ660:.AW660])+SUM([.AK660:.AP6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1:.AJ661];[.AQ661:.AW661])+SUM([.AK661:.AP661])*10=0;&quot;&quot;;SUM([.M661:.AJ661];[.AQ661:.AW661])+SUM([.AK661:.AP6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2:.AJ662];[.AQ662:.AW662])+SUM([.AK662:.AP662])*10=0;&quot;&quot;;SUM([.M662:.AJ662];[.AQ662:.AW662])+SUM([.AK662:.AP6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3:.AJ663];[.AQ663:.AW663])+SUM([.AK663:.AP663])*10=0;&quot;&quot;;SUM([.M663:.AJ663];[.AQ663:.AW663])+SUM([.AK663:.AP6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4:.AJ664];[.AQ664:.AW664])+SUM([.AK664:.AP664])*10=0;&quot;&quot;;SUM([.M664:.AJ664];[.AQ664:.AW664])+SUM([.AK664:.AP6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5:.AJ665];[.AQ665:.AW665])+SUM([.AK665:.AP665])*10=0;&quot;&quot;;SUM([.M665:.AJ665];[.AQ665:.AW665])+SUM([.AK665:.AP6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6:.AJ666];[.AQ666:.AW666])+SUM([.AK666:.AP666])*10=0;&quot;&quot;;SUM([.M666:.AJ666];[.AQ666:.AW666])+SUM([.AK666:.AP6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7:.AJ667];[.AQ667:.AW667])+SUM([.AK667:.AP667])*10=0;&quot;&quot;;SUM([.M667:.AJ667];[.AQ667:.AW667])+SUM([.AK667:.AP6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8:.AJ668];[.AQ668:.AW668])+SUM([.AK668:.AP668])*10=0;&quot;&quot;;SUM([.M668:.AJ668];[.AQ668:.AW668])+SUM([.AK668:.AP6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69:.AJ669];[.AQ669:.AW669])+SUM([.AK669:.AP669])*10=0;&quot;&quot;;SUM([.M669:.AJ669];[.AQ669:.AW669])+SUM([.AK669:.AP6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0:.AJ670];[.AQ670:.AW670])+SUM([.AK670:.AP670])*10=0;&quot;&quot;;SUM([.M670:.AJ670];[.AQ670:.AW670])+SUM([.AK670:.AP6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1:.AJ671];[.AQ671:.AW671])+SUM([.AK671:.AP671])*10=0;&quot;&quot;;SUM([.M671:.AJ671];[.AQ671:.AW671])+SUM([.AK671:.AP6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2:.AJ672];[.AQ672:.AW672])+SUM([.AK672:.AP672])*10=0;&quot;&quot;;SUM([.M672:.AJ672];[.AQ672:.AW672])+SUM([.AK672:.AP6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3:.AJ673];[.AQ673:.AW673])+SUM([.AK673:.AP673])*10=0;&quot;&quot;;SUM([.M673:.AJ673];[.AQ673:.AW673])+SUM([.AK673:.AP6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4:.AJ674];[.AQ674:.AW674])+SUM([.AK674:.AP674])*10=0;&quot;&quot;;SUM([.M674:.AJ674];[.AQ674:.AW674])+SUM([.AK674:.AP6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5:.AJ675];[.AQ675:.AW675])+SUM([.AK675:.AP675])*10=0;&quot;&quot;;SUM([.M675:.AJ675];[.AQ675:.AW675])+SUM([.AK675:.AP6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6:.AJ676];[.AQ676:.AW676])+SUM([.AK676:.AP676])*10=0;&quot;&quot;;SUM([.M676:.AJ676];[.AQ676:.AW676])+SUM([.AK676:.AP6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7:.AJ677];[.AQ677:.AW677])+SUM([.AK677:.AP677])*10=0;&quot;&quot;;SUM([.M677:.AJ677];[.AQ677:.AW677])+SUM([.AK677:.AP6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8:.AJ678];[.AQ678:.AW678])+SUM([.AK678:.AP678])*10=0;&quot;&quot;;SUM([.M678:.AJ678];[.AQ678:.AW678])+SUM([.AK678:.AP6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79:.AJ679];[.AQ679:.AW679])+SUM([.AK679:.AP679])*10=0;&quot;&quot;;SUM([.M679:.AJ679];[.AQ679:.AW679])+SUM([.AK679:.AP6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0:.AJ680];[.AQ680:.AW680])+SUM([.AK680:.AP680])*10=0;&quot;&quot;;SUM([.M680:.AJ680];[.AQ680:.AW680])+SUM([.AK680:.AP6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1:.AJ681];[.AQ681:.AW681])+SUM([.AK681:.AP681])*10=0;&quot;&quot;;SUM([.M681:.AJ681];[.AQ681:.AW681])+SUM([.AK681:.AP6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2:.AJ682];[.AQ682:.AW682])+SUM([.AK682:.AP682])*10=0;&quot;&quot;;SUM([.M682:.AJ682];[.AQ682:.AW682])+SUM([.AK682:.AP6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3:.AJ683];[.AQ683:.AW683])+SUM([.AK683:.AP683])*10=0;&quot;&quot;;SUM([.M683:.AJ683];[.AQ683:.AW683])+SUM([.AK683:.AP6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4:.AJ684];[.AQ684:.AW684])+SUM([.AK684:.AP684])*10=0;&quot;&quot;;SUM([.M684:.AJ684];[.AQ684:.AW684])+SUM([.AK684:.AP6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5:.AJ685];[.AQ685:.AW685])+SUM([.AK685:.AP685])*10=0;&quot;&quot;;SUM([.M685:.AJ685];[.AQ685:.AW685])+SUM([.AK685:.AP6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6:.AJ686];[.AQ686:.AW686])+SUM([.AK686:.AP686])*10=0;&quot;&quot;;SUM([.M686:.AJ686];[.AQ686:.AW686])+SUM([.AK686:.AP6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7:.AJ687];[.AQ687:.AW687])+SUM([.AK687:.AP687])*10=0;&quot;&quot;;SUM([.M687:.AJ687];[.AQ687:.AW687])+SUM([.AK687:.AP6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8:.AJ688];[.AQ688:.AW688])+SUM([.AK688:.AP688])*10=0;&quot;&quot;;SUM([.M688:.AJ688];[.AQ688:.AW688])+SUM([.AK688:.AP6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89:.AJ689];[.AQ689:.AW689])+SUM([.AK689:.AP689])*10=0;&quot;&quot;;SUM([.M689:.AJ689];[.AQ689:.AW689])+SUM([.AK689:.AP6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0:.AJ690];[.AQ690:.AW690])+SUM([.AK690:.AP690])*10=0;&quot;&quot;;SUM([.M690:.AJ690];[.AQ690:.AW690])+SUM([.AK690:.AP6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1:.AJ691];[.AQ691:.AW691])+SUM([.AK691:.AP691])*10=0;&quot;&quot;;SUM([.M691:.AJ691];[.AQ691:.AW691])+SUM([.AK691:.AP6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2:.AJ692];[.AQ692:.AW692])+SUM([.AK692:.AP692])*10=0;&quot;&quot;;SUM([.M692:.AJ692];[.AQ692:.AW692])+SUM([.AK692:.AP6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3:.AJ693];[.AQ693:.AW693])+SUM([.AK693:.AP693])*10=0;&quot;&quot;;SUM([.M693:.AJ693];[.AQ693:.AW693])+SUM([.AK693:.AP6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4:.AJ694];[.AQ694:.AW694])+SUM([.AK694:.AP694])*10=0;&quot;&quot;;SUM([.M694:.AJ694];[.AQ694:.AW694])+SUM([.AK694:.AP6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5:.AJ695];[.AQ695:.AW695])+SUM([.AK695:.AP695])*10=0;&quot;&quot;;SUM([.M695:.AJ695];[.AQ695:.AW695])+SUM([.AK695:.AP6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6:.AJ696];[.AQ696:.AW696])+SUM([.AK696:.AP696])*10=0;&quot;&quot;;SUM([.M696:.AJ696];[.AQ696:.AW696])+SUM([.AK696:.AP6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7:.AJ697];[.AQ697:.AW697])+SUM([.AK697:.AP697])*10=0;&quot;&quot;;SUM([.M697:.AJ697];[.AQ697:.AW697])+SUM([.AK697:.AP6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8:.AJ698];[.AQ698:.AW698])+SUM([.AK698:.AP698])*10=0;&quot;&quot;;SUM([.M698:.AJ698];[.AQ698:.AW698])+SUM([.AK698:.AP6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699:.AJ699];[.AQ699:.AW699])+SUM([.AK699:.AP699])*10=0;&quot;&quot;;SUM([.M699:.AJ699];[.AQ699:.AW699])+SUM([.AK699:.AP6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0:.AJ700];[.AQ700:.AW700])+SUM([.AK700:.AP700])*10=0;&quot;&quot;;SUM([.M700:.AJ700];[.AQ700:.AW700])+SUM([.AK700:.AP7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1:.AJ701];[.AQ701:.AW701])+SUM([.AK701:.AP701])*10=0;&quot;&quot;;SUM([.M701:.AJ701];[.AQ701:.AW701])+SUM([.AK701:.AP7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2:.AJ702];[.AQ702:.AW702])+SUM([.AK702:.AP702])*10=0;&quot;&quot;;SUM([.M702:.AJ702];[.AQ702:.AW702])+SUM([.AK702:.AP7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3:.AJ703];[.AQ703:.AW703])+SUM([.AK703:.AP703])*10=0;&quot;&quot;;SUM([.M703:.AJ703];[.AQ703:.AW703])+SUM([.AK703:.AP7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4:.AJ704];[.AQ704:.AW704])+SUM([.AK704:.AP704])*10=0;&quot;&quot;;SUM([.M704:.AJ704];[.AQ704:.AW704])+SUM([.AK704:.AP7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5:.AJ705];[.AQ705:.AW705])+SUM([.AK705:.AP705])*10=0;&quot;&quot;;SUM([.M705:.AJ705];[.AQ705:.AW705])+SUM([.AK705:.AP7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6:.AJ706];[.AQ706:.AW706])+SUM([.AK706:.AP706])*10=0;&quot;&quot;;SUM([.M706:.AJ706];[.AQ706:.AW706])+SUM([.AK706:.AP7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7:.AJ707];[.AQ707:.AW707])+SUM([.AK707:.AP707])*10=0;&quot;&quot;;SUM([.M707:.AJ707];[.AQ707:.AW707])+SUM([.AK707:.AP7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8:.AJ708];[.AQ708:.AW708])+SUM([.AK708:.AP708])*10=0;&quot;&quot;;SUM([.M708:.AJ708];[.AQ708:.AW708])+SUM([.AK708:.AP7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09:.AJ709];[.AQ709:.AW709])+SUM([.AK709:.AP709])*10=0;&quot;&quot;;SUM([.M709:.AJ709];[.AQ709:.AW709])+SUM([.AK709:.AP7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0:.AJ710];[.AQ710:.AW710])+SUM([.AK710:.AP710])*10=0;&quot;&quot;;SUM([.M710:.AJ710];[.AQ710:.AW710])+SUM([.AK710:.AP7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1:.AJ711];[.AQ711:.AW711])+SUM([.AK711:.AP711])*10=0;&quot;&quot;;SUM([.M711:.AJ711];[.AQ711:.AW711])+SUM([.AK711:.AP7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2:.AJ712];[.AQ712:.AW712])+SUM([.AK712:.AP712])*10=0;&quot;&quot;;SUM([.M712:.AJ712];[.AQ712:.AW712])+SUM([.AK712:.AP7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3:.AJ713];[.AQ713:.AW713])+SUM([.AK713:.AP713])*10=0;&quot;&quot;;SUM([.M713:.AJ713];[.AQ713:.AW713])+SUM([.AK713:.AP7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4:.AJ714];[.AQ714:.AW714])+SUM([.AK714:.AP714])*10=0;&quot;&quot;;SUM([.M714:.AJ714];[.AQ714:.AW714])+SUM([.AK714:.AP7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5:.AJ715];[.AQ715:.AW715])+SUM([.AK715:.AP715])*10=0;&quot;&quot;;SUM([.M715:.AJ715];[.AQ715:.AW715])+SUM([.AK715:.AP7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6:.AJ716];[.AQ716:.AW716])+SUM([.AK716:.AP716])*10=0;&quot;&quot;;SUM([.M716:.AJ716];[.AQ716:.AW716])+SUM([.AK716:.AP7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7:.AJ717];[.AQ717:.AW717])+SUM([.AK717:.AP717])*10=0;&quot;&quot;;SUM([.M717:.AJ717];[.AQ717:.AW717])+SUM([.AK717:.AP7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8:.AJ718];[.AQ718:.AW718])+SUM([.AK718:.AP718])*10=0;&quot;&quot;;SUM([.M718:.AJ718];[.AQ718:.AW718])+SUM([.AK718:.AP7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19:.AJ719];[.AQ719:.AW719])+SUM([.AK719:.AP719])*10=0;&quot;&quot;;SUM([.M719:.AJ719];[.AQ719:.AW719])+SUM([.AK719:.AP7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0:.AJ720];[.AQ720:.AW720])+SUM([.AK720:.AP720])*10=0;&quot;&quot;;SUM([.M720:.AJ720];[.AQ720:.AW720])+SUM([.AK720:.AP7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1:.AJ721];[.AQ721:.AW721])+SUM([.AK721:.AP721])*10=0;&quot;&quot;;SUM([.M721:.AJ721];[.AQ721:.AW721])+SUM([.AK721:.AP7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2:.AJ722];[.AQ722:.AW722])+SUM([.AK722:.AP722])*10=0;&quot;&quot;;SUM([.M722:.AJ722];[.AQ722:.AW722])+SUM([.AK722:.AP7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3:.AJ723];[.AQ723:.AW723])+SUM([.AK723:.AP723])*10=0;&quot;&quot;;SUM([.M723:.AJ723];[.AQ723:.AW723])+SUM([.AK723:.AP7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4:.AJ724];[.AQ724:.AW724])+SUM([.AK724:.AP724])*10=0;&quot;&quot;;SUM([.M724:.AJ724];[.AQ724:.AW724])+SUM([.AK724:.AP7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5:.AJ725];[.AQ725:.AW725])+SUM([.AK725:.AP725])*10=0;&quot;&quot;;SUM([.M725:.AJ725];[.AQ725:.AW725])+SUM([.AK725:.AP7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6:.AJ726];[.AQ726:.AW726])+SUM([.AK726:.AP726])*10=0;&quot;&quot;;SUM([.M726:.AJ726];[.AQ726:.AW726])+SUM([.AK726:.AP7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7:.AJ727];[.AQ727:.AW727])+SUM([.AK727:.AP727])*10=0;&quot;&quot;;SUM([.M727:.AJ727];[.AQ727:.AW727])+SUM([.AK727:.AP7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8:.AJ728];[.AQ728:.AW728])+SUM([.AK728:.AP728])*10=0;&quot;&quot;;SUM([.M728:.AJ728];[.AQ728:.AW728])+SUM([.AK728:.AP7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29:.AJ729];[.AQ729:.AW729])+SUM([.AK729:.AP729])*10=0;&quot;&quot;;SUM([.M729:.AJ729];[.AQ729:.AW729])+SUM([.AK729:.AP7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0:.AJ730];[.AQ730:.AW730])+SUM([.AK730:.AP730])*10=0;&quot;&quot;;SUM([.M730:.AJ730];[.AQ730:.AW730])+SUM([.AK730:.AP7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1:.AJ731];[.AQ731:.AW731])+SUM([.AK731:.AP731])*10=0;&quot;&quot;;SUM([.M731:.AJ731];[.AQ731:.AW731])+SUM([.AK731:.AP7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2:.AJ732];[.AQ732:.AW732])+SUM([.AK732:.AP732])*10=0;&quot;&quot;;SUM([.M732:.AJ732];[.AQ732:.AW732])+SUM([.AK732:.AP7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3:.AJ733];[.AQ733:.AW733])+SUM([.AK733:.AP733])*10=0;&quot;&quot;;SUM([.M733:.AJ733];[.AQ733:.AW733])+SUM([.AK733:.AP7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4:.AJ734];[.AQ734:.AW734])+SUM([.AK734:.AP734])*10=0;&quot;&quot;;SUM([.M734:.AJ734];[.AQ734:.AW734])+SUM([.AK734:.AP7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5:.AJ735];[.AQ735:.AW735])+SUM([.AK735:.AP735])*10=0;&quot;&quot;;SUM([.M735:.AJ735];[.AQ735:.AW735])+SUM([.AK735:.AP7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6:.AJ736];[.AQ736:.AW736])+SUM([.AK736:.AP736])*10=0;&quot;&quot;;SUM([.M736:.AJ736];[.AQ736:.AW736])+SUM([.AK736:.AP7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7:.AJ737];[.AQ737:.AW737])+SUM([.AK737:.AP737])*10=0;&quot;&quot;;SUM([.M737:.AJ737];[.AQ737:.AW737])+SUM([.AK737:.AP7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8:.AJ738];[.AQ738:.AW738])+SUM([.AK738:.AP738])*10=0;&quot;&quot;;SUM([.M738:.AJ738];[.AQ738:.AW738])+SUM([.AK738:.AP7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39:.AJ739];[.AQ739:.AW739])+SUM([.AK739:.AP739])*10=0;&quot;&quot;;SUM([.M739:.AJ739];[.AQ739:.AW739])+SUM([.AK739:.AP7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0:.AJ740];[.AQ740:.AW740])+SUM([.AK740:.AP740])*10=0;&quot;&quot;;SUM([.M740:.AJ740];[.AQ740:.AW740])+SUM([.AK740:.AP7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1:.AJ741];[.AQ741:.AW741])+SUM([.AK741:.AP741])*10=0;&quot;&quot;;SUM([.M741:.AJ741];[.AQ741:.AW741])+SUM([.AK741:.AP7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2:.AJ742];[.AQ742:.AW742])+SUM([.AK742:.AP742])*10=0;&quot;&quot;;SUM([.M742:.AJ742];[.AQ742:.AW742])+SUM([.AK742:.AP7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3:.AJ743];[.AQ743:.AW743])+SUM([.AK743:.AP743])*10=0;&quot;&quot;;SUM([.M743:.AJ743];[.AQ743:.AW743])+SUM([.AK743:.AP7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4:.AJ744];[.AQ744:.AW744])+SUM([.AK744:.AP744])*10=0;&quot;&quot;;SUM([.M744:.AJ744];[.AQ744:.AW744])+SUM([.AK744:.AP7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5:.AJ745];[.AQ745:.AW745])+SUM([.AK745:.AP745])*10=0;&quot;&quot;;SUM([.M745:.AJ745];[.AQ745:.AW745])+SUM([.AK745:.AP7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6:.AJ746];[.AQ746:.AW746])+SUM([.AK746:.AP746])*10=0;&quot;&quot;;SUM([.M746:.AJ746];[.AQ746:.AW746])+SUM([.AK746:.AP7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7:.AJ747];[.AQ747:.AW747])+SUM([.AK747:.AP747])*10=0;&quot;&quot;;SUM([.M747:.AJ747];[.AQ747:.AW747])+SUM([.AK747:.AP7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8:.AJ748];[.AQ748:.AW748])+SUM([.AK748:.AP748])*10=0;&quot;&quot;;SUM([.M748:.AJ748];[.AQ748:.AW748])+SUM([.AK748:.AP7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49:.AJ749];[.AQ749:.AW749])+SUM([.AK749:.AP749])*10=0;&quot;&quot;;SUM([.M749:.AJ749];[.AQ749:.AW749])+SUM([.AK749:.AP7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0:.AJ750];[.AQ750:.AW750])+SUM([.AK750:.AP750])*10=0;&quot;&quot;;SUM([.M750:.AJ750];[.AQ750:.AW750])+SUM([.AK750:.AP7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1:.AJ751];[.AQ751:.AW751])+SUM([.AK751:.AP751])*10=0;&quot;&quot;;SUM([.M751:.AJ751];[.AQ751:.AW751])+SUM([.AK751:.AP7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2:.AJ752];[.AQ752:.AW752])+SUM([.AK752:.AP752])*10=0;&quot;&quot;;SUM([.M752:.AJ752];[.AQ752:.AW752])+SUM([.AK752:.AP7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3:.AJ753];[.AQ753:.AW753])+SUM([.AK753:.AP753])*10=0;&quot;&quot;;SUM([.M753:.AJ753];[.AQ753:.AW753])+SUM([.AK753:.AP7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4:.AJ754];[.AQ754:.AW754])+SUM([.AK754:.AP754])*10=0;&quot;&quot;;SUM([.M754:.AJ754];[.AQ754:.AW754])+SUM([.AK754:.AP7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5:.AJ755];[.AQ755:.AW755])+SUM([.AK755:.AP755])*10=0;&quot;&quot;;SUM([.M755:.AJ755];[.AQ755:.AW755])+SUM([.AK755:.AP7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6:.AJ756];[.AQ756:.AW756])+SUM([.AK756:.AP756])*10=0;&quot;&quot;;SUM([.M756:.AJ756];[.AQ756:.AW756])+SUM([.AK756:.AP7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7:.AJ757];[.AQ757:.AW757])+SUM([.AK757:.AP757])*10=0;&quot;&quot;;SUM([.M757:.AJ757];[.AQ757:.AW757])+SUM([.AK757:.AP7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8:.AJ758];[.AQ758:.AW758])+SUM([.AK758:.AP758])*10=0;&quot;&quot;;SUM([.M758:.AJ758];[.AQ758:.AW758])+SUM([.AK758:.AP7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59:.AJ759];[.AQ759:.AW759])+SUM([.AK759:.AP759])*10=0;&quot;&quot;;SUM([.M759:.AJ759];[.AQ759:.AW759])+SUM([.AK759:.AP7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0:.AJ760];[.AQ760:.AW760])+SUM([.AK760:.AP760])*10=0;&quot;&quot;;SUM([.M760:.AJ760];[.AQ760:.AW760])+SUM([.AK760:.AP7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1:.AJ761];[.AQ761:.AW761])+SUM([.AK761:.AP761])*10=0;&quot;&quot;;SUM([.M761:.AJ761];[.AQ761:.AW761])+SUM([.AK761:.AP7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2:.AJ762];[.AQ762:.AW762])+SUM([.AK762:.AP762])*10=0;&quot;&quot;;SUM([.M762:.AJ762];[.AQ762:.AW762])+SUM([.AK762:.AP7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3:.AJ763];[.AQ763:.AW763])+SUM([.AK763:.AP763])*10=0;&quot;&quot;;SUM([.M763:.AJ763];[.AQ763:.AW763])+SUM([.AK763:.AP7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4:.AJ764];[.AQ764:.AW764])+SUM([.AK764:.AP764])*10=0;&quot;&quot;;SUM([.M764:.AJ764];[.AQ764:.AW764])+SUM([.AK764:.AP7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5:.AJ765];[.AQ765:.AW765])+SUM([.AK765:.AP765])*10=0;&quot;&quot;;SUM([.M765:.AJ765];[.AQ765:.AW765])+SUM([.AK765:.AP7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6:.AJ766];[.AQ766:.AW766])+SUM([.AK766:.AP766])*10=0;&quot;&quot;;SUM([.M766:.AJ766];[.AQ766:.AW766])+SUM([.AK766:.AP7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7:.AJ767];[.AQ767:.AW767])+SUM([.AK767:.AP767])*10=0;&quot;&quot;;SUM([.M767:.AJ767];[.AQ767:.AW767])+SUM([.AK767:.AP7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8:.AJ768];[.AQ768:.AW768])+SUM([.AK768:.AP768])*10=0;&quot;&quot;;SUM([.M768:.AJ768];[.AQ768:.AW768])+SUM([.AK768:.AP7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69:.AJ769];[.AQ769:.AW769])+SUM([.AK769:.AP769])*10=0;&quot;&quot;;SUM([.M769:.AJ769];[.AQ769:.AW769])+SUM([.AK769:.AP7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0:.AJ770];[.AQ770:.AW770])+SUM([.AK770:.AP770])*10=0;&quot;&quot;;SUM([.M770:.AJ770];[.AQ770:.AW770])+SUM([.AK770:.AP7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1:.AJ771];[.AQ771:.AW771])+SUM([.AK771:.AP771])*10=0;&quot;&quot;;SUM([.M771:.AJ771];[.AQ771:.AW771])+SUM([.AK771:.AP7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2:.AJ772];[.AQ772:.AW772])+SUM([.AK772:.AP772])*10=0;&quot;&quot;;SUM([.M772:.AJ772];[.AQ772:.AW772])+SUM([.AK772:.AP7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3:.AJ773];[.AQ773:.AW773])+SUM([.AK773:.AP773])*10=0;&quot;&quot;;SUM([.M773:.AJ773];[.AQ773:.AW773])+SUM([.AK773:.AP7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4:.AJ774];[.AQ774:.AW774])+SUM([.AK774:.AP774])*10=0;&quot;&quot;;SUM([.M774:.AJ774];[.AQ774:.AW774])+SUM([.AK774:.AP7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5:.AJ775];[.AQ775:.AW775])+SUM([.AK775:.AP775])*10=0;&quot;&quot;;SUM([.M775:.AJ775];[.AQ775:.AW775])+SUM([.AK775:.AP7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6:.AJ776];[.AQ776:.AW776])+SUM([.AK776:.AP776])*10=0;&quot;&quot;;SUM([.M776:.AJ776];[.AQ776:.AW776])+SUM([.AK776:.AP7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7:.AJ777];[.AQ777:.AW777])+SUM([.AK777:.AP777])*10=0;&quot;&quot;;SUM([.M777:.AJ777];[.AQ777:.AW777])+SUM([.AK777:.AP7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8:.AJ778];[.AQ778:.AW778])+SUM([.AK778:.AP778])*10=0;&quot;&quot;;SUM([.M778:.AJ778];[.AQ778:.AW778])+SUM([.AK778:.AP7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79:.AJ779];[.AQ779:.AW779])+SUM([.AK779:.AP779])*10=0;&quot;&quot;;SUM([.M779:.AJ779];[.AQ779:.AW779])+SUM([.AK779:.AP7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0:.AJ780];[.AQ780:.AW780])+SUM([.AK780:.AP780])*10=0;&quot;&quot;;SUM([.M780:.AJ780];[.AQ780:.AW780])+SUM([.AK780:.AP7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1:.AJ781];[.AQ781:.AW781])+SUM([.AK781:.AP781])*10=0;&quot;&quot;;SUM([.M781:.AJ781];[.AQ781:.AW781])+SUM([.AK781:.AP7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2:.AJ782];[.AQ782:.AW782])+SUM([.AK782:.AP782])*10=0;&quot;&quot;;SUM([.M782:.AJ782];[.AQ782:.AW782])+SUM([.AK782:.AP7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3:.AJ783];[.AQ783:.AW783])+SUM([.AK783:.AP783])*10=0;&quot;&quot;;SUM([.M783:.AJ783];[.AQ783:.AW783])+SUM([.AK783:.AP7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4:.AJ784];[.AQ784:.AW784])+SUM([.AK784:.AP784])*10=0;&quot;&quot;;SUM([.M784:.AJ784];[.AQ784:.AW784])+SUM([.AK784:.AP7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5:.AJ785];[.AQ785:.AW785])+SUM([.AK785:.AP785])*10=0;&quot;&quot;;SUM([.M785:.AJ785];[.AQ785:.AW785])+SUM([.AK785:.AP7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6:.AJ786];[.AQ786:.AW786])+SUM([.AK786:.AP786])*10=0;&quot;&quot;;SUM([.M786:.AJ786];[.AQ786:.AW786])+SUM([.AK786:.AP7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7:.AJ787];[.AQ787:.AW787])+SUM([.AK787:.AP787])*10=0;&quot;&quot;;SUM([.M787:.AJ787];[.AQ787:.AW787])+SUM([.AK787:.AP7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8:.AJ788];[.AQ788:.AW788])+SUM([.AK788:.AP788])*10=0;&quot;&quot;;SUM([.M788:.AJ788];[.AQ788:.AW788])+SUM([.AK788:.AP7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89:.AJ789];[.AQ789:.AW789])+SUM([.AK789:.AP789])*10=0;&quot;&quot;;SUM([.M789:.AJ789];[.AQ789:.AW789])+SUM([.AK789:.AP7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0:.AJ790];[.AQ790:.AW790])+SUM([.AK790:.AP790])*10=0;&quot;&quot;;SUM([.M790:.AJ790];[.AQ790:.AW790])+SUM([.AK790:.AP7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1:.AJ791];[.AQ791:.AW791])+SUM([.AK791:.AP791])*10=0;&quot;&quot;;SUM([.M791:.AJ791];[.AQ791:.AW791])+SUM([.AK791:.AP7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2:.AJ792];[.AQ792:.AW792])+SUM([.AK792:.AP792])*10=0;&quot;&quot;;SUM([.M792:.AJ792];[.AQ792:.AW792])+SUM([.AK792:.AP7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3:.AJ793];[.AQ793:.AW793])+SUM([.AK793:.AP793])*10=0;&quot;&quot;;SUM([.M793:.AJ793];[.AQ793:.AW793])+SUM([.AK793:.AP7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4:.AJ794];[.AQ794:.AW794])+SUM([.AK794:.AP794])*10=0;&quot;&quot;;SUM([.M794:.AJ794];[.AQ794:.AW794])+SUM([.AK794:.AP7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5:.AJ795];[.AQ795:.AW795])+SUM([.AK795:.AP795])*10=0;&quot;&quot;;SUM([.M795:.AJ795];[.AQ795:.AW795])+SUM([.AK795:.AP7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6:.AJ796];[.AQ796:.AW796])+SUM([.AK796:.AP796])*10=0;&quot;&quot;;SUM([.M796:.AJ796];[.AQ796:.AW796])+SUM([.AK796:.AP7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7:.AJ797];[.AQ797:.AW797])+SUM([.AK797:.AP797])*10=0;&quot;&quot;;SUM([.M797:.AJ797];[.AQ797:.AW797])+SUM([.AK797:.AP7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8:.AJ798];[.AQ798:.AW798])+SUM([.AK798:.AP798])*10=0;&quot;&quot;;SUM([.M798:.AJ798];[.AQ798:.AW798])+SUM([.AK798:.AP7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799:.AJ799];[.AQ799:.AW799])+SUM([.AK799:.AP799])*10=0;&quot;&quot;;SUM([.M799:.AJ799];[.AQ799:.AW799])+SUM([.AK799:.AP7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0:.AJ800];[.AQ800:.AW800])+SUM([.AK800:.AP800])*10=0;&quot;&quot;;SUM([.M800:.AJ800];[.AQ800:.AW800])+SUM([.AK800:.AP8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1:.AJ801];[.AQ801:.AW801])+SUM([.AK801:.AP801])*10=0;&quot;&quot;;SUM([.M801:.AJ801];[.AQ801:.AW801])+SUM([.AK801:.AP8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2:.AJ802];[.AQ802:.AW802])+SUM([.AK802:.AP802])*10=0;&quot;&quot;;SUM([.M802:.AJ802];[.AQ802:.AW802])+SUM([.AK802:.AP8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3:.AJ803];[.AQ803:.AW803])+SUM([.AK803:.AP803])*10=0;&quot;&quot;;SUM([.M803:.AJ803];[.AQ803:.AW803])+SUM([.AK803:.AP8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4:.AJ804];[.AQ804:.AW804])+SUM([.AK804:.AP804])*10=0;&quot;&quot;;SUM([.M804:.AJ804];[.AQ804:.AW804])+SUM([.AK804:.AP8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5:.AJ805];[.AQ805:.AW805])+SUM([.AK805:.AP805])*10=0;&quot;&quot;;SUM([.M805:.AJ805];[.AQ805:.AW805])+SUM([.AK805:.AP8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6:.AJ806];[.AQ806:.AW806])+SUM([.AK806:.AP806])*10=0;&quot;&quot;;SUM([.M806:.AJ806];[.AQ806:.AW806])+SUM([.AK806:.AP8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7:.AJ807];[.AQ807:.AW807])+SUM([.AK807:.AP807])*10=0;&quot;&quot;;SUM([.M807:.AJ807];[.AQ807:.AW807])+SUM([.AK807:.AP8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8:.AJ808];[.AQ808:.AW808])+SUM([.AK808:.AP808])*10=0;&quot;&quot;;SUM([.M808:.AJ808];[.AQ808:.AW808])+SUM([.AK808:.AP8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09:.AJ809];[.AQ809:.AW809])+SUM([.AK809:.AP809])*10=0;&quot;&quot;;SUM([.M809:.AJ809];[.AQ809:.AW809])+SUM([.AK809:.AP8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0:.AJ810];[.AQ810:.AW810])+SUM([.AK810:.AP810])*10=0;&quot;&quot;;SUM([.M810:.AJ810];[.AQ810:.AW810])+SUM([.AK810:.AP8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1:.AJ811];[.AQ811:.AW811])+SUM([.AK811:.AP811])*10=0;&quot;&quot;;SUM([.M811:.AJ811];[.AQ811:.AW811])+SUM([.AK811:.AP8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2:.AJ812];[.AQ812:.AW812])+SUM([.AK812:.AP812])*10=0;&quot;&quot;;SUM([.M812:.AJ812];[.AQ812:.AW812])+SUM([.AK812:.AP8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3:.AJ813];[.AQ813:.AW813])+SUM([.AK813:.AP813])*10=0;&quot;&quot;;SUM([.M813:.AJ813];[.AQ813:.AW813])+SUM([.AK813:.AP8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4:.AJ814];[.AQ814:.AW814])+SUM([.AK814:.AP814])*10=0;&quot;&quot;;SUM([.M814:.AJ814];[.AQ814:.AW814])+SUM([.AK814:.AP8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5:.AJ815];[.AQ815:.AW815])+SUM([.AK815:.AP815])*10=0;&quot;&quot;;SUM([.M815:.AJ815];[.AQ815:.AW815])+SUM([.AK815:.AP8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6:.AJ816];[.AQ816:.AW816])+SUM([.AK816:.AP816])*10=0;&quot;&quot;;SUM([.M816:.AJ816];[.AQ816:.AW816])+SUM([.AK816:.AP8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7:.AJ817];[.AQ817:.AW817])+SUM([.AK817:.AP817])*10=0;&quot;&quot;;SUM([.M817:.AJ817];[.AQ817:.AW817])+SUM([.AK817:.AP8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8:.AJ818];[.AQ818:.AW818])+SUM([.AK818:.AP818])*10=0;&quot;&quot;;SUM([.M818:.AJ818];[.AQ818:.AW818])+SUM([.AK818:.AP8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19:.AJ819];[.AQ819:.AW819])+SUM([.AK819:.AP819])*10=0;&quot;&quot;;SUM([.M819:.AJ819];[.AQ819:.AW819])+SUM([.AK819:.AP8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0:.AJ820];[.AQ820:.AW820])+SUM([.AK820:.AP820])*10=0;&quot;&quot;;SUM([.M820:.AJ820];[.AQ820:.AW820])+SUM([.AK820:.AP8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1:.AJ821];[.AQ821:.AW821])+SUM([.AK821:.AP821])*10=0;&quot;&quot;;SUM([.M821:.AJ821];[.AQ821:.AW821])+SUM([.AK821:.AP8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2:.AJ822];[.AQ822:.AW822])+SUM([.AK822:.AP822])*10=0;&quot;&quot;;SUM([.M822:.AJ822];[.AQ822:.AW822])+SUM([.AK822:.AP8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3:.AJ823];[.AQ823:.AW823])+SUM([.AK823:.AP823])*10=0;&quot;&quot;;SUM([.M823:.AJ823];[.AQ823:.AW823])+SUM([.AK823:.AP8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4:.AJ824];[.AQ824:.AW824])+SUM([.AK824:.AP824])*10=0;&quot;&quot;;SUM([.M824:.AJ824];[.AQ824:.AW824])+SUM([.AK824:.AP8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5:.AJ825];[.AQ825:.AW825])+SUM([.AK825:.AP825])*10=0;&quot;&quot;;SUM([.M825:.AJ825];[.AQ825:.AW825])+SUM([.AK825:.AP8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6:.AJ826];[.AQ826:.AW826])+SUM([.AK826:.AP826])*10=0;&quot;&quot;;SUM([.M826:.AJ826];[.AQ826:.AW826])+SUM([.AK826:.AP8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7:.AJ827];[.AQ827:.AW827])+SUM([.AK827:.AP827])*10=0;&quot;&quot;;SUM([.M827:.AJ827];[.AQ827:.AW827])+SUM([.AK827:.AP8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8:.AJ828];[.AQ828:.AW828])+SUM([.AK828:.AP828])*10=0;&quot;&quot;;SUM([.M828:.AJ828];[.AQ828:.AW828])+SUM([.AK828:.AP8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29:.AJ829];[.AQ829:.AW829])+SUM([.AK829:.AP829])*10=0;&quot;&quot;;SUM([.M829:.AJ829];[.AQ829:.AW829])+SUM([.AK829:.AP8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0:.AJ830];[.AQ830:.AW830])+SUM([.AK830:.AP830])*10=0;&quot;&quot;;SUM([.M830:.AJ830];[.AQ830:.AW830])+SUM([.AK830:.AP8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1:.AJ831];[.AQ831:.AW831])+SUM([.AK831:.AP831])*10=0;&quot;&quot;;SUM([.M831:.AJ831];[.AQ831:.AW831])+SUM([.AK831:.AP8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2:.AJ832];[.AQ832:.AW832])+SUM([.AK832:.AP832])*10=0;&quot;&quot;;SUM([.M832:.AJ832];[.AQ832:.AW832])+SUM([.AK832:.AP8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3:.AJ833];[.AQ833:.AW833])+SUM([.AK833:.AP833])*10=0;&quot;&quot;;SUM([.M833:.AJ833];[.AQ833:.AW833])+SUM([.AK833:.AP8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4:.AJ834];[.AQ834:.AW834])+SUM([.AK834:.AP834])*10=0;&quot;&quot;;SUM([.M834:.AJ834];[.AQ834:.AW834])+SUM([.AK834:.AP8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5:.AJ835];[.AQ835:.AW835])+SUM([.AK835:.AP835])*10=0;&quot;&quot;;SUM([.M835:.AJ835];[.AQ835:.AW835])+SUM([.AK835:.AP8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6:.AJ836];[.AQ836:.AW836])+SUM([.AK836:.AP836])*10=0;&quot;&quot;;SUM([.M836:.AJ836];[.AQ836:.AW836])+SUM([.AK836:.AP8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7:.AJ837];[.AQ837:.AW837])+SUM([.AK837:.AP837])*10=0;&quot;&quot;;SUM([.M837:.AJ837];[.AQ837:.AW837])+SUM([.AK837:.AP8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8:.AJ838];[.AQ838:.AW838])+SUM([.AK838:.AP838])*10=0;&quot;&quot;;SUM([.M838:.AJ838];[.AQ838:.AW838])+SUM([.AK838:.AP8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39:.AJ839];[.AQ839:.AW839])+SUM([.AK839:.AP839])*10=0;&quot;&quot;;SUM([.M839:.AJ839];[.AQ839:.AW839])+SUM([.AK839:.AP8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0:.AJ840];[.AQ840:.AW840])+SUM([.AK840:.AP840])*10=0;&quot;&quot;;SUM([.M840:.AJ840];[.AQ840:.AW840])+SUM([.AK840:.AP8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1:.AJ841];[.AQ841:.AW841])+SUM([.AK841:.AP841])*10=0;&quot;&quot;;SUM([.M841:.AJ841];[.AQ841:.AW841])+SUM([.AK841:.AP8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2:.AJ842];[.AQ842:.AW842])+SUM([.AK842:.AP842])*10=0;&quot;&quot;;SUM([.M842:.AJ842];[.AQ842:.AW842])+SUM([.AK842:.AP8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3:.AJ843];[.AQ843:.AW843])+SUM([.AK843:.AP843])*10=0;&quot;&quot;;SUM([.M843:.AJ843];[.AQ843:.AW843])+SUM([.AK843:.AP8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4:.AJ844];[.AQ844:.AW844])+SUM([.AK844:.AP844])*10=0;&quot;&quot;;SUM([.M844:.AJ844];[.AQ844:.AW844])+SUM([.AK844:.AP8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5:.AJ845];[.AQ845:.AW845])+SUM([.AK845:.AP845])*10=0;&quot;&quot;;SUM([.M845:.AJ845];[.AQ845:.AW845])+SUM([.AK845:.AP8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6:.AJ846];[.AQ846:.AW846])+SUM([.AK846:.AP846])*10=0;&quot;&quot;;SUM([.M846:.AJ846];[.AQ846:.AW846])+SUM([.AK846:.AP8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7:.AJ847];[.AQ847:.AW847])+SUM([.AK847:.AP847])*10=0;&quot;&quot;;SUM([.M847:.AJ847];[.AQ847:.AW847])+SUM([.AK847:.AP8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8:.AJ848];[.AQ848:.AW848])+SUM([.AK848:.AP848])*10=0;&quot;&quot;;SUM([.M848:.AJ848];[.AQ848:.AW848])+SUM([.AK848:.AP8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49:.AJ849];[.AQ849:.AW849])+SUM([.AK849:.AP849])*10=0;&quot;&quot;;SUM([.M849:.AJ849];[.AQ849:.AW849])+SUM([.AK849:.AP8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0:.AJ850];[.AQ850:.AW850])+SUM([.AK850:.AP850])*10=0;&quot;&quot;;SUM([.M850:.AJ850];[.AQ850:.AW850])+SUM([.AK850:.AP8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1:.AJ851];[.AQ851:.AW851])+SUM([.AK851:.AP851])*10=0;&quot;&quot;;SUM([.M851:.AJ851];[.AQ851:.AW851])+SUM([.AK851:.AP8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2:.AJ852];[.AQ852:.AW852])+SUM([.AK852:.AP852])*10=0;&quot;&quot;;SUM([.M852:.AJ852];[.AQ852:.AW852])+SUM([.AK852:.AP8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3:.AJ853];[.AQ853:.AW853])+SUM([.AK853:.AP853])*10=0;&quot;&quot;;SUM([.M853:.AJ853];[.AQ853:.AW853])+SUM([.AK853:.AP8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4:.AJ854];[.AQ854:.AW854])+SUM([.AK854:.AP854])*10=0;&quot;&quot;;SUM([.M854:.AJ854];[.AQ854:.AW854])+SUM([.AK854:.AP8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5:.AJ855];[.AQ855:.AW855])+SUM([.AK855:.AP855])*10=0;&quot;&quot;;SUM([.M855:.AJ855];[.AQ855:.AW855])+SUM([.AK855:.AP8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6:.AJ856];[.AQ856:.AW856])+SUM([.AK856:.AP856])*10=0;&quot;&quot;;SUM([.M856:.AJ856];[.AQ856:.AW856])+SUM([.AK856:.AP8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7:.AJ857];[.AQ857:.AW857])+SUM([.AK857:.AP857])*10=0;&quot;&quot;;SUM([.M857:.AJ857];[.AQ857:.AW857])+SUM([.AK857:.AP8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8:.AJ858];[.AQ858:.AW858])+SUM([.AK858:.AP858])*10=0;&quot;&quot;;SUM([.M858:.AJ858];[.AQ858:.AW858])+SUM([.AK858:.AP8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59:.AJ859];[.AQ859:.AW859])+SUM([.AK859:.AP859])*10=0;&quot;&quot;;SUM([.M859:.AJ859];[.AQ859:.AW859])+SUM([.AK859:.AP8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0:.AJ860];[.AQ860:.AW860])+SUM([.AK860:.AP860])*10=0;&quot;&quot;;SUM([.M860:.AJ860];[.AQ860:.AW860])+SUM([.AK860:.AP8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1:.AJ861];[.AQ861:.AW861])+SUM([.AK861:.AP861])*10=0;&quot;&quot;;SUM([.M861:.AJ861];[.AQ861:.AW861])+SUM([.AK861:.AP8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2:.AJ862];[.AQ862:.AW862])+SUM([.AK862:.AP862])*10=0;&quot;&quot;;SUM([.M862:.AJ862];[.AQ862:.AW862])+SUM([.AK862:.AP8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3:.AJ863];[.AQ863:.AW863])+SUM([.AK863:.AP863])*10=0;&quot;&quot;;SUM([.M863:.AJ863];[.AQ863:.AW863])+SUM([.AK863:.AP8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4:.AJ864];[.AQ864:.AW864])+SUM([.AK864:.AP864])*10=0;&quot;&quot;;SUM([.M864:.AJ864];[.AQ864:.AW864])+SUM([.AK864:.AP8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5:.AJ865];[.AQ865:.AW865])+SUM([.AK865:.AP865])*10=0;&quot;&quot;;SUM([.M865:.AJ865];[.AQ865:.AW865])+SUM([.AK865:.AP8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6:.AJ866];[.AQ866:.AW866])+SUM([.AK866:.AP866])*10=0;&quot;&quot;;SUM([.M866:.AJ866];[.AQ866:.AW866])+SUM([.AK866:.AP8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7:.AJ867];[.AQ867:.AW867])+SUM([.AK867:.AP867])*10=0;&quot;&quot;;SUM([.M867:.AJ867];[.AQ867:.AW867])+SUM([.AK867:.AP8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8:.AJ868];[.AQ868:.AW868])+SUM([.AK868:.AP868])*10=0;&quot;&quot;;SUM([.M868:.AJ868];[.AQ868:.AW868])+SUM([.AK868:.AP8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69:.AJ869];[.AQ869:.AW869])+SUM([.AK869:.AP869])*10=0;&quot;&quot;;SUM([.M869:.AJ869];[.AQ869:.AW869])+SUM([.AK869:.AP8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0:.AJ870];[.AQ870:.AW870])+SUM([.AK870:.AP870])*10=0;&quot;&quot;;SUM([.M870:.AJ870];[.AQ870:.AW870])+SUM([.AK870:.AP8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1:.AJ871];[.AQ871:.AW871])+SUM([.AK871:.AP871])*10=0;&quot;&quot;;SUM([.M871:.AJ871];[.AQ871:.AW871])+SUM([.AK871:.AP8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2:.AJ872];[.AQ872:.AW872])+SUM([.AK872:.AP872])*10=0;&quot;&quot;;SUM([.M872:.AJ872];[.AQ872:.AW872])+SUM([.AK872:.AP8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3:.AJ873];[.AQ873:.AW873])+SUM([.AK873:.AP873])*10=0;&quot;&quot;;SUM([.M873:.AJ873];[.AQ873:.AW873])+SUM([.AK873:.AP8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4:.AJ874];[.AQ874:.AW874])+SUM([.AK874:.AP874])*10=0;&quot;&quot;;SUM([.M874:.AJ874];[.AQ874:.AW874])+SUM([.AK874:.AP8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5:.AJ875];[.AQ875:.AW875])+SUM([.AK875:.AP875])*10=0;&quot;&quot;;SUM([.M875:.AJ875];[.AQ875:.AW875])+SUM([.AK875:.AP8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6:.AJ876];[.AQ876:.AW876])+SUM([.AK876:.AP876])*10=0;&quot;&quot;;SUM([.M876:.AJ876];[.AQ876:.AW876])+SUM([.AK876:.AP8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7:.AJ877];[.AQ877:.AW877])+SUM([.AK877:.AP877])*10=0;&quot;&quot;;SUM([.M877:.AJ877];[.AQ877:.AW877])+SUM([.AK877:.AP8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8:.AJ878];[.AQ878:.AW878])+SUM([.AK878:.AP878])*10=0;&quot;&quot;;SUM([.M878:.AJ878];[.AQ878:.AW878])+SUM([.AK878:.AP8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79:.AJ879];[.AQ879:.AW879])+SUM([.AK879:.AP879])*10=0;&quot;&quot;;SUM([.M879:.AJ879];[.AQ879:.AW879])+SUM([.AK879:.AP8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0:.AJ880];[.AQ880:.AW880])+SUM([.AK880:.AP880])*10=0;&quot;&quot;;SUM([.M880:.AJ880];[.AQ880:.AW880])+SUM([.AK880:.AP8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1:.AJ881];[.AQ881:.AW881])+SUM([.AK881:.AP881])*10=0;&quot;&quot;;SUM([.M881:.AJ881];[.AQ881:.AW881])+SUM([.AK881:.AP8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2:.AJ882];[.AQ882:.AW882])+SUM([.AK882:.AP882])*10=0;&quot;&quot;;SUM([.M882:.AJ882];[.AQ882:.AW882])+SUM([.AK882:.AP8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3:.AJ883];[.AQ883:.AW883])+SUM([.AK883:.AP883])*10=0;&quot;&quot;;SUM([.M883:.AJ883];[.AQ883:.AW883])+SUM([.AK883:.AP8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4:.AJ884];[.AQ884:.AW884])+SUM([.AK884:.AP884])*10=0;&quot;&quot;;SUM([.M884:.AJ884];[.AQ884:.AW884])+SUM([.AK884:.AP8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5:.AJ885];[.AQ885:.AW885])+SUM([.AK885:.AP885])*10=0;&quot;&quot;;SUM([.M885:.AJ885];[.AQ885:.AW885])+SUM([.AK885:.AP8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6:.AJ886];[.AQ886:.AW886])+SUM([.AK886:.AP886])*10=0;&quot;&quot;;SUM([.M886:.AJ886];[.AQ886:.AW886])+SUM([.AK886:.AP8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7:.AJ887];[.AQ887:.AW887])+SUM([.AK887:.AP887])*10=0;&quot;&quot;;SUM([.M887:.AJ887];[.AQ887:.AW887])+SUM([.AK887:.AP8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8:.AJ888];[.AQ888:.AW888])+SUM([.AK888:.AP888])*10=0;&quot;&quot;;SUM([.M888:.AJ888];[.AQ888:.AW888])+SUM([.AK888:.AP8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89:.AJ889];[.AQ889:.AW889])+SUM([.AK889:.AP889])*10=0;&quot;&quot;;SUM([.M889:.AJ889];[.AQ889:.AW889])+SUM([.AK889:.AP8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0:.AJ890];[.AQ890:.AW890])+SUM([.AK890:.AP890])*10=0;&quot;&quot;;SUM([.M890:.AJ890];[.AQ890:.AW890])+SUM([.AK890:.AP8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1:.AJ891];[.AQ891:.AW891])+SUM([.AK891:.AP891])*10=0;&quot;&quot;;SUM([.M891:.AJ891];[.AQ891:.AW891])+SUM([.AK891:.AP8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2:.AJ892];[.AQ892:.AW892])+SUM([.AK892:.AP892])*10=0;&quot;&quot;;SUM([.M892:.AJ892];[.AQ892:.AW892])+SUM([.AK892:.AP8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3:.AJ893];[.AQ893:.AW893])+SUM([.AK893:.AP893])*10=0;&quot;&quot;;SUM([.M893:.AJ893];[.AQ893:.AW893])+SUM([.AK893:.AP8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4:.AJ894];[.AQ894:.AW894])+SUM([.AK894:.AP894])*10=0;&quot;&quot;;SUM([.M894:.AJ894];[.AQ894:.AW894])+SUM([.AK894:.AP8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5:.AJ895];[.AQ895:.AW895])+SUM([.AK895:.AP895])*10=0;&quot;&quot;;SUM([.M895:.AJ895];[.AQ895:.AW895])+SUM([.AK895:.AP8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6:.AJ896];[.AQ896:.AW896])+SUM([.AK896:.AP896])*10=0;&quot;&quot;;SUM([.M896:.AJ896];[.AQ896:.AW896])+SUM([.AK896:.AP8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7:.AJ897];[.AQ897:.AW897])+SUM([.AK897:.AP897])*10=0;&quot;&quot;;SUM([.M897:.AJ897];[.AQ897:.AW897])+SUM([.AK897:.AP8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8:.AJ898];[.AQ898:.AW898])+SUM([.AK898:.AP898])*10=0;&quot;&quot;;SUM([.M898:.AJ898];[.AQ898:.AW898])+SUM([.AK898:.AP8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899:.AJ899];[.AQ899:.AW899])+SUM([.AK899:.AP899])*10=0;&quot;&quot;;SUM([.M899:.AJ899];[.AQ899:.AW899])+SUM([.AK899:.AP8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0:.AJ900];[.AQ900:.AW900])+SUM([.AK900:.AP900])*10=0;&quot;&quot;;SUM([.M900:.AJ900];[.AQ900:.AW900])+SUM([.AK900:.AP9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1:.AJ901];[.AQ901:.AW901])+SUM([.AK901:.AP901])*10=0;&quot;&quot;;SUM([.M901:.AJ901];[.AQ901:.AW901])+SUM([.AK901:.AP9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2:.AJ902];[.AQ902:.AW902])+SUM([.AK902:.AP902])*10=0;&quot;&quot;;SUM([.M902:.AJ902];[.AQ902:.AW902])+SUM([.AK902:.AP9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3:.AJ903];[.AQ903:.AW903])+SUM([.AK903:.AP903])*10=0;&quot;&quot;;SUM([.M903:.AJ903];[.AQ903:.AW903])+SUM([.AK903:.AP9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4:.AJ904];[.AQ904:.AW904])+SUM([.AK904:.AP904])*10=0;&quot;&quot;;SUM([.M904:.AJ904];[.AQ904:.AW904])+SUM([.AK904:.AP9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5:.AJ905];[.AQ905:.AW905])+SUM([.AK905:.AP905])*10=0;&quot;&quot;;SUM([.M905:.AJ905];[.AQ905:.AW905])+SUM([.AK905:.AP9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6:.AJ906];[.AQ906:.AW906])+SUM([.AK906:.AP906])*10=0;&quot;&quot;;SUM([.M906:.AJ906];[.AQ906:.AW906])+SUM([.AK906:.AP9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7:.AJ907];[.AQ907:.AW907])+SUM([.AK907:.AP907])*10=0;&quot;&quot;;SUM([.M907:.AJ907];[.AQ907:.AW907])+SUM([.AK907:.AP9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8:.AJ908];[.AQ908:.AW908])+SUM([.AK908:.AP908])*10=0;&quot;&quot;;SUM([.M908:.AJ908];[.AQ908:.AW908])+SUM([.AK908:.AP9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09:.AJ909];[.AQ909:.AW909])+SUM([.AK909:.AP909])*10=0;&quot;&quot;;SUM([.M909:.AJ909];[.AQ909:.AW909])+SUM([.AK909:.AP9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0:.AJ910];[.AQ910:.AW910])+SUM([.AK910:.AP910])*10=0;&quot;&quot;;SUM([.M910:.AJ910];[.AQ910:.AW910])+SUM([.AK910:.AP9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1:.AJ911];[.AQ911:.AW911])+SUM([.AK911:.AP911])*10=0;&quot;&quot;;SUM([.M911:.AJ911];[.AQ911:.AW911])+SUM([.AK911:.AP9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2:.AJ912];[.AQ912:.AW912])+SUM([.AK912:.AP912])*10=0;&quot;&quot;;SUM([.M912:.AJ912];[.AQ912:.AW912])+SUM([.AK912:.AP9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3:.AJ913];[.AQ913:.AW913])+SUM([.AK913:.AP913])*10=0;&quot;&quot;;SUM([.M913:.AJ913];[.AQ913:.AW913])+SUM([.AK913:.AP9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4:.AJ914];[.AQ914:.AW914])+SUM([.AK914:.AP914])*10=0;&quot;&quot;;SUM([.M914:.AJ914];[.AQ914:.AW914])+SUM([.AK914:.AP9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5:.AJ915];[.AQ915:.AW915])+SUM([.AK915:.AP915])*10=0;&quot;&quot;;SUM([.M915:.AJ915];[.AQ915:.AW915])+SUM([.AK915:.AP9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6:.AJ916];[.AQ916:.AW916])+SUM([.AK916:.AP916])*10=0;&quot;&quot;;SUM([.M916:.AJ916];[.AQ916:.AW916])+SUM([.AK916:.AP9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7:.AJ917];[.AQ917:.AW917])+SUM([.AK917:.AP917])*10=0;&quot;&quot;;SUM([.M917:.AJ917];[.AQ917:.AW917])+SUM([.AK917:.AP9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8:.AJ918];[.AQ918:.AW918])+SUM([.AK918:.AP918])*10=0;&quot;&quot;;SUM([.M918:.AJ918];[.AQ918:.AW918])+SUM([.AK918:.AP9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19:.AJ919];[.AQ919:.AW919])+SUM([.AK919:.AP919])*10=0;&quot;&quot;;SUM([.M919:.AJ919];[.AQ919:.AW919])+SUM([.AK919:.AP9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0:.AJ920];[.AQ920:.AW920])+SUM([.AK920:.AP920])*10=0;&quot;&quot;;SUM([.M920:.AJ920];[.AQ920:.AW920])+SUM([.AK920:.AP9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1:.AJ921];[.AQ921:.AW921])+SUM([.AK921:.AP921])*10=0;&quot;&quot;;SUM([.M921:.AJ921];[.AQ921:.AW921])+SUM([.AK921:.AP9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2:.AJ922];[.AQ922:.AW922])+SUM([.AK922:.AP922])*10=0;&quot;&quot;;SUM([.M922:.AJ922];[.AQ922:.AW922])+SUM([.AK922:.AP9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3:.AJ923];[.AQ923:.AW923])+SUM([.AK923:.AP923])*10=0;&quot;&quot;;SUM([.M923:.AJ923];[.AQ923:.AW923])+SUM([.AK923:.AP9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4:.AJ924];[.AQ924:.AW924])+SUM([.AK924:.AP924])*10=0;&quot;&quot;;SUM([.M924:.AJ924];[.AQ924:.AW924])+SUM([.AK924:.AP9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5:.AJ925];[.AQ925:.AW925])+SUM([.AK925:.AP925])*10=0;&quot;&quot;;SUM([.M925:.AJ925];[.AQ925:.AW925])+SUM([.AK925:.AP9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6:.AJ926];[.AQ926:.AW926])+SUM([.AK926:.AP926])*10=0;&quot;&quot;;SUM([.M926:.AJ926];[.AQ926:.AW926])+SUM([.AK926:.AP9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7:.AJ927];[.AQ927:.AW927])+SUM([.AK927:.AP927])*10=0;&quot;&quot;;SUM([.M927:.AJ927];[.AQ927:.AW927])+SUM([.AK927:.AP9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8:.AJ928];[.AQ928:.AW928])+SUM([.AK928:.AP928])*10=0;&quot;&quot;;SUM([.M928:.AJ928];[.AQ928:.AW928])+SUM([.AK928:.AP9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29:.AJ929];[.AQ929:.AW929])+SUM([.AK929:.AP929])*10=0;&quot;&quot;;SUM([.M929:.AJ929];[.AQ929:.AW929])+SUM([.AK929:.AP9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0:.AJ930];[.AQ930:.AW930])+SUM([.AK930:.AP930])*10=0;&quot;&quot;;SUM([.M930:.AJ930];[.AQ930:.AW930])+SUM([.AK930:.AP9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1:.AJ931];[.AQ931:.AW931])+SUM([.AK931:.AP931])*10=0;&quot;&quot;;SUM([.M931:.AJ931];[.AQ931:.AW931])+SUM([.AK931:.AP9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2:.AJ932];[.AQ932:.AW932])+SUM([.AK932:.AP932])*10=0;&quot;&quot;;SUM([.M932:.AJ932];[.AQ932:.AW932])+SUM([.AK932:.AP9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3:.AJ933];[.AQ933:.AW933])+SUM([.AK933:.AP933])*10=0;&quot;&quot;;SUM([.M933:.AJ933];[.AQ933:.AW933])+SUM([.AK933:.AP9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4:.AJ934];[.AQ934:.AW934])+SUM([.AK934:.AP934])*10=0;&quot;&quot;;SUM([.M934:.AJ934];[.AQ934:.AW934])+SUM([.AK934:.AP9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5:.AJ935];[.AQ935:.AW935])+SUM([.AK935:.AP935])*10=0;&quot;&quot;;SUM([.M935:.AJ935];[.AQ935:.AW935])+SUM([.AK935:.AP9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6:.AJ936];[.AQ936:.AW936])+SUM([.AK936:.AP936])*10=0;&quot;&quot;;SUM([.M936:.AJ936];[.AQ936:.AW936])+SUM([.AK936:.AP9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7:.AJ937];[.AQ937:.AW937])+SUM([.AK937:.AP937])*10=0;&quot;&quot;;SUM([.M937:.AJ937];[.AQ937:.AW937])+SUM([.AK937:.AP9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8:.AJ938];[.AQ938:.AW938])+SUM([.AK938:.AP938])*10=0;&quot;&quot;;SUM([.M938:.AJ938];[.AQ938:.AW938])+SUM([.AK938:.AP9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39:.AJ939];[.AQ939:.AW939])+SUM([.AK939:.AP939])*10=0;&quot;&quot;;SUM([.M939:.AJ939];[.AQ939:.AW939])+SUM([.AK939:.AP9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0:.AJ940];[.AQ940:.AW940])+SUM([.AK940:.AP940])*10=0;&quot;&quot;;SUM([.M940:.AJ940];[.AQ940:.AW940])+SUM([.AK940:.AP9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1:.AJ941];[.AQ941:.AW941])+SUM([.AK941:.AP941])*10=0;&quot;&quot;;SUM([.M941:.AJ941];[.AQ941:.AW941])+SUM([.AK941:.AP9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2:.AJ942];[.AQ942:.AW942])+SUM([.AK942:.AP942])*10=0;&quot;&quot;;SUM([.M942:.AJ942];[.AQ942:.AW942])+SUM([.AK942:.AP9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3:.AJ943];[.AQ943:.AW943])+SUM([.AK943:.AP943])*10=0;&quot;&quot;;SUM([.M943:.AJ943];[.AQ943:.AW943])+SUM([.AK943:.AP9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4:.AJ944];[.AQ944:.AW944])+SUM([.AK944:.AP944])*10=0;&quot;&quot;;SUM([.M944:.AJ944];[.AQ944:.AW944])+SUM([.AK944:.AP9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5:.AJ945];[.AQ945:.AW945])+SUM([.AK945:.AP945])*10=0;&quot;&quot;;SUM([.M945:.AJ945];[.AQ945:.AW945])+SUM([.AK945:.AP9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6:.AJ946];[.AQ946:.AW946])+SUM([.AK946:.AP946])*10=0;&quot;&quot;;SUM([.M946:.AJ946];[.AQ946:.AW946])+SUM([.AK946:.AP9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7:.AJ947];[.AQ947:.AW947])+SUM([.AK947:.AP947])*10=0;&quot;&quot;;SUM([.M947:.AJ947];[.AQ947:.AW947])+SUM([.AK947:.AP9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8:.AJ948];[.AQ948:.AW948])+SUM([.AK948:.AP948])*10=0;&quot;&quot;;SUM([.M948:.AJ948];[.AQ948:.AW948])+SUM([.AK948:.AP9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49:.AJ949];[.AQ949:.AW949])+SUM([.AK949:.AP949])*10=0;&quot;&quot;;SUM([.M949:.AJ949];[.AQ949:.AW949])+SUM([.AK949:.AP9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0:.AJ950];[.AQ950:.AW950])+SUM([.AK950:.AP950])*10=0;&quot;&quot;;SUM([.M950:.AJ950];[.AQ950:.AW950])+SUM([.AK950:.AP9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1:.AJ951];[.AQ951:.AW951])+SUM([.AK951:.AP951])*10=0;&quot;&quot;;SUM([.M951:.AJ951];[.AQ951:.AW951])+SUM([.AK951:.AP9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2:.AJ952];[.AQ952:.AW952])+SUM([.AK952:.AP952])*10=0;&quot;&quot;;SUM([.M952:.AJ952];[.AQ952:.AW952])+SUM([.AK952:.AP9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3:.AJ953];[.AQ953:.AW953])+SUM([.AK953:.AP953])*10=0;&quot;&quot;;SUM([.M953:.AJ953];[.AQ953:.AW953])+SUM([.AK953:.AP9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4:.AJ954];[.AQ954:.AW954])+SUM([.AK954:.AP954])*10=0;&quot;&quot;;SUM([.M954:.AJ954];[.AQ954:.AW954])+SUM([.AK954:.AP9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5:.AJ955];[.AQ955:.AW955])+SUM([.AK955:.AP955])*10=0;&quot;&quot;;SUM([.M955:.AJ955];[.AQ955:.AW955])+SUM([.AK955:.AP9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6:.AJ956];[.AQ956:.AW956])+SUM([.AK956:.AP956])*10=0;&quot;&quot;;SUM([.M956:.AJ956];[.AQ956:.AW956])+SUM([.AK956:.AP9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7:.AJ957];[.AQ957:.AW957])+SUM([.AK957:.AP957])*10=0;&quot;&quot;;SUM([.M957:.AJ957];[.AQ957:.AW957])+SUM([.AK957:.AP9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8:.AJ958];[.AQ958:.AW958])+SUM([.AK958:.AP958])*10=0;&quot;&quot;;SUM([.M958:.AJ958];[.AQ958:.AW958])+SUM([.AK958:.AP9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59:.AJ959];[.AQ959:.AW959])+SUM([.AK959:.AP959])*10=0;&quot;&quot;;SUM([.M959:.AJ959];[.AQ959:.AW959])+SUM([.AK959:.AP9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0:.AJ960];[.AQ960:.AW960])+SUM([.AK960:.AP960])*10=0;&quot;&quot;;SUM([.M960:.AJ960];[.AQ960:.AW960])+SUM([.AK960:.AP9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1:.AJ961];[.AQ961:.AW961])+SUM([.AK961:.AP961])*10=0;&quot;&quot;;SUM([.M961:.AJ961];[.AQ961:.AW961])+SUM([.AK961:.AP9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2:.AJ962];[.AQ962:.AW962])+SUM([.AK962:.AP962])*10=0;&quot;&quot;;SUM([.M962:.AJ962];[.AQ962:.AW962])+SUM([.AK962:.AP9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3:.AJ963];[.AQ963:.AW963])+SUM([.AK963:.AP963])*10=0;&quot;&quot;;SUM([.M963:.AJ963];[.AQ963:.AW963])+SUM([.AK963:.AP9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4:.AJ964];[.AQ964:.AW964])+SUM([.AK964:.AP964])*10=0;&quot;&quot;;SUM([.M964:.AJ964];[.AQ964:.AW964])+SUM([.AK964:.AP9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5:.AJ965];[.AQ965:.AW965])+SUM([.AK965:.AP965])*10=0;&quot;&quot;;SUM([.M965:.AJ965];[.AQ965:.AW965])+SUM([.AK965:.AP9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6:.AJ966];[.AQ966:.AW966])+SUM([.AK966:.AP966])*10=0;&quot;&quot;;SUM([.M966:.AJ966];[.AQ966:.AW966])+SUM([.AK966:.AP9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7:.AJ967];[.AQ967:.AW967])+SUM([.AK967:.AP967])*10=0;&quot;&quot;;SUM([.M967:.AJ967];[.AQ967:.AW967])+SUM([.AK967:.AP9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8:.AJ968];[.AQ968:.AW968])+SUM([.AK968:.AP968])*10=0;&quot;&quot;;SUM([.M968:.AJ968];[.AQ968:.AW968])+SUM([.AK968:.AP9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69:.AJ969];[.AQ969:.AW969])+SUM([.AK969:.AP969])*10=0;&quot;&quot;;SUM([.M969:.AJ969];[.AQ969:.AW969])+SUM([.AK969:.AP9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0:.AJ970];[.AQ970:.AW970])+SUM([.AK970:.AP970])*10=0;&quot;&quot;;SUM([.M970:.AJ970];[.AQ970:.AW970])+SUM([.AK970:.AP9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1:.AJ971];[.AQ971:.AW971])+SUM([.AK971:.AP971])*10=0;&quot;&quot;;SUM([.M971:.AJ971];[.AQ971:.AW971])+SUM([.AK971:.AP9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2:.AJ972];[.AQ972:.AW972])+SUM([.AK972:.AP972])*10=0;&quot;&quot;;SUM([.M972:.AJ972];[.AQ972:.AW972])+SUM([.AK972:.AP9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3:.AJ973];[.AQ973:.AW973])+SUM([.AK973:.AP973])*10=0;&quot;&quot;;SUM([.M973:.AJ973];[.AQ973:.AW973])+SUM([.AK973:.AP9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4:.AJ974];[.AQ974:.AW974])+SUM([.AK974:.AP974])*10=0;&quot;&quot;;SUM([.M974:.AJ974];[.AQ974:.AW974])+SUM([.AK974:.AP9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5:.AJ975];[.AQ975:.AW975])+SUM([.AK975:.AP975])*10=0;&quot;&quot;;SUM([.M975:.AJ975];[.AQ975:.AW975])+SUM([.AK975:.AP9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6:.AJ976];[.AQ976:.AW976])+SUM([.AK976:.AP976])*10=0;&quot;&quot;;SUM([.M976:.AJ976];[.AQ976:.AW976])+SUM([.AK976:.AP9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7:.AJ977];[.AQ977:.AW977])+SUM([.AK977:.AP977])*10=0;&quot;&quot;;SUM([.M977:.AJ977];[.AQ977:.AW977])+SUM([.AK977:.AP9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8:.AJ978];[.AQ978:.AW978])+SUM([.AK978:.AP978])*10=0;&quot;&quot;;SUM([.M978:.AJ978];[.AQ978:.AW978])+SUM([.AK978:.AP9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79:.AJ979];[.AQ979:.AW979])+SUM([.AK979:.AP979])*10=0;&quot;&quot;;SUM([.M979:.AJ979];[.AQ979:.AW979])+SUM([.AK979:.AP9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0:.AJ980];[.AQ980:.AW980])+SUM([.AK980:.AP980])*10=0;&quot;&quot;;SUM([.M980:.AJ980];[.AQ980:.AW980])+SUM([.AK980:.AP9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1:.AJ981];[.AQ981:.AW981])+SUM([.AK981:.AP981])*10=0;&quot;&quot;;SUM([.M981:.AJ981];[.AQ981:.AW981])+SUM([.AK981:.AP9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2:.AJ982];[.AQ982:.AW982])+SUM([.AK982:.AP982])*10=0;&quot;&quot;;SUM([.M982:.AJ982];[.AQ982:.AW982])+SUM([.AK982:.AP9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3:.AJ983];[.AQ983:.AW983])+SUM([.AK983:.AP983])*10=0;&quot;&quot;;SUM([.M983:.AJ983];[.AQ983:.AW983])+SUM([.AK983:.AP9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4:.AJ984];[.AQ984:.AW984])+SUM([.AK984:.AP984])*10=0;&quot;&quot;;SUM([.M984:.AJ984];[.AQ984:.AW984])+SUM([.AK984:.AP9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5:.AJ985];[.AQ985:.AW985])+SUM([.AK985:.AP985])*10=0;&quot;&quot;;SUM([.M985:.AJ985];[.AQ985:.AW985])+SUM([.AK985:.AP9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6:.AJ986];[.AQ986:.AW986])+SUM([.AK986:.AP986])*10=0;&quot;&quot;;SUM([.M986:.AJ986];[.AQ986:.AW986])+SUM([.AK986:.AP9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7:.AJ987];[.AQ987:.AW987])+SUM([.AK987:.AP987])*10=0;&quot;&quot;;SUM([.M987:.AJ987];[.AQ987:.AW987])+SUM([.AK987:.AP9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8:.AJ988];[.AQ988:.AW988])+SUM([.AK988:.AP988])*10=0;&quot;&quot;;SUM([.M988:.AJ988];[.AQ988:.AW988])+SUM([.AK988:.AP9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89:.AJ989];[.AQ989:.AW989])+SUM([.AK989:.AP989])*10=0;&quot;&quot;;SUM([.M989:.AJ989];[.AQ989:.AW989])+SUM([.AK989:.AP9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0:.AJ990];[.AQ990:.AW990])+SUM([.AK990:.AP990])*10=0;&quot;&quot;;SUM([.M990:.AJ990];[.AQ990:.AW990])+SUM([.AK990:.AP9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1:.AJ991];[.AQ991:.AW991])+SUM([.AK991:.AP991])*10=0;&quot;&quot;;SUM([.M991:.AJ991];[.AQ991:.AW991])+SUM([.AK991:.AP9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2:.AJ992];[.AQ992:.AW992])+SUM([.AK992:.AP992])*10=0;&quot;&quot;;SUM([.M992:.AJ992];[.AQ992:.AW992])+SUM([.AK992:.AP9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3:.AJ993];[.AQ993:.AW993])+SUM([.AK993:.AP993])*10=0;&quot;&quot;;SUM([.M993:.AJ993];[.AQ993:.AW993])+SUM([.AK993:.AP9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4:.AJ994];[.AQ994:.AW994])+SUM([.AK994:.AP994])*10=0;&quot;&quot;;SUM([.M994:.AJ994];[.AQ994:.AW994])+SUM([.AK994:.AP9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5:.AJ995];[.AQ995:.AW995])+SUM([.AK995:.AP995])*10=0;&quot;&quot;;SUM([.M995:.AJ995];[.AQ995:.AW995])+SUM([.AK995:.AP9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6:.AJ996];[.AQ996:.AW996])+SUM([.AK996:.AP996])*10=0;&quot;&quot;;SUM([.M996:.AJ996];[.AQ996:.AW996])+SUM([.AK996:.AP9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7:.AJ997];[.AQ997:.AW997])+SUM([.AK997:.AP997])*10=0;&quot;&quot;;SUM([.M997:.AJ997];[.AQ997:.AW997])+SUM([.AK997:.AP9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8:.AJ998];[.AQ998:.AW998])+SUM([.AK998:.AP998])*10=0;&quot;&quot;;SUM([.M998:.AJ998];[.AQ998:.AW998])+SUM([.AK998:.AP9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999:.AJ999];[.AQ999:.AW999])+SUM([.AK999:.AP999])*10=0;&quot;&quot;;SUM([.M999:.AJ999];[.AQ999:.AW999])+SUM([.AK999:.AP9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0:.AJ1000];[.AQ1000:.AW1000])+SUM([.AK1000:.AP1000])*10=0;&quot;&quot;;SUM([.M1000:.AJ1000];[.AQ1000:.AW1000])+SUM([.AK1000:.AP10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1:.AJ1001];[.AQ1001:.AW1001])+SUM([.AK1001:.AP1001])*10=0;&quot;&quot;;SUM([.M1001:.AJ1001];[.AQ1001:.AW1001])+SUM([.AK1001:.AP10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2:.AJ1002];[.AQ1002:.AW1002])+SUM([.AK1002:.AP1002])*10=0;&quot;&quot;;SUM([.M1002:.AJ1002];[.AQ1002:.AW1002])+SUM([.AK1002:.AP10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3:.AJ1003];[.AQ1003:.AW1003])+SUM([.AK1003:.AP1003])*10=0;&quot;&quot;;SUM([.M1003:.AJ1003];[.AQ1003:.AW1003])+SUM([.AK1003:.AP10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4:.AJ1004];[.AQ1004:.AW1004])+SUM([.AK1004:.AP1004])*10=0;&quot;&quot;;SUM([.M1004:.AJ1004];[.AQ1004:.AW1004])+SUM([.AK1004:.AP10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5:.AJ1005];[.AQ1005:.AW1005])+SUM([.AK1005:.AP1005])*10=0;&quot;&quot;;SUM([.M1005:.AJ1005];[.AQ1005:.AW1005])+SUM([.AK1005:.AP10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6:.AJ1006];[.AQ1006:.AW1006])+SUM([.AK1006:.AP1006])*10=0;&quot;&quot;;SUM([.M1006:.AJ1006];[.AQ1006:.AW1006])+SUM([.AK1006:.AP10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7:.AJ1007];[.AQ1007:.AW1007])+SUM([.AK1007:.AP1007])*10=0;&quot;&quot;;SUM([.M1007:.AJ1007];[.AQ1007:.AW1007])+SUM([.AK1007:.AP10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8:.AJ1008];[.AQ1008:.AW1008])+SUM([.AK1008:.AP1008])*10=0;&quot;&quot;;SUM([.M1008:.AJ1008];[.AQ1008:.AW1008])+SUM([.AK1008:.AP10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09:.AJ1009];[.AQ1009:.AW1009])+SUM([.AK1009:.AP1009])*10=0;&quot;&quot;;SUM([.M1009:.AJ1009];[.AQ1009:.AW1009])+SUM([.AK1009:.AP10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0:.AJ1010];[.AQ1010:.AW1010])+SUM([.AK1010:.AP1010])*10=0;&quot;&quot;;SUM([.M1010:.AJ1010];[.AQ1010:.AW1010])+SUM([.AK1010:.AP10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1:.AJ1011];[.AQ1011:.AW1011])+SUM([.AK1011:.AP1011])*10=0;&quot;&quot;;SUM([.M1011:.AJ1011];[.AQ1011:.AW1011])+SUM([.AK1011:.AP10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2:.AJ1012];[.AQ1012:.AW1012])+SUM([.AK1012:.AP1012])*10=0;&quot;&quot;;SUM([.M1012:.AJ1012];[.AQ1012:.AW1012])+SUM([.AK1012:.AP10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3:.AJ1013];[.AQ1013:.AW1013])+SUM([.AK1013:.AP1013])*10=0;&quot;&quot;;SUM([.M1013:.AJ1013];[.AQ1013:.AW1013])+SUM([.AK1013:.AP10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4:.AJ1014];[.AQ1014:.AW1014])+SUM([.AK1014:.AP1014])*10=0;&quot;&quot;;SUM([.M1014:.AJ1014];[.AQ1014:.AW1014])+SUM([.AK1014:.AP10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5:.AJ1015];[.AQ1015:.AW1015])+SUM([.AK1015:.AP1015])*10=0;&quot;&quot;;SUM([.M1015:.AJ1015];[.AQ1015:.AW1015])+SUM([.AK1015:.AP10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6:.AJ1016];[.AQ1016:.AW1016])+SUM([.AK1016:.AP1016])*10=0;&quot;&quot;;SUM([.M1016:.AJ1016];[.AQ1016:.AW1016])+SUM([.AK1016:.AP10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7:.AJ1017];[.AQ1017:.AW1017])+SUM([.AK1017:.AP1017])*10=0;&quot;&quot;;SUM([.M1017:.AJ1017];[.AQ1017:.AW1017])+SUM([.AK1017:.AP10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8:.AJ1018];[.AQ1018:.AW1018])+SUM([.AK1018:.AP1018])*10=0;&quot;&quot;;SUM([.M1018:.AJ1018];[.AQ1018:.AW1018])+SUM([.AK1018:.AP10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19:.AJ1019];[.AQ1019:.AW1019])+SUM([.AK1019:.AP1019])*10=0;&quot;&quot;;SUM([.M1019:.AJ1019];[.AQ1019:.AW1019])+SUM([.AK1019:.AP10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0:.AJ1020];[.AQ1020:.AW1020])+SUM([.AK1020:.AP1020])*10=0;&quot;&quot;;SUM([.M1020:.AJ1020];[.AQ1020:.AW1020])+SUM([.AK1020:.AP10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1:.AJ1021];[.AQ1021:.AW1021])+SUM([.AK1021:.AP1021])*10=0;&quot;&quot;;SUM([.M1021:.AJ1021];[.AQ1021:.AW1021])+SUM([.AK1021:.AP10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2:.AJ1022];[.AQ1022:.AW1022])+SUM([.AK1022:.AP1022])*10=0;&quot;&quot;;SUM([.M1022:.AJ1022];[.AQ1022:.AW1022])+SUM([.AK1022:.AP10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3:.AJ1023];[.AQ1023:.AW1023])+SUM([.AK1023:.AP1023])*10=0;&quot;&quot;;SUM([.M1023:.AJ1023];[.AQ1023:.AW1023])+SUM([.AK1023:.AP10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4:.AJ1024];[.AQ1024:.AW1024])+SUM([.AK1024:.AP1024])*10=0;&quot;&quot;;SUM([.M1024:.AJ1024];[.AQ1024:.AW1024])+SUM([.AK1024:.AP10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5:.AJ1025];[.AQ1025:.AW1025])+SUM([.AK1025:.AP1025])*10=0;&quot;&quot;;SUM([.M1025:.AJ1025];[.AQ1025:.AW1025])+SUM([.AK1025:.AP10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6:.AJ1026];[.AQ1026:.AW1026])+SUM([.AK1026:.AP1026])*10=0;&quot;&quot;;SUM([.M1026:.AJ1026];[.AQ1026:.AW1026])+SUM([.AK1026:.AP10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7:.AJ1027];[.AQ1027:.AW1027])+SUM([.AK1027:.AP1027])*10=0;&quot;&quot;;SUM([.M1027:.AJ1027];[.AQ1027:.AW1027])+SUM([.AK1027:.AP10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8:.AJ1028];[.AQ1028:.AW1028])+SUM([.AK1028:.AP1028])*10=0;&quot;&quot;;SUM([.M1028:.AJ1028];[.AQ1028:.AW1028])+SUM([.AK1028:.AP10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29:.AJ1029];[.AQ1029:.AW1029])+SUM([.AK1029:.AP1029])*10=0;&quot;&quot;;SUM([.M1029:.AJ1029];[.AQ1029:.AW1029])+SUM([.AK1029:.AP10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0:.AJ1030];[.AQ1030:.AW1030])+SUM([.AK1030:.AP1030])*10=0;&quot;&quot;;SUM([.M1030:.AJ1030];[.AQ1030:.AW1030])+SUM([.AK1030:.AP10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1:.AJ1031];[.AQ1031:.AW1031])+SUM([.AK1031:.AP1031])*10=0;&quot;&quot;;SUM([.M1031:.AJ1031];[.AQ1031:.AW1031])+SUM([.AK1031:.AP10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2:.AJ1032];[.AQ1032:.AW1032])+SUM([.AK1032:.AP1032])*10=0;&quot;&quot;;SUM([.M1032:.AJ1032];[.AQ1032:.AW1032])+SUM([.AK1032:.AP10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3:.AJ1033];[.AQ1033:.AW1033])+SUM([.AK1033:.AP1033])*10=0;&quot;&quot;;SUM([.M1033:.AJ1033];[.AQ1033:.AW1033])+SUM([.AK1033:.AP10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4:.AJ1034];[.AQ1034:.AW1034])+SUM([.AK1034:.AP1034])*10=0;&quot;&quot;;SUM([.M1034:.AJ1034];[.AQ1034:.AW1034])+SUM([.AK1034:.AP10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5:.AJ1035];[.AQ1035:.AW1035])+SUM([.AK1035:.AP1035])*10=0;&quot;&quot;;SUM([.M1035:.AJ1035];[.AQ1035:.AW1035])+SUM([.AK1035:.AP10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6:.AJ1036];[.AQ1036:.AW1036])+SUM([.AK1036:.AP1036])*10=0;&quot;&quot;;SUM([.M1036:.AJ1036];[.AQ1036:.AW1036])+SUM([.AK1036:.AP10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7:.AJ1037];[.AQ1037:.AW1037])+SUM([.AK1037:.AP1037])*10=0;&quot;&quot;;SUM([.M1037:.AJ1037];[.AQ1037:.AW1037])+SUM([.AK1037:.AP10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8:.AJ1038];[.AQ1038:.AW1038])+SUM([.AK1038:.AP1038])*10=0;&quot;&quot;;SUM([.M1038:.AJ1038];[.AQ1038:.AW1038])+SUM([.AK1038:.AP10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39:.AJ1039];[.AQ1039:.AW1039])+SUM([.AK1039:.AP1039])*10=0;&quot;&quot;;SUM([.M1039:.AJ1039];[.AQ1039:.AW1039])+SUM([.AK1039:.AP10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0:.AJ1040];[.AQ1040:.AW1040])+SUM([.AK1040:.AP1040])*10=0;&quot;&quot;;SUM([.M1040:.AJ1040];[.AQ1040:.AW1040])+SUM([.AK1040:.AP10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1:.AJ1041];[.AQ1041:.AW1041])+SUM([.AK1041:.AP1041])*10=0;&quot;&quot;;SUM([.M1041:.AJ1041];[.AQ1041:.AW1041])+SUM([.AK1041:.AP10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2:.AJ1042];[.AQ1042:.AW1042])+SUM([.AK1042:.AP1042])*10=0;&quot;&quot;;SUM([.M1042:.AJ1042];[.AQ1042:.AW1042])+SUM([.AK1042:.AP10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3:.AJ1043];[.AQ1043:.AW1043])+SUM([.AK1043:.AP1043])*10=0;&quot;&quot;;SUM([.M1043:.AJ1043];[.AQ1043:.AW1043])+SUM([.AK1043:.AP10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4:.AJ1044];[.AQ1044:.AW1044])+SUM([.AK1044:.AP1044])*10=0;&quot;&quot;;SUM([.M1044:.AJ1044];[.AQ1044:.AW1044])+SUM([.AK1044:.AP10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5:.AJ1045];[.AQ1045:.AW1045])+SUM([.AK1045:.AP1045])*10=0;&quot;&quot;;SUM([.M1045:.AJ1045];[.AQ1045:.AW1045])+SUM([.AK1045:.AP10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6:.AJ1046];[.AQ1046:.AW1046])+SUM([.AK1046:.AP1046])*10=0;&quot;&quot;;SUM([.M1046:.AJ1046];[.AQ1046:.AW1046])+SUM([.AK1046:.AP10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7:.AJ1047];[.AQ1047:.AW1047])+SUM([.AK1047:.AP1047])*10=0;&quot;&quot;;SUM([.M1047:.AJ1047];[.AQ1047:.AW1047])+SUM([.AK1047:.AP10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8:.AJ1048];[.AQ1048:.AW1048])+SUM([.AK1048:.AP1048])*10=0;&quot;&quot;;SUM([.M1048:.AJ1048];[.AQ1048:.AW1048])+SUM([.AK1048:.AP10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49:.AJ1049];[.AQ1049:.AW1049])+SUM([.AK1049:.AP1049])*10=0;&quot;&quot;;SUM([.M1049:.AJ1049];[.AQ1049:.AW1049])+SUM([.AK1049:.AP10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0:.AJ1050];[.AQ1050:.AW1050])+SUM([.AK1050:.AP1050])*10=0;&quot;&quot;;SUM([.M1050:.AJ1050];[.AQ1050:.AW1050])+SUM([.AK1050:.AP10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1:.AJ1051];[.AQ1051:.AW1051])+SUM([.AK1051:.AP1051])*10=0;&quot;&quot;;SUM([.M1051:.AJ1051];[.AQ1051:.AW1051])+SUM([.AK1051:.AP10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2:.AJ1052];[.AQ1052:.AW1052])+SUM([.AK1052:.AP1052])*10=0;&quot;&quot;;SUM([.M1052:.AJ1052];[.AQ1052:.AW1052])+SUM([.AK1052:.AP10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3:.AJ1053];[.AQ1053:.AW1053])+SUM([.AK1053:.AP1053])*10=0;&quot;&quot;;SUM([.M1053:.AJ1053];[.AQ1053:.AW1053])+SUM([.AK1053:.AP10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4:.AJ1054];[.AQ1054:.AW1054])+SUM([.AK1054:.AP1054])*10=0;&quot;&quot;;SUM([.M1054:.AJ1054];[.AQ1054:.AW1054])+SUM([.AK1054:.AP10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5:.AJ1055];[.AQ1055:.AW1055])+SUM([.AK1055:.AP1055])*10=0;&quot;&quot;;SUM([.M1055:.AJ1055];[.AQ1055:.AW1055])+SUM([.AK1055:.AP10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6:.AJ1056];[.AQ1056:.AW1056])+SUM([.AK1056:.AP1056])*10=0;&quot;&quot;;SUM([.M1056:.AJ1056];[.AQ1056:.AW1056])+SUM([.AK1056:.AP10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7:.AJ1057];[.AQ1057:.AW1057])+SUM([.AK1057:.AP1057])*10=0;&quot;&quot;;SUM([.M1057:.AJ1057];[.AQ1057:.AW1057])+SUM([.AK1057:.AP10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8:.AJ1058];[.AQ1058:.AW1058])+SUM([.AK1058:.AP1058])*10=0;&quot;&quot;;SUM([.M1058:.AJ1058];[.AQ1058:.AW1058])+SUM([.AK1058:.AP10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59:.AJ1059];[.AQ1059:.AW1059])+SUM([.AK1059:.AP1059])*10=0;&quot;&quot;;SUM([.M1059:.AJ1059];[.AQ1059:.AW1059])+SUM([.AK1059:.AP10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0:.AJ1060];[.AQ1060:.AW1060])+SUM([.AK1060:.AP1060])*10=0;&quot;&quot;;SUM([.M1060:.AJ1060];[.AQ1060:.AW1060])+SUM([.AK1060:.AP10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1:.AJ1061];[.AQ1061:.AW1061])+SUM([.AK1061:.AP1061])*10=0;&quot;&quot;;SUM([.M1061:.AJ1061];[.AQ1061:.AW1061])+SUM([.AK1061:.AP10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2:.AJ1062];[.AQ1062:.AW1062])+SUM([.AK1062:.AP1062])*10=0;&quot;&quot;;SUM([.M1062:.AJ1062];[.AQ1062:.AW1062])+SUM([.AK1062:.AP10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3:.AJ1063];[.AQ1063:.AW1063])+SUM([.AK1063:.AP1063])*10=0;&quot;&quot;;SUM([.M1063:.AJ1063];[.AQ1063:.AW1063])+SUM([.AK1063:.AP10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4:.AJ1064];[.AQ1064:.AW1064])+SUM([.AK1064:.AP1064])*10=0;&quot;&quot;;SUM([.M1064:.AJ1064];[.AQ1064:.AW1064])+SUM([.AK1064:.AP10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5:.AJ1065];[.AQ1065:.AW1065])+SUM([.AK1065:.AP1065])*10=0;&quot;&quot;;SUM([.M1065:.AJ1065];[.AQ1065:.AW1065])+SUM([.AK1065:.AP10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6:.AJ1066];[.AQ1066:.AW1066])+SUM([.AK1066:.AP1066])*10=0;&quot;&quot;;SUM([.M1066:.AJ1066];[.AQ1066:.AW1066])+SUM([.AK1066:.AP10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7:.AJ1067];[.AQ1067:.AW1067])+SUM([.AK1067:.AP1067])*10=0;&quot;&quot;;SUM([.M1067:.AJ1067];[.AQ1067:.AW1067])+SUM([.AK1067:.AP10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8:.AJ1068];[.AQ1068:.AW1068])+SUM([.AK1068:.AP1068])*10=0;&quot;&quot;;SUM([.M1068:.AJ1068];[.AQ1068:.AW1068])+SUM([.AK1068:.AP10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69:.AJ1069];[.AQ1069:.AW1069])+SUM([.AK1069:.AP1069])*10=0;&quot;&quot;;SUM([.M1069:.AJ1069];[.AQ1069:.AW1069])+SUM([.AK1069:.AP10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0:.AJ1070];[.AQ1070:.AW1070])+SUM([.AK1070:.AP1070])*10=0;&quot;&quot;;SUM([.M1070:.AJ1070];[.AQ1070:.AW1070])+SUM([.AK1070:.AP10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1:.AJ1071];[.AQ1071:.AW1071])+SUM([.AK1071:.AP1071])*10=0;&quot;&quot;;SUM([.M1071:.AJ1071];[.AQ1071:.AW1071])+SUM([.AK1071:.AP10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2:.AJ1072];[.AQ1072:.AW1072])+SUM([.AK1072:.AP1072])*10=0;&quot;&quot;;SUM([.M1072:.AJ1072];[.AQ1072:.AW1072])+SUM([.AK1072:.AP10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3:.AJ1073];[.AQ1073:.AW1073])+SUM([.AK1073:.AP1073])*10=0;&quot;&quot;;SUM([.M1073:.AJ1073];[.AQ1073:.AW1073])+SUM([.AK1073:.AP10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4:.AJ1074];[.AQ1074:.AW1074])+SUM([.AK1074:.AP1074])*10=0;&quot;&quot;;SUM([.M1074:.AJ1074];[.AQ1074:.AW1074])+SUM([.AK1074:.AP10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5:.AJ1075];[.AQ1075:.AW1075])+SUM([.AK1075:.AP1075])*10=0;&quot;&quot;;SUM([.M1075:.AJ1075];[.AQ1075:.AW1075])+SUM([.AK1075:.AP10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6:.AJ1076];[.AQ1076:.AW1076])+SUM([.AK1076:.AP1076])*10=0;&quot;&quot;;SUM([.M1076:.AJ1076];[.AQ1076:.AW1076])+SUM([.AK1076:.AP10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7:.AJ1077];[.AQ1077:.AW1077])+SUM([.AK1077:.AP1077])*10=0;&quot;&quot;;SUM([.M1077:.AJ1077];[.AQ1077:.AW1077])+SUM([.AK1077:.AP10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8:.AJ1078];[.AQ1078:.AW1078])+SUM([.AK1078:.AP1078])*10=0;&quot;&quot;;SUM([.M1078:.AJ1078];[.AQ1078:.AW1078])+SUM([.AK1078:.AP10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79:.AJ1079];[.AQ1079:.AW1079])+SUM([.AK1079:.AP1079])*10=0;&quot;&quot;;SUM([.M1079:.AJ1079];[.AQ1079:.AW1079])+SUM([.AK1079:.AP10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0:.AJ1080];[.AQ1080:.AW1080])+SUM([.AK1080:.AP1080])*10=0;&quot;&quot;;SUM([.M1080:.AJ1080];[.AQ1080:.AW1080])+SUM([.AK1080:.AP10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1:.AJ1081];[.AQ1081:.AW1081])+SUM([.AK1081:.AP1081])*10=0;&quot;&quot;;SUM([.M1081:.AJ1081];[.AQ1081:.AW1081])+SUM([.AK1081:.AP10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2:.AJ1082];[.AQ1082:.AW1082])+SUM([.AK1082:.AP1082])*10=0;&quot;&quot;;SUM([.M1082:.AJ1082];[.AQ1082:.AW1082])+SUM([.AK1082:.AP10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3:.AJ1083];[.AQ1083:.AW1083])+SUM([.AK1083:.AP1083])*10=0;&quot;&quot;;SUM([.M1083:.AJ1083];[.AQ1083:.AW1083])+SUM([.AK1083:.AP10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4:.AJ1084];[.AQ1084:.AW1084])+SUM([.AK1084:.AP1084])*10=0;&quot;&quot;;SUM([.M1084:.AJ1084];[.AQ1084:.AW1084])+SUM([.AK1084:.AP10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5:.AJ1085];[.AQ1085:.AW1085])+SUM([.AK1085:.AP1085])*10=0;&quot;&quot;;SUM([.M1085:.AJ1085];[.AQ1085:.AW1085])+SUM([.AK1085:.AP10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6:.AJ1086];[.AQ1086:.AW1086])+SUM([.AK1086:.AP1086])*10=0;&quot;&quot;;SUM([.M1086:.AJ1086];[.AQ1086:.AW1086])+SUM([.AK1086:.AP10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7:.AJ1087];[.AQ1087:.AW1087])+SUM([.AK1087:.AP1087])*10=0;&quot;&quot;;SUM([.M1087:.AJ1087];[.AQ1087:.AW1087])+SUM([.AK1087:.AP10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8:.AJ1088];[.AQ1088:.AW1088])+SUM([.AK1088:.AP1088])*10=0;&quot;&quot;;SUM([.M1088:.AJ1088];[.AQ1088:.AW1088])+SUM([.AK1088:.AP10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89:.AJ1089];[.AQ1089:.AW1089])+SUM([.AK1089:.AP1089])*10=0;&quot;&quot;;SUM([.M1089:.AJ1089];[.AQ1089:.AW1089])+SUM([.AK1089:.AP10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0:.AJ1090];[.AQ1090:.AW1090])+SUM([.AK1090:.AP1090])*10=0;&quot;&quot;;SUM([.M1090:.AJ1090];[.AQ1090:.AW1090])+SUM([.AK1090:.AP10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1:.AJ1091];[.AQ1091:.AW1091])+SUM([.AK1091:.AP1091])*10=0;&quot;&quot;;SUM([.M1091:.AJ1091];[.AQ1091:.AW1091])+SUM([.AK1091:.AP10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2:.AJ1092];[.AQ1092:.AW1092])+SUM([.AK1092:.AP1092])*10=0;&quot;&quot;;SUM([.M1092:.AJ1092];[.AQ1092:.AW1092])+SUM([.AK1092:.AP10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3:.AJ1093];[.AQ1093:.AW1093])+SUM([.AK1093:.AP1093])*10=0;&quot;&quot;;SUM([.M1093:.AJ1093];[.AQ1093:.AW1093])+SUM([.AK1093:.AP10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4:.AJ1094];[.AQ1094:.AW1094])+SUM([.AK1094:.AP1094])*10=0;&quot;&quot;;SUM([.M1094:.AJ1094];[.AQ1094:.AW1094])+SUM([.AK1094:.AP10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5:.AJ1095];[.AQ1095:.AW1095])+SUM([.AK1095:.AP1095])*10=0;&quot;&quot;;SUM([.M1095:.AJ1095];[.AQ1095:.AW1095])+SUM([.AK1095:.AP10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6:.AJ1096];[.AQ1096:.AW1096])+SUM([.AK1096:.AP1096])*10=0;&quot;&quot;;SUM([.M1096:.AJ1096];[.AQ1096:.AW1096])+SUM([.AK1096:.AP10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7:.AJ1097];[.AQ1097:.AW1097])+SUM([.AK1097:.AP1097])*10=0;&quot;&quot;;SUM([.M1097:.AJ1097];[.AQ1097:.AW1097])+SUM([.AK1097:.AP10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8:.AJ1098];[.AQ1098:.AW1098])+SUM([.AK1098:.AP1098])*10=0;&quot;&quot;;SUM([.M1098:.AJ1098];[.AQ1098:.AW1098])+SUM([.AK1098:.AP10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099:.AJ1099];[.AQ1099:.AW1099])+SUM([.AK1099:.AP1099])*10=0;&quot;&quot;;SUM([.M1099:.AJ1099];[.AQ1099:.AW1099])+SUM([.AK1099:.AP10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0:.AJ1100];[.AQ1100:.AW1100])+SUM([.AK1100:.AP1100])*10=0;&quot;&quot;;SUM([.M1100:.AJ1100];[.AQ1100:.AW1100])+SUM([.AK1100:.AP11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1:.AJ1101];[.AQ1101:.AW1101])+SUM([.AK1101:.AP1101])*10=0;&quot;&quot;;SUM([.M1101:.AJ1101];[.AQ1101:.AW1101])+SUM([.AK1101:.AP11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2:.AJ1102];[.AQ1102:.AW1102])+SUM([.AK1102:.AP1102])*10=0;&quot;&quot;;SUM([.M1102:.AJ1102];[.AQ1102:.AW1102])+SUM([.AK1102:.AP11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3:.AJ1103];[.AQ1103:.AW1103])+SUM([.AK1103:.AP1103])*10=0;&quot;&quot;;SUM([.M1103:.AJ1103];[.AQ1103:.AW1103])+SUM([.AK1103:.AP11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4:.AJ1104];[.AQ1104:.AW1104])+SUM([.AK1104:.AP1104])*10=0;&quot;&quot;;SUM([.M1104:.AJ1104];[.AQ1104:.AW1104])+SUM([.AK1104:.AP11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5:.AJ1105];[.AQ1105:.AW1105])+SUM([.AK1105:.AP1105])*10=0;&quot;&quot;;SUM([.M1105:.AJ1105];[.AQ1105:.AW1105])+SUM([.AK1105:.AP11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6:.AJ1106];[.AQ1106:.AW1106])+SUM([.AK1106:.AP1106])*10=0;&quot;&quot;;SUM([.M1106:.AJ1106];[.AQ1106:.AW1106])+SUM([.AK1106:.AP11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7:.AJ1107];[.AQ1107:.AW1107])+SUM([.AK1107:.AP1107])*10=0;&quot;&quot;;SUM([.M1107:.AJ1107];[.AQ1107:.AW1107])+SUM([.AK1107:.AP11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8:.AJ1108];[.AQ1108:.AW1108])+SUM([.AK1108:.AP1108])*10=0;&quot;&quot;;SUM([.M1108:.AJ1108];[.AQ1108:.AW1108])+SUM([.AK1108:.AP11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09:.AJ1109];[.AQ1109:.AW1109])+SUM([.AK1109:.AP1109])*10=0;&quot;&quot;;SUM([.M1109:.AJ1109];[.AQ1109:.AW1109])+SUM([.AK1109:.AP11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0:.AJ1110];[.AQ1110:.AW1110])+SUM([.AK1110:.AP1110])*10=0;&quot;&quot;;SUM([.M1110:.AJ1110];[.AQ1110:.AW1110])+SUM([.AK1110:.AP11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1:.AJ1111];[.AQ1111:.AW1111])+SUM([.AK1111:.AP1111])*10=0;&quot;&quot;;SUM([.M1111:.AJ1111];[.AQ1111:.AW1111])+SUM([.AK1111:.AP11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2:.AJ1112];[.AQ1112:.AW1112])+SUM([.AK1112:.AP1112])*10=0;&quot;&quot;;SUM([.M1112:.AJ1112];[.AQ1112:.AW1112])+SUM([.AK1112:.AP11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3:.AJ1113];[.AQ1113:.AW1113])+SUM([.AK1113:.AP1113])*10=0;&quot;&quot;;SUM([.M1113:.AJ1113];[.AQ1113:.AW1113])+SUM([.AK1113:.AP11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4:.AJ1114];[.AQ1114:.AW1114])+SUM([.AK1114:.AP1114])*10=0;&quot;&quot;;SUM([.M1114:.AJ1114];[.AQ1114:.AW1114])+SUM([.AK1114:.AP11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5:.AJ1115];[.AQ1115:.AW1115])+SUM([.AK1115:.AP1115])*10=0;&quot;&quot;;SUM([.M1115:.AJ1115];[.AQ1115:.AW1115])+SUM([.AK1115:.AP11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6:.AJ1116];[.AQ1116:.AW1116])+SUM([.AK1116:.AP1116])*10=0;&quot;&quot;;SUM([.M1116:.AJ1116];[.AQ1116:.AW1116])+SUM([.AK1116:.AP11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7:.AJ1117];[.AQ1117:.AW1117])+SUM([.AK1117:.AP1117])*10=0;&quot;&quot;;SUM([.M1117:.AJ1117];[.AQ1117:.AW1117])+SUM([.AK1117:.AP11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8:.AJ1118];[.AQ1118:.AW1118])+SUM([.AK1118:.AP1118])*10=0;&quot;&quot;;SUM([.M1118:.AJ1118];[.AQ1118:.AW1118])+SUM([.AK1118:.AP11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19:.AJ1119];[.AQ1119:.AW1119])+SUM([.AK1119:.AP1119])*10=0;&quot;&quot;;SUM([.M1119:.AJ1119];[.AQ1119:.AW1119])+SUM([.AK1119:.AP11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0:.AJ1120];[.AQ1120:.AW1120])+SUM([.AK1120:.AP1120])*10=0;&quot;&quot;;SUM([.M1120:.AJ1120];[.AQ1120:.AW1120])+SUM([.AK1120:.AP11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1:.AJ1121];[.AQ1121:.AW1121])+SUM([.AK1121:.AP1121])*10=0;&quot;&quot;;SUM([.M1121:.AJ1121];[.AQ1121:.AW1121])+SUM([.AK1121:.AP11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2:.AJ1122];[.AQ1122:.AW1122])+SUM([.AK1122:.AP1122])*10=0;&quot;&quot;;SUM([.M1122:.AJ1122];[.AQ1122:.AW1122])+SUM([.AK1122:.AP11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3:.AJ1123];[.AQ1123:.AW1123])+SUM([.AK1123:.AP1123])*10=0;&quot;&quot;;SUM([.M1123:.AJ1123];[.AQ1123:.AW1123])+SUM([.AK1123:.AP11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4:.AJ1124];[.AQ1124:.AW1124])+SUM([.AK1124:.AP1124])*10=0;&quot;&quot;;SUM([.M1124:.AJ1124];[.AQ1124:.AW1124])+SUM([.AK1124:.AP11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5:.AJ1125];[.AQ1125:.AW1125])+SUM([.AK1125:.AP1125])*10=0;&quot;&quot;;SUM([.M1125:.AJ1125];[.AQ1125:.AW1125])+SUM([.AK1125:.AP11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6:.AJ1126];[.AQ1126:.AW1126])+SUM([.AK1126:.AP1126])*10=0;&quot;&quot;;SUM([.M1126:.AJ1126];[.AQ1126:.AW1126])+SUM([.AK1126:.AP11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7:.AJ1127];[.AQ1127:.AW1127])+SUM([.AK1127:.AP1127])*10=0;&quot;&quot;;SUM([.M1127:.AJ1127];[.AQ1127:.AW1127])+SUM([.AK1127:.AP11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8:.AJ1128];[.AQ1128:.AW1128])+SUM([.AK1128:.AP1128])*10=0;&quot;&quot;;SUM([.M1128:.AJ1128];[.AQ1128:.AW1128])+SUM([.AK1128:.AP11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29:.AJ1129];[.AQ1129:.AW1129])+SUM([.AK1129:.AP1129])*10=0;&quot;&quot;;SUM([.M1129:.AJ1129];[.AQ1129:.AW1129])+SUM([.AK1129:.AP11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0:.AJ1130];[.AQ1130:.AW1130])+SUM([.AK1130:.AP1130])*10=0;&quot;&quot;;SUM([.M1130:.AJ1130];[.AQ1130:.AW1130])+SUM([.AK1130:.AP11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1:.AJ1131];[.AQ1131:.AW1131])+SUM([.AK1131:.AP1131])*10=0;&quot;&quot;;SUM([.M1131:.AJ1131];[.AQ1131:.AW1131])+SUM([.AK1131:.AP11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2:.AJ1132];[.AQ1132:.AW1132])+SUM([.AK1132:.AP1132])*10=0;&quot;&quot;;SUM([.M1132:.AJ1132];[.AQ1132:.AW1132])+SUM([.AK1132:.AP11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3:.AJ1133];[.AQ1133:.AW1133])+SUM([.AK1133:.AP1133])*10=0;&quot;&quot;;SUM([.M1133:.AJ1133];[.AQ1133:.AW1133])+SUM([.AK1133:.AP11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4:.AJ1134];[.AQ1134:.AW1134])+SUM([.AK1134:.AP1134])*10=0;&quot;&quot;;SUM([.M1134:.AJ1134];[.AQ1134:.AW1134])+SUM([.AK1134:.AP11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5:.AJ1135];[.AQ1135:.AW1135])+SUM([.AK1135:.AP1135])*10=0;&quot;&quot;;SUM([.M1135:.AJ1135];[.AQ1135:.AW1135])+SUM([.AK1135:.AP11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6:.AJ1136];[.AQ1136:.AW1136])+SUM([.AK1136:.AP1136])*10=0;&quot;&quot;;SUM([.M1136:.AJ1136];[.AQ1136:.AW1136])+SUM([.AK1136:.AP11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7:.AJ1137];[.AQ1137:.AW1137])+SUM([.AK1137:.AP1137])*10=0;&quot;&quot;;SUM([.M1137:.AJ1137];[.AQ1137:.AW1137])+SUM([.AK1137:.AP11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8:.AJ1138];[.AQ1138:.AW1138])+SUM([.AK1138:.AP1138])*10=0;&quot;&quot;;SUM([.M1138:.AJ1138];[.AQ1138:.AW1138])+SUM([.AK1138:.AP11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39:.AJ1139];[.AQ1139:.AW1139])+SUM([.AK1139:.AP1139])*10=0;&quot;&quot;;SUM([.M1139:.AJ1139];[.AQ1139:.AW1139])+SUM([.AK1139:.AP11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0:.AJ1140];[.AQ1140:.AW1140])+SUM([.AK1140:.AP1140])*10=0;&quot;&quot;;SUM([.M1140:.AJ1140];[.AQ1140:.AW1140])+SUM([.AK1140:.AP11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1:.AJ1141];[.AQ1141:.AW1141])+SUM([.AK1141:.AP1141])*10=0;&quot;&quot;;SUM([.M1141:.AJ1141];[.AQ1141:.AW1141])+SUM([.AK1141:.AP11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2:.AJ1142];[.AQ1142:.AW1142])+SUM([.AK1142:.AP1142])*10=0;&quot;&quot;;SUM([.M1142:.AJ1142];[.AQ1142:.AW1142])+SUM([.AK1142:.AP11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3:.AJ1143];[.AQ1143:.AW1143])+SUM([.AK1143:.AP1143])*10=0;&quot;&quot;;SUM([.M1143:.AJ1143];[.AQ1143:.AW1143])+SUM([.AK1143:.AP11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4:.AJ1144];[.AQ1144:.AW1144])+SUM([.AK1144:.AP1144])*10=0;&quot;&quot;;SUM([.M1144:.AJ1144];[.AQ1144:.AW1144])+SUM([.AK1144:.AP11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5:.AJ1145];[.AQ1145:.AW1145])+SUM([.AK1145:.AP1145])*10=0;&quot;&quot;;SUM([.M1145:.AJ1145];[.AQ1145:.AW1145])+SUM([.AK1145:.AP11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6:.AJ1146];[.AQ1146:.AW1146])+SUM([.AK1146:.AP1146])*10=0;&quot;&quot;;SUM([.M1146:.AJ1146];[.AQ1146:.AW1146])+SUM([.AK1146:.AP11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7:.AJ1147];[.AQ1147:.AW1147])+SUM([.AK1147:.AP1147])*10=0;&quot;&quot;;SUM([.M1147:.AJ1147];[.AQ1147:.AW1147])+SUM([.AK1147:.AP11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8:.AJ1148];[.AQ1148:.AW1148])+SUM([.AK1148:.AP1148])*10=0;&quot;&quot;;SUM([.M1148:.AJ1148];[.AQ1148:.AW1148])+SUM([.AK1148:.AP114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49:.AJ1149];[.AQ1149:.AW1149])+SUM([.AK1149:.AP1149])*10=0;&quot;&quot;;SUM([.M1149:.AJ1149];[.AQ1149:.AW1149])+SUM([.AK1149:.AP114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0:.AJ1150];[.AQ1150:.AW1150])+SUM([.AK1150:.AP1150])*10=0;&quot;&quot;;SUM([.M1150:.AJ1150];[.AQ1150:.AW1150])+SUM([.AK1150:.AP115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1:.AJ1151];[.AQ1151:.AW1151])+SUM([.AK1151:.AP1151])*10=0;&quot;&quot;;SUM([.M1151:.AJ1151];[.AQ1151:.AW1151])+SUM([.AK1151:.AP115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2:.AJ1152];[.AQ1152:.AW1152])+SUM([.AK1152:.AP1152])*10=0;&quot;&quot;;SUM([.M1152:.AJ1152];[.AQ1152:.AW1152])+SUM([.AK1152:.AP115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3:.AJ1153];[.AQ1153:.AW1153])+SUM([.AK1153:.AP1153])*10=0;&quot;&quot;;SUM([.M1153:.AJ1153];[.AQ1153:.AW1153])+SUM([.AK1153:.AP115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4:.AJ1154];[.AQ1154:.AW1154])+SUM([.AK1154:.AP1154])*10=0;&quot;&quot;;SUM([.M1154:.AJ1154];[.AQ1154:.AW1154])+SUM([.AK1154:.AP115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5:.AJ1155];[.AQ1155:.AW1155])+SUM([.AK1155:.AP1155])*10=0;&quot;&quot;;SUM([.M1155:.AJ1155];[.AQ1155:.AW1155])+SUM([.AK1155:.AP115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6:.AJ1156];[.AQ1156:.AW1156])+SUM([.AK1156:.AP1156])*10=0;&quot;&quot;;SUM([.M1156:.AJ1156];[.AQ1156:.AW1156])+SUM([.AK1156:.AP115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7:.AJ1157];[.AQ1157:.AW1157])+SUM([.AK1157:.AP1157])*10=0;&quot;&quot;;SUM([.M1157:.AJ1157];[.AQ1157:.AW1157])+SUM([.AK1157:.AP115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8:.AJ1158];[.AQ1158:.AW1158])+SUM([.AK1158:.AP1158])*10=0;&quot;&quot;;SUM([.M1158:.AJ1158];[.AQ1158:.AW1158])+SUM([.AK1158:.AP115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59:.AJ1159];[.AQ1159:.AW1159])+SUM([.AK1159:.AP1159])*10=0;&quot;&quot;;SUM([.M1159:.AJ1159];[.AQ1159:.AW1159])+SUM([.AK1159:.AP115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0:.AJ1160];[.AQ1160:.AW1160])+SUM([.AK1160:.AP1160])*10=0;&quot;&quot;;SUM([.M1160:.AJ1160];[.AQ1160:.AW1160])+SUM([.AK1160:.AP116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1:.AJ1161];[.AQ1161:.AW1161])+SUM([.AK1161:.AP1161])*10=0;&quot;&quot;;SUM([.M1161:.AJ1161];[.AQ1161:.AW1161])+SUM([.AK1161:.AP116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2:.AJ1162];[.AQ1162:.AW1162])+SUM([.AK1162:.AP1162])*10=0;&quot;&quot;;SUM([.M1162:.AJ1162];[.AQ1162:.AW1162])+SUM([.AK1162:.AP116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3:.AJ1163];[.AQ1163:.AW1163])+SUM([.AK1163:.AP1163])*10=0;&quot;&quot;;SUM([.M1163:.AJ1163];[.AQ1163:.AW1163])+SUM([.AK1163:.AP116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4:.AJ1164];[.AQ1164:.AW1164])+SUM([.AK1164:.AP1164])*10=0;&quot;&quot;;SUM([.M1164:.AJ1164];[.AQ1164:.AW1164])+SUM([.AK1164:.AP116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5:.AJ1165];[.AQ1165:.AW1165])+SUM([.AK1165:.AP1165])*10=0;&quot;&quot;;SUM([.M1165:.AJ1165];[.AQ1165:.AW1165])+SUM([.AK1165:.AP116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6:.AJ1166];[.AQ1166:.AW1166])+SUM([.AK1166:.AP1166])*10=0;&quot;&quot;;SUM([.M1166:.AJ1166];[.AQ1166:.AW1166])+SUM([.AK1166:.AP116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7:.AJ1167];[.AQ1167:.AW1167])+SUM([.AK1167:.AP1167])*10=0;&quot;&quot;;SUM([.M1167:.AJ1167];[.AQ1167:.AW1167])+SUM([.AK1167:.AP116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8:.AJ1168];[.AQ1168:.AW1168])+SUM([.AK1168:.AP1168])*10=0;&quot;&quot;;SUM([.M1168:.AJ1168];[.AQ1168:.AW1168])+SUM([.AK1168:.AP116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69:.AJ1169];[.AQ1169:.AW1169])+SUM([.AK1169:.AP1169])*10=0;&quot;&quot;;SUM([.M1169:.AJ1169];[.AQ1169:.AW1169])+SUM([.AK1169:.AP116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0:.AJ1170];[.AQ1170:.AW1170])+SUM([.AK1170:.AP1170])*10=0;&quot;&quot;;SUM([.M1170:.AJ1170];[.AQ1170:.AW1170])+SUM([.AK1170:.AP117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1:.AJ1171];[.AQ1171:.AW1171])+SUM([.AK1171:.AP1171])*10=0;&quot;&quot;;SUM([.M1171:.AJ1171];[.AQ1171:.AW1171])+SUM([.AK1171:.AP117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2:.AJ1172];[.AQ1172:.AW1172])+SUM([.AK1172:.AP1172])*10=0;&quot;&quot;;SUM([.M1172:.AJ1172];[.AQ1172:.AW1172])+SUM([.AK1172:.AP117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3:.AJ1173];[.AQ1173:.AW1173])+SUM([.AK1173:.AP1173])*10=0;&quot;&quot;;SUM([.M1173:.AJ1173];[.AQ1173:.AW1173])+SUM([.AK1173:.AP117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4:.AJ1174];[.AQ1174:.AW1174])+SUM([.AK1174:.AP1174])*10=0;&quot;&quot;;SUM([.M1174:.AJ1174];[.AQ1174:.AW1174])+SUM([.AK1174:.AP117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5:.AJ1175];[.AQ1175:.AW1175])+SUM([.AK1175:.AP1175])*10=0;&quot;&quot;;SUM([.M1175:.AJ1175];[.AQ1175:.AW1175])+SUM([.AK1175:.AP117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6:.AJ1176];[.AQ1176:.AW1176])+SUM([.AK1176:.AP1176])*10=0;&quot;&quot;;SUM([.M1176:.AJ1176];[.AQ1176:.AW1176])+SUM([.AK1176:.AP117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7:.AJ1177];[.AQ1177:.AW1177])+SUM([.AK1177:.AP1177])*10=0;&quot;&quot;;SUM([.M1177:.AJ1177];[.AQ1177:.AW1177])+SUM([.AK1177:.AP117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8:.AJ1178];[.AQ1178:.AW1178])+SUM([.AK1178:.AP1178])*10=0;&quot;&quot;;SUM([.M1178:.AJ1178];[.AQ1178:.AW1178])+SUM([.AK1178:.AP117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79:.AJ1179];[.AQ1179:.AW1179])+SUM([.AK1179:.AP1179])*10=0;&quot;&quot;;SUM([.M1179:.AJ1179];[.AQ1179:.AW1179])+SUM([.AK1179:.AP117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0:.AJ1180];[.AQ1180:.AW1180])+SUM([.AK1180:.AP1180])*10=0;&quot;&quot;;SUM([.M1180:.AJ1180];[.AQ1180:.AW1180])+SUM([.AK1180:.AP118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1:.AJ1181];[.AQ1181:.AW1181])+SUM([.AK1181:.AP1181])*10=0;&quot;&quot;;SUM([.M1181:.AJ1181];[.AQ1181:.AW1181])+SUM([.AK1181:.AP118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2:.AJ1182];[.AQ1182:.AW1182])+SUM([.AK1182:.AP1182])*10=0;&quot;&quot;;SUM([.M1182:.AJ1182];[.AQ1182:.AW1182])+SUM([.AK1182:.AP118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3:.AJ1183];[.AQ1183:.AW1183])+SUM([.AK1183:.AP1183])*10=0;&quot;&quot;;SUM([.M1183:.AJ1183];[.AQ1183:.AW1183])+SUM([.AK1183:.AP118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4:.AJ1184];[.AQ1184:.AW1184])+SUM([.AK1184:.AP1184])*10=0;&quot;&quot;;SUM([.M1184:.AJ1184];[.AQ1184:.AW1184])+SUM([.AK1184:.AP118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5:.AJ1185];[.AQ1185:.AW1185])+SUM([.AK1185:.AP1185])*10=0;&quot;&quot;;SUM([.M1185:.AJ1185];[.AQ1185:.AW1185])+SUM([.AK1185:.AP118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6:.AJ1186];[.AQ1186:.AW1186])+SUM([.AK1186:.AP1186])*10=0;&quot;&quot;;SUM([.M1186:.AJ1186];[.AQ1186:.AW1186])+SUM([.AK1186:.AP118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7:.AJ1187];[.AQ1187:.AW1187])+SUM([.AK1187:.AP1187])*10=0;&quot;&quot;;SUM([.M1187:.AJ1187];[.AQ1187:.AW1187])+SUM([.AK1187:.AP118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8:.AJ1188];[.AQ1188:.AW1188])+SUM([.AK1188:.AP1188])*10=0;&quot;&quot;;SUM([.M1188:.AJ1188];[.AQ1188:.AW1188])+SUM([.AK1188:.AP118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89:.AJ1189];[.AQ1189:.AW1189])+SUM([.AK1189:.AP1189])*10=0;&quot;&quot;;SUM([.M1189:.AJ1189];[.AQ1189:.AW1189])+SUM([.AK1189:.AP118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0:.AJ1190];[.AQ1190:.AW1190])+SUM([.AK1190:.AP1190])*10=0;&quot;&quot;;SUM([.M1190:.AJ1190];[.AQ1190:.AW1190])+SUM([.AK1190:.AP119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1:.AJ1191];[.AQ1191:.AW1191])+SUM([.AK1191:.AP1191])*10=0;&quot;&quot;;SUM([.M1191:.AJ1191];[.AQ1191:.AW1191])+SUM([.AK1191:.AP119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2:.AJ1192];[.AQ1192:.AW1192])+SUM([.AK1192:.AP1192])*10=0;&quot;&quot;;SUM([.M1192:.AJ1192];[.AQ1192:.AW1192])+SUM([.AK1192:.AP119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3:.AJ1193];[.AQ1193:.AW1193])+SUM([.AK1193:.AP1193])*10=0;&quot;&quot;;SUM([.M1193:.AJ1193];[.AQ1193:.AW1193])+SUM([.AK1193:.AP119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4:.AJ1194];[.AQ1194:.AW1194])+SUM([.AK1194:.AP1194])*10=0;&quot;&quot;;SUM([.M1194:.AJ1194];[.AQ1194:.AW1194])+SUM([.AK1194:.AP119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5:.AJ1195];[.AQ1195:.AW1195])+SUM([.AK1195:.AP1195])*10=0;&quot;&quot;;SUM([.M1195:.AJ1195];[.AQ1195:.AW1195])+SUM([.AK1195:.AP119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6:.AJ1196];[.AQ1196:.AW1196])+SUM([.AK1196:.AP1196])*10=0;&quot;&quot;;SUM([.M1196:.AJ1196];[.AQ1196:.AW1196])+SUM([.AK1196:.AP119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7:.AJ1197];[.AQ1197:.AW1197])+SUM([.AK1197:.AP1197])*10=0;&quot;&quot;;SUM([.M1197:.AJ1197];[.AQ1197:.AW1197])+SUM([.AK1197:.AP119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8:.AJ1198];[.AQ1198:.AW1198])+SUM([.AK1198:.AP1198])*10=0;&quot;&quot;;SUM([.M1198:.AJ1198];[.AQ1198:.AW1198])+SUM([.AK1198:.AP119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199:.AJ1199];[.AQ1199:.AW1199])+SUM([.AK1199:.AP1199])*10=0;&quot;&quot;;SUM([.M1199:.AJ1199];[.AQ1199:.AW1199])+SUM([.AK1199:.AP119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0:.AJ1200];[.AQ1200:.AW1200])+SUM([.AK1200:.AP1200])*10=0;&quot;&quot;;SUM([.M1200:.AJ1200];[.AQ1200:.AW1200])+SUM([.AK1200:.AP120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1:.AJ1201];[.AQ1201:.AW1201])+SUM([.AK1201:.AP1201])*10=0;&quot;&quot;;SUM([.M1201:.AJ1201];[.AQ1201:.AW1201])+SUM([.AK1201:.AP120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2:.AJ1202];[.AQ1202:.AW1202])+SUM([.AK1202:.AP1202])*10=0;&quot;&quot;;SUM([.M1202:.AJ1202];[.AQ1202:.AW1202])+SUM([.AK1202:.AP120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3:.AJ1203];[.AQ1203:.AW1203])+SUM([.AK1203:.AP1203])*10=0;&quot;&quot;;SUM([.M1203:.AJ1203];[.AQ1203:.AW1203])+SUM([.AK1203:.AP120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4:.AJ1204];[.AQ1204:.AW1204])+SUM([.AK1204:.AP1204])*10=0;&quot;&quot;;SUM([.M1204:.AJ1204];[.AQ1204:.AW1204])+SUM([.AK1204:.AP120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5:.AJ1205];[.AQ1205:.AW1205])+SUM([.AK1205:.AP1205])*10=0;&quot;&quot;;SUM([.M1205:.AJ1205];[.AQ1205:.AW1205])+SUM([.AK1205:.AP120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6:.AJ1206];[.AQ1206:.AW1208])+SUM([.AK1206:.AP1206])*10=0;&quot;&quot;;SUM([.M1206:.AJ1206];[.AQ1206:.AW1206])+SUM([.AK1206:.AP120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7:.AJ1207];[.AQ1207:.AW1209])+SUM([.AK1207:.AP1207])*10=0;&quot;&quot;;SUM([.M1207:.AJ1207];[.AQ1207:.AW1207])+SUM([.AK1207:.AP120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8:.AJ1208];[.AQ1208:.AW1210])+SUM([.AK1208:.AP1208])*10=0;&quot;&quot;;SUM([.M1208:.AJ1208];[.AQ1208:.AW1208])+SUM([.AK1208:.AP120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09:.AJ1209];[.AQ1209:.AW1211])+SUM([.AK1209:.AP1209])*10=0;&quot;&quot;;SUM([.M1209:.AJ1209];[.AQ1209:.AW1209])+SUM([.AK1209:.AP120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0:.AJ1210];[.AQ1210:.AW1212])+SUM([.AK1210:.AP1210])*10=0;&quot;&quot;;SUM([.M1210:.AJ1210];[.AQ1210:.AW1210])+SUM([.AK1210:.AP121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1:.AJ1211];[.AQ1211:.AW1213])+SUM([.AK1211:.AP1211])*10=0;&quot;&quot;;SUM([.M1211:.AJ1211];[.AQ1211:.AW1211])+SUM([.AK1211:.AP121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2:.AJ1212];[.AQ1212:.AW1214])+SUM([.AK1212:.AP1212])*10=0;&quot;&quot;;SUM([.M1212:.AJ1212];[.AQ1212:.AW1212])+SUM([.AK1212:.AP121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3:.AJ1213];[.AQ1213:.AW1215])+SUM([.AK1213:.AP1213])*10=0;&quot;&quot;;SUM([.M1213:.AJ1213];[.AQ1213:.AW1213])+SUM([.AK1213:.AP121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4:.AJ1214];[.AQ1214:.AW1216])+SUM([.AK1214:.AP1214])*10=0;&quot;&quot;;SUM([.M1214:.AJ1214];[.AQ1214:.AW1214])+SUM([.AK1214:.AP121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5:.AJ1215];[.AQ1215:.AW1217])+SUM([.AK1215:.AP1215])*10=0;&quot;&quot;;SUM([.M1215:.AJ1215];[.AQ1215:.AW1215])+SUM([.AK1215:.AP121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6:.AJ1216];[.AQ1216:.AW1218])+SUM([.AK1216:.AP1216])*10=0;&quot;&quot;;SUM([.M1216:.AJ1216];[.AQ1216:.AW1216])+SUM([.AK1216:.AP121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7:.AJ1217];[.AQ1217:.AW1219])+SUM([.AK1217:.AP1217])*10=0;&quot;&quot;;SUM([.M1217:.AJ1217];[.AQ1217:.AW1217])+SUM([.AK1217:.AP121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8:.AJ1218];[.AQ1218:.AW1220])+SUM([.AK1218:.AP1218])*10=0;&quot;&quot;;SUM([.M1218:.AJ1218];[.AQ1218:.AW1218])+SUM([.AK1218:.AP121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19:.AJ1219];[.AQ1219:.AW1221])+SUM([.AK1219:.AP1219])*10=0;&quot;&quot;;SUM([.M1219:.AJ1219];[.AQ1219:.AW1219])+SUM([.AK1219:.AP121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0:.AJ1220];[.AQ1220:.AW1222])+SUM([.AK1220:.AP1220])*10=0;&quot;&quot;;SUM([.M1220:.AJ1220];[.AQ1220:.AW1220])+SUM([.AK1220:.AP122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1:.AJ1221];[.AQ1221:.AW1223])+SUM([.AK1221:.AP1221])*10=0;&quot;&quot;;SUM([.M1221:.AJ1221];[.AQ1221:.AW1221])+SUM([.AK1221:.AP122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2:.AJ1222];[.AQ1222:.AW1224])+SUM([.AK1222:.AP1222])*10=0;&quot;&quot;;SUM([.M1222:.AJ1222];[.AQ1222:.AW1222])+SUM([.AK1222:.AP122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3:.AJ1223];[.AQ1223:.AW1225])+SUM([.AK1223:.AP1223])*10=0;&quot;&quot;;SUM([.M1223:.AJ1223];[.AQ1223:.AW1223])+SUM([.AK1223:.AP122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4:.AJ1224];[.AQ1224:.AW1226])+SUM([.AK1224:.AP1224])*10=0;&quot;&quot;;SUM([.M1224:.AJ1224];[.AQ1224:.AW1224])+SUM([.AK1224:.AP122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5:.AJ1225];[.AQ1225:.AW1227])+SUM([.AK1225:.AP1225])*10=0;&quot;&quot;;SUM([.M1225:.AJ1225];[.AQ1225:.AW1225])+SUM([.AK1225:.AP122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6:.AJ1226];[.AQ1226:.AW1228])+SUM([.AK1226:.AP1226])*10=0;&quot;&quot;;SUM([.M1226:.AJ1226];[.AQ1226:.AW1226])+SUM([.AK1226:.AP122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7:.AJ1227];[.AQ1227:.AW1229])+SUM([.AK1227:.AP1227])*10=0;&quot;&quot;;SUM([.M1227:.AJ1227];[.AQ1227:.AW1227])+SUM([.AK1227:.AP122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8:.AJ1228];[.AQ1228:.AW1230])+SUM([.AK1228:.AP1228])*10=0;&quot;&quot;;SUM([.M1228:.AJ1228];[.AQ1228:.AW1228])+SUM([.AK1228:.AP122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29:.AJ1229];[.AQ1229:.AW1231])+SUM([.AK1229:.AP1229])*10=0;&quot;&quot;;SUM([.M1229:.AJ1229];[.AQ1229:.AW1229])+SUM([.AK1229:.AP122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0:.AJ1230];[.AQ1230:.AW1232])+SUM([.AK1230:.AP1230])*10=0;&quot;&quot;;SUM([.M1230:.AJ1230];[.AQ1230:.AW1230])+SUM([.AK1230:.AP123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1:.AJ1231];[.AQ1231:.AW1233])+SUM([.AK1231:.AP1231])*10=0;&quot;&quot;;SUM([.M1231:.AJ1231];[.AQ1231:.AW1231])+SUM([.AK1231:.AP123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2:.AJ1232];[.AQ1232:.AW1234])+SUM([.AK1232:.AP1232])*10=0;&quot;&quot;;SUM([.M1232:.AJ1232];[.AQ1232:.AW1232])+SUM([.AK1232:.AP123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3:.AJ1233];[.AQ1233:.AW1235])+SUM([.AK1233:.AP1233])*10=0;&quot;&quot;;SUM([.M1233:.AJ1233];[.AQ1233:.AW1233])+SUM([.AK1233:.AP123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4:.AJ1234];[.AQ1234:.AW1236])+SUM([.AK1234:.AP1234])*10=0;&quot;&quot;;SUM([.M1234:.AJ1234];[.AQ1234:.AW1234])+SUM([.AK1234:.AP123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5:.AJ1235];[.AQ1235:.AW1237])+SUM([.AK1235:.AP1235])*10=0;&quot;&quot;;SUM([.M1235:.AJ1235];[.AQ1235:.AW1235])+SUM([.AK1235:.AP123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6:.AJ1236];[.AQ1236:.AW1238])+SUM([.AK1236:.AP1236])*10=0;&quot;&quot;;SUM([.M1236:.AJ1236];[.AQ1236:.AW1236])+SUM([.AK1236:.AP123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7:.AJ1237];[.AQ1237:.AW1239])+SUM([.AK1237:.AP1237])*10=0;&quot;&quot;;SUM([.M1237:.AJ1237];[.AQ1237:.AW1237])+SUM([.AK1237:.AP123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8:.AJ1238];[.AQ1238:.AW1240])+SUM([.AK1238:.AP1238])*10=0;&quot;&quot;;SUM([.M1238:.AJ1238];[.AQ1238:.AW1238])+SUM([.AK1238:.AP1238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39:.AJ1239];[.AQ1239:.AW1241])+SUM([.AK1239:.AP1239])*10=0;&quot;&quot;;SUM([.M1239:.AJ1239];[.AQ1239:.AW1239])+SUM([.AK1239:.AP1239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0:.AJ1240];[.AQ1240:.AW1242])+SUM([.AK1240:.AP1240])*10=0;&quot;&quot;;SUM([.M1240:.AJ1240];[.AQ1240:.AW1240])+SUM([.AK1240:.AP1240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1:.AJ1241];[.AQ1241:.AW1243])+SUM([.AK1241:.AP1241])*10=0;&quot;&quot;;SUM([.M1241:.AJ1241];[.AQ1241:.AW1241])+SUM([.AK1241:.AP1241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2:.AJ1242];[.AR1242:.AV1242])+SUM([.AK1242:.AP1242])*10=0;&quot;&quot;;SUM([.M1242:.AJ1242];[.AR1242:.AV1242])+SUM([.AK1242:.AP1242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3:.AJ1243];[.AR1243:.AV1243])+SUM([.AK1243:.AP1243])*10=0;&quot;&quot;;SUM([.M1243:.AJ1243];[.AR1243:.AV1243])+SUM([.AK1243:.AP1243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4:.AJ1244];[.AR1244:.AV1244])+SUM([.AK1244:.AP1244])*10=0;&quot;&quot;;SUM([.M1244:.AJ1244];[.AR1244:.AV1244])+SUM([.AK1244:.AP1244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5:.AJ1245];[.AR1245:.AV1245])+SUM([.AK1245:.AP1245])*10=0;&quot;&quot;;SUM([.M1245:.AJ1245];[.AR1245:.AV1245])+SUM([.AK1245:.AP1245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6:.AJ1246];[.AR1246:.AV1246])+SUM([.AK1246:.AP1246])*10=0;&quot;&quot;;SUM([.M1246:.AJ1246];[.AR1246:.AV1246])+SUM([.AK1246:.AP1246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7:.AJ1247];[.AR1247:.AV1247])+SUM([.AK1247:.AP1247])*10=0;&quot;&quot;;SUM([.M1247:.AJ1247];[.AR1247:.AV1247])+SUM([.AK1247:.AP1247])*10)" table:style-name="ce13"/>
          <table:table-cell table:number-columns-repeated="16333"/>
        </table:table-row>
        <table:table-row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8" table:style-name="ce23"/>
          <table:table-cell office:value-type="string" office:string-value="" table:formula="of:=IF(SUM([.M1248:.AJ1248];[.AR1248:.AV1248])+SUM([.AK1248:.AP1248])*10=0;&quot;&quot;;SUM([.M1248:.AJ1248];[.AR1248:.AV1248])+SUM([.AK1248:.AP1248])*10)" table:style-name="ce13"/>
          <table:table-cell table:number-columns-repeated="16333"/>
        </table:table-row>
        <table:table-row table:number-rows-repeated="245" table:style-name="ro9" table:visibility="filter">
          <table:table-cell table:content-validation-name="val1" table:style-name="ce15"/>
          <table:table-cell table:number-columns-repeated="6" table:style-name="ce16"/>
          <table:table-cell table:style-name="ce27"/>
          <table:table-cell table:number-columns-repeated="2" table:style-name="ce28"/>
          <table:table-cell table:style-name="ce29"/>
          <table:table-cell table:style-name="ce16"/>
          <table:table-cell table:number-columns-repeated="39" table:style-name="ce23"/>
          <table:table-cell table:number-columns-repeated="16333"/>
        </table:table-row>
        <table:table-row table:style-name="ro30" table:visibility="filter">
          <table:table-cell table:content-validation-name="val1" table:style-name="ce128"/>
          <table:table-cell table:number-columns-repeated="6" table:style-name="ce129"/>
          <table:table-cell table:style-name="ce130"/>
          <table:table-cell table:number-columns-repeated="2" table:style-name="ce131"/>
          <table:table-cell table:style-name="ce132"/>
          <table:table-cell table:style-name="ce129"/>
          <table:table-cell table:number-columns-repeated="39" table:style-name="ce133"/>
          <table:table-cell table:number-columns-repeated="16333"/>
        </table:table-row>
        <table:table-row table:style-name="ro9">
          <table:table-cell table:content-validation-name="val1" table:style-name="ce109"/>
          <table:table-cell table:style-name="ce109"/>
          <table:table-cell table:style-name="ce134"/>
          <table:table-cell table:style-name="ce109"/>
          <table:table-cell table:number-columns-repeated="4" table:style-name="ce14"/>
          <table:table-cell table:number-columns-repeated="3" table:style-name="ce135"/>
          <table:table-cell table:style-name="ce14"/>
          <table:table-cell table:number-columns-repeated="39" table:style-name="ce136"/>
          <table:table-cell table:number-columns-repeated="16333"/>
        </table:table-row>
        <table:table-row table:style-name="ro9">
          <table:table-cell table:number-columns-repeated="16384"/>
        </table:table-row>
        <table:table-row table:number-rows-repeated="5" table:style-name="ro9">
          <table:table-cell table:content-validation-name="val1" table:style-name="ce109"/>
          <table:table-cell table:style-name="ce109"/>
          <table:table-cell table:style-name="ce134"/>
          <table:table-cell table:style-name="ce109"/>
          <table:table-cell table:number-columns-repeated="4" table:style-name="ce14"/>
          <table:table-cell table:number-columns-repeated="3" table:style-name="ce135"/>
          <table:table-cell table:style-name="ce14"/>
          <table:table-cell table:number-columns-repeated="39" table:style-name="ce136"/>
          <table:table-cell table:number-columns-repeated="16333"/>
        </table:table-row>
        <table:table-row table:number-rows-repeated="21" table:style-name="ro9">
          <table:table-cell table:number-columns-repeated="16384"/>
        </table:table-row>
        <table:table-row table:number-rows-repeated="302" table:style-name="ro9">
          <table:table-cell table:content-validation-name="val1" table:style-name="ce109"/>
          <table:table-cell table:number-columns-repeated="16383"/>
        </table:table-row>
        <table:table-row table:number-rows-repeated="15" table:style-name="ro9">
          <table:table-cell table:content-validation-name="val1" table:style-name="ce109"/>
          <table:table-cell table:number-columns-repeated="2"/>
          <table:table-cell table:style-name="ce109"/>
          <table:table-cell table:number-columns-repeated="16380"/>
        </table:table-row>
        <table:table-row table:number-rows-repeated="466" table:style-name="ro9">
          <table:table-cell table:content-validation-name="val1" table:style-name="ce109"/>
          <table:table-cell table:number-columns-repeated="2"/>
          <table:table-cell table:style-name="ce105"/>
          <table:table-cell table:number-columns-repeated="16380"/>
        </table:table-row>
        <table:table-row table:number-rows-repeated="1046271" table:style-name="ro9">
          <table:table-cell table:content-validation-name="val1" table:style-name="ce109"/>
          <table:table-cell table:number-columns-repeated="16383"/>
        </table:table-row>
      </table:table>
      <table:database-ranges>
        <table:database-range table:target-range-address="Liste_client_-_Affaire.A1:Liste_client_-_Affaire.AY1494" table:display-filter-buttons="true">
          <table:filter>
            <table:filter-condition table:field-number="0" table:value="En cours" table:operator="="/>
          </table:filter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date-style style:name="N36P0" number:language="fr" number:country="FR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">
      <number:number number:decimal-places="2" number:min-decimal-places="2" number:min-integer-digits="1" number:grouping="true"/>
      <number:text> </number:text>
      <number:currency-symbol>€</number:currency-symbol>
    </number:currency-style>
    <number:number-style style:name="N38">
      <number:number number:decimal-places="0" number:min-decimal-places="0" number:min-integer-digits="10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Mon_233_taire" style:display-name="Monétaire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meta:initial-creator>Rayen Abed</meta:initial-creator>
    <dc:creator>Rayen Abed</dc:creator>
    <meta:creation-date>2025-01-04T21:52:55Z</meta:creation-date>
    <dc:date>2025-01-04T21:53:13Z</dc:date>
  </office:meta>
</office:document-meta>
</file>